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4217in"/>
    </style:style>
    <style:style style:name="co2" style:family="table-column">
      <style:table-column-properties fo:break-before="auto" style:column-width="6.0283in"/>
    </style:style>
    <style:style style:name="co3" style:family="table-column">
      <style:table-column-properties fo:break-before="auto" style:column-width="1.3862in"/>
    </style:style>
    <style:style style:name="co4" style:family="table-column">
      <style:table-column-properties fo:break-before="auto" style:column-width="7.6047in"/>
    </style:style>
    <style:style style:name="co5" style:family="table-column">
      <style:table-column-properties fo:break-before="auto" style:column-width="17.911in"/>
    </style:style>
    <style:style style:name="co6" style:family="table-column">
      <style:table-column-properties fo:break-before="auto" style:column-width="3.6272in"/>
    </style:style>
    <style:style style:name="co7" style:family="table-column">
      <style:table-column-properties fo:break-before="auto" style:column-width="0.7646in"/>
    </style:style>
    <style:style style:name="co8" style:family="table-column">
      <style:table-column-properties fo:break-before="auto" style:column-width="0.9252in"/>
    </style:style>
    <style:style style:name="co9" style:family="table-column">
      <style:table-column-properties fo:break-before="auto" style:column-width="0.9035in"/>
    </style:style>
    <style:style style:name="co10" style:family="table-column">
      <style:table-column-properties fo:break-before="auto" style:column-width="0.7752in"/>
    </style:style>
    <style:style style:name="co11"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1.1091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1.5752in" fo:break-before="auto" style:use-optimal-row-height="true"/>
    </style:style>
    <style:style style:name="ro7" style:family="table-row">
      <style:table-row-properties style:row-height="0.6425in" fo:break-before="auto" style:use-optimal-row-height="true"/>
    </style:style>
    <style:style style:name="ro8" style:family="table-row">
      <style:table-row-properties style:row-height="2.0417in" fo:break-before="auto" style:use-optimal-row-height="true"/>
    </style:style>
    <style:style style:name="ro9" style:family="table-row">
      <style:table-row-properties style:row-height="0.3311in" fo:break-before="auto" style:use-optimal-row-height="true"/>
    </style:style>
    <style:style style:name="ro10" style:family="table-row">
      <style:table-row-properties style:row-height="0.17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ce1"/>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office:value-type="string">
            <text:p>#</text:p>
          </table:table-cell>
          <table:table-cell office:value-type="string">
            <text:p>INCIDENT TITLE</text:p>
          </table:table-cell>
          <table:table-cell table:style-name="Default" office:value-type="string">
            <text:p>INCIDENT DATE</text:p>
          </table:table-cell>
          <table:table-cell office:value-type="string">
            <text:p>LOCATION</text:p>
          </table:table-cell>
          <table:table-cell office:value-type="string">
            <text:p>DESCRIPTION</text:p>
          </table:table-cell>
          <table:table-cell office:value-type="string">
            <text:p>CATEGORY</text:p>
          </table:table-cell>
          <table:table-cell office:value-type="string">
            <text:p>LATITUDE</text:p>
          </table:table-cell>
          <table:table-cell office:value-type="string">
            <text:p>LONGITUDE</text:p>
          </table:table-cell>
          <table:table-cell office:value-type="string">
            <text:p>APPROVED</text:p>
          </table:table-cell>
          <table:table-cell office:value-type="string">
            <text:p>VERIFIED</text:p>
          </table:table-cell>
        </table:table-row>
        <table:table-row table:style-name="ro2">
          <table:table-cell office:value-type="float" office:value="1214">
            <text:p>1214</text:p>
          </table:table-cell>
          <table:table-cell office:value-type="string">
            <text:p>Terepjárós segítségnyújtás</text:p>
          </table:table-cell>
          <table:table-cell office:value-type="string">
            <text:p>2013-03-22 01:23:00</text:p>
          </table:table-cell>
          <table:table-cell office:value-type="string">
            <text:p>Zsombó, Hungary</text:p>
          </table:table-cell>
          <table:table-cell office:value-type="string">
            <text:p>50 km-es körzetben segítek a bajban, bármiben, terepjáróval! Hóhelyzet, nehezen megközelíthető helyek, mentés, keresés, szállítás, stb.</text:p>
            <text:p/>
            <text:p>06703834008</text:p>
          </table:table-cell>
          <table:table-cell office:value-type="string">
            <text:p>Felajánlás, </text:p>
          </table:table-cell>
          <table:table-cell office:value-type="string">
            <text:p>46.369688</text:p>
          </table:table-cell>
          <table:table-cell office:value-type="string">
            <text:p>19.973523</text:p>
          </table:table-cell>
          <table:table-cell office:value-type="string">
            <text:p>YES</text:p>
          </table:table-cell>
          <table:table-cell office:value-type="string">
            <text:p>NO</text:p>
          </table:table-cell>
        </table:table-row>
        <table:table-row table:style-name="ro2">
          <table:table-cell office:value-type="float" office:value="1212">
            <text:p>1212</text:p>
          </table:table-cell>
          <table:table-cell office:value-type="string">
            <text:p>Havazás és szélvihar 2013. márc. 21-24. között</text:p>
          </table:table-cell>
          <table:table-cell office:value-type="string">
            <text:p>2013-03-21 22:29:00</text:p>
          </table:table-cell>
          <table:table-cell office:value-type="string">
            <text:p>Hungary, M7-ES főút</text:p>
          </table:table-cell>
          <table:table-cell office:value-type="string">
            <text:p>A dunántúlon elsőfokú riasztás van széllökésekre http://www.met.hu/idojaras/veszelyjelzes/riasztas/</text:p>
            <text:p/>
            <text:p>Az M7-esen pedig tényleg iszonyatos szél fúj, dobálta a kocsit. Óvatosan vezessetek. &amp;lt;sztomi&amp;gt;</text:p>
          </table:table-cell>
          <table:table-cell office:value-type="string">
            <text:p>Aktuális, </text:p>
          </table:table-cell>
          <table:table-cell office:value-type="string">
            <text:p>47.23341</text:p>
          </table:table-cell>
          <table:table-cell office:value-type="string">
            <text:p>18.66285</text:p>
          </table:table-cell>
          <table:table-cell table:number-columns-repeated="2" office:value-type="string">
            <text:p>YES</text:p>
          </table:table-cell>
        </table:table-row>
        <table:table-row table:style-name="ro1">
          <table:table-cell office:value-type="float" office:value="1207">
            <text:p>1207</text:p>
          </table:table-cell>
          <table:table-cell office:value-type="string">
            <text:p>Hófúvások pénteken, 2013.03.</text:p>
          </table:table-cell>
          <table:table-cell office:value-type="string">
            <text:p>2013-03-21 10:55:00</text:p>
          </table:table-cell>
          <table:table-cell office:value-type="string">
            <text:p>Borsod-Abaúj-Zemplén és Szabolcs-Szatmár-Bereg megye</text:p>
          </table:table-cell>
          <table:table-cell office:value-type="string">
            <text:p>Hóátfúvások várhatóak Borsod és Szabolcs környékén, ne induljon kocsival</text:p>
          </table:table-cell>
          <table:table-cell office:value-type="string">
            <text:p>Trusted Reports, </text:p>
          </table:table-cell>
          <table:table-cell office:value-type="string">
            <text:p>47.85025</text:p>
          </table:table-cell>
          <table:table-cell office:value-type="string">
            <text:p>20.104637</text:p>
          </table:table-cell>
          <table:table-cell table:number-columns-repeated="2" office:value-type="string">
            <text:p>YES</text:p>
          </table:table-cell>
        </table:table-row>
        <table:table-row table:style-name="ro1">
          <table:table-cell office:value-type="float" office:value="1204">
            <text:p>1204</text:p>
          </table:table-cell>
          <table:table-cell office:value-type="string">
            <text:p>antos_test_bejelentés_regisztrációnélkül</text:p>
          </table:table-cell>
          <table:table-cell office:value-type="string">
            <text:p>2013-03-21 01:30:00</text:p>
          </table:table-cell>
          <table:table-cell office:value-type="string">
            <text:p>fotel</text:p>
          </table:table-cell>
          <table:table-cell office:value-type="string">
            <text:p>jött árvíz, tűzvész, dúlt gümőkór</text:p>
          </table:table-cell>
          <table:table-cell office:value-type="string">
            <text:p>Ellenőrizni kell, </text:p>
          </table:table-cell>
          <table:table-cell office:value-type="string">
            <text:p>47.465457</text:p>
          </table:table-cell>
          <table:table-cell office:value-type="string">
            <text:p>19.040337</text:p>
          </table:table-cell>
          <table:table-cell table:number-columns-repeated="2" office:value-type="string">
            <text:p>YES</text:p>
          </table:table-cell>
        </table:table-row>
        <table:table-row table:style-name="ro1">
          <table:table-cell office:value-type="float" office:value="1203">
            <text:p>1203</text:p>
          </table:table-cell>
          <table:table-cell office:value-type="string">
            <text:p>Teszt bejelentés belépéssel</text:p>
          </table:table-cell>
          <table:table-cell office:value-type="string">
            <text:p>2013-03-21 08:12:00</text:p>
          </table:table-cell>
          <table:table-cell office:value-type="string">
            <text:p>Kápolnásnyék, Hungary</text:p>
          </table:table-cell>
          <table:table-cell office:value-type="string">
            <text:p>Teszt bejelentés belépés után</text:p>
          </table:table-cell>
          <table:table-cell office:value-type="string">
            <text:p>Segítségkérés, </text:p>
          </table:table-cell>
          <table:table-cell office:value-type="string">
            <text:p>47.239855</text:p>
          </table:table-cell>
          <table:table-cell office:value-type="string">
            <text:p>18.676429</text:p>
          </table:table-cell>
          <table:table-cell office:value-type="string">
            <text:p>YES</text:p>
          </table:table-cell>
          <table:table-cell office:value-type="string">
            <text:p>NO</text:p>
          </table:table-cell>
        </table:table-row>
        <table:table-row table:style-name="ro1">
          <table:table-cell office:value-type="float" office:value="1202">
            <text:p>1202</text:p>
          </table:table-cell>
          <table:table-cell office:value-type="string">
            <text:p>Teszt bejelentés belépés után</text:p>
          </table:table-cell>
          <table:table-cell office:value-type="string">
            <text:p>2013-03-21 08:12:00</text:p>
          </table:table-cell>
          <table:table-cell office:value-type="string">
            <text:p>Kápolnásnyék, Hungary</text:p>
          </table:table-cell>
          <table:table-cell office:value-type="string">
            <text:p>Teszt bejelentés belépés után</text:p>
          </table:table-cell>
          <table:table-cell office:value-type="string">
            <text:p>Segítségkérés, </text:p>
          </table:table-cell>
          <table:table-cell office:value-type="string">
            <text:p>47.239855</text:p>
          </table:table-cell>
          <table:table-cell office:value-type="string">
            <text:p>18.676429</text:p>
          </table:table-cell>
          <table:table-cell table:number-columns-repeated="2" office:value-type="string">
            <text:p>NO</text:p>
          </table:table-cell>
        </table:table-row>
        <table:table-row table:style-name="ro1">
          <table:table-cell office:value-type="float" office:value="1201">
            <text:p>1201</text:p>
          </table:table-cell>
          <table:table-cell office:value-type="string">
            <text:p>Teszt bejelentés belépés után</text:p>
          </table:table-cell>
          <table:table-cell office:value-type="string">
            <text:p>2013-03-21 08:12:00</text:p>
          </table:table-cell>
          <table:table-cell office:value-type="string">
            <text:p>Kápolnásnyék, Hungary</text:p>
          </table:table-cell>
          <table:table-cell office:value-type="string">
            <text:p>Teszt bejelentés regisztrációval</text:p>
          </table:table-cell>
          <table:table-cell office:value-type="string">
            <text:p>Segítségkérés, </text:p>
          </table:table-cell>
          <table:table-cell office:value-type="string">
            <text:p>47.239855</text:p>
          </table:table-cell>
          <table:table-cell office:value-type="string">
            <text:p>18.676429</text:p>
          </table:table-cell>
          <table:table-cell table:number-columns-repeated="2" office:value-type="string">
            <text:p>NO</text:p>
          </table:table-cell>
        </table:table-row>
        <table:table-row table:style-name="ro1">
          <table:table-cell office:value-type="float" office:value="1200">
            <text:p>1200</text:p>
          </table:table-cell>
          <table:table-cell office:value-type="string">
            <text:p>Jegesedes</text:p>
          </table:table-cell>
          <table:table-cell office:value-type="string">
            <text:p>2013-03-21 01:22:00</text:p>
          </table:table-cell>
          <table:table-cell office:value-type="string">
            <text:p>Csobanka - Pilisvorosvar kozott</text:p>
          </table:table-cell>
          <table:table-cell office:value-type="string">
            <text:p>Csobanka - Pilisvorosvar kozott jegesedes. Autok akadtak el. Nem tudnak felmenni a dombra.</text:p>
          </table:table-cell>
          <table:table-cell office:value-type="string">
            <text:p>Aktuális, </text:p>
          </table:table-cell>
          <table:table-cell office:value-type="string">
            <text:p>47.563271</text:p>
          </table:table-cell>
          <table:table-cell office:value-type="string">
            <text:p>18.985748</text:p>
          </table:table-cell>
          <table:table-cell office:value-type="string">
            <text:p>YES</text:p>
          </table:table-cell>
          <table:table-cell office:value-type="string">
            <text:p>NO</text:p>
          </table:table-cell>
        </table:table-row>
        <table:table-row table:style-name="ro1">
          <table:table-cell office:value-type="float" office:value="1199">
            <text:p>1199</text:p>
          </table:table-cell>
          <table:table-cell office:value-type="string">
            <text:p>PaksiA_test_bejelentés_regisztrációnélkül</text:p>
          </table:table-cell>
          <table:table-cell office:value-type="string">
            <text:p>2013-03-20 22:58:00</text:p>
          </table:table-cell>
          <table:table-cell office:value-type="string">
            <text:p>Óbuda</text:p>
          </table:table-cell>
          <table:table-cell office:value-type="string">
            <text:p>Teszt</text:p>
          </table:table-cell>
          <table:table-cell office:value-type="string">
            <text:p>Aktuális, </text:p>
          </table:table-cell>
          <table:table-cell office:value-type="string">
            <text:p>47.498868</text:p>
          </table:table-cell>
          <table:table-cell office:value-type="string">
            <text:p>19.044456</text:p>
          </table:table-cell>
          <table:table-cell table:number-columns-repeated="2" office:value-type="string">
            <text:p>YES</text:p>
          </table:table-cell>
        </table:table-row>
        <table:table-row table:style-name="ro1">
          <table:table-cell office:value-type="float" office:value="1198">
            <text:p>1198</text:p>
          </table:table-cell>
          <table:table-cell office:value-type="string">
            <text:p>T. Zsuzsa_test-bejelentés regisztrációval</text:p>
          </table:table-cell>
          <table:table-cell office:value-type="string">
            <text:p>2013-03-20 22:01:00</text:p>
          </table:table-cell>
          <table:table-cell office:value-type="string">
            <text:p>Csobánka</text:p>
          </table:table-cell>
          <table:table-cell office:value-type="string">
            <text:p>Havazik már Csobánkán?</text:p>
          </table:table-cell>
          <table:table-cell office:value-type="string">
            <text:p>Aktuális, </text:p>
          </table:table-cell>
          <table:table-cell office:value-type="string">
            <text:p>47.498868</text:p>
          </table:table-cell>
          <table:table-cell office:value-type="string">
            <text:p>19.044456</text:p>
          </table:table-cell>
          <table:table-cell table:number-columns-repeated="2" office:value-type="string">
            <text:p>YES</text:p>
          </table:table-cell>
        </table:table-row>
        <table:table-row table:style-name="ro3">
          <table:table-cell office:value-type="float" office:value="1197">
            <text:p>1197</text:p>
          </table:table-cell>
          <table:table-cell office:value-type="string">
            <text:p>AA test bejelentés login nélkül</text:p>
          </table:table-cell>
          <table:table-cell office:value-type="string">
            <text:p>2013-03-20 13:54:00</text:p>
          </table:table-cell>
          <table:table-cell office:value-type="string">
            <text:p>konyha</text:p>
          </table:table-cell>
          <table:table-cell office:value-type="string">
            <text:p>AA test bejelentés login nélkül</text:p>
            <text:p>megint este lett, és nincs itthon kenyér</text:p>
            <text:p/>
            <text:p>&amp;quot;mutasson a térképen a pontos helyre&amp;quot; na attól látszólag semmi sem történik, nem töltődik ki pl. a Város mező</text:p>
            <text:p>A Helyszín pontosítása reqired, de a Hely nem az? piros csillag!</text:p>
          </table:table-cell>
          <table:table-cell office:value-type="string">
            <text:p>Ellenőrizni kell, </text:p>
          </table:table-cell>
          <table:table-cell office:value-type="string">
            <text:p>47.466385</text:p>
          </table:table-cell>
          <table:table-cell office:value-type="string">
            <text:p>19.03244</text:p>
          </table:table-cell>
          <table:table-cell office:value-type="string">
            <text:p>YES</text:p>
          </table:table-cell>
          <table:table-cell office:value-type="string">
            <text:p>NO</text:p>
          </table:table-cell>
        </table:table-row>
        <table:table-row table:style-name="ro1">
          <table:table-cell office:value-type="float" office:value="1196">
            <text:p>1196</text:p>
          </table:table-cell>
          <table:table-cell office:value-type="string">
            <text:p>Toth Zsuzsa_smstest_bejelentés_ohne_registration</text:p>
          </table:table-cell>
          <table:table-cell office:value-type="string">
            <text:p>2013-03-20 21:56:00</text:p>
          </table:table-cell>
          <table:table-cell office:value-type="string">
            <text:p>Pereszteg, Hungary</text:p>
          </table:table-cell>
          <table:table-cell office:value-type="string">
            <text:p>Ez egy tesztelet sms, hétvégén havazni fog meg lesz szél is vajon már élseben dolgozunk?</text:p>
          </table:table-cell>
          <table:table-cell office:value-type="string">
            <text:p>Segítségkérés, Trusted Reports, </text:p>
          </table:table-cell>
          <table:table-cell office:value-type="string">
            <text:p>47.594289</text:p>
          </table:table-cell>
          <table:table-cell office:value-type="string">
            <text:p>16.735403</text:p>
          </table:table-cell>
          <table:table-cell table:number-columns-repeated="2" office:value-type="string">
            <text:p>YES</text:p>
          </table:table-cell>
        </table:table-row>
        <table:table-row table:style-name="ro1">
          <table:table-cell office:value-type="float" office:value="1195">
            <text:p>1195</text:p>
          </table:table-cell>
          <table:table-cell office:value-type="string">
            <text:p>&amp;lt;Tóth Zsuzsanna&amp;gt;_test_bejelentés_regisztrációnélkül</text:p>
          </table:table-cell>
          <table:table-cell office:value-type="string">
            <text:p>2013-03-20 13:38:00</text:p>
          </table:table-cell>
          <table:table-cell office:value-type="string">
            <text:p>Drégelypalánk, Hungary</text:p>
          </table:table-cell>
          <table:table-cell office:value-type="string">
            <text:p>Ez egy teszt ...Ciriaco de' Pizzicolli célba vette Epheszoszt, hogy megnézze az Artemisziont de aztán végül nem jutott el oda, vagy nem talált ott semmit, amit említésre méltónak ítélt. Most keres valakit aki elviszi oda hajóval...</text:p>
          </table:table-cell>
          <table:table-cell office:value-type="string">
            <text:p>Segítségkérés, </text:p>
          </table:table-cell>
          <table:table-cell office:value-type="string">
            <text:p>48.049383</text:p>
          </table:table-cell>
          <table:table-cell office:value-type="string">
            <text:p>19.047735</text:p>
          </table:table-cell>
          <table:table-cell table:number-columns-repeated="2" office:value-type="string">
            <text:p>YES</text:p>
          </table:table-cell>
        </table:table-row>
        <table:table-row table:style-name="ro1">
          <table:table-cell office:value-type="float" office:value="1194">
            <text:p>1194</text:p>
          </table:table-cell>
          <table:table-cell office:value-type="string">
            <text:p>Adrian_smstest</text:p>
          </table:table-cell>
          <table:table-cell office:value-type="string">
            <text:p>2013-03-20 20:54:00</text:p>
          </table:table-cell>
          <table:table-cell office:value-type="string">
            <text:p>Székesfehérvár, Hungary</text:p>
          </table:table-cell>
          <table:table-cell office:value-type="string">
            <text:p>Adrian_smstest_bejelentés_regisztracionélkül</text:p>
          </table:table-cell>
          <table:table-cell office:value-type="string">
            <text:p>Felajánlott szállás, </text:p>
          </table:table-cell>
          <table:table-cell office:value-type="string">
            <text:p>47.186026</text:p>
          </table:table-cell>
          <table:table-cell office:value-type="string">
            <text:p>18.422136</text:p>
          </table:table-cell>
          <table:table-cell table:number-columns-repeated="2" office:value-type="string">
            <text:p>YES</text:p>
          </table:table-cell>
        </table:table-row>
        <table:table-row table:style-name="ro1">
          <table:table-cell office:value-type="float" office:value="1193">
            <text:p>1193</text:p>
          </table:table-cell>
          <table:table-cell office:value-type="string">
            <text:p>Adrián_test_bejelentés_regisztrációval</text:p>
          </table:table-cell>
          <table:table-cell office:value-type="string">
            <text:p>2013-03-20 20:49:00</text:p>
          </table:table-cell>
          <table:table-cell office:value-type="string">
            <text:p>Budapest, Hungary</text:p>
          </table:table-cell>
          <table:table-cell office:value-type="string">
            <text:p>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able:table-cell>
          <table:table-cell office:value-type="string">
            <text:p>Aktuális, </text:p>
          </table:table-cell>
          <table:table-cell office:value-type="string">
            <text:p>47.497912</text:p>
          </table:table-cell>
          <table:table-cell office:value-type="string">
            <text:p>19.040235</text:p>
          </table:table-cell>
          <table:table-cell table:number-columns-repeated="2" office:value-type="string">
            <text:p>YES</text:p>
          </table:table-cell>
        </table:table-row>
        <table:table-row table:style-name="ro1">
          <table:table-cell office:value-type="float" office:value="1192">
            <text:p>1192</text:p>
          </table:table-cell>
          <table:table-cell office:value-type="string">
            <text:p>Adrián_test_bejelentés_regisztrációnélkül</text:p>
          </table:table-cell>
          <table:table-cell office:value-type="string">
            <text:p>2013-03-20 13:40:00</text:p>
          </table:table-cell>
          <table:table-cell office:value-type="string">
            <text:p>Budapest, Hungary, az aktuális pozíciómtól autóval balra, majd balra, majd balra, majd megint balra, majd, majd, majd...</text:p>
          </table:table-cell>
          <table:table-cell office:value-type="string">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able:table-cell>
          <table:table-cell office:value-type="string">
            <text:p>Szálláskérés, </text:p>
          </table:table-cell>
          <table:table-cell office:value-type="string">
            <text:p>47.497912</text:p>
          </table:table-cell>
          <table:table-cell office:value-type="string">
            <text:p>19.040235</text:p>
          </table:table-cell>
          <table:table-cell table:number-columns-repeated="2" office:value-type="string">
            <text:p>YES</text:p>
          </table:table-cell>
        </table:table-row>
        <table:table-row table:style-name="ro1">
          <table:table-cell office:value-type="float" office:value="1191">
            <text:p>1191</text:p>
          </table:table-cell>
          <table:table-cell office:value-type="string">
            <text:p>Várnainé_Huszti_Edit_test_bejelentés_regisztrációnélkül</text:p>
          </table:table-cell>
          <table:table-cell office:value-type="string">
            <text:p>2013-03-20 13:31:00</text:p>
          </table:table-cell>
          <table:table-cell office:value-type="string">
            <text:p>Árpád híd</text:p>
          </table:table-cell>
          <table:table-cell office:value-type="string">
            <text:p>na, csak sikerült??</text:p>
          </table:table-cell>
          <table:table-cell office:value-type="string">
            <text:p>Felajánlás, </text:p>
          </table:table-cell>
          <table:table-cell office:value-type="string">
            <text:p>47.498868</text:p>
          </table:table-cell>
          <table:table-cell office:value-type="string">
            <text:p>19.044456</text:p>
          </table:table-cell>
          <table:table-cell table:number-columns-repeated="2" office:value-type="string">
            <text:p>YES</text:p>
          </table:table-cell>
        </table:table-row>
        <table:table-row table:style-name="ro1">
          <table:table-cell office:value-type="float" office:value="1187">
            <text:p>1187</text:p>
          </table:table-cell>
          <table:table-cell office:value-type="string">
            <text:p>Baleset a 8as főúton</text:p>
          </table:table-cell>
          <table:table-cell office:value-type="string">
            <text:p>2013-03-20 19:51:00</text:p>
          </table:table-cell>
          <table:table-cell office:value-type="string">
            <text:p>Herend, Hungary</text:p>
          </table:table-cell>
          <table:table-cell office:value-type="string">
            <text:p>Fenyvesi_Attila_smstest_bejelentés_regisztráció_nélkül</text:p>
          </table:table-cell>
          <table:table-cell office:value-type="string">
            <text:p>Aktuális, </text:p>
          </table:table-cell>
          <table:table-cell office:value-type="string">
            <text:p>47.13396</text:p>
          </table:table-cell>
          <table:table-cell office:value-type="string">
            <text:p>17.751771</text:p>
          </table:table-cell>
          <table:table-cell table:number-columns-repeated="2" office:value-type="string">
            <text:p>YES</text:p>
          </table:table-cell>
        </table:table-row>
        <table:table-row table:style-name="ro1">
          <table:table-cell office:value-type="float" office:value="1186">
            <text:p>1186</text:p>
          </table:table-cell>
          <table:table-cell office:value-type="string">
            <text:p>Huszti_Edit_test_bejelentés_regisztrációnélkül&amp;quot;</text:p>
          </table:table-cell>
          <table:table-cell office:value-type="string">
            <text:p>2013-03-20 13:01:00</text:p>
          </table:table-cell>
          <table:table-cell office:value-type="string">
            <text:p>Árpád híd</text:p>
          </table:table-cell>
          <table:table-cell office:value-type="string">
            <text:p>próbajelentés</text:p>
          </table:table-cell>
          <table:table-cell office:value-type="string">
            <text:p>Felajánlás, </text:p>
          </table:table-cell>
          <table:table-cell office:value-type="string">
            <text:p>47.498868</text:p>
          </table:table-cell>
          <table:table-cell office:value-type="string">
            <text:p>19.044456</text:p>
          </table:table-cell>
          <table:table-cell office:value-type="string">
            <text:p>YES</text:p>
          </table:table-cell>
          <table:table-cell office:value-type="string">
            <text:p>NO</text:p>
          </table:table-cell>
        </table:table-row>
        <table:table-row table:style-name="ro1">
          <table:table-cell office:value-type="float" office:value="1185">
            <text:p>1185</text:p>
          </table:table-cell>
          <table:table-cell office:value-type="string">
            <text:p>Fenyvesi_Attila_teszt_bejelentés_regisztráció_nélkül</text:p>
          </table:table-cell>
          <table:table-cell office:value-type="string">
            <text:p>2013-03-20 13:26:00</text:p>
          </table:table-cell>
          <table:table-cell office:value-type="string">
            <text:p>Herend, Hungary</text:p>
          </table:table-cell>
          <table:table-cell office:value-type="string">
            <text:p>A 8as főközlekedési úton Herend mellett egy kamion ütközött 2 személyautóval. Nagy a torlódás.</text:p>
          </table:table-cell>
          <table:table-cell office:value-type="string">
            <text:p>Aktuális, </text:p>
          </table:table-cell>
          <table:table-cell office:value-type="string">
            <text:p>47.13396</text:p>
          </table:table-cell>
          <table:table-cell office:value-type="string">
            <text:p>17.751771</text:p>
          </table:table-cell>
          <table:table-cell table:number-columns-repeated="2" office:value-type="string">
            <text:p>YES</text:p>
          </table:table-cell>
        </table:table-row>
        <table:table-row table:style-name="ro1">
          <table:table-cell office:value-type="float" office:value="1183">
            <text:p>1183</text:p>
          </table:table-cell>
          <table:table-cell office:value-type="string">
            <text:p>mission completed SZE</text:p>
          </table:table-cell>
          <table:table-cell office:value-type="string">
            <text:p>2013-03-20 13:03:00</text:p>
          </table:table-cell>
          <table:table-cell office:value-type="string">
            <text:p>lónyay utca</text:p>
          </table:table-cell>
          <table:table-cell office:value-type="string">
            <text:p>sms-t nem találom viszont</text:p>
          </table:table-cell>
          <table:table-cell office:value-type="string">
            <text:p>Segítségkérés, Trusted Reports, </text:p>
          </table:table-cell>
          <table:table-cell office:value-type="string">
            <text:p>47.483499</text:p>
          </table:table-cell>
          <table:table-cell office:value-type="string">
            <text:p>19.063682</text:p>
          </table:table-cell>
          <table:table-cell table:number-columns-repeated="2" office:value-type="string">
            <text:p>YES</text:p>
          </table:table-cell>
        </table:table-row>
        <table:table-row table:style-name="ro1">
          <table:table-cell office:value-type="float" office:value="1182">
            <text:p>1182</text:p>
          </table:table-cell>
          <table:table-cell office:value-type="string">
            <text:p>test</text:p>
          </table:table-cell>
          <table:table-cell office:value-type="string">
            <text:p>2013-03-20 13:13:00</text:p>
          </table:table-cell>
          <table:table-cell office:value-type="string">
            <text:p>Zalkod</text:p>
          </table:table-cell>
          <table:table-cell office:value-type="string">
            <text:p>Test</text:p>
          </table:table-cell>
          <table:table-cell office:value-type="string">
            <text:p>Aktuális, </text:p>
          </table:table-cell>
          <table:table-cell office:value-type="string">
            <text:p>47.498868</text:p>
          </table:table-cell>
          <table:table-cell office:value-type="string">
            <text:p>19.044456</text:p>
          </table:table-cell>
          <table:table-cell office:value-type="string">
            <text:p>YES</text:p>
          </table:table-cell>
          <table:table-cell office:value-type="string">
            <text:p>NO</text:p>
          </table:table-cell>
        </table:table-row>
        <table:table-row table:style-name="ro1">
          <table:table-cell office:value-type="float" office:value="1181">
            <text:p>1181</text:p>
          </table:table-cell>
          <table:table-cell office:value-type="string">
            <text:p>regelt_bejelentés_Cobrané11</text:p>
          </table:table-cell>
          <table:table-cell office:value-type="string">
            <text:p>2013-03-20 13:28:00</text:p>
          </table:table-cell>
          <table:table-cell office:value-type="string">
            <text:p>Budapest, Hungary</text:p>
          </table:table-cell>
          <table:table-cell office:value-type="string">
            <text:p>Éhes vagyok, elfogyott a teám, és frusztrál ez a vacak.</text:p>
          </table:table-cell>
          <table:table-cell office:value-type="string">
            <text:p>Aktuális, </text:p>
          </table:table-cell>
          <table:table-cell office:value-type="string">
            <text:p>47.497912</text:p>
          </table:table-cell>
          <table:table-cell office:value-type="string">
            <text:p>19.040235</text:p>
          </table:table-cell>
          <table:table-cell table:number-columns-repeated="2" office:value-type="string">
            <text:p>YES</text:p>
          </table:table-cell>
        </table:table-row>
        <table:table-row table:style-name="ro1">
          <table:table-cell office:value-type="float" office:value="1180">
            <text:p>1180</text:p>
          </table:table-cell>
          <table:table-cell office:value-type="string">
            <text:p>Cobrané11_test_bejelentes_regnelkul</text:p>
          </table:table-cell>
          <table:table-cell office:value-type="string">
            <text:p>2013-03-20 13:24:00</text:p>
          </table:table-cell>
          <table:table-cell office:value-type="string">
            <text:p>Hungary, Budapest, Iskola utca 30.</text:p>
          </table:table-cell>
          <table:table-cell office:value-type="string">
            <text:p>Próbáljuk meg még egyszer. Kríziselhárítási központ szolgálatra jelentkezik.</text:p>
          </table:table-cell>
          <table:table-cell office:value-type="string">
            <text:p>Aktuális, Felajánlás, </text:p>
          </table:table-cell>
          <table:table-cell office:value-type="string">
            <text:p>47.497912</text:p>
          </table:table-cell>
          <table:table-cell office:value-type="string">
            <text:p>19.040235</text:p>
          </table:table-cell>
          <table:table-cell table:number-columns-repeated="2" office:value-type="string">
            <text:p>YES</text:p>
          </table:table-cell>
        </table:table-row>
        <table:table-row table:style-name="ro1">
          <table:table-cell office:value-type="float" office:value="1179">
            <text:p>1179</text:p>
          </table:table-cell>
          <table:table-cell office:value-type="string">
            <text:p>Cobrané11_test_bejelentes_regnelkul</text:p>
          </table:table-cell>
          <table:table-cell office:value-type="string">
            <text:p>2013-03-20 13:10:00</text:p>
          </table:table-cell>
          <table:table-cell office:value-type="string">
            <text:p>Hungary, Budapest, Iskola utca 30.</text:p>
          </table:table-cell>
          <table:table-cell office:value-type="string">
            <text:p>Cobrané11 Kríziselhárító Központ szolgálatra kész.</text:p>
          </table:table-cell>
          <table:table-cell office:value-type="string">
            <text:p>Felajánlás, </text:p>
          </table:table-cell>
          <table:table-cell office:value-type="string">
            <text:p>47.505341</text:p>
          </table:table-cell>
          <table:table-cell office:value-type="string">
            <text:p>19.037016</text:p>
          </table:table-cell>
          <table:table-cell table:number-columns-repeated="2" office:value-type="string">
            <text:p>YES</text:p>
          </table:table-cell>
        </table:table-row>
        <table:table-row table:style-name="ro1">
          <table:table-cell office:value-type="float" office:value="1178">
            <text:p>1178</text:p>
          </table:table-cell>
          <table:table-cell office:value-type="string">
            <text:p>Cim trszt</text:p>
          </table:table-cell>
          <table:table-cell office:value-type="string">
            <text:p>2013-03-20 15:43:00</text:p>
          </table:table-cell>
          <table:table-cell office:value-type="string">
            <text:p>127, miskolci utca, budapest, magyarország</text:p>
          </table:table-cell>
          <table:table-cell office:value-type="string">
            <text:p>Lairas</text:p>
          </table:table-cell>
          <table:table-cell office:value-type="string">
            <text:p>Felajánlás, </text:p>
          </table:table-cell>
          <table:table-cell office:value-type="string">
            <text:p>47.529703</text:p>
          </table:table-cell>
          <table:table-cell office:value-type="string">
            <text:p>19.115824</text:p>
          </table:table-cell>
          <table:table-cell office:value-type="string">
            <text:p>YES</text:p>
          </table:table-cell>
          <table:table-cell office:value-type="string">
            <text:p>NO</text:p>
          </table:table-cell>
        </table:table-row>
        <table:table-row table:style-name="ro1">
          <table:table-cell office:value-type="float" office:value="1177">
            <text:p>1177</text:p>
          </table:table-cell>
          <table:table-cell office:value-type="string">
            <text:p>Android teszt</text:p>
          </table:table-cell>
          <table:table-cell office:value-type="string">
            <text:p>2013-03-20 15:39:00</text:p>
          </table:table-cell>
          <table:table-cell office:value-type="string">
            <text:p>83, gervay utca, budapest, magyarország</text:p>
          </table:table-cell>
          <table:table-cell office:value-type="string">
            <text:p>Leiras</text:p>
          </table:table-cell>
          <table:table-cell office:value-type="string">
            <text:p>Felajánlás, </text:p>
          </table:table-cell>
          <table:table-cell office:value-type="string">
            <text:p>47.528928</text:p>
          </table:table-cell>
          <table:table-cell office:value-type="string">
            <text:p>19.115821</text:p>
          </table:table-cell>
          <table:table-cell office:value-type="string">
            <text:p>YES</text:p>
          </table:table-cell>
          <table:table-cell office:value-type="string">
            <text:p>NO</text:p>
          </table:table-cell>
        </table:table-row>
        <table:table-row table:style-name="ro1">
          <table:table-cell office:value-type="float" office:value="1176">
            <text:p>1176</text:p>
          </table:table-cell>
          <table:table-cell office:value-type="string">
            <text:p>_test_bejelentés_regisztrációnélkül</text:p>
          </table:table-cell>
          <table:table-cell office:value-type="string">
            <text:p>2013-03-20 13:29:00</text:p>
          </table:table-cell>
          <table:table-cell office:value-type="string">
            <text:p>Dobogókő, 2099 Pilisszentkereszt, Hungary</text:p>
          </table:table-cell>
          <table:table-cell office:value-type="string">
            <text:p>Havazik Dobogókőn! Szükség lenne hómunkásokra!</text:p>
          </table:table-cell>
          <table:table-cell office:value-type="string">
            <text:p>Segítségkérés, </text:p>
          </table:table-cell>
          <table:table-cell office:value-type="string">
            <text:p>47.716808</text:p>
          </table:table-cell>
          <table:table-cell office:value-type="string">
            <text:p>18.895073</text:p>
          </table:table-cell>
          <table:table-cell office:value-type="string">
            <text:p>YES</text:p>
          </table:table-cell>
          <table:table-cell office:value-type="string">
            <text:p>NO</text:p>
          </table:table-cell>
        </table:table-row>
        <table:table-row table:style-name="ro1">
          <table:table-cell office:value-type="float" office:value="1175">
            <text:p>1175</text:p>
          </table:table-cell>
          <table:table-cell office:value-type="string">
            <text:p>benceszabo_test_bejelentés_regisztrációnélkül</text:p>
          </table:table-cell>
          <table:table-cell office:value-type="string">
            <text:p>2013-03-20 13:14:00</text:p>
          </table:table-cell>
          <table:table-cell office:value-type="string">
            <text:p>közel a földhöz</text:p>
          </table:table-cell>
          <table:table-cell office:value-type="string">
            <text:p>Lukas az ózonpajzs, be kéne foltozni ASAP!</text:p>
          </table:table-cell>
          <table:table-cell office:value-type="string">
            <text:p>Ellenőrizni kell, Segítségkérés, </text:p>
          </table:table-cell>
          <table:table-cell office:value-type="string">
            <text:p>47.498868</text:p>
          </table:table-cell>
          <table:table-cell office:value-type="string">
            <text:p>19.044456</text:p>
          </table:table-cell>
          <table:table-cell office:value-type="string">
            <text:p>YES</text:p>
          </table:table-cell>
          <table:table-cell office:value-type="string">
            <text:p>NO</text:p>
          </table:table-cell>
        </table:table-row>
        <table:table-row table:style-name="ro1">
          <table:table-cell office:value-type="float" office:value="1174">
            <text:p>1174</text:p>
          </table:table-cell>
          <table:table-cell office:value-type="string">
            <text:p>MSM_test_bejelentés_regisztrációnélkül</text:p>
          </table:table-cell>
          <table:table-cell office:value-type="string">
            <text:p>2013-03-20 13:53:00</text:p>
          </table:table-cell>
          <table:table-cell office:value-type="string">
            <text:p>1077 Budapest, Wesselényi Street 69, Hungary</text:p>
          </table:table-cell>
          <table:table-cell office:value-type="string">
            <text:p>teszt,teszt</text:p>
          </table:table-cell>
          <table:table-cell office:value-type="string">
            <text:p>Aktuális, </text:p>
          </table:table-cell>
          <table:table-cell office:value-type="string">
            <text:p>47.503422</text:p>
          </table:table-cell>
          <table:table-cell office:value-type="string">
            <text:p>19.074022</text:p>
          </table:table-cell>
          <table:table-cell office:value-type="string">
            <text:p>YES</text:p>
          </table:table-cell>
          <table:table-cell office:value-type="string">
            <text:p>NO</text:p>
          </table:table-cell>
        </table:table-row>
        <table:table-row table:style-name="ro1">
          <table:table-cell office:value-type="float" office:value="1173">
            <text:p>1173</text:p>
          </table:table-cell>
          <table:table-cell office:value-type="string">
            <text:p>&amp;lt;Mézes Nándor&amp;gt;_test_bejelentés_regisztrációval</text:p>
          </table:table-cell>
          <table:table-cell office:value-type="string">
            <text:p>2013-03-20 12:50:00</text:p>
          </table:table-cell>
          <table:table-cell office:value-type="string">
            <text:p>Honvéd u. 48.</text:p>
          </table:table-cell>
          <table:table-cell office:value-type="string">
            <text:p>próba bejelentés a rendszeren keresztül</text:p>
          </table:table-cell>
          <table:table-cell office:value-type="string">
            <text:p>Felajánlás, </text:p>
          </table:table-cell>
          <table:table-cell office:value-type="string">
            <text:p>47.786189</text:p>
          </table:table-cell>
          <table:table-cell office:value-type="string">
            <text:p>18.744928</text:p>
          </table:table-cell>
          <table:table-cell table:number-columns-repeated="2" office:value-type="string">
            <text:p>YES</text:p>
          </table:table-cell>
        </table:table-row>
        <table:table-row table:style-name="ro1">
          <table:table-cell office:value-type="float" office:value="1172">
            <text:p>1172</text:p>
          </table:table-cell>
          <table:table-cell office:value-type="string">
            <text:p>teszt jelentés mobilról</text:p>
          </table:table-cell>
          <table:table-cell office:value-type="string">
            <text:p>2013-03-20 12:42:00</text:p>
          </table:table-cell>
          <table:table-cell office:value-type="string">
            <text:p>Esztergom, Hungary, Tompa M. 6.</text:p>
          </table:table-cell>
          <table:table-cell office:value-type="string">
            <text:p>&amp;lt;mézes nándor&amp;gt;_smstest_bejelentés_regnelk.</text:p>
          </table:table-cell>
          <table:table-cell office:value-type="string">
            <text:p>Felajánlás, </text:p>
          </table:table-cell>
          <table:table-cell office:value-type="string">
            <text:p>47.783064</text:p>
          </table:table-cell>
          <table:table-cell office:value-type="string">
            <text:p>18.747404</text:p>
          </table:table-cell>
          <table:table-cell table:number-columns-repeated="2" office:value-type="string">
            <text:p>YES</text:p>
          </table:table-cell>
        </table:table-row>
        <table:table-row table:style-name="ro1">
          <table:table-cell office:value-type="float" office:value="1171">
            <text:p>1171</text:p>
          </table:table-cell>
          <table:table-cell office:value-type="string">
            <text:p>&amp;lt;Mézes Nándor&amp;gt;_test_bejelentés_regisztrációnélkül</text:p>
          </table:table-cell>
          <table:table-cell office:value-type="string">
            <text:p>2013-03-20 12:24:00</text:p>
          </table:table-cell>
          <table:table-cell office:value-type="string">
            <text:p>Esztergom, Hungary, kölcsey u. 2.</text:p>
          </table:table-cell>
          <table:table-cell office:value-type="string">
            <text:p>próba bejelntés netes felületről</text:p>
          </table:table-cell>
          <table:table-cell office:value-type="string">
            <text:p>Ellenőrizni kell, Segítségkérés, </text:p>
          </table:table-cell>
          <table:table-cell office:value-type="string">
            <text:p>47.794277</text:p>
          </table:table-cell>
          <table:table-cell office:value-type="string">
            <text:p>18.74396</text:p>
          </table:table-cell>
          <table:table-cell table:number-columns-repeated="2" office:value-type="string">
            <text:p>YES</text:p>
          </table:table-cell>
        </table:table-row>
        <table:table-row table:style-name="ro1">
          <table:table-cell office:value-type="float" office:value="1170">
            <text:p>1170</text:p>
          </table:table-cell>
          <table:table-cell office:value-type="string">
            <text:p>KissAndrea_test_bejelentés_regisztrációnélkül</text:p>
          </table:table-cell>
          <table:table-cell office:value-type="string">
            <text:p>2013-03-20 12:10:00</text:p>
          </table:table-cell>
          <table:table-cell office:value-type="string">
            <text:p>Bpest</text:p>
          </table:table-cell>
          <table:table-cell office:value-type="string">
            <text:p>KissAndrea_test_bejelentés_regisztrációnélkül</text:p>
          </table:table-cell>
          <table:table-cell office:value-type="string">
            <text:p>Aktuális, </text:p>
          </table:table-cell>
          <table:table-cell office:value-type="string">
            <text:p>47.461298</text:p>
          </table:table-cell>
          <table:table-cell office:value-type="string">
            <text:p>19.139134</text:p>
          </table:table-cell>
          <table:table-cell office:value-type="string">
            <text:p>YES</text:p>
          </table:table-cell>
          <table:table-cell office:value-type="string">
            <text:p>NO</text:p>
          </table:table-cell>
        </table:table-row>
        <table:table-row table:style-name="ro1">
          <table:table-cell office:value-type="float" office:value="1169">
            <text:p>1169</text:p>
          </table:table-cell>
          <table:table-cell office:value-type="string">
            <text:p>csite_test_sms_regnelkul</text:p>
          </table:table-cell>
          <table:table-cell office:value-type="string">
            <text:p>2013-03-20 12:08:00</text:p>
          </table:table-cell>
          <table:table-cell office:value-type="string">
            <text:p>Konkoly Observatory, 1121 Budapest, Konkoly-Thege Miklós Way 15-17, Hungary</text:p>
          </table:table-cell>
          <table:table-cell office:value-type="string">
            <text:p>csite_test_sms_regnelkul</text:p>
          </table:table-cell>
          <table:table-cell office:value-type="string">
            <text:p>Aktuális, </text:p>
          </table:table-cell>
          <table:table-cell office:value-type="string">
            <text:p>47.487639</text:p>
          </table:table-cell>
          <table:table-cell office:value-type="string">
            <text:p>18.954954</text:p>
          </table:table-cell>
          <table:table-cell table:number-columns-repeated="2" office:value-type="string">
            <text:p>YES</text:p>
          </table:table-cell>
        </table:table-row>
        <table:table-row table:style-name="ro2">
          <table:table-cell office:value-type="float" office:value="1168">
            <text:p>1168</text:p>
          </table:table-cell>
          <table:table-cell office:value-type="string">
            <text:p>csite__test_bejelentés_regisztrációnélkül</text:p>
          </table:table-cell>
          <table:table-cell office:value-type="string">
            <text:p>2013-03-20 11:50:00</text:p>
          </table:table-cell>
          <table:table-cell office:value-type="string">
            <text:p>25-ös főút 6-os km</text:p>
          </table:table-cell>
          <table:table-cell office:value-type="string">
            <text:p>Kamiontűz a 25-ös főúton</text:p>
            <text:p/>
            <text:p>(</text:p>
          </table:table-cell>
          <table:table-cell office:value-type="string">
            <text:p>Aktuális, </text:p>
          </table:table-cell>
          <table:table-cell office:value-type="string">
            <text:p>47.498868</text:p>
          </table:table-cell>
          <table:table-cell office:value-type="string">
            <text:p>19.044456</text:p>
          </table:table-cell>
          <table:table-cell table:number-columns-repeated="2" office:value-type="string">
            <text:p>YES</text:p>
          </table:table-cell>
        </table:table-row>
        <table:table-row table:style-name="ro1">
          <table:table-cell office:value-type="float" office:value="1167">
            <text:p>1167</text:p>
          </table:table-cell>
          <table:table-cell office:value-type="string">
            <text:p>Szanto Lajos teszt</text:p>
          </table:table-cell>
          <table:table-cell office:value-type="string">
            <text:p>2013-03-19 11:29:00</text:p>
          </table:table-cell>
          <table:table-cell office:value-type="string">
            <text:p>Budapest</text:p>
          </table:table-cell>
          <table:table-cell office:value-type="string">
            <text:p>Teszt</text:p>
          </table:table-cell>
          <table:table-cell office:value-type="string">
            <text:p>Ellátóhely_gyógyszertár, </text:p>
          </table:table-cell>
          <table:table-cell office:value-type="string">
            <text:p>47.498868</text:p>
          </table:table-cell>
          <table:table-cell office:value-type="string">
            <text:p>19.044456</text:p>
          </table:table-cell>
          <table:table-cell office:value-type="string">
            <text:p>YES</text:p>
          </table:table-cell>
          <table:table-cell office:value-type="string">
            <text:p>NO</text:p>
          </table:table-cell>
        </table:table-row>
        <table:table-row table:style-name="ro1">
          <table:table-cell office:value-type="float" office:value="1166">
            <text:p>1166</text:p>
          </table:table-cell>
          <table:table-cell office:value-type="string">
            <text:p>&amp;lt;FeketeMoni&amp;gt;_test_bejelentés_regisztrációnélkül</text:p>
          </table:table-cell>
          <table:table-cell office:value-type="string">
            <text:p>2013-03-20 11:52:00</text:p>
          </table:table-cell>
          <table:table-cell office:value-type="string">
            <text:p>piripócs</text:p>
          </table:table-cell>
          <table:table-cell office:value-type="string">
            <text:p>teszt</text:p>
          </table:table-cell>
          <table:table-cell office:value-type="string">
            <text:p>Állatszállítmány, </text:p>
          </table:table-cell>
          <table:table-cell office:value-type="string">
            <text:p>47.498868</text:p>
          </table:table-cell>
          <table:table-cell office:value-type="string">
            <text:p>19.044456</text:p>
          </table:table-cell>
          <table:table-cell table:number-columns-repeated="2" office:value-type="string">
            <text:p>YES</text:p>
          </table:table-cell>
        </table:table-row>
        <table:table-row table:style-name="ro1">
          <table:table-cell office:value-type="float" office:value="1165">
            <text:p>1165</text:p>
          </table:table-cell>
          <table:table-cell office:value-type="string">
            <text:p>SzantoLajos_test_bejelentés_regisztrációnélkül</text:p>
          </table:table-cell>
          <table:table-cell office:value-type="string">
            <text:p>2013-03-20 11:46:00</text:p>
          </table:table-cell>
          <table:table-cell office:value-type="string">
            <text:p>Budapest</text:p>
          </table:table-cell>
          <table:table-cell office:value-type="string">
            <text:p>teszt01</text:p>
          </table:table-cell>
          <table:table-cell office:value-type="string">
            <text:p>Ellenőrizni kell, </text:p>
          </table:table-cell>
          <table:table-cell office:value-type="string">
            <text:p>47.498868</text:p>
          </table:table-cell>
          <table:table-cell office:value-type="string">
            <text:p>19.044456</text:p>
          </table:table-cell>
          <table:table-cell office:value-type="string">
            <text:p>YES</text:p>
          </table:table-cell>
          <table:table-cell office:value-type="string">
            <text:p>NO</text:p>
          </table:table-cell>
        </table:table-row>
        <table:table-row table:style-name="ro1">
          <table:table-cell office:value-type="float" office:value="1164">
            <text:p>1164</text:p>
          </table:table-cell>
          <table:table-cell office:value-type="string">
            <text:p>próba aa</text:p>
          </table:table-cell>
          <table:table-cell office:value-type="string">
            <text:p>2013-03-20 00:15:00</text:p>
          </table:table-cell>
          <table:table-cell office:value-type="string">
            <text:p>fotel</text:p>
          </table:table-cell>
          <table:table-cell office:value-type="string">
            <text:p>lehet-e bejelenteni belépés nélkül?</text:p>
          </table:table-cell>
          <table:table-cell office:value-type="string">
            <text:p>Ellenőrizni kell, </text:p>
          </table:table-cell>
          <table:table-cell office:value-type="string">
            <text:p>47.498868</text:p>
          </table:table-cell>
          <table:table-cell office:value-type="string">
            <text:p>19.044456</text:p>
          </table:table-cell>
          <table:table-cell office:value-type="string">
            <text:p>YES</text:p>
          </table:table-cell>
          <table:table-cell office:value-type="string">
            <text:p>NO</text:p>
          </table:table-cell>
        </table:table-row>
        <table:table-row table:style-name="ro1">
          <table:table-cell office:value-type="float" office:value="1163">
            <text:p>1163</text:p>
          </table:table-cell>
          <table:table-cell office:value-type="string">
            <text:p>Járhatatlan út</text:p>
          </table:table-cell>
          <table:table-cell office:value-type="string">
            <text:p>2013-03-19 10:22:00</text:p>
          </table:table-cell>
          <table:table-cell office:value-type="string">
            <text:p>Pilisszentlászló, Hungary</text:p>
          </table:table-cell>
          <table:table-cell office:value-type="string">
            <text:p>a 1116 j. út, Pilisszentlászló és a 11-es főút, a 10+300–19+297 km között <text:s/>a jég súlya alatt kidőlt fák miatt van lezárva.</text:p>
          </table:table-cell>
          <table:table-cell office:value-type="string">
            <text:p>Aktuális, </text:p>
          </table:table-cell>
          <table:table-cell office:value-type="string">
            <text:p>47.724012</text:p>
          </table:table-cell>
          <table:table-cell office:value-type="string">
            <text:p>18.98778</text:p>
          </table:table-cell>
          <table:table-cell table:number-columns-repeated="2" office:value-type="string">
            <text:p>YES</text:p>
          </table:table-cell>
        </table:table-row>
        <table:table-row table:style-name="ro2">
          <table:table-cell office:value-type="float" office:value="1162">
            <text:p>1162</text:p>
          </table:table-cell>
          <table:table-cell office:value-type="string">
            <text:p>Lezárt út 3601 Muhi és Köröm között</text:p>
          </table:table-cell>
          <table:table-cell office:value-type="string">
            <text:p>2013-03-19 08:47:00</text:p>
          </table:table-cell>
          <table:table-cell office:value-type="string">
            <text:p>Muhi és Köröm közötti út, jele: 3601</text:p>
          </table:table-cell>
          <table:table-cell office:value-type="string">
            <text:p>3601-es jelű összekötő út a 0+015–2+015 km, Muhi és Köröm között</text:p>
            <text:p>Infó innen: http://internet.kozut.hu/utinform/Lists/hirek/GuestForm.aspx?ID=7746</text:p>
            <text:p>Infó időpontja: 2013. 03. 18. 20:20</text:p>
          </table:table-cell>
          <table:table-cell office:value-type="string">
            <text:p>Aktuális, </text:p>
          </table:table-cell>
          <table:table-cell office:value-type="string">
            <text:p>47.9779</text:p>
          </table:table-cell>
          <table:table-cell office:value-type="string">
            <text:p>20.929332</text:p>
          </table:table-cell>
          <table:table-cell office:value-type="string">
            <text:p>YES</text:p>
          </table:table-cell>
          <table:table-cell office:value-type="string">
            <text:p>NO</text:p>
          </table:table-cell>
        </table:table-row>
        <table:table-row table:style-name="ro1">
          <table:table-cell office:value-type="float" office:value="1160">
            <text:p>1160</text:p>
          </table:table-cell>
          <table:table-cell office:value-type="string">
            <text:p>Teszt bejelentés</text:p>
          </table:table-cell>
          <table:table-cell office:value-type="string">
            <text:p>2013-03-17 13:43:00</text:p>
          </table:table-cell>
          <table:table-cell office:value-type="string">
            <text:p>Kerepes felől bevezető körforgalomnál benzinkúton</text:p>
          </table:table-cell>
          <table:table-cell office:value-type="string">
            <text:p>TESZT!</text:p>
          </table:table-cell>
          <table:table-cell office:value-type="string">
            <text:p>Aktuális, Szálláskérés, </text:p>
          </table:table-cell>
          <table:table-cell office:value-type="string">
            <text:p>47.567654</text:p>
          </table:table-cell>
          <table:table-cell office:value-type="string">
            <text:p>19.293194</text:p>
          </table:table-cell>
          <table:table-cell table:number-columns-repeated="2" office:value-type="string">
            <text:p>YES</text:p>
          </table:table-cell>
        </table:table-row>
        <table:table-row table:style-name="ro4">
          <table:table-cell office:value-type="float" office:value="1159">
            <text:p>1159</text:p>
          </table:table-cell>
          <table:table-cell office:value-type="string">
            <text:p>Segítségkérés, M1 100 km, Kia kisbusz</text:p>
          </table:table-cell>
          <table:table-cell office:value-type="string">
            <text:p>2013-03-16 23:44:00</text:p>
          </table:table-cell>
          <table:table-cell office:value-type="string">
            <text:p>M1 Budapest iránya <text:s/>100 km környéke</text:p>
          </table:table-cell>
          <table:table-cell office:value-type="string">
            <text:p>Az m1-essn Budapest irányába</text:p>
            <text:p>a 100-as km-nél megint torlódás</text:p>
            <text:p>van. Ott rostokol</text:p>
            <text:p>egy kollégám lánya egy KIA kisbuszban.</text:p>
            <text:p>Hamarosan kifogy az üzemanyag és nem</text:p>
            <text:p>tudnak semmit!</text:p>
            <text:p>Venczel-Kovács Zoltán</text:p>
          </table:table-cell>
          <table:table-cell office:value-type="string">
            <text:p>Segítségkérés, </text:p>
          </table:table-cell>
          <table:table-cell office:value-type="string">
            <text:p>47.59009</text:p>
          </table:table-cell>
          <table:table-cell office:value-type="string">
            <text:p>18.475903</text:p>
          </table:table-cell>
          <table:table-cell table:number-columns-repeated="2" office:value-type="string">
            <text:p>YES</text:p>
          </table:table-cell>
        </table:table-row>
        <table:table-row table:style-name="ro5">
          <table:table-cell office:value-type="float" office:value="1158">
            <text:p>1158</text:p>
          </table:table-cell>
          <table:table-cell office:value-type="string">
            <text:p>Áll a forgalom M1 ap.-n Bp. felé Győr és Komárom között</text:p>
          </table:table-cell>
          <table:table-cell office:value-type="string">
            <text:p>2013-03-16 23:26:00</text:p>
          </table:table-cell>
          <table:table-cell office:value-type="string">
            <text:p>M1 82 km</text:p>
          </table:table-cell>
          <table:table-cell office:value-type="string">
            <text:p>Az autópályakezelő figyelmeztetése</text:p>
            <text:p/>
            <text:p>Több pályaszakaszon a „hónyelvek”, hótorlaszok megszüntetése miatt hómarók és ekéző gépek dolgoznak, emiatt van még több szakaszon is (Győr, Bábolna és Komárom térségében) fennakadás! Ami 25-30 km-es folyamatos torlódást jelent a 80-110.km között Bp. felé!</text:p>
            <text:p>Ne hajtsanak fel az M1-re Győrnél sem Bp. felé, mert előttük több 10 km-en keresztül csak folyamatos autókaraván áll Győr és Komárom között!</text:p>
            <text:p>Várhatóan éjfél után indulhat meg a forgalom Bp. felé!</text:p>
            <text:p>Az 1-es út használható terelőútként, de az is jégbordás!!!</text:p>
          </table:table-cell>
          <table:table-cell office:value-type="string">
            <text:p>Trusted Reports, </text:p>
          </table:table-cell>
          <table:table-cell office:value-type="string">
            <text:p>47.585901</text:p>
          </table:table-cell>
          <table:table-cell office:value-type="string">
            <text:p>18.579984</text:p>
          </table:table-cell>
          <table:table-cell table:number-columns-repeated="2" office:value-type="string">
            <text:p>YES</text:p>
          </table:table-cell>
        </table:table-row>
        <table:table-row table:style-name="ro6">
          <table:table-cell office:value-type="float" office:value="1157">
            <text:p>1157</text:p>
          </table:table-cell>
          <table:table-cell office:value-type="string">
            <text:p>Enying, helyi általános iskola tornaterme</text:p>
          </table:table-cell>
          <table:table-cell office:value-type="string">
            <text:p>2013-03-16 22:47:00</text:p>
          </table:table-cell>
          <table:table-cell office:value-type="string">
            <text:p>8130 Enying, Kossuth Lajos Street 65, Hungary</text:p>
          </table:table-cell>
          <table:table-cell office:value-type="string">
            <text:p>az ott rekedt utazók ellátásához élelmiszer adományokat várnak. 480 embert szállásoltak el. </text:p>
            <text:p/>
            <text:p>- google drive-ról -</text:p>
            <text:p>https://docs.google.com/spreadsheet/ccc?key=0AvIH71PS-K7-dGFyRXFUNFBjNGVhaHQzR1RickZQd0E#gid=1</text:p>
            <text:p/>
            <text:p>Tinódi Lantos Sebestyén Református Általános Iskola és Alapfokú Művészetoktatási Intézmény</text:p>
            <text:p>8130 Enying</text:p>
            <text:p>Kossuth Lajos Street 65-67, Hungary</text:p>
            <text:p>06 22 372-981</text:p>
            <text:p>tinodi.hu‎</text:p>
          </table:table-cell>
          <table:table-cell office:value-type="string">
            <text:p>Aktuális, Segítségkérés, </text:p>
          </table:table-cell>
          <table:table-cell office:value-type="string">
            <text:p>46.933551</text:p>
          </table:table-cell>
          <table:table-cell office:value-type="string">
            <text:p>18.239371</text:p>
          </table:table-cell>
          <table:table-cell table:number-columns-repeated="2" office:value-type="string">
            <text:p>YES</text:p>
          </table:table-cell>
        </table:table-row>
        <table:table-row table:style-name="ro5">
          <table:table-cell office:value-type="float" office:value="1156">
            <text:p>1156</text:p>
          </table:table-cell>
          <table:table-cell office:value-type="string">
            <text:p>Mercedes M1 114-116 közötti szakaszon</text:p>
          </table:table-cell>
          <table:table-cell office:value-type="string">
            <text:p>2013-03-16 22:36:00</text:p>
          </table:table-cell>
          <table:table-cell office:value-type="string">
            <text:p>Győr, M1, Hungary</text:p>
          </table:table-cell>
          <table:table-cell office:value-type="string">
            <text:p>&amp;quot;Az M1 114- 116 km körüli szakaszán egy fehér Mercedes 36 órája </text:p>
            <text:p>elakadt sofőrje kér élelmet, inni valót, mert már semmije sincs. </text:p>
            <text:p>Hajlandó fizetni is érte, bár ez lenne az ország szégyen. márc. 16. 12:36-kor&amp;quot;</text:p>
            <text:p/>
            <text:p>- google drive -</text:p>
            <text:p>https://docs.google.com/spreadsheet/ccc?key=0AvIH71PS-K7-dGFyRXFUNFBjNGVhaHQzR1RickZQd0E#gid=1</text:p>
          </table:table-cell>
          <table:table-cell office:value-type="string">
            <text:p>Aktuális, Ellenőrizni kell, Segítségkérés, </text:p>
          </table:table-cell>
          <table:table-cell office:value-type="string">
            <text:p>47.648899</text:p>
          </table:table-cell>
          <table:table-cell office:value-type="string">
            <text:p>17.716312</text:p>
          </table:table-cell>
          <table:table-cell table:number-columns-repeated="2" office:value-type="string">
            <text:p>YES</text:p>
          </table:table-cell>
        </table:table-row>
        <table:table-row table:style-name="ro7">
          <table:table-cell office:value-type="float" office:value="1155">
            <text:p>1155</text:p>
          </table:table-cell>
          <table:table-cell office:value-type="string">
            <text:p>NICKELDORFI Benzinkútnál több magyar kamionos</text:p>
          </table:table-cell>
          <table:table-cell office:value-type="string">
            <text:p>2013-03-16 18:21:00</text:p>
          </table:table-cell>
          <table:table-cell office:value-type="string">
            <text:p>benzinkút Nickelsdorf mellett</text:p>
          </table:table-cell>
          <table:table-cell office:value-type="string">
            <text:p>Állnak a kamionok, nem engedik át őket a határon. Ők is élelem, és meleg ital nélkül vannak. Van, aki több napja is. Osztrák oldalról lehetne nekik támogatást adni. Cs.O. márc. 16. <text:s/>Egyik kamionban: &amp;quot;Az egyik kamionban van a hugom és a sógrom (rendszámuk: KKC-435) is!&amp;quot;</text:p>
            <text:p>- Google Drive-ról - </text:p>
            <text:p>Hely nem pontos.</text:p>
            <text:p>https://docs.google.com/spreadsheet/ccc?key=0AvIH71PS-K7-dGFyRXFUNFBjNGVhaHQzR1RickZQd0E</text:p>
          </table:table-cell>
          <table:table-cell office:value-type="string">
            <text:p>Aktuális, Segítségkérés, </text:p>
          </table:table-cell>
          <table:table-cell office:value-type="string">
            <text:p>47.907892</text:p>
          </table:table-cell>
          <table:table-cell office:value-type="string">
            <text:p>17.139601</text:p>
          </table:table-cell>
          <table:table-cell table:number-columns-repeated="2" office:value-type="string">
            <text:p>YES</text:p>
          </table:table-cell>
        </table:table-row>
        <table:table-row table:style-name="ro8">
          <table:table-cell office:value-type="float" office:value="1154">
            <text:p>1154</text:p>
          </table:table-cell>
          <table:table-cell office:value-type="string">
            <text:p>Kamionosoknak étel</text:p>
          </table:table-cell>
          <table:table-cell office:value-type="string">
            <text:p>2013-03-16 13:43:00</text:p>
          </table:table-cell>
          <table:table-cell office:value-type="string">
            <text:p>Törökbálint, Hungary</text:p>
          </table:table-cell>
          <table:table-cell office:value-type="string">
            <text:p>SZIASZTOK!!</text:p>
            <text:p>NAGYON FONTOS LENNE A SEGÍTSÉG!!!</text:p>
            <text:p>ÉTEL ÉS TEA ADOMÁNYOK!!</text:p>
            <text:p>MOST INDUL EGY KIS CSAPAT A 18.KERÜLETBŐL A TÖRÖKBÁLINTI TERÜLETRE A KAMIONOSOKHOZ OSZTOGATNI ÉS A KERÜLETBŐL ILLETVE 10.KER/19.KER ÉS BUSAŐRSÖT ÉRINTVE!!!</text:p>
            <text:p>AKINEK LENNE AMIT KIKÜLDENE ÉS EZZEL SEGÍTVE A MÉG OTT VESZTEGLŐKET AZOK KÉREM ITT VAGY AZ ALÁBBI TELEFONSZÁMON PONTOS CÍMMEL ÉS MENNYISÉGEK MEGADÁSÁVAL JELEZZE!!</text:p>
            <text:p>NAGYON VÁRJÁK AZ ÉTELT ÉS A TEÁT!!</text:p>
            <text:p>KÖSZÖNJÜK!!</text:p>
            <text:p>BAKONYI ANCSI</text:p>
            <text:p>TEL.: 06/30-435-5110</text:p>
            <text:p/>
            <text:p>Polonkai Zsolt</text:p>
            <text:p>302944022</text:p>
            <text:p>ezt tedd meg hogy te is megosztod!</text:p>
          </table:table-cell>
          <table:table-cell office:value-type="string">
            <text:p>Segítségkérés, </text:p>
          </table:table-cell>
          <table:table-cell office:value-type="string">
            <text:p>47.438491</text:p>
          </table:table-cell>
          <table:table-cell office:value-type="string">
            <text:p>18.91081</text:p>
          </table:table-cell>
          <table:table-cell table:number-columns-repeated="2" office:value-type="string">
            <text:p>YES</text:p>
          </table:table-cell>
        </table:table-row>
        <table:table-row table:style-name="ro9">
          <table:table-cell office:value-type="float" office:value="1153">
            <text:p>1153</text:p>
          </table:table-cell>
          <table:table-cell office:value-type="string">
            <text:p>Bécsi fuvar Révfaluból</text:p>
          </table:table-cell>
          <table:table-cell office:value-type="string">
            <text:p>2013-03-16 13:50:00</text:p>
          </table:table-cell>
          <table:table-cell office:value-type="string">
            <text:p>Révfalu, 9026 Győr, Hungary</text:p>
          </table:table-cell>
          <table:table-cell office:value-type="string">
            <text:p>Tegnap elszállásoltak egy kisbabás fiatal hölgyet, de az őt szállító busz itthagyta Révfaluban és haza vágyna Bécsbe!!! Ha van olyan ismerősötök aki Bécsbe menne, akkor Hívjátok fel az alábbi telefonszámot : 06 70/ 452-7540</text:p>
            <text:p>Minden segitségre szükség van!!!</text:p>
          </table:table-cell>
          <table:table-cell office:value-type="string">
            <text:p>Ellenőrizni kell, Segítségkérés, </text:p>
          </table:table-cell>
          <table:table-cell office:value-type="string">
            <text:p>47.699076</text:p>
          </table:table-cell>
          <table:table-cell office:value-type="string">
            <text:p>17.63572</text:p>
          </table:table-cell>
          <table:table-cell table:number-columns-repeated="2" office:value-type="string">
            <text:p>YES</text:p>
          </table:table-cell>
        </table:table-row>
        <table:table-row table:style-name="ro1">
          <table:table-cell office:value-type="float" office:value="1152">
            <text:p>1152</text:p>
          </table:table-cell>
          <table:table-cell office:value-type="string">
            <text:p>Élelem Hegyeshalomhoz</text:p>
          </table:table-cell>
          <table:table-cell office:value-type="string">
            <text:p>2013-03-16 11:08:00</text:p>
          </table:table-cell>
          <table:table-cell office:value-type="string">
            <text:p>9222 Hegyeshalom, M1, Hungary</text:p>
          </table:table-cell>
          <table:table-cell office:value-type="string">
            <text:p>Hegyeshalomnál a kamionosok élelemre szorulnak..fogytán van a készletük! Aki Móvár környékéről tud menni kérlek segítsetek nekik!!</text:p>
          </table:table-cell>
          <table:table-cell office:value-type="string">
            <text:p>Aktuális, Segítségkérés, </text:p>
          </table:table-cell>
          <table:table-cell office:value-type="string">
            <text:p>47.907892</text:p>
          </table:table-cell>
          <table:table-cell office:value-type="string">
            <text:p>17.139601</text:p>
          </table:table-cell>
          <table:table-cell table:number-columns-repeated="2" office:value-type="string">
            <text:p>YES</text:p>
          </table:table-cell>
        </table:table-row>
        <table:table-row table:style-name="ro1">
          <table:table-cell office:value-type="float" office:value="1139">
            <text:p>1139</text:p>
          </table:table-cell>
          <table:table-cell office:value-type="string">
            <text:p>Szállás Pécs mellett kisgyermekeseknek</text:p>
          </table:table-cell>
          <table:table-cell office:value-type="string">
            <text:p>2013-03-15 23:18:00</text:p>
          </table:table-cell>
          <table:table-cell office:value-type="string">
            <text:p>Szállás</text:p>
          </table:table-cell>
          <table:table-cell office:value-type="string">
            <text:p>Sági Zsanett Én is szívesen adok szállást főként kisgyermekes családnak. 2 szobás lakásban lakom, az egyik szobát fel tudom ajánlani, és ami élelmem van itthon, azt is szívesen megosztom! Sajnos autóm nincsen, de így tudnék segíteni.Pécs-Uránváros. 30/ 910 92 46” Van bébiétel és pelenka is!!”</text:p>
          </table:table-cell>
          <table:table-cell office:value-type="string">
            <text:p>Felajánlott szállás, </text:p>
          </table:table-cell>
          <table:table-cell office:value-type="string">
            <text:p>46.062691</text:p>
          </table:table-cell>
          <table:table-cell office:value-type="string">
            <text:p>18.198202</text:p>
          </table:table-cell>
          <table:table-cell table:number-columns-repeated="2" office:value-type="string">
            <text:p>YES</text:p>
          </table:table-cell>
        </table:table-row>
        <table:table-row table:style-name="ro1">
          <table:table-cell office:value-type="float" office:value="1137">
            <text:p>1137</text:p>
          </table:table-cell>
          <table:table-cell office:value-type="string">
            <text:p>Pomáz - szállás</text:p>
          </table:table-cell>
          <table:table-cell office:value-type="string">
            <text:p>2013-03-15 23:18:00</text:p>
          </table:table-cell>
          <table:table-cell office:value-type="string">
            <text:p>Pomáz - szállás</text:p>
          </table:table-cell>
          <table:table-cell office:value-type="string">
            <text:p>Kinga Bathó Budapesten rekedt 2-3 főt + gyerekeket szívesen látunk Pomázi otthonunkban. Bathó Kinga :0630/525-9931</text:p>
          </table:table-cell>
          <table:table-cell office:value-type="string">
            <text:p>Felajánlott szállás, </text:p>
          </table:table-cell>
          <table:table-cell office:value-type="string">
            <text:p>47.645267</text:p>
          </table:table-cell>
          <table:table-cell office:value-type="string">
            <text:p>19.026203</text:p>
          </table:table-cell>
          <table:table-cell table:number-columns-repeated="2" office:value-type="string">
            <text:p>YES</text:p>
          </table:table-cell>
        </table:table-row>
        <table:table-row table:style-name="ro1">
          <table:table-cell office:value-type="float" office:value="1136">
            <text:p>1136</text:p>
          </table:table-cell>
          <table:table-cell office:value-type="string">
            <text:p>Dunaújváros -szállás</text:p>
          </table:table-cell>
          <table:table-cell office:value-type="string">
            <text:p>2013-03-15 23:18:00</text:p>
          </table:table-cell>
          <table:table-cell office:value-type="string">
            <text:p>Dunaújváros -szállás</text:p>
          </table:table-cell>
          <table:table-cell office:value-type="string">
            <text:p>Dunaújvárosban max 4fő-nek szállást tudunk biztosítani 20/4073225</text:p>
          </table:table-cell>
          <table:table-cell office:value-type="string">
            <text:p>Felajánlott szállás, </text:p>
          </table:table-cell>
          <table:table-cell office:value-type="string">
            <text:p>46.953545</text:p>
          </table:table-cell>
          <table:table-cell office:value-type="string">
            <text:p>18.931389</text:p>
          </table:table-cell>
          <table:table-cell table:number-columns-repeated="2" office:value-type="string">
            <text:p>YES</text:p>
          </table:table-cell>
        </table:table-row>
        <table:table-row table:style-name="ro1">
          <table:table-cell office:value-type="float" office:value="1135">
            <text:p>1135</text:p>
          </table:table-cell>
          <table:table-cell office:value-type="string">
            <text:p>Ács környékén szállás kellene, gyerekkel</text:p>
          </table:table-cell>
          <table:table-cell office:value-type="string">
            <text:p>2013-03-15 23:18:00</text:p>
          </table:table-cell>
          <table:table-cell office:value-type="string">
            <text:p>Helymegjelölés 158</text:p>
          </table:table-cell>
          <table:table-cell office:value-type="string">
            <text:p>06703337239 a szmámom SOS, nagyon sürgősen segítség kellene! Kérem minden ismerősömet, hogy akinek van Ács környékén ismerőse, barátja, aki tudna szállást adni, segíteni, jelentkezzen! 6 éves unokaöcsém az édesapjával már tegnap este 19 h óta van az M1 89-es kilométernél, hatalmas hófal mindenhol, nagyon sokan rekedtek ott. Az üzemanyag kifogyva, többen elindulnak gyalog, mert ha még egy éjszakát kell ott tölteni, megfagynak. Segítsetek légyszi, hátha valaki tud segíteni!!</text:p>
          </table:table-cell>
          <table:table-cell office:value-type="string">
            <text:p>Szálláskérés, Segítségkérés, </text:p>
          </table:table-cell>
          <table:table-cell office:value-type="string">
            <text:p>47.680645</text:p>
          </table:table-cell>
          <table:table-cell office:value-type="string">
            <text:p>18.030624</text:p>
          </table:table-cell>
          <table:table-cell table:number-columns-repeated="2" office:value-type="string">
            <text:p>YES</text:p>
          </table:table-cell>
        </table:table-row>
        <table:table-row table:style-name="ro1">
          <table:table-cell office:value-type="float" office:value="1134">
            <text:p>1134</text:p>
          </table:table-cell>
          <table:table-cell office:value-type="string">
            <text:p>Bajbajutottak - M1 - 96-os km, étel, ital kellene</text:p>
          </table:table-cell>
          <table:table-cell office:value-type="string">
            <text:p>2013-03-15 23:18:00</text:p>
          </table:table-cell>
          <table:table-cell office:value-type="string">
            <text:p>Bajbajutottak - M1 - 96-os km</text:p>
          </table:table-cell>
          <table:table-cell office:value-type="string">
            <text:p>Szücs Gáborék 96-os kmnél Győrhöz közel, étel-ital nélkül, tegnap duán óta egy helyben!30/6826408 vagy 30/949 3292</text:p>
          </table:table-cell>
          <table:table-cell office:value-type="string">
            <text:p>Segítségkérés, </text:p>
          </table:table-cell>
          <table:table-cell office:value-type="string">
            <text:p>47.678856</text:p>
          </table:table-cell>
          <table:table-cell office:value-type="string">
            <text:p>17.94282</text:p>
          </table:table-cell>
          <table:table-cell table:number-columns-repeated="2" office:value-type="string">
            <text:p>YES</text:p>
          </table:table-cell>
        </table:table-row>
        <table:table-row table:style-name="ro1">
          <table:table-cell office:value-type="float" office:value="1133">
            <text:p>1133</text:p>
          </table:table-cell>
          <table:table-cell office:value-type="string">
            <text:p>Nyitva áll a komáromi Tesco a bajbajutottak fogadására</text:p>
          </table:table-cell>
          <table:table-cell office:value-type="string">
            <text:p>2013-03-15 23:18:00</text:p>
          </table:table-cell>
          <table:table-cell office:value-type="string">
            <text:p>Komáromi Tesco</text:p>
          </table:table-cell>
          <table:table-cell office:value-type="string">
            <text:p>21:00-tól nyitva a komáromi Tesco a bajbajutottak fogadására</text:p>
          </table:table-cell>
          <table:table-cell office:value-type="string">
            <text:p>Ellátóhely_gyógyszertár, </text:p>
          </table:table-cell>
          <table:table-cell office:value-type="string">
            <text:p>47.746407</text:p>
          </table:table-cell>
          <table:table-cell office:value-type="string">
            <text:p>18.118</text:p>
          </table:table-cell>
          <table:table-cell table:number-columns-repeated="2" office:value-type="string">
            <text:p>YES</text:p>
          </table:table-cell>
        </table:table-row>
        <table:table-row table:style-name="ro1">
          <table:table-cell office:value-type="float" office:value="1132">
            <text:p>1132</text:p>
          </table:table-cell>
          <table:table-cell office:value-type="string">
            <text:p>Aktuális helyzet az M1-es autópályán</text:p>
          </table:table-cell>
          <table:table-cell office:value-type="string">
            <text:p>2013-03-15 23:18:44</text:p>
          </table:table-cell>
          <table:table-cell office:value-type="string">
            <text:p>Aktuális helyzet az M1-es autópályán</text:p>
          </table:table-cell>
          <table:table-cell office:value-type="string">
            <text:p>2013.03.15. 20:35Az M1-es autópálya Budapest felé járható már Hegyeshalom és Győr, illetve Bábolna és Budapest, de a Győr és Bábolna közötti szakaszon ( 123-94 km ) még teljes pályazár mellett dolgoznak a munkagépek. A Hegyeshalom felé vezető oldalon továbbra is zárva a Tata és Gönyű közötti pályaszakasz. A forgalmat leterelik az 1-es főútra.Az M1-es autópályát Hegyeshalom felé az M0-s autóúti csomópont és az M9-es autóúti csomópont (15-106 km) között műszaki mentések miatt lezárták. - Állami Autópálya Kezelő Zrt.</text:p>
          </table:table-cell>
          <table:table-cell/>
          <table:table-cell office:value-type="string">
            <text:p>47.879513</text:p>
          </table:table-cell>
          <table:table-cell office:value-type="string">
            <text:p>17.20047</text:p>
          </table:table-cell>
          <table:table-cell table:number-columns-repeated="2" office:value-type="string">
            <text:p>YES</text:p>
          </table:table-cell>
        </table:table-row>
        <table:table-row table:style-name="ro1">
          <table:table-cell office:value-type="float" office:value="1131">
            <text:p>1131</text:p>
          </table:table-cell>
          <table:table-cell office:value-type="string">
            <text:p>Bajbajutott - M1 - 97-es km</text:p>
          </table:table-cell>
          <table:table-cell office:value-type="string">
            <text:p>2013-03-15 23:18:00</text:p>
          </table:table-cell>
          <table:table-cell office:value-type="string">
            <text:p>Bajbajutott - M1 - 97-es km</text:p>
          </table:table-cell>
          <table:table-cell office:value-type="string">
            <text:p>Édesapámék az M1-es autópálya 96-97 kilométerkő környékén ragadtak. Órák óta NEM megy a hókotró ami előttük áll körülbelül 20 kocsival. 2-3 nagyobb hóbuckát kellene már csak eltakarítani a tiszta útig, de a sötétedésre hivatkozva leálltak. Ha lenne valaki aki tudna hólapátot vagy valami eszközt vinni amivel saját erővel ki tudnák ásni magukat az nagyon jó lenne. Fogytán az üzemanyag és az étel-ital. Kérlek osszátok! 06-70-295-6274</text:p>
          </table:table-cell>
          <table:table-cell office:value-type="string">
            <text:p>Ellenőrizni kell, Segítségkérés, </text:p>
          </table:table-cell>
          <table:table-cell office:value-type="string">
            <text:p>47.678795</text:p>
          </table:table-cell>
          <table:table-cell office:value-type="string">
            <text:p>17.935181</text:p>
          </table:table-cell>
          <table:table-cell table:number-columns-repeated="2" office:value-type="string">
            <text:p>YES</text:p>
          </table:table-cell>
        </table:table-row>
        <table:table-row table:style-name="ro1">
          <table:table-cell office:value-type="float" office:value="1130">
            <text:p>1130</text:p>
          </table:table-cell>
          <table:table-cell office:value-type="string">
            <text:p>Bajbajutott - M1 - 111-es km</text:p>
          </table:table-cell>
          <table:table-cell office:value-type="string">
            <text:p>2013-03-15 23:18:00</text:p>
          </table:table-cell>
          <table:table-cell office:value-type="string">
            <text:p>Bajbajutott - M1 - 111-es km</text:p>
          </table:table-cell>
          <table:table-cell office:value-type="string">
            <text:p>Egy férfi pár perce kért segítséget: az M1-esen a 111-es km körül Budapest felé 21 órája van étlen-szomjan. A tankja teljesen üres, bármilyen segítséget nagyon megköszönne. Bobrovics József telefonszáma: +3630-999-8159</text:p>
          </table:table-cell>
          <table:table-cell office:value-type="string">
            <text:p>Segítségkérés, </text:p>
          </table:table-cell>
          <table:table-cell office:value-type="string">
            <text:p>47.638096</text:p>
          </table:table-cell>
          <table:table-cell office:value-type="string">
            <text:p>17.690735</text:p>
          </table:table-cell>
          <table:table-cell table:number-columns-repeated="2" office:value-type="string">
            <text:p>YES</text:p>
          </table:table-cell>
        </table:table-row>
        <table:table-row table:style-name="ro1">
          <table:table-cell office:value-type="float" office:value="1129">
            <text:p>1129</text:p>
          </table:table-cell>
          <table:table-cell office:value-type="string">
            <text:p>Kodály Zoltán Iskola</text:p>
          </table:table-cell>
          <table:table-cell office:value-type="string">
            <text:p>2013-03-15 23:18:00</text:p>
          </table:table-cell>
          <table:table-cell office:value-type="string">
            <text:p>Kodály Zoltán Iskola</text:p>
          </table:table-cell>
          <table:table-cell office:value-type="string">
            <text:p>Székesfehérvár, Béke tér</text:p>
          </table:table-cell>
          <table:table-cell office:value-type="string">
            <text:p>Ellátóhely_gyógyszertár, </text:p>
          </table:table-cell>
          <table:table-cell office:value-type="string">
            <text:p>47.184208</text:p>
          </table:table-cell>
          <table:table-cell office:value-type="string">
            <text:p>18.42457</text:p>
          </table:table-cell>
          <table:table-cell table:number-columns-repeated="2" office:value-type="string">
            <text:p>YES</text:p>
          </table:table-cell>
        </table:table-row>
        <table:table-row table:style-name="ro1">
          <table:table-cell office:value-type="float" office:value="1128">
            <text:p>1128</text:p>
          </table:table-cell>
          <table:table-cell office:value-type="string">
            <text:p>Sziget Általános Iskola</text:p>
          </table:table-cell>
          <table:table-cell office:value-type="string">
            <text:p>2013-03-15 23:18:00</text:p>
          </table:table-cell>
          <table:table-cell office:value-type="string">
            <text:p>Sziget Általános Iskola</text:p>
          </table:table-cell>
          <table:table-cell office:value-type="string">
            <text:p>Az ÖKM hivatalos krízis szállásaSzfvár, Sziget utca 1</text:p>
          </table:table-cell>
          <table:table-cell office:value-type="string">
            <text:p>Ellátóhely_gyógyszertár, </text:p>
          </table:table-cell>
          <table:table-cell office:value-type="string">
            <text:p>47.185146</text:p>
          </table:table-cell>
          <table:table-cell office:value-type="string">
            <text:p>18.409588</text:p>
          </table:table-cell>
          <table:table-cell table:number-columns-repeated="2" office:value-type="string">
            <text:p>YES</text:p>
          </table:table-cell>
        </table:table-row>
        <table:table-row table:style-name="ro1">
          <table:table-cell office:value-type="float" office:value="1127">
            <text:p>1127</text:p>
          </table:table-cell>
          <table:table-cell office:value-type="string">
            <text:p>Helymegjelölés 158</text:p>
          </table:table-cell>
          <table:table-cell office:value-type="string">
            <text:p>2013-03-15 23:18:44</text:p>
          </table:table-cell>
          <table:table-cell office:value-type="string">
            <text:p>Helymegjelölés 158</text:p>
          </table:table-cell>
          <table:table-cell table:number-columns-repeated="2"/>
          <table:table-cell office:value-type="string">
            <text:p>47.770138</text:p>
          </table:table-cell>
          <table:table-cell office:value-type="string">
            <text:p>18.114052</text:p>
          </table:table-cell>
          <table:table-cell table:number-columns-repeated="2" office:value-type="string">
            <text:p>YES</text:p>
          </table:table-cell>
        </table:table-row>
        <table:table-row table:style-name="ro1">
          <table:table-cell office:value-type="float" office:value="1126">
            <text:p>1126</text:p>
          </table:table-cell>
          <table:table-cell office:value-type="string">
            <text:p>Gyógyszer kell!!!</text:p>
          </table:table-cell>
          <table:table-cell office:value-type="string">
            <text:p>2013-03-15 23:18:00</text:p>
          </table:table-cell>
          <table:table-cell office:value-type="string">
            <text:p>Gyógyszer kell!!!</text:p>
          </table:table-cell>
          <table:table-cell office:value-type="string">
            <text:p>egy ismerősöm testvére Hegyi Kristóf Zoltán itt rekedt fehérváron és nincsenek nála a fonto aszthma ill allegria gyógyszerei a pipa nála van de ezekere a gyógyszerekere szüksége vantheospirex 150 mg retard filmtabletta,avamys szuszpenziós orrspray,histisynt 5mg filmtabletta,flixotide discus 100mg ezek a gyógyszerei. Az asztmapipa nála van,ha befulladna. Ha valaki tud segítsen ezen a számon elérik kristófot 06303296188 segítsetek légyszíves</text:p>
          </table:table-cell>
          <table:table-cell office:value-type="string">
            <text:p>Ellenőrizni kell, Gyógyszer_orvos, Segítségkérés, </text:p>
          </table:table-cell>
          <table:table-cell office:value-type="string">
            <text:p>47.118736</text:p>
          </table:table-cell>
          <table:table-cell office:value-type="string">
            <text:p>18.511963</text:p>
          </table:table-cell>
          <table:table-cell table:number-columns-repeated="2" office:value-type="string">
            <text:p>YES</text:p>
          </table:table-cell>
        </table:table-row>
        <table:table-row table:style-name="ro1">
          <table:table-cell office:value-type="float" office:value="1125">
            <text:p>1125</text:p>
          </table:table-cell>
          <table:table-cell office:value-type="string">
            <text:p>Szállás Pécsett családnak</text:p>
          </table:table-cell>
          <table:table-cell office:value-type="string">
            <text:p>2013-03-15 23:18:00</text:p>
          </table:table-cell>
          <table:table-cell office:value-type="string">
            <text:p>Szállás Pécsett családnak</text:p>
          </table:table-cell>
          <table:table-cell office:value-type="string">
            <text:p>Pécsett-Uránvárosban elsősorban kisgyermekes családnak tudnék adni egy szobát éjszakára. Ennivalót, bébiételt, pelenkát. 7633 Pécs Építők u. 10/A 30/910 92 46</text:p>
          </table:table-cell>
          <table:table-cell office:value-type="string">
            <text:p>Felajánlott szállás, </text:p>
          </table:table-cell>
          <table:table-cell office:value-type="string">
            <text:p>46.038921</text:p>
          </table:table-cell>
          <table:table-cell office:value-type="string">
            <text:p>18.105469</text:p>
          </table:table-cell>
          <table:table-cell table:number-columns-repeated="2" office:value-type="string">
            <text:p>YES</text:p>
          </table:table-cell>
        </table:table-row>
        <table:table-row table:style-name="ro1">
          <table:table-cell office:value-type="float" office:value="1124">
            <text:p>1124</text:p>
          </table:table-cell>
          <table:table-cell office:value-type="string">
            <text:p>Siófok Béri Balogh Ádám u. 47/16</text:p>
          </table:table-cell>
          <table:table-cell office:value-type="string">
            <text:p>2013-03-15 23:18:00</text:p>
          </table:table-cell>
          <table:table-cell office:value-type="string">
            <text:p>Siófok Béri Balogh Ádám u. 47/16</text:p>
          </table:table-cell>
          <table:table-cell office:value-type="string">
            <text:p>Amennyiben valaki Siófok környékén bajban van keressen nyugodtan. Van két szobánk, melyet szívesen fel tudunk ajánlani akár gyerekes családnak is. Amennyiben megközelíthető helyen van el is tudok menni értük.Madarász Ferenc 06/20 964-1858</text:p>
          </table:table-cell>
          <table:table-cell office:value-type="string">
            <text:p>Felajánlott szállás, </text:p>
          </table:table-cell>
          <table:table-cell office:value-type="string">
            <text:p>46.897739</text:p>
          </table:table-cell>
          <table:table-cell office:value-type="string">
            <text:p>18.050537</text:p>
          </table:table-cell>
          <table:table-cell table:number-columns-repeated="2" office:value-type="string">
            <text:p>YES</text:p>
          </table:table-cell>
        </table:table-row>
        <table:table-row table:style-name="ro1">
          <table:table-cell office:value-type="float" office:value="1123">
            <text:p>1123</text:p>
          </table:table-cell>
          <table:table-cell office:value-type="string">
            <text:p>moszkva ter kornyeki segitsegnyujtas</text:p>
          </table:table-cell>
          <table:table-cell office:value-type="string">
            <text:p>2013-03-15 23:18:00</text:p>
          </table:table-cell>
          <table:table-cell office:value-type="string">
            <text:p>moszkva ter kornyeki segitsegnyujtas</text:p>
          </table:table-cell>
          <table:table-cell office:value-type="string">
            <text:p>moszkva ter kornyeken szallast, meleg etelt, italt kinalunk az itt rekedteknek, kb ket fonek ill. gyermekes csaladoknak, 06309841222</text:p>
          </table:table-cell>
          <table:table-cell office:value-type="string">
            <text:p>Felajánlott szállás, </text:p>
          </table:table-cell>
          <table:table-cell office:value-type="string">
            <text:p>47.50375</text:p>
          </table:table-cell>
          <table:table-cell office:value-type="string">
            <text:p>19.025574</text:p>
          </table:table-cell>
          <table:table-cell table:number-columns-repeated="2" office:value-type="string">
            <text:p>YES</text:p>
          </table:table-cell>
        </table:table-row>
        <table:table-row table:style-name="ro1">
          <table:table-cell office:value-type="float" office:value="1122">
            <text:p>1122</text:p>
          </table:table-cell>
          <table:table-cell office:value-type="string">
            <text:p>Szinte járhatatlan az út Nyíregyháza és Tiszavasvári között!</text:p>
          </table:table-cell>
          <table:table-cell office:value-type="string">
            <text:p>2013-03-15 23:18:44</text:p>
          </table:table-cell>
          <table:table-cell office:value-type="string">
            <text:p>Szinte járhatatlan az út Nyíregyháza és Tiszavasvári között!</text:p>
          </table:table-cell>
          <table:table-cell office:value-type="string">
            <text:p>03. 15. 20:00Szóljatok barátaitoknak , Ismerőseiteknek!Aki most indul Nyíregyházára vagy onnan jönne Tiszavasváriba legyen nagyon óvatos, de ha teheti inkább ne induljon útnak.Az út tükörjég, fékezve szinte lehetetlen megállni.Több helyen fák dőltek az útra és ágak szakadnak le a szél és a jég miatt.Óriási oldalszél van, néhány helyen akkorát lök az autón, hogy megcsúszik a jeges úton oldalirányba. Jég és kisebb ágdarabok is hullanak amik szintén veszélyesek mert a szélvédőt is betörheti.Szóval vigyázzatok és szóljatok akinek tudtok, hogy mire számíthat ha elindul.Legyetek óvatosak!Vigyázzatok magatokra és másokra, hiszen mindenkit hazavárnak!</text:p>
          </table:table-cell>
          <table:table-cell/>
          <table:table-cell table:number-columns-repeated="2" office:value-type="float" office:value="0">
            <text:p>0</text:p>
          </table:table-cell>
          <table:table-cell table:number-columns-repeated="2" office:value-type="string">
            <text:p>YES</text:p>
          </table:table-cell>
        </table:table-row>
        <table:table-row table:style-name="ro1">
          <table:table-cell office:value-type="float" office:value="1121">
            <text:p>1121</text:p>
          </table:table-cell>
          <table:table-cell office:value-type="string">
            <text:p>szállás</text:p>
          </table:table-cell>
          <table:table-cell office:value-type="string">
            <text:p>2013-03-15 23:18:00</text:p>
          </table:table-cell>
          <table:table-cell office:value-type="string">
            <text:p>szállás</text:p>
          </table:table-cell>
          <table:table-cell office:value-type="string">
            <text:p>Kalmár Ildikó - 30 200 86 49</text:p>
          </table:table-cell>
          <table:table-cell office:value-type="string">
            <text:p>Felajánlott szállás, </text:p>
          </table:table-cell>
          <table:table-cell office:value-type="string">
            <text:p>47.787327</text:p>
          </table:table-cell>
          <table:table-cell office:value-type="string">
            <text:p>18.740616</text:p>
          </table:table-cell>
          <table:table-cell table:number-columns-repeated="2" office:value-type="string">
            <text:p>YES</text:p>
          </table:table-cell>
        </table:table-row>
        <table:table-row table:style-name="ro1">
          <table:table-cell office:value-type="float" office:value="1120">
            <text:p>1120</text:p>
          </table:table-cell>
          <table:table-cell office:value-type="string">
            <text:p>szállás</text:p>
          </table:table-cell>
          <table:table-cell office:value-type="string">
            <text:p>2013-03-15 23:18:00</text:p>
          </table:table-cell>
          <table:table-cell office:value-type="string">
            <text:p>szállás</text:p>
          </table:table-cell>
          <table:table-cell office:value-type="string">
            <text:p>Budai Judit - 70 222 06 58</text:p>
          </table:table-cell>
          <table:table-cell office:value-type="string">
            <text:p>Felajánlás, Felajánlott szállás, </text:p>
          </table:table-cell>
          <table:table-cell office:value-type="string">
            <text:p>47.455833</text:p>
          </table:table-cell>
          <table:table-cell office:value-type="string">
            <text:p>18.938541</text:p>
          </table:table-cell>
          <table:table-cell table:number-columns-repeated="2" office:value-type="string">
            <text:p>YES</text:p>
          </table:table-cell>
        </table:table-row>
        <table:table-row table:style-name="ro1">
          <table:table-cell office:value-type="float" office:value="1119">
            <text:p>1119</text:p>
          </table:table-cell>
          <table:table-cell office:value-type="string">
            <text:p>autó</text:p>
          </table:table-cell>
          <table:table-cell office:value-type="string">
            <text:p>2013-03-15 23:18:00</text:p>
          </table:table-cell>
          <table:table-cell office:value-type="string">
            <text:p>autó</text:p>
          </table:table-cell>
          <table:table-cell office:value-type="string">
            <text:p>Benyei Artur - 70 334 17 20</text:p>
          </table:table-cell>
          <table:table-cell office:value-type="string">
            <text:p>Felajánlás, </text:p>
          </table:table-cell>
          <table:table-cell office:value-type="string">
            <text:p>47.645847</text:p>
          </table:table-cell>
          <table:table-cell office:value-type="string">
            <text:p>18.316269</text:p>
          </table:table-cell>
          <table:table-cell table:number-columns-repeated="2" office:value-type="string">
            <text:p>YES</text:p>
          </table:table-cell>
        </table:table-row>
        <table:table-row table:style-name="ro1">
          <table:table-cell office:value-type="float" office:value="1118">
            <text:p>1118</text:p>
          </table:table-cell>
          <table:table-cell office:value-type="string">
            <text:p>általános segítség</text:p>
          </table:table-cell>
          <table:table-cell office:value-type="string">
            <text:p>2013-03-15 23:18:00</text:p>
          </table:table-cell>
          <table:table-cell office:value-type="string">
            <text:p>általános segítség</text:p>
          </table:table-cell>
          <table:table-cell office:value-type="string">
            <text:p>Tóth-Kalár Ágnes - 30 285 53 43</text:p>
          </table:table-cell>
          <table:table-cell office:value-type="string">
            <text:p>Felajánlás, </text:p>
          </table:table-cell>
          <table:table-cell office:value-type="string">
            <text:p>47.475563</text:p>
          </table:table-cell>
          <table:table-cell office:value-type="string">
            <text:p>18.82164</text:p>
          </table:table-cell>
          <table:table-cell table:number-columns-repeated="2" office:value-type="string">
            <text:p>YES</text:p>
          </table:table-cell>
        </table:table-row>
        <table:table-row table:style-name="ro1">
          <table:table-cell office:value-type="float" office:value="1117">
            <text:p>1117</text:p>
          </table:table-cell>
          <table:table-cell office:value-type="string">
            <text:p>SEGITÜNK!</text:p>
          </table:table-cell>
          <table:table-cell office:value-type="string">
            <text:p>2013-03-15 23:18:00</text:p>
          </table:table-cell>
          <table:table-cell office:value-type="string">
            <text:p>SEGITÜNK!</text:p>
          </table:table-cell>
          <table:table-cell office:value-type="string">
            <text:p>Az M1-es autópálya 26 km-es lejárónál (Herceghalom), ha valakinek szüksége van segítségre, étel, ital, szállás- segítünk! <text:s/>Ha kell megpróbálunk kimenni az autópálya lejáróig. Akár itt ragadt családot is befogadunk éjszakára! Pataki Sanyi 209790636</text:p>
          </table:table-cell>
          <table:table-cell office:value-type="string">
            <text:p>Felajánlás, Felajánlott szállás, </text:p>
          </table:table-cell>
          <table:table-cell office:value-type="string">
            <text:p>47.568188</text:p>
          </table:table-cell>
          <table:table-cell office:value-type="string">
            <text:p>18.734436</text:p>
          </table:table-cell>
          <table:table-cell table:number-columns-repeated="2" office:value-type="string">
            <text:p>YES</text:p>
          </table:table-cell>
        </table:table-row>
        <table:table-row table:style-name="ro1">
          <table:table-cell office:value-type="float" office:value="1116">
            <text:p>1116</text:p>
          </table:table-cell>
          <table:table-cell office:value-type="string">
            <text:p>kisbabás segítség</text:p>
          </table:table-cell>
          <table:table-cell office:value-type="string">
            <text:p>2013-03-15 23:18:00</text:p>
          </table:table-cell>
          <table:table-cell office:value-type="string">
            <text:p>kisbabás segítség</text:p>
          </table:table-cell>
          <table:table-cell office:value-type="string">
            <text:p>Anita Mészáros Németh - 30 23585 58</text:p>
          </table:table-cell>
          <table:table-cell office:value-type="string">
            <text:p>Felajánlás, </text:p>
          </table:table-cell>
          <table:table-cell office:value-type="string">
            <text:p>46.926823</text:p>
          </table:table-cell>
          <table:table-cell office:value-type="string">
            <text:p>18.243484</text:p>
          </table:table-cell>
          <table:table-cell table:number-columns-repeated="2" office:value-type="string">
            <text:p>YES</text:p>
          </table:table-cell>
        </table:table-row>
        <table:table-row table:style-name="ro1">
          <table:table-cell office:value-type="float" office:value="1115">
            <text:p>1115</text:p>
          </table:table-cell>
          <table:table-cell office:value-type="string">
            <text:p>rohammentő összkerekes mentőkocsi</text:p>
          </table:table-cell>
          <table:table-cell office:value-type="string">
            <text:p>2013-03-15 23:18:00</text:p>
          </table:table-cell>
          <table:table-cell office:value-type="string">
            <text:p>rohammentő összkerekes mentőkocsi</text:p>
          </table:table-cell>
          <table:table-cell office:value-type="string">
            <text:p>Deák Zoltán - 30 285 80 15</text:p>
          </table:table-cell>
          <table:table-cell office:value-type="string">
            <text:p>Felajánlás, Gyógyszer_orvos, </text:p>
          </table:table-cell>
          <table:table-cell office:value-type="string">
            <text:p>46.119892</text:p>
          </table:table-cell>
          <table:table-cell office:value-type="string">
            <text:p>18.143921</text:p>
          </table:table-cell>
          <table:table-cell table:number-columns-repeated="2" office:value-type="string">
            <text:p>YES</text:p>
          </table:table-cell>
        </table:table-row>
        <table:table-row table:style-name="ro1">
          <table:table-cell office:value-type="float" office:value="1114">
            <text:p>1114</text:p>
          </table:table-cell>
          <table:table-cell office:value-type="string">
            <text:p>2-3 ember szállás</text:p>
          </table:table-cell>
          <table:table-cell office:value-type="string">
            <text:p>2013-03-15 23:18:00</text:p>
          </table:table-cell>
          <table:table-cell office:value-type="string">
            <text:p>2-3 ember szállás</text:p>
          </table:table-cell>
          <table:table-cell office:value-type="string">
            <text:p>Pásztor János - 30 265 64 67</text:p>
          </table:table-cell>
          <table:table-cell office:value-type="string">
            <text:p>Felajánlott szállás, </text:p>
          </table:table-cell>
          <table:table-cell office:value-type="string">
            <text:p>48.194473</text:p>
          </table:table-cell>
          <table:table-cell office:value-type="string">
            <text:p>16.353149</text:p>
          </table:table-cell>
          <table:table-cell table:number-columns-repeated="2" office:value-type="string">
            <text:p>YES</text:p>
          </table:table-cell>
        </table:table-row>
        <table:table-row table:style-name="ro1">
          <table:table-cell office:value-type="float" office:value="1113">
            <text:p>1113</text:p>
          </table:table-cell>
          <table:table-cell office:value-type="string">
            <text:p>szállás</text:p>
          </table:table-cell>
          <table:table-cell office:value-type="string">
            <text:p>2013-03-15 23:18:00</text:p>
          </table:table-cell>
          <table:table-cell office:value-type="string">
            <text:p>szállás</text:p>
          </table:table-cell>
          <table:table-cell office:value-type="string">
            <text:p>Kis Bettina - 30 420 40 64</text:p>
          </table:table-cell>
          <table:table-cell office:value-type="string">
            <text:p>Felajánlott szállás, </text:p>
          </table:table-cell>
          <table:table-cell office:value-type="string">
            <text:p>47.572357</text:p>
          </table:table-cell>
          <table:table-cell office:value-type="string">
            <text:p>18.397293</text:p>
          </table:table-cell>
          <table:table-cell table:number-columns-repeated="2" office:value-type="string">
            <text:p>YES</text:p>
          </table:table-cell>
        </table:table-row>
        <table:table-row table:style-name="ro1">
          <table:table-cell office:value-type="float" office:value="1112">
            <text:p>1112</text:p>
          </table:table-cell>
          <table:table-cell office:value-type="string">
            <text:p>Hegyeshalom felé vezető oldalon továbbra is zárva a Tata és Gönyű közötti pályaszakasz.</text:p>
          </table:table-cell>
          <table:table-cell office:value-type="string">
            <text:p>2013-03-15 23:18:44</text:p>
          </table:table-cell>
          <table:table-cell office:value-type="string">
            <text:p>Hegyeshalom felé vezető oldalon továbbra is zárva a Tata és Gönyű közötti pályaszakasz.</text:p>
          </table:table-cell>
          <table:table-cell office:value-type="string">
            <text:p>Hegyeshalom felé vezető oldalon továbbra is zárva a Tata és Gönyű közötti pályaszakasz.2013.03.15. 18:30http://internet.kozut.hu/utinform/Lists/hirek/GuestForm.aspx?ID=7733</text:p>
          </table:table-cell>
          <table:table-cell/>
          <table:table-cell table:number-columns-repeated="2" office:value-type="float" office:value="0">
            <text:p>0</text:p>
          </table:table-cell>
          <table:table-cell table:number-columns-repeated="2" office:value-type="string">
            <text:p>YES</text:p>
          </table:table-cell>
        </table:table-row>
        <table:table-row table:style-name="ro1">
          <table:table-cell office:value-type="float" office:value="1111">
            <text:p>1111</text:p>
          </table:table-cell>
          <table:table-cell office:value-type="string">
            <text:p>terepjáró</text:p>
          </table:table-cell>
          <table:table-cell office:value-type="string">
            <text:p>2013-03-15 23:18:00</text:p>
          </table:table-cell>
          <table:table-cell office:value-type="string">
            <text:p>terepjáró</text:p>
          </table:table-cell>
          <table:table-cell office:value-type="string">
            <text:p>Badics Beatrix - 20 967 59 98</text:p>
          </table:table-cell>
          <table:table-cell office:value-type="string">
            <text:p>Felajánlás, </text:p>
          </table:table-cell>
          <table:table-cell office:value-type="string">
            <text:p>47.457111</text:p>
          </table:table-cell>
          <table:table-cell office:value-type="string">
            <text:p>18.950043</text:p>
          </table:table-cell>
          <table:table-cell table:number-columns-repeated="2" office:value-type="string">
            <text:p>YES</text:p>
          </table:table-cell>
        </table:table-row>
        <table:table-row table:style-name="ro1">
          <table:table-cell office:value-type="float" office:value="1110">
            <text:p>1110</text:p>
          </table:table-cell>
          <table:table-cell office:value-type="string">
            <text:p>szállás</text:p>
          </table:table-cell>
          <table:table-cell office:value-type="string">
            <text:p>2013-03-15 23:18:00</text:p>
          </table:table-cell>
          <table:table-cell office:value-type="string">
            <text:p>szállás</text:p>
          </table:table-cell>
          <table:table-cell office:value-type="string">
            <text:p>Bereczki Éva 20 250 60 21</text:p>
          </table:table-cell>
          <table:table-cell office:value-type="string">
            <text:p>Felajánlott szállás, </text:p>
          </table:table-cell>
          <table:table-cell office:value-type="string">
            <text:p>47.478695</text:p>
          </table:table-cell>
          <table:table-cell office:value-type="string">
            <text:p>18.828506</text:p>
          </table:table-cell>
          <table:table-cell table:number-columns-repeated="2" office:value-type="string">
            <text:p>YES</text:p>
          </table:table-cell>
        </table:table-row>
        <table:table-row table:style-name="ro1">
          <table:table-cell office:value-type="float" office:value="1109">
            <text:p>1109</text:p>
          </table:table-cell>
          <table:table-cell office:value-type="string">
            <text:p>autómentés</text:p>
          </table:table-cell>
          <table:table-cell office:value-type="string">
            <text:p>2013-03-15 23:18:00</text:p>
          </table:table-cell>
          <table:table-cell office:value-type="string">
            <text:p>autómentés</text:p>
          </table:table-cell>
          <table:table-cell office:value-type="string">
            <text:p>Luterán Laura - Luterán Laura - 70 340 82 24</text:p>
          </table:table-cell>
          <table:table-cell office:value-type="string">
            <text:p>Felajánlás, </text:p>
          </table:table-cell>
          <table:table-cell office:value-type="string">
            <text:p>48.184402</text:p>
          </table:table-cell>
          <table:table-cell office:value-type="string">
            <text:p>21.159668</text:p>
          </table:table-cell>
          <table:table-cell table:number-columns-repeated="2" office:value-type="string">
            <text:p>YES</text:p>
          </table:table-cell>
        </table:table-row>
        <table:table-row table:style-name="ro1">
          <table:table-cell office:value-type="float" office:value="1108">
            <text:p>1108</text:p>
          </table:table-cell>
          <table:table-cell office:value-type="string">
            <text:p>123-94 km teljes pályazár mellett dolgoznak a munkagépek</text:p>
          </table:table-cell>
          <table:table-cell office:value-type="string">
            <text:p>2013-03-15 23:18:44</text:p>
          </table:table-cell>
          <table:table-cell office:value-type="string">
            <text:p>123-94 km teljes pályazár mellett dolgoznak a munkagépek</text:p>
          </table:table-cell>
          <table:table-cell office:value-type="string">
            <text:p>2013.03.15. 18:30http://internet.kozut.hu/utinform/Lists/hirek/GuestForm.aspx?ID=7733</text:p>
          </table:table-cell>
          <table:table-cell/>
          <table:table-cell table:number-columns-repeated="2" office:value-type="float" office:value="0">
            <text:p>0</text:p>
          </table:table-cell>
          <table:table-cell table:number-columns-repeated="2" office:value-type="string">
            <text:p>YES</text:p>
          </table:table-cell>
        </table:table-row>
        <table:table-row table:style-name="ro1">
          <table:table-cell office:value-type="float" office:value="1107">
            <text:p>1107</text:p>
          </table:table-cell>
          <table:table-cell office:value-type="string">
            <text:p>szállás, általános segítség</text:p>
          </table:table-cell>
          <table:table-cell office:value-type="string">
            <text:p>2013-03-15 23:18:00</text:p>
          </table:table-cell>
          <table:table-cell office:value-type="string">
            <text:p>szállás, általános segítség</text:p>
          </table:table-cell>
          <table:table-cell office:value-type="string">
            <text:p>Andi Érd 20 326 87 15</text:p>
          </table:table-cell>
          <table:table-cell office:value-type="string">
            <text:p>Felajánlás, Felajánlott szállás, </text:p>
          </table:table-cell>
          <table:table-cell office:value-type="string">
            <text:p>47.388588</text:p>
          </table:table-cell>
          <table:table-cell office:value-type="string">
            <text:p>18.904037</text:p>
          </table:table-cell>
          <table:table-cell table:number-columns-repeated="2" office:value-type="string">
            <text:p>YES</text:p>
          </table:table-cell>
        </table:table-row>
        <table:table-row table:style-name="ro1">
          <table:table-cell office:value-type="float" office:value="1106">
            <text:p>1106</text:p>
          </table:table-cell>
          <table:table-cell office:value-type="string">
            <text:p>Enni- és innivaló kellene</text:p>
          </table:table-cell>
          <table:table-cell office:value-type="string">
            <text:p>2013-03-15 23:18:00</text:p>
          </table:table-cell>
          <table:table-cell office:value-type="string">
            <text:p>Enni- és innivaló kellene</text:p>
          </table:table-cell>
          <table:table-cell office:value-type="string">
            <text:p>Sógorom a Gönyű-Göny-Nagyszentjános leágazástól kb. 500 méterre, egy fehér fülkéjű Austrotherm feliratú ponyvás teherautóban van már több, mint 28 órája. Lassan lemerül a telefonja. Kérlek, vigyetek neki enni-, innivalót, ha el tudtok jutni hozzá. Rendszám FJT 678 Telefonszáma:06-70-606-13-01Előre is köszönöm a segítségeteket!Lovas Gabriella</text:p>
          </table:table-cell>
          <table:table-cell office:value-type="string">
            <text:p>Ellenőrizni kell, Segítségkérés, </text:p>
          </table:table-cell>
          <table:table-cell office:value-type="string">
            <text:p>47.731243</text:p>
          </table:table-cell>
          <table:table-cell office:value-type="string">
            <text:p>17.847805</text:p>
          </table:table-cell>
          <table:table-cell table:number-columns-repeated="2" office:value-type="string">
            <text:p>YES</text:p>
          </table:table-cell>
        </table:table-row>
        <table:table-row table:style-name="ro1">
          <table:table-cell office:value-type="float" office:value="1105">
            <text:p>1105</text:p>
          </table:table-cell>
          <table:table-cell office:value-type="string">
            <text:p>darus autómentő, Csörlős terepjáró</text:p>
          </table:table-cell>
          <table:table-cell office:value-type="string">
            <text:p>2013-03-15 23:18:00</text:p>
          </table:table-cell>
          <table:table-cell office:value-type="string">
            <text:p>darus autómentő, Csörlős terepjáró</text:p>
          </table:table-cell>
          <table:table-cell office:value-type="string">
            <text:p>Füzesréti Bálint <text:s/>20 914 31 <text:s/>33</text:p>
          </table:table-cell>
          <table:table-cell office:value-type="string">
            <text:p>Felajánlás, </text:p>
          </table:table-cell>
          <table:table-cell office:value-type="string">
            <text:p>47.421467</text:p>
          </table:table-cell>
          <table:table-cell office:value-type="string">
            <text:p>19.009781</text:p>
          </table:table-cell>
          <table:table-cell table:number-columns-repeated="2" office:value-type="string">
            <text:p>YES</text:p>
          </table:table-cell>
        </table:table-row>
        <table:table-row table:style-name="ro1">
          <table:table-cell office:value-type="float" office:value="1104">
            <text:p>1104</text:p>
          </table:table-cell>
          <table:table-cell office:value-type="string">
            <text:p>Étel, ital kellene</text:p>
          </table:table-cell>
          <table:table-cell office:value-type="string">
            <text:p>2013-03-15 23:18:00</text:p>
          </table:table-cell>
          <table:table-cell office:value-type="string">
            <text:p>Étel, ital kellene</text:p>
          </table:table-cell>
          <table:table-cell office:value-type="string">
            <text:p>Az M1-1-es út találkozásánál, Budakeszi és Budaörs között nagyon sokan várakoznak a hidegben. Ha valaki ki tudna menni oda élelemmel, teával, az nagyon jól jönne!</text:p>
          </table:table-cell>
          <table:table-cell office:value-type="string">
            <text:p>Ellenőrizni kell, Segítségkérés, </text:p>
          </table:table-cell>
          <table:table-cell office:value-type="string">
            <text:p>47.458855</text:p>
          </table:table-cell>
          <table:table-cell office:value-type="string">
            <text:p>18.905582</text:p>
          </table:table-cell>
          <table:table-cell table:number-columns-repeated="2" office:value-type="string">
            <text:p>YES</text:p>
          </table:table-cell>
        </table:table-row>
        <table:table-row table:style-name="ro1">
          <table:table-cell office:value-type="float" office:value="1103">
            <text:p>1103</text:p>
          </table:table-cell>
          <table:table-cell office:value-type="string">
            <text:p>Segítségnyújtás</text:p>
          </table:table-cell>
          <table:table-cell office:value-type="string">
            <text:p>2013-03-15 23:18:00</text:p>
          </table:table-cell>
          <table:table-cell office:value-type="string">
            <text:p>Segítségnyújtás</text:p>
          </table:table-cell>
          <table:table-cell office:value-type="string">
            <text:p>Ha valaki Dunaújváros közelében ragadt, mi is tudunk segíteni: szállás/étel/ ital/kávé vagy bármi! Hódos Gabriella, Bánhegyesi Attilatel.: 0620 478 98 06</text:p>
          </table:table-cell>
          <table:table-cell office:value-type="string">
            <text:p>Felajánlás, Felajánlott szállás, </text:p>
          </table:table-cell>
          <table:table-cell office:value-type="string">
            <text:p>46.959637</text:p>
          </table:table-cell>
          <table:table-cell office:value-type="string">
            <text:p>18.919144</text:p>
          </table:table-cell>
          <table:table-cell table:number-columns-repeated="2" office:value-type="string">
            <text:p>YES</text:p>
          </table:table-cell>
        </table:table-row>
        <table:table-row table:style-name="ro1">
          <table:table-cell office:value-type="float" office:value="1102">
            <text:p>1102</text:p>
          </table:table-cell>
          <table:table-cell office:value-type="string">
            <text:p>Segítségnyújtás</text:p>
          </table:table-cell>
          <table:table-cell office:value-type="string">
            <text:p>2013-03-15 23:18:00</text:p>
          </table:table-cell>
          <table:table-cell office:value-type="string">
            <text:p>Segítségnyújtás</text:p>
          </table:table-cell>
          <table:table-cell office:value-type="string">
            <text:p>Dunaújvárosban és környékén rekedteknek a belvárosban ággyal, étellel, itallal tudunk szolgálni. Elérhetőség:0620 553 44 41</text:p>
          </table:table-cell>
          <table:table-cell office:value-type="string">
            <text:p>Felajánlás, Felajánlott szállás, </text:p>
          </table:table-cell>
          <table:table-cell office:value-type="string">
            <text:p>46.893986</text:p>
          </table:table-cell>
          <table:table-cell office:value-type="string">
            <text:p>18.896484</text:p>
          </table:table-cell>
          <table:table-cell table:number-columns-repeated="2" office:value-type="string">
            <text:p>YES</text:p>
          </table:table-cell>
        </table:table-row>
        <table:table-row table:style-name="ro1">
          <table:table-cell office:value-type="float" office:value="1101">
            <text:p>1101</text:p>
          </table:table-cell>
          <table:table-cell office:value-type="string">
            <text:p>Átjáró lezárva! </text:p>
          </table:table-cell>
          <table:table-cell office:value-type="string">
            <text:p>2013-03-15 23:18:44</text:p>
          </table:table-cell>
          <table:table-cell office:value-type="string">
            <text:p>Átjáró lezárva! </text:p>
          </table:table-cell>
          <table:table-cell office:value-type="string">
            <text:p>Friss!! Most járunk ott és lezárták Szolnokon aSzéchenyi lakótelepré vezető útnál a MOLbenzinkút melletti közúti aluljárót!</text:p>
          </table:table-cell>
          <table:table-cell/>
          <table:table-cell office:value-type="string">
            <text:p>47.176704</text:p>
          </table:table-cell>
          <table:table-cell office:value-type="string">
            <text:p>20.15502</text:p>
          </table:table-cell>
          <table:table-cell table:number-columns-repeated="2" office:value-type="string">
            <text:p>YES</text:p>
          </table:table-cell>
        </table:table-row>
        <table:table-row table:style-name="ro1">
          <table:table-cell office:value-type="float" office:value="1100">
            <text:p>1100</text:p>
          </table:table-cell>
          <table:table-cell office:value-type="string">
            <text:p>Kiskunhalas</text:p>
          </table:table-cell>
          <table:table-cell office:value-type="string">
            <text:p>2013-03-15 23:18:00</text:p>
          </table:table-cell>
          <table:table-cell office:value-type="string">
            <text:p>Kiskunhalas</text:p>
          </table:table-cell>
          <table:table-cell office:value-type="string">
            <text:p>Győrfi Gábor - általános segítség70 779 19 58</text:p>
          </table:table-cell>
          <table:table-cell office:value-type="string">
            <text:p>Felajánlás, </text:p>
          </table:table-cell>
          <table:table-cell office:value-type="string">
            <text:p>46.43544</text:p>
          </table:table-cell>
          <table:table-cell office:value-type="string">
            <text:p>19.483427</text:p>
          </table:table-cell>
          <table:table-cell table:number-columns-repeated="2" office:value-type="string">
            <text:p>YES</text:p>
          </table:table-cell>
        </table:table-row>
        <table:table-row table:style-name="ro1">
          <table:table-cell office:value-type="float" office:value="1099">
            <text:p>1099</text:p>
          </table:table-cell>
          <table:table-cell office:value-type="string">
            <text:p>Járhatatlan út</text:p>
          </table:table-cell>
          <table:table-cell office:value-type="string">
            <text:p>2013-03-15 23:18:44</text:p>
          </table:table-cell>
          <table:table-cell office:value-type="string">
            <text:p>Járhatatlan út</text:p>
          </table:table-cell>
          <table:table-cell office:value-type="string">
            <text:p>Kaposvár-Kaposmérő között járhatatlanok az utak!</text:p>
          </table:table-cell>
          <table:table-cell/>
          <table:table-cell table:number-columns-repeated="2" office:value-type="float" office:value="0">
            <text:p>0</text:p>
          </table:table-cell>
          <table:table-cell table:number-columns-repeated="2" office:value-type="string">
            <text:p>YES</text:p>
          </table:table-cell>
        </table:table-row>
        <table:table-row table:style-name="ro1">
          <table:table-cell office:value-type="float" office:value="1098">
            <text:p>1098</text:p>
          </table:table-cell>
          <table:table-cell office:value-type="string">
            <text:p>Segítséget kínálok Bp--en M1Í/M7= közelében. HELP offered!</text:p>
          </table:table-cell>
          <table:table-cell office:value-type="string">
            <text:p>2013-03-15 23:18:00</text:p>
          </table:table-cell>
          <table:table-cell office:value-type="string">
            <text:p>Segítséget kínálok Bp--en M1Í/M7= közelében. HELP offered!</text:p>
          </table:table-cell>
          <table:table-cell office:value-type="string">
            <text:p>HELP offered for anyone in need (4-5 people, families with children as well. Bed, warm bath, food-drink at our home)! Very close to the highway M1-M7 (E71)Szívesen segítünk, ha tudunk! Budapest M1-M7, XI. ker. Sasad - Beregszász út, autópályához közel. Külföldinek is. Meleg van, ágy van, kád víz van és meleg étel-ital! Kisgyerekesek is jöhetnek! +36209322880.</text:p>
          </table:table-cell>
          <table:table-cell office:value-type="string">
            <text:p>Felajánlás, Felajánlott szállás, </text:p>
          </table:table-cell>
          <table:table-cell office:value-type="string">
            <text:p>47.473125</text:p>
          </table:table-cell>
          <table:table-cell office:value-type="string">
            <text:p>19.009266</text:p>
          </table:table-cell>
          <table:table-cell table:number-columns-repeated="2" office:value-type="string">
            <text:p>YES</text:p>
          </table:table-cell>
        </table:table-row>
        <table:table-row table:style-name="ro1">
          <table:table-cell office:value-type="float" office:value="1097">
            <text:p>1097</text:p>
          </table:table-cell>
          <table:table-cell office:value-type="string">
            <text:p>Budapest</text:p>
          </table:table-cell>
          <table:table-cell office:value-type="string">
            <text:p>2013-03-15 23:18:00</text:p>
          </table:table-cell>
          <table:table-cell office:value-type="string">
            <text:p>Budapest</text:p>
          </table:table-cell>
          <table:table-cell office:value-type="string">
            <text:p>Csillik Gábor - terepjáró30 643 05 20</text:p>
          </table:table-cell>
          <table:table-cell office:value-type="string">
            <text:p>Felajánlás, </text:p>
          </table:table-cell>
          <table:table-cell office:value-type="string">
            <text:p>47.468021</text:p>
          </table:table-cell>
          <table:table-cell office:value-type="string">
            <text:p>19.107285</text:p>
          </table:table-cell>
          <table:table-cell table:number-columns-repeated="2" office:value-type="string">
            <text:p>YES</text:p>
          </table:table-cell>
        </table:table-row>
        <table:table-row table:style-name="ro1">
          <table:table-cell office:value-type="float" office:value="1096">
            <text:p>1096</text:p>
          </table:table-cell>
          <table:table-cell office:value-type="string">
            <text:p>Segítségnyújtás</text:p>
          </table:table-cell>
          <table:table-cell office:value-type="string">
            <text:p>2013-03-15 23:18:00</text:p>
          </table:table-cell>
          <table:table-cell office:value-type="string">
            <text:p>Segítségnyújtás</text:p>
          </table:table-cell>
          <table:table-cell office:value-type="string">
            <text:p>Nem tudom, hogy errefelé van-e valaki, aki elakadt, mi mindenesetre Diósdon vagyunk, az M7 és M0 mellett és szívesen segítenénk valahogy, valamiben. Étel, ital, tea, takaró, kocsi kilapátolása a hóból, nem tudom!0620 399 13 98</text:p>
          </table:table-cell>
          <table:table-cell office:value-type="string">
            <text:p>Felajánlás, </text:p>
          </table:table-cell>
          <table:table-cell office:value-type="string">
            <text:p>47.409214</text:p>
          </table:table-cell>
          <table:table-cell office:value-type="string">
            <text:p>18.942146</text:p>
          </table:table-cell>
          <table:table-cell table:number-columns-repeated="2" office:value-type="string">
            <text:p>YES</text:p>
          </table:table-cell>
        </table:table-row>
        <table:table-row table:style-name="ro1">
          <table:table-cell office:value-type="float" office:value="1095">
            <text:p>1095</text:p>
          </table:table-cell>
          <table:table-cell office:value-type="string">
            <text:p>Szállás 2 fő részére</text:p>
          </table:table-cell>
          <table:table-cell office:value-type="string">
            <text:p>2013-03-15 23:18:44</text:p>
          </table:table-cell>
          <table:table-cell office:value-type="string">
            <text:p>Szállás 2 fő részére</text:p>
          </table:table-cell>
          <table:table-cell office:value-type="string">
            <text:p>82-esen autózók, figyelem! Cseszneken (Veszprém megye Bakony) két embert be tudok fogadni.0630 513 97 01</text:p>
          </table:table-cell>
          <table:table-cell/>
          <table:table-cell office:value-type="string">
            <text:p>47.354408</text:p>
          </table:table-cell>
          <table:table-cell office:value-type="string">
            <text:p>17.885742</text:p>
          </table:table-cell>
          <table:table-cell table:number-columns-repeated="2" office:value-type="string">
            <text:p>YES</text:p>
          </table:table-cell>
        </table:table-row>
        <table:table-row table:style-name="ro1">
          <table:table-cell office:value-type="float" office:value="1094">
            <text:p>1094</text:p>
          </table:table-cell>
          <table:table-cell office:value-type="string">
            <text:p>Segítségnyújtás</text:p>
          </table:table-cell>
          <table:table-cell office:value-type="string">
            <text:p>2013-03-15 23:18:00</text:p>
          </table:table-cell>
          <table:table-cell office:value-type="string">
            <text:p>Segítségnyújtás</text:p>
          </table:table-cell>
          <table:table-cell office:value-type="string">
            <text:p>Csákvár közelében segítség!0630 384 07 13</text:p>
          </table:table-cell>
          <table:table-cell office:value-type="string">
            <text:p>Felajánlás, </text:p>
          </table:table-cell>
          <table:table-cell office:value-type="string">
            <text:p>47.383472</text:p>
          </table:table-cell>
          <table:table-cell office:value-type="string">
            <text:p>18.468018</text:p>
          </table:table-cell>
          <table:table-cell table:number-columns-repeated="2" office:value-type="string">
            <text:p>YES</text:p>
          </table:table-cell>
        </table:table-row>
        <table:table-row table:style-name="ro1">
          <table:table-cell office:value-type="float" office:value="1093">
            <text:p>1093</text:p>
          </table:table-cell>
          <table:table-cell office:value-type="string">
            <text:p>Szállás</text:p>
          </table:table-cell>
          <table:table-cell office:value-type="string">
            <text:p>2013-03-15 23:18:00</text:p>
          </table:table-cell>
          <table:table-cell office:value-type="string">
            <text:p>Szállás</text:p>
          </table:table-cell>
          <table:table-cell office:value-type="string">
            <text:p>Ha valaki elakadt Budaörs környékén, szívesen segítünk szállással, étellel vagy akár csak egy meleg takaróval, teával. A számom:0630 602 44 45Palotás Tímea</text:p>
          </table:table-cell>
          <table:table-cell office:value-type="string">
            <text:p>Felajánlás, Felajánlott szállás, </text:p>
          </table:table-cell>
          <table:table-cell office:value-type="string">
            <text:p>47.458042</text:p>
          </table:table-cell>
          <table:table-cell office:value-type="string">
            <text:p>18.956566</text:p>
          </table:table-cell>
          <table:table-cell table:number-columns-repeated="2" office:value-type="string">
            <text:p>YES</text:p>
          </table:table-cell>
        </table:table-row>
        <table:table-row table:style-name="ro1">
          <table:table-cell office:value-type="float" office:value="1092">
            <text:p>1092</text:p>
          </table:table-cell>
          <table:table-cell office:value-type="string">
            <text:p>Szállás</text:p>
          </table:table-cell>
          <table:table-cell office:value-type="string">
            <text:p>2013-03-15 23:18:00</text:p>
          </table:table-cell>
          <table:table-cell office:value-type="string">
            <text:p>Szállás</text:p>
          </table:table-cell>
          <table:table-cell office:value-type="string">
            <text:p>Sziasztok! Ha valaki Bonyhad kornyeken elakadt szivesen latjuk! meleg etel es ital van, jo meleg takarok is! Steib-Szabo Bea06 76 616 2885</text:p>
          </table:table-cell>
          <table:table-cell office:value-type="string">
            <text:p>Felajánlás, </text:p>
          </table:table-cell>
          <table:table-cell office:value-type="string">
            <text:p>46.294765</text:p>
          </table:table-cell>
          <table:table-cell office:value-type="string">
            <text:p>18.529816</text:p>
          </table:table-cell>
          <table:table-cell table:number-columns-repeated="2" office:value-type="string">
            <text:p>YES</text:p>
          </table:table-cell>
        </table:table-row>
        <table:table-row table:style-name="ro1">
          <table:table-cell office:value-type="float" office:value="1091">
            <text:p>1091</text:p>
          </table:table-cell>
          <table:table-cell office:value-type="string">
            <text:p>Szállás</text:p>
          </table:table-cell>
          <table:table-cell office:value-type="string">
            <text:p>2013-03-15 23:18:00</text:p>
          </table:table-cell>
          <table:table-cell office:value-type="string">
            <text:p>Szállás</text:p>
          </table:table-cell>
          <table:table-cell office:value-type="string">
            <text:p>Bicskén szálassal tudok segíteni a rászorultoknak.Vörös Marianna0620 928 85 36</text:p>
          </table:table-cell>
          <table:table-cell office:value-type="string">
            <text:p>Felajánlott szállás, </text:p>
          </table:table-cell>
          <table:table-cell office:value-type="string">
            <text:p>47.489834</text:p>
          </table:table-cell>
          <table:table-cell office:value-type="string">
            <text:p>18.627319</text:p>
          </table:table-cell>
          <table:table-cell table:number-columns-repeated="2" office:value-type="string">
            <text:p>YES</text:p>
          </table:table-cell>
        </table:table-row>
        <table:table-row table:style-name="ro1">
          <table:table-cell office:value-type="float" office:value="1090">
            <text:p>1090</text:p>
          </table:table-cell>
          <table:table-cell office:value-type="string">
            <text:p>Szállás, étel, ital</text:p>
          </table:table-cell>
          <table:table-cell office:value-type="string">
            <text:p>2013-03-15 23:18:00</text:p>
          </table:table-cell>
          <table:table-cell office:value-type="string">
            <text:p>Szállás, étel, ital</text:p>
          </table:table-cell>
          <table:table-cell office:value-type="string">
            <text:p>Ha valaki elakadt az 1-es főútnál és bejut Biatorbágyra, szállást, ételt/italt tudok biztosítani számára. 06 70 431 16 97</text:p>
          </table:table-cell>
          <table:table-cell office:value-type="string">
            <text:p>Felajánlott szállás, </text:p>
          </table:table-cell>
          <table:table-cell office:value-type="string">
            <text:p>47.469414</text:p>
          </table:table-cell>
          <table:table-cell office:value-type="string">
            <text:p>18.820267</text:p>
          </table:table-cell>
          <table:table-cell table:number-columns-repeated="2" office:value-type="string">
            <text:p>YES</text:p>
          </table:table-cell>
        </table:table-row>
        <table:table-row table:style-name="ro1">
          <table:table-cell office:value-type="float" office:value="1089">
            <text:p>1089</text:p>
          </table:table-cell>
          <table:table-cell office:value-type="string">
            <text:p>SZÁLLÁS gyerekes családnak</text:p>
          </table:table-cell>
          <table:table-cell office:value-type="string">
            <text:p>2013-03-15 23:18:00</text:p>
          </table:table-cell>
          <table:table-cell office:value-type="string">
            <text:p>SZÁLLÁS gyerekes családnak</text:p>
          </table:table-cell>
          <table:table-cell office:value-type="string">
            <text:p>Sziasztok! Ha van olyan gyerekes család, aki Balatonalmádi környékén rekedt, szívesen fogadjuk őket, helytől függően talán még menni is tudunk értük! Gáti Anita0620 527 22 26</text:p>
          </table:table-cell>
          <table:table-cell office:value-type="string">
            <text:p>Felajánlott szállás, </text:p>
          </table:table-cell>
          <table:table-cell office:value-type="string">
            <text:p>47.032227</text:p>
          </table:table-cell>
          <table:table-cell office:value-type="string">
            <text:p>18.007278</text:p>
          </table:table-cell>
          <table:table-cell table:number-columns-repeated="2" office:value-type="string">
            <text:p>YES</text:p>
          </table:table-cell>
        </table:table-row>
        <table:table-row table:style-name="ro1">
          <table:table-cell office:value-type="float" office:value="1088">
            <text:p>1088</text:p>
          </table:table-cell>
          <table:table-cell office:value-type="string">
            <text:p>MELEGEDŐ &amp;amp; Terepjárós segítség</text:p>
          </table:table-cell>
          <table:table-cell office:value-type="string">
            <text:p>2013-03-15 23:18:00</text:p>
          </table:table-cell>
          <table:table-cell office:value-type="string">
            <text:p>MELEGEDŐ &amp;amp; Terepjárós segítség</text:p>
          </table:table-cell>
          <table:table-cell office:value-type="string">
            <text:p>Bajna körbezárva! Senki ne induljon el a faluból. Melegedőt nyitunk a műv. házban a kocsiban rekedteknek. Ha valakinek segítség kell, a környék útjairól, terepjáróval behozzuk.0630 718 08 60</text:p>
          </table:table-cell>
          <table:table-cell office:value-type="string">
            <text:p>Ellátóhely_gyógyszertár, Felajánlás, </text:p>
          </table:table-cell>
          <table:table-cell office:value-type="string">
            <text:p>47.651745</text:p>
          </table:table-cell>
          <table:table-cell office:value-type="string">
            <text:p>18.6026</text:p>
          </table:table-cell>
          <table:table-cell table:number-columns-repeated="2" office:value-type="string">
            <text:p>YES</text:p>
          </table:table-cell>
        </table:table-row>
        <table:table-row table:style-name="ro1">
          <table:table-cell office:value-type="float" office:value="1087">
            <text:p>1087</text:p>
          </table:table-cell>
          <table:table-cell office:value-type="string">
            <text:p>SZÁLLÁS kisgyerekeseknek</text:p>
          </table:table-cell>
          <table:table-cell office:value-type="string">
            <text:p>2013-03-15 23:18:00</text:p>
          </table:table-cell>
          <table:table-cell office:value-type="string">
            <text:p>SZÁLLÁS kisgyerekeseknek</text:p>
          </table:table-cell>
          <table:table-cell office:value-type="string">
            <text:p>Szia! Abdán kisdedeseknek, kisgyerekeseknek kávé, tea, étel, tápszer, pelenka, bármi.Dernóczy Adrienn0620 339 44 88</text:p>
          </table:table-cell>
          <table:table-cell office:value-type="string">
            <text:p>Felajánlás, </text:p>
          </table:table-cell>
          <table:table-cell office:value-type="string">
            <text:p>47.694744</text:p>
          </table:table-cell>
          <table:table-cell office:value-type="string">
            <text:p>17.548256</text:p>
          </table:table-cell>
          <table:table-cell table:number-columns-repeated="2" office:value-type="string">
            <text:p>YES</text:p>
          </table:table-cell>
        </table:table-row>
        <table:table-row table:style-name="ro1">
          <table:table-cell office:value-type="float" office:value="1086">
            <text:p>1086</text:p>
          </table:table-cell>
          <table:table-cell office:value-type="string">
            <text:p>2013.03.15- 19:20 HELP OFFERED! Segítséget kínálok!</text:p>
          </table:table-cell>
          <table:table-cell office:value-type="string">
            <text:p>2013-03-15 23:18:00</text:p>
          </table:table-cell>
          <table:table-cell office:value-type="string">
            <text:p>2013.03.15- 19:20 HELP OFFERED! Segítséget kínálok!</text:p>
          </table:table-cell>
          <table:table-cell office:value-type="string">
            <text:p>HELP offered for anyone in need (4-5 people, families with children as well. Bed, warm bath, food-drink at our home)! Very close to the highway M1-M7 (E71)Szívesen segítünk, ha tudunk! Budapest M1-M7, XI. ker. Sasad - Beregszász út, autópályához közel. Külföldinek is. Meleg van, ágy van, kád víz van és meleg étel-ital! Kisgyerekesek is jöhetnek! +36209322880.</text:p>
          </table:table-cell>
          <table:table-cell office:value-type="string">
            <text:p>Felajánlás, Felajánlott szállás, </text:p>
          </table:table-cell>
          <table:table-cell office:value-type="string">
            <text:p>47.472317</text:p>
          </table:table-cell>
          <table:table-cell office:value-type="string">
            <text:p>19.009094</text:p>
          </table:table-cell>
          <table:table-cell table:number-columns-repeated="2" office:value-type="string">
            <text:p>YES</text:p>
          </table:table-cell>
        </table:table-row>
        <table:table-row table:style-name="ro1">
          <table:table-cell office:value-type="float" office:value="1085">
            <text:p>1085</text:p>
          </table:table-cell>
          <table:table-cell office:value-type="string">
            <text:p>Szemelyi polgárőrség, terepjárós segítség</text:p>
          </table:table-cell>
          <table:table-cell office:value-type="string">
            <text:p>2013-03-15 23:18:00</text:p>
          </table:table-cell>
          <table:table-cell office:value-type="string">
            <text:p>Szemelyi polgárőrség, terepjárós segítség</text:p>
          </table:table-cell>
          <table:table-cell office:value-type="string">
            <text:p>Ha segítségre van szükség, TEREPJÁRÓNK KÉSZENLÉTBEN&amp;quot;Az 57-es út, az 5711-es út, Kozármisleny, Egerág, Újpetre körzetében hívhatóak vagyunk.SZEMELYI POLGÁRŐRSÉG 0630 348 51 64</text:p>
          </table:table-cell>
          <table:table-cell office:value-type="string">
            <text:p>Felajánlás, </text:p>
          </table:table-cell>
          <table:table-cell office:value-type="string">
            <text:p>46.009361</text:p>
          </table:table-cell>
          <table:table-cell office:value-type="string">
            <text:p>18.324509</text:p>
          </table:table-cell>
          <table:table-cell table:number-columns-repeated="2" office:value-type="string">
            <text:p>YES</text:p>
          </table:table-cell>
        </table:table-row>
        <table:table-row table:style-name="ro1">
          <table:table-cell office:value-type="float" office:value="1084">
            <text:p>1084</text:p>
          </table:table-cell>
          <table:table-cell office:value-type="string">
            <text:p>Terepjárós segítség</text:p>
          </table:table-cell>
          <table:table-cell office:value-type="string">
            <text:p>2013-03-15 23:18:00</text:p>
          </table:table-cell>
          <table:table-cell office:value-type="string">
            <text:p>Terepjárós segítség</text:p>
          </table:table-cell>
          <table:table-cell office:value-type="string">
            <text:p>Anett GehringerSziasztok, Gárdony, Agárd, Velence környékén egy terepjáróval megpróbálunk segíteni ha elakadtatok. Takarókkal, teával, elakadt autót esetleg menteni.... hívjatok:0630 665 15 14</text:p>
          </table:table-cell>
          <table:table-cell office:value-type="string">
            <text:p>Felajánlás, </text:p>
          </table:table-cell>
          <table:table-cell office:value-type="string">
            <text:p>47.197411</text:p>
          </table:table-cell>
          <table:table-cell office:value-type="string">
            <text:p>18.627663</text:p>
          </table:table-cell>
          <table:table-cell table:number-columns-repeated="2" office:value-type="string">
            <text:p>YES</text:p>
          </table:table-cell>
        </table:table-row>
        <table:table-row table:style-name="ro1">
          <table:table-cell office:value-type="float" office:value="1083">
            <text:p>1083</text:p>
          </table:table-cell>
          <table:table-cell office:value-type="string">
            <text:p>Délegyházi Önkéntes Tűzoltók segítenek</text:p>
          </table:table-cell>
          <table:table-cell office:value-type="string">
            <text:p>2013-03-15 23:18:00</text:p>
          </table:table-cell>
          <table:table-cell office:value-type="string">
            <text:p>Délegyházi Önkéntes Tűzoltók segítenek</text:p>
          </table:table-cell>
          <table:table-cell office:value-type="string">
            <text:p>Délegyháza és Dunavarsány környékén segít a Délegyházi önkéntes tűzoltó egyesület! Telefonszámunk:0630 987 28 50Pólya Roland</text:p>
          </table:table-cell>
          <table:table-cell office:value-type="string">
            <text:p>Felajánlás, </text:p>
          </table:table-cell>
          <table:table-cell office:value-type="string">
            <text:p>47.265484</text:p>
          </table:table-cell>
          <table:table-cell office:value-type="string">
            <text:p>19.067459</text:p>
          </table:table-cell>
          <table:table-cell table:number-columns-repeated="2" office:value-type="string">
            <text:p>YES</text:p>
          </table:table-cell>
        </table:table-row>
        <table:table-row table:style-name="ro1">
          <table:table-cell office:value-type="float" office:value="1082">
            <text:p>1082</text:p>
          </table:table-cell>
          <table:table-cell office:value-type="string">
            <text:p>Terepjárós segítség</text:p>
          </table:table-cell>
          <table:table-cell office:value-type="string">
            <text:p>2013-03-15 23:18:00</text:p>
          </table:table-cell>
          <table:table-cell office:value-type="string">
            <text:p>Terepjárós segítség</text:p>
          </table:table-cell>
          <table:table-cell office:value-type="string">
            <text:p>Ha valaki Hévíz - Keszthely - Gyenesdiás környékén bajba került, megyek segíteni hóláncos terepjáróval!!!!! Imely István 30 649-3584</text:p>
          </table:table-cell>
          <table:table-cell office:value-type="string">
            <text:p>Felajánlás, </text:p>
          </table:table-cell>
          <table:table-cell office:value-type="string">
            <text:p>46.773495</text:p>
          </table:table-cell>
          <table:table-cell office:value-type="string">
            <text:p>17.244415</text:p>
          </table:table-cell>
          <table:table-cell table:number-columns-repeated="2" office:value-type="string">
            <text:p>YES</text:p>
          </table:table-cell>
        </table:table-row>
        <table:table-row table:style-name="ro1">
          <table:table-cell office:value-type="float" office:value="1081">
            <text:p>1081</text:p>
          </table:table-cell>
          <table:table-cell office:value-type="string">
            <text:p>Terepjárós segítség</text:p>
          </table:table-cell>
          <table:table-cell office:value-type="string">
            <text:p>2013-03-15 23:18:00</text:p>
          </table:table-cell>
          <table:table-cell office:value-type="string">
            <text:p>Terepjárós segítség</text:p>
          </table:table-cell>
          <table:table-cell office:value-type="string">
            <text:p>Terepjáróval segítenék úton rekedteknek Budapest, M0 déli régiójában! M1 - M7 kivezetőre is ki tudok jutni.Halásztelekről tudok indulni!Csanyik Norbert0670 380 1120</text:p>
          </table:table-cell>
          <table:table-cell office:value-type="string">
            <text:p>Felajánlás, </text:p>
          </table:table-cell>
          <table:table-cell office:value-type="string">
            <text:p>47.36348</text:p>
          </table:table-cell>
          <table:table-cell office:value-type="string">
            <text:p>18.979225</text:p>
          </table:table-cell>
          <table:table-cell table:number-columns-repeated="2" office:value-type="string">
            <text:p>YES</text:p>
          </table:table-cell>
        </table:table-row>
        <table:table-row table:style-name="ro1">
          <table:table-cell office:value-type="float" office:value="1080">
            <text:p>1080</text:p>
          </table:table-cell>
          <table:table-cell office:value-type="string">
            <text:p>Solymári polgárőrség segít</text:p>
          </table:table-cell>
          <table:table-cell office:value-type="string">
            <text:p>2013-03-15 23:18:00</text:p>
          </table:table-cell>
          <table:table-cell office:value-type="string">
            <text:p>Solymári polgárőrség segít</text:p>
          </table:table-cell>
          <table:table-cell office:value-type="string">
            <text:p>Ha a térségben bárki elakadna a hó miatt, vagy árokba csúszott, esetleg bármi problémája akadt, haladéktalanul értesítsen minket!+3620/4454663+3630/9347103</text:p>
          </table:table-cell>
          <table:table-cell office:value-type="string">
            <text:p>Ellátóhely_gyógyszertár, Felajánlás, </text:p>
          </table:table-cell>
          <table:table-cell office:value-type="string">
            <text:p>47.590073</text:p>
          </table:table-cell>
          <table:table-cell office:value-type="string">
            <text:p>18.92807</text:p>
          </table:table-cell>
          <table:table-cell table:number-columns-repeated="2" office:value-type="string">
            <text:p>YES</text:p>
          </table:table-cell>
        </table:table-row>
        <table:table-row table:style-name="ro1">
          <table:table-cell office:value-type="float" office:value="1079">
            <text:p>1079</text:p>
          </table:table-cell>
          <table:table-cell office:value-type="string">
            <text:p>Terepjárós segítség</text:p>
          </table:table-cell>
          <table:table-cell office:value-type="string">
            <text:p>2013-03-15 23:18:00</text:p>
          </table:table-cell>
          <table:table-cell office:value-type="string">
            <text:p>Terepjárós segítség</text:p>
          </table:table-cell>
          <table:table-cell office:value-type="string">
            <text:p>Dunaharasztin és környékén fel tudok ajánlani segítséget. Terepjáró van, akinek kell valami hívjon. Ha marad a helyzet, lehet hogy kimegyünk Budára is segíteni! Tel.: 0670/3647083</text:p>
          </table:table-cell>
          <table:table-cell office:value-type="string">
            <text:p>Felajánlás, </text:p>
          </table:table-cell>
          <table:table-cell office:value-type="string">
            <text:p>47.352314</text:p>
          </table:table-cell>
          <table:table-cell office:value-type="string">
            <text:p>19.093208</text:p>
          </table:table-cell>
          <table:table-cell table:number-columns-repeated="2" office:value-type="string">
            <text:p>YES</text:p>
          </table:table-cell>
        </table:table-row>
        <table:table-row table:style-name="ro1">
          <table:table-cell office:value-type="float" office:value="1078">
            <text:p>1078</text:p>
          </table:table-cell>
          <table:table-cell office:value-type="string">
            <text:p>Terepjárós segítség</text:p>
          </table:table-cell>
          <table:table-cell office:value-type="string">
            <text:p>2013-03-15 23:18:00</text:p>
          </table:table-cell>
          <table:table-cell office:value-type="string">
            <text:p>Terepjárós segítség</text:p>
          </table:table-cell>
          <table:table-cell office:value-type="string">
            <text:p>Most értem vissza Baracskáról, újra szabad a terepjáróm, ahol tudok segítek, szállítani, menteni!! Budapest 22. ker és környéke! Tel.: 0630643050</text:p>
          </table:table-cell>
          <table:table-cell office:value-type="string">
            <text:p>Felajánlás, </text:p>
          </table:table-cell>
          <table:table-cell office:value-type="string">
            <text:p>47.411594</text:p>
          </table:table-cell>
          <table:table-cell office:value-type="string">
            <text:p>18.995018</text:p>
          </table:table-cell>
          <table:table-cell table:number-columns-repeated="2" office:value-type="string">
            <text:p>YES</text:p>
          </table:table-cell>
        </table:table-row>
        <table:table-row table:style-name="ro1">
          <table:table-cell office:value-type="float" office:value="1076">
            <text:p>1076</text:p>
          </table:table-cell>
          <table:table-cell office:value-type="string">
            <text:p>Csiza család</text:p>
          </table:table-cell>
          <table:table-cell office:value-type="string">
            <text:p>2013-03-15 23:18:00</text:p>
          </table:table-cell>
          <table:table-cell office:value-type="string">
            <text:p>Csiza család</text:p>
          </table:table-cell>
          <table:table-cell office:value-type="string">
            <text:p>Segítséget ajánlok a rászorulóknak. +40722372913Szállást, élelmet, vízet</text:p>
          </table:table-cell>
          <table:table-cell office:value-type="string">
            <text:p>Felajánlás, Felajánlott szállás, </text:p>
          </table:table-cell>
          <table:table-cell office:value-type="string">
            <text:p>47.090172</text:p>
          </table:table-cell>
          <table:table-cell office:value-type="string">
            <text:p>21.915878</text:p>
          </table:table-cell>
          <table:table-cell table:number-columns-repeated="2" office:value-type="string">
            <text:p>YES</text:p>
          </table:table-cell>
        </table:table-row>
        <table:table-row table:style-name="ro1">
          <table:table-cell office:value-type="float" office:value="1077">
            <text:p>1077</text:p>
          </table:table-cell>
          <table:table-cell office:value-type="string">
            <text:p>Terepjárós segítség</text:p>
          </table:table-cell>
          <table:table-cell office:value-type="string">
            <text:p>2013-03-15 23:18:00</text:p>
          </table:table-cell>
          <table:table-cell office:value-type="string">
            <text:p>Terepjárós segítség</text:p>
          </table:table-cell>
          <table:table-cell office:value-type="string">
            <text:p>Mike-Kadarkút-Kaposvár térségében terepjárós segítséget tudunk felajánlani! Vontatni, árokból kihúzni...Tel.: +36 30 99 79 888</text:p>
          </table:table-cell>
          <table:table-cell office:value-type="string">
            <text:p>Felajánlás, </text:p>
          </table:table-cell>
          <table:table-cell office:value-type="string">
            <text:p>46.234478</text:p>
          </table:table-cell>
          <table:table-cell office:value-type="string">
            <text:p>17.587051</text:p>
          </table:table-cell>
          <table:table-cell table:number-columns-repeated="2" office:value-type="string">
            <text:p>YES</text:p>
          </table:table-cell>
        </table:table-row>
        <table:table-row table:style-name="ro1">
          <table:table-cell office:value-type="float" office:value="1075">
            <text:p>1075</text:p>
          </table:table-cell>
          <table:table-cell office:value-type="string">
            <text:p>Segítség Budán I.ker.</text:p>
          </table:table-cell>
          <table:table-cell office:value-type="string">
            <text:p>2013-03-15 23:18:00</text:p>
          </table:table-cell>
          <table:table-cell office:value-type="string">
            <text:p>Segítség Budán I.ker.</text:p>
          </table:table-cell>
          <table:table-cell office:value-type="string">
            <text:p>a katasztrófahelyzet miatt bajbajutott(ak)nak szállás, étel, ital, illetve 4x4-es kombi autóval, hólánccal segítségnyújtás embernek, állatnak. Gábor +36709444752</text:p>
          </table:table-cell>
          <table:table-cell office:value-type="string">
            <text:p>Felajánlás, Felajánlott szállás, </text:p>
          </table:table-cell>
          <table:table-cell office:value-type="string">
            <text:p>47.507462</text:p>
          </table:table-cell>
          <table:table-cell office:value-type="string">
            <text:p>19.026947</text:p>
          </table:table-cell>
          <table:table-cell table:number-columns-repeated="2" office:value-type="string">
            <text:p>YES</text:p>
          </table:table-cell>
        </table:table-row>
        <table:table-row table:style-name="ro1">
          <table:table-cell office:value-type="float" office:value="1074">
            <text:p>1074</text:p>
          </table:table-cell>
          <table:table-cell office:value-type="string">
            <text:p>2-3 főnek szállás, étel Szigetszentmiklóson</text:p>
          </table:table-cell>
          <table:table-cell office:value-type="string">
            <text:p>2013-03-15 23:18:00</text:p>
          </table:table-cell>
          <table:table-cell office:value-type="string">
            <text:p>2-3 főnek szállás, étel Szigetszentmiklóson</text:p>
          </table:table-cell>
          <table:table-cell office:value-type="string">
            <text:p>Nincs autóm, de szállással, étellel tudok segíteni Szigetszentmiklóson. 2-3 fő megoldható. Angyal Gyula , 70-552-7965. Akinek segítség kell, hívjon, egyeztetünk hogy hol van a városon belül konkrétan, kimegyek és onnan elkísérem hozzám. Éjjel, hajnalban is hívhatnak. Gyógyszerekből ezek vannak itthon: Algopyrin, Rubophen, B6, Cataflam, Doxicyclin, Rhinocort, Andaxin, Benuron, Betadin, Rabeman, Dipankrin.Továbbá megkérem szintén Angyal nevű honfitársaimat, hogy szintén segítsenek a rászorulóknak. Ma jó alkalom van arra, hogy nevünkhöz hűek legyünk. Hja és osszátok, lécci!</text:p>
          </table:table-cell>
          <table:table-cell office:value-type="string">
            <text:p>Felajánlás, Gyógyszer_orvos, Felajánlott szállás, </text:p>
          </table:table-cell>
          <table:table-cell office:value-type="string">
            <text:p>47.346485</text:p>
          </table:table-cell>
          <table:table-cell office:value-type="string">
            <text:p>19.03672</text:p>
          </table:table-cell>
          <table:table-cell table:number-columns-repeated="2" office:value-type="string">
            <text:p>YES</text:p>
          </table:table-cell>
        </table:table-row>
        <table:table-row table:style-name="ro1">
          <table:table-cell office:value-type="float" office:value="1073">
            <text:p>1073</text:p>
          </table:table-cell>
          <table:table-cell office:value-type="string">
            <text:p>Nagyállattartó telep kerestetik SOS!!!</text:p>
          </table:table-cell>
          <table:table-cell office:value-type="string">
            <text:p>2013-03-15 23:18:00</text:p>
          </table:table-cell>
          <table:table-cell office:value-type="string">
            <text:p>Nagyállattartó telep kerestetik SOS!!!</text:p>
          </table:table-cell>
          <table:table-cell office:value-type="string">
            <text:p>2 kamionby birkának kellene víz és szalma és ember, aki megeteti, megitatja őket!!!!!!!!!! 0670-389-0148</text:p>
          </table:table-cell>
          <table:table-cell office:value-type="string">
            <text:p>Állatszállítmány, Segítségkérés, </text:p>
          </table:table-cell>
          <table:table-cell office:value-type="string">
            <text:p>47.147232</text:p>
          </table:table-cell>
          <table:table-cell office:value-type="string">
            <text:p>18.432999</text:p>
          </table:table-cell>
          <table:table-cell table:number-columns-repeated="2" office:value-type="string">
            <text:p>YES</text:p>
          </table:table-cell>
        </table:table-row>
        <table:table-row table:style-name="ro1">
          <table:table-cell office:value-type="float" office:value="1071">
            <text:p>1071</text:p>
          </table:table-cell>
          <table:table-cell office:value-type="string">
            <text:p>Segítség Budán (I.ker.)</text:p>
          </table:table-cell>
          <table:table-cell office:value-type="string">
            <text:p>2013-03-15 23:18:00</text:p>
          </table:table-cell>
          <table:table-cell office:value-type="string">
            <text:p>Segítség Budán (I.ker.)</text:p>
          </table:table-cell>
          <table:table-cell office:value-type="string">
            <text:p>Meleg tea, kávé, szálláshely, vagy bármi más.Ingyen. 20/2800044</text:p>
          </table:table-cell>
          <table:table-cell office:value-type="string">
            <text:p>Felajánlás, Felajánlott szállás, </text:p>
          </table:table-cell>
          <table:table-cell office:value-type="string">
            <text:p>47.49894</text:p>
          </table:table-cell>
          <table:table-cell office:value-type="string">
            <text:p>19.036989</text:p>
          </table:table-cell>
          <table:table-cell table:number-columns-repeated="2" office:value-type="string">
            <text:p>YES</text:p>
          </table:table-cell>
        </table:table-row>
        <table:table-row table:style-name="ro1">
          <table:table-cell office:value-type="float" office:value="1072">
            <text:p>1072</text:p>
          </table:table-cell>
          <table:table-cell office:value-type="string">
            <text:p>Raktár/pince kerestetik fázó facsemetéknek!</text:p>
          </table:table-cell>
          <table:table-cell office:value-type="string">
            <text:p>2013-03-15 23:18:00</text:p>
          </table:table-cell>
          <table:table-cell office:value-type="string">
            <text:p>Raktár/pince kerestetik fázó facsemetéknek!</text:p>
          </table:table-cell>
          <table:table-cell office:value-type="string">
            <text:p>Tisztelt bőcsi lakosok! 4500 facsemetét szállító kamionunk Bőcsön rostokol, de a kis fák nem bírják ki ezt a hideget. Valaki tudná 1-2 napig tárolni a pincéjében, raktárjában?Bízva a jóindulatotokban, kérlek, ha tudtok, segítsetek! Az alábbi számokat hívhatjátok:06-47-655-20406-20-249-662206-30-226-7319</text:p>
          </table:table-cell>
          <table:table-cell office:value-type="string">
            <text:p>Ellenőrizni kell, Segítségkérés, </text:p>
          </table:table-cell>
          <table:table-cell office:value-type="string">
            <text:p>48.045036</text:p>
          </table:table-cell>
          <table:table-cell office:value-type="string">
            <text:p>20.965862</text:p>
          </table:table-cell>
          <table:table-cell table:number-columns-repeated="2" office:value-type="string">
            <text:p>YES</text:p>
          </table:table-cell>
        </table:table-row>
        <table:table-row table:style-name="ro1">
          <table:table-cell office:value-type="float" office:value="1069">
            <text:p>1069</text:p>
          </table:table-cell>
          <table:table-cell office:value-type="string">
            <text:p>Helymegjelölés 156</text:p>
          </table:table-cell>
          <table:table-cell office:value-type="string">
            <text:p>2013-03-15 23:18:44</text:p>
          </table:table-cell>
          <table:table-cell office:value-type="string">
            <text:p>Helymegjelölés 156</text:p>
          </table:table-cell>
          <table:table-cell table:number-columns-repeated="2"/>
          <table:table-cell office:value-type="string">
            <text:p>47.531082</text:p>
          </table:table-cell>
          <table:table-cell office:value-type="string">
            <text:p>19.400784</text:p>
          </table:table-cell>
          <table:table-cell table:number-columns-repeated="2" office:value-type="string">
            <text:p>YES</text:p>
          </table:table-cell>
        </table:table-row>
        <table:table-row table:style-name="ro1">
          <table:table-cell office:value-type="float" office:value="1070">
            <text:p>1070</text:p>
          </table:table-cell>
          <table:table-cell office:value-type="string">
            <text:p>Segítség Budán I.ker.</text:p>
          </table:table-cell>
          <table:table-cell office:value-type="string">
            <text:p>2013-03-15 23:18:00</text:p>
          </table:table-cell>
          <table:table-cell office:value-type="string">
            <text:p>Segítség Budán I.ker.</text:p>
          </table:table-cell>
          <table:table-cell office:value-type="string">
            <text:p>Ma éjjelre átmeneti szállás,étel, ital Budán I.ker. a Mammuttól 5 percre a katasztrófahelyzet miatt bajbajutott(ak)nak. 06709444752 Gábor</text:p>
          </table:table-cell>
          <table:table-cell office:value-type="string">
            <text:p>Felajánlott szállás, </text:p>
          </table:table-cell>
          <table:table-cell office:value-type="string">
            <text:p>47.505779</text:p>
          </table:table-cell>
          <table:table-cell office:value-type="string">
            <text:p>19.030037</text:p>
          </table:table-cell>
          <table:table-cell table:number-columns-repeated="2" office:value-type="string">
            <text:p>YES</text:p>
          </table:table-cell>
        </table:table-row>
        <table:table-row table:style-name="ro1">
          <table:table-cell office:value-type="float" office:value="1068">
            <text:p>1068</text:p>
          </table:table-cell>
          <table:table-cell office:value-type="string">
            <text:p>Cserke Panzió 20/2800044</text:p>
          </table:table-cell>
          <table:table-cell office:value-type="string">
            <text:p>2013-03-15 23:18:00</text:p>
          </table:table-cell>
          <table:table-cell office:value-type="string">
            <text:p>Cserke Panzió 20/2800044</text:p>
          </table:table-cell>
          <table:table-cell office:value-type="string">
            <text:p>Meleg tea, kávé, szálláshely, vagy bármi más.Ingyen. 20/2800044</text:p>
          </table:table-cell>
          <table:table-cell office:value-type="string">
            <text:p>Felajánlás, Felajánlott szállás, </text:p>
          </table:table-cell>
          <table:table-cell office:value-type="string">
            <text:p>46.862938</text:p>
          </table:table-cell>
          <table:table-cell office:value-type="string">
            <text:p>20.205063</text:p>
          </table:table-cell>
          <table:table-cell table:number-columns-repeated="2" office:value-type="string">
            <text:p>YES</text:p>
          </table:table-cell>
        </table:table-row>
        <table:table-row table:style-name="ro1">
          <table:table-cell office:value-type="float" office:value="1067">
            <text:p>1067</text:p>
          </table:table-cell>
          <table:table-cell office:value-type="string">
            <text:p>Járhatatlan út!</text:p>
          </table:table-cell>
          <table:table-cell office:value-type="string">
            <text:p>2013-03-15 23:18:44</text:p>
          </table:table-cell>
          <table:table-cell office:value-type="string">
            <text:p>Járhatatlan út!</text:p>
          </table:table-cell>
          <table:table-cell office:value-type="string">
            <text:p>Információ a Facebook Segítsünk a bajban oldaláról</text:p>
          </table:table-cell>
          <table:table-cell/>
          <table:table-cell table:number-columns-repeated="2" office:value-type="float" office:value="0">
            <text:p>0</text:p>
          </table:table-cell>
          <table:table-cell table:number-columns-repeated="2" office:value-type="string">
            <text:p>YES</text:p>
          </table:table-cell>
        </table:table-row>
        <table:table-row table:style-name="ro1">
          <table:table-cell office:value-type="float" office:value="1066">
            <text:p>1066</text:p>
          </table:table-cell>
          <table:table-cell office:value-type="string">
            <text:p>Járhatatlan út!</text:p>
          </table:table-cell>
          <table:table-cell office:value-type="string">
            <text:p>2013-03-15 23:18:44</text:p>
          </table:table-cell>
          <table:table-cell office:value-type="string">
            <text:p>Járhatatlan út!</text:p>
          </table:table-cell>
          <table:table-cell office:value-type="string">
            <text:p>Információ a Facebook Segítsünk a bajban oldaláról</text:p>
          </table:table-cell>
          <table:table-cell/>
          <table:table-cell table:number-columns-repeated="2" office:value-type="float" office:value="0">
            <text:p>0</text:p>
          </table:table-cell>
          <table:table-cell table:number-columns-repeated="2" office:value-type="string">
            <text:p>YES</text:p>
          </table:table-cell>
        </table:table-row>
        <table:table-row table:style-name="ro1">
          <table:table-cell office:value-type="float" office:value="1065">
            <text:p>1065</text:p>
          </table:table-cell>
          <table:table-cell office:value-type="string">
            <text:p>Pátyon szállás</text:p>
          </table:table-cell>
          <table:table-cell office:value-type="string">
            <text:p>2013-03-15 23:18:00</text:p>
          </table:table-cell>
          <table:table-cell office:value-type="string">
            <text:p>Pátyon szállás</text:p>
          </table:table-cell>
          <table:table-cell office:value-type="string">
            <text:p>Pátyon 2 embert el tudok szállásolni!Akár gyerekeket is!</text:p>
          </table:table-cell>
          <table:table-cell office:value-type="string">
            <text:p>Felajánlott szállás, </text:p>
          </table:table-cell>
          <table:table-cell office:value-type="string">
            <text:p>47.51326</text:p>
          </table:table-cell>
          <table:table-cell office:value-type="string">
            <text:p>18.827133</text:p>
          </table:table-cell>
          <table:table-cell table:number-columns-repeated="2" office:value-type="string">
            <text:p>YES</text:p>
          </table:table-cell>
        </table:table-row>
        <table:table-row table:style-name="ro1">
          <table:table-cell office:value-type="float" office:value="1062">
            <text:p>1062</text:p>
          </table:table-cell>
          <table:table-cell office:value-type="string">
            <text:p>P...</text:p>
          </table:table-cell>
          <table:table-cell office:value-type="string">
            <text:p>2013-03-15 23:18:00</text:p>
          </table:table-cell>
          <table:table-cell office:value-type="string">
            <text:p>P..</text:p>
          </table:table-cell>
          <table:table-cell office:value-type="string">
            <text:p>szállás-30/8241015</text:p>
          </table:table-cell>
          <table:table-cell office:value-type="string">
            <text:p>Felajánlott szállás, </text:p>
          </table:table-cell>
          <table:table-cell office:value-type="string">
            <text:p>47.518127</text:p>
          </table:table-cell>
          <table:table-cell office:value-type="string">
            <text:p>18.826447</text:p>
          </table:table-cell>
          <table:table-cell table:number-columns-repeated="2" office:value-type="string">
            <text:p>YES</text:p>
          </table:table-cell>
        </table:table-row>
        <table:table-row table:style-name="ro1">
          <table:table-cell office:value-type="float" office:value="1063">
            <text:p>1063</text:p>
          </table:table-cell>
          <table:table-cell office:value-type="string">
            <text:p>meleg étel, szállás</text:p>
          </table:table-cell>
          <table:table-cell office:value-type="string">
            <text:p>2013-03-15 23:18:00</text:p>
          </table:table-cell>
          <table:table-cell office:value-type="string">
            <text:p>meleg étel, szállás</text:p>
          </table:table-cell>
          <table:table-cell office:value-type="string">
            <text:p>Hosszúhetény meleg étel, szállás, 70.2422751</text:p>
          </table:table-cell>
          <table:table-cell office:value-type="string">
            <text:p>Felajánlás, Felajánlott szállás, </text:p>
          </table:table-cell>
          <table:table-cell office:value-type="string">
            <text:p>46.155102</text:p>
          </table:table-cell>
          <table:table-cell office:value-type="string">
            <text:p>18.349915</text:p>
          </table:table-cell>
          <table:table-cell table:number-columns-repeated="2" office:value-type="string">
            <text:p>YES</text:p>
          </table:table-cell>
        </table:table-row>
        <table:table-row table:style-name="ro1">
          <table:table-cell office:value-type="float" office:value="1064">
            <text:p>1064</text:p>
          </table:table-cell>
          <table:table-cell office:value-type="string">
            <text:p>Budapest, Angyalföld</text:p>
          </table:table-cell>
          <table:table-cell office:value-type="string">
            <text:p>2013-03-15 23:18:00</text:p>
          </table:table-cell>
          <table:table-cell office:value-type="string">
            <text:p>Budapest, Angyalföld</text:p>
          </table:table-cell>
          <table:table-cell office:value-type="string">
            <text:p>Szerény körülmények között szállást tudok biztosítani 1-2 főnek, tea, kávé, étel van. +36209520444</text:p>
          </table:table-cell>
          <table:table-cell office:value-type="string">
            <text:p>Felajánlott szállás, </text:p>
          </table:table-cell>
          <table:table-cell office:value-type="string">
            <text:p>47.544842</text:p>
          </table:table-cell>
          <table:table-cell office:value-type="string">
            <text:p>19.076981</text:p>
          </table:table-cell>
          <table:table-cell table:number-columns-repeated="2" office:value-type="string">
            <text:p>YES</text:p>
          </table:table-cell>
        </table:table-row>
        <table:table-row table:style-name="ro1">
          <table:table-cell office:value-type="float" office:value="1059">
            <text:p>1059</text:p>
          </table:table-cell>
          <table:table-cell office:value-type="string">
            <text:p>melegedő</text:p>
          </table:table-cell>
          <table:table-cell office:value-type="string">
            <text:p>2013-03-15 23:18:00</text:p>
          </table:table-cell>
          <table:table-cell office:value-type="string">
            <text:p>melegedő</text:p>
          </table:table-cell>
          <table:table-cell office:value-type="string">
            <text:p>Az Iharosberényi Polgárőr és Tűzoltó Egyesület felajánlja segítségét az Iharosberény és környékén rászoruló és itt éjszakázó autósok, kamionosok számára. Melegedés és forró tea a szertárban ( Iharosberény, Mártírok útja (főút) 61. ). A melegedő 20:00-tól tart nyitva akár holnap reggelig! Az éjfél után érkező autósok, kamionosok kérjük, hogy hívják Ledniczkyné Icát a 06306218202-es telefonszámon, vagy Tóthné Juditot a 06309285223-as telafonszámon!</text:p>
          </table:table-cell>
          <table:table-cell office:value-type="string">
            <text:p>Ellátóhely_gyógyszertár, Felajánlás, </text:p>
          </table:table-cell>
          <table:table-cell office:value-type="string">
            <text:p>46.361618</text:p>
          </table:table-cell>
          <table:table-cell office:value-type="string">
            <text:p>17.102966</text:p>
          </table:table-cell>
          <table:table-cell table:number-columns-repeated="2" office:value-type="string">
            <text:p>YES</text:p>
          </table:table-cell>
        </table:table-row>
        <table:table-row table:style-name="ro1">
          <table:table-cell office:value-type="float" office:value="1060">
            <text:p>1060</text:p>
          </table:table-cell>
          <table:table-cell office:value-type="string">
            <text:p>Járhatatlan út!</text:p>
          </table:table-cell>
          <table:table-cell office:value-type="string">
            <text:p>2013-03-15 23:18:44</text:p>
          </table:table-cell>
          <table:table-cell office:value-type="string">
            <text:p>Járhatatlan út!</text:p>
          </table:table-cell>
          <table:table-cell office:value-type="string">
            <text:p>Információ a Facebook Segítsünk a bajban oldaláról</text:p>
          </table:table-cell>
          <table:table-cell/>
          <table:table-cell table:number-columns-repeated="2" office:value-type="float" office:value="0">
            <text:p>0</text:p>
          </table:table-cell>
          <table:table-cell table:number-columns-repeated="2" office:value-type="string">
            <text:p>YES</text:p>
          </table:table-cell>
        </table:table-row>
        <table:table-row table:style-name="ro1">
          <table:table-cell office:value-type="float" office:value="1061">
            <text:p>1061</text:p>
          </table:table-cell>
          <table:table-cell office:value-type="string">
            <text:p>Meleg tea, szállás 1-2 főnek</text:p>
          </table:table-cell>
          <table:table-cell office:value-type="string">
            <text:p>2013-03-15 23:18:00</text:p>
          </table:table-cell>
          <table:table-cell office:value-type="string">
            <text:p>Meleg tea, szállás 1-2 főnek</text:p>
          </table:table-cell>
          <table:table-cell office:value-type="string">
            <text:p>Nincs ugyan túl sok hely itthon de 1-2 főnek tudunk szállást adni éjszakára, ha Budapesten rekedt és nem tud a hóhelyzet miatt tovább indulni.Ezen kívül meleg teával tudnék még segíteni. Sajnos csak ennyit tehetek.1027 Bp Fő utca 75 telefonszám: 06303840674</text:p>
          </table:table-cell>
          <table:table-cell office:value-type="string">
            <text:p>Felajánlás, Felajánlott szállás, </text:p>
          </table:table-cell>
          <table:table-cell office:value-type="string">
            <text:p>47.709763</text:p>
          </table:table-cell>
          <table:table-cell office:value-type="string">
            <text:p>21.027832</text:p>
          </table:table-cell>
          <table:table-cell table:number-columns-repeated="2" office:value-type="string">
            <text:p>YES</text:p>
          </table:table-cell>
        </table:table-row>
        <table:table-row table:style-name="ro1">
          <table:table-cell office:value-type="float" office:value="1058">
            <text:p>1058</text:p>
          </table:table-cell>
          <table:table-cell office:value-type="string">
            <text:p>Cserke Panzió 20/2800044</text:p>
          </table:table-cell>
          <table:table-cell office:value-type="string">
            <text:p>2013-03-15 23:18:00</text:p>
          </table:table-cell>
          <table:table-cell office:value-type="string">
            <text:p>Cserke Panzió 20/2800044</text:p>
          </table:table-cell>
          <table:table-cell office:value-type="string">
            <text:p>Szívesen segítünk.Meleg tea, kávé, esetleg szálláshely.Természetesen ingyen!20/2800044</text:p>
          </table:table-cell>
          <table:table-cell office:value-type="string">
            <text:p>Felajánlás, Felajánlott szállás, </text:p>
          </table:table-cell>
          <table:table-cell office:value-type="string">
            <text:p>46.862976</text:p>
          </table:table-cell>
          <table:table-cell office:value-type="string">
            <text:p>20.205097</text:p>
          </table:table-cell>
          <table:table-cell table:number-columns-repeated="2" office:value-type="string">
            <text:p>YES</text:p>
          </table:table-cell>
        </table:table-row>
        <table:table-row table:style-name="ro1">
          <table:table-cell office:value-type="float" office:value="1057">
            <text:p>1057</text:p>
          </table:table-cell>
          <table:table-cell office:value-type="string">
            <text:p>Járhatatlan út!</text:p>
          </table:table-cell>
          <table:table-cell office:value-type="string">
            <text:p>2013-03-15 23:18:44</text:p>
          </table:table-cell>
          <table:table-cell office:value-type="string">
            <text:p>Járhatatlan út!</text:p>
          </table:table-cell>
          <table:table-cell office:value-type="string">
            <text:p>Információ a Facebook Segítsünk a bajban oldaláról</text:p>
          </table:table-cell>
          <table:table-cell/>
          <table:table-cell table:number-columns-repeated="2" office:value-type="float" office:value="0">
            <text:p>0</text:p>
          </table:table-cell>
          <table:table-cell table:number-columns-repeated="2" office:value-type="string">
            <text:p>YES</text:p>
          </table:table-cell>
        </table:table-row>
        <table:table-row table:style-name="ro1">
          <table:table-cell office:value-type="float" office:value="1056">
            <text:p>1056</text:p>
          </table:table-cell>
          <table:table-cell office:value-type="string">
            <text:p>Járhatatlan út!</text:p>
          </table:table-cell>
          <table:table-cell office:value-type="string">
            <text:p>2013-03-15 23:18:44</text:p>
          </table:table-cell>
          <table:table-cell office:value-type="string">
            <text:p>Járhatatlan út!</text:p>
          </table:table-cell>
          <table:table-cell office:value-type="string">
            <text:p>Információ a Facebook Segítsünk a bajban című oldaláról</text:p>
          </table:table-cell>
          <table:table-cell/>
          <table:table-cell table:number-columns-repeated="2" office:value-type="float" office:value="0">
            <text:p>0</text:p>
          </table:table-cell>
          <table:table-cell table:number-columns-repeated="2" office:value-type="string">
            <text:p>YES</text:p>
          </table:table-cell>
        </table:table-row>
        <table:table-row table:style-name="ro1">
          <table:table-cell office:value-type="float" office:value="1055">
            <text:p>1055</text:p>
          </table:table-cell>
          <table:table-cell office:value-type="string">
            <text:p>szállás 5 főnek</text:p>
          </table:table-cell>
          <table:table-cell office:value-type="string">
            <text:p>2013-03-15 23:18:00</text:p>
          </table:table-cell>
          <table:table-cell office:value-type="string">
            <text:p>szállás 5 főnek</text:p>
          </table:table-cell>
          <table:table-cell office:value-type="string">
            <text:p>Az M1-en vagy bárhol Győrszentiván közelében elakadt, elsősorban kisgyermekes családnak tudunk szállást biztosítani éjszakára. Max. 5 főnek. Kérlek, aki tudja ossza meg az infót. 20/ 3 432 432 számon kereshetnek. Váradiné Varró Xénia Köszönöm!</text:p>
          </table:table-cell>
          <table:table-cell office:value-type="string">
            <text:p>Felajánlott szállás, </text:p>
          </table:table-cell>
          <table:table-cell office:value-type="string">
            <text:p>47.695206</text:p>
          </table:table-cell>
          <table:table-cell office:value-type="string">
            <text:p>17.727814</text:p>
          </table:table-cell>
          <table:table-cell table:number-columns-repeated="2" office:value-type="string">
            <text:p>YES</text:p>
          </table:table-cell>
        </table:table-row>
        <table:table-row table:style-name="ro1">
          <table:table-cell office:value-type="float" office:value="1054">
            <text:p>1054</text:p>
          </table:table-cell>
          <table:table-cell office:value-type="string">
            <text:p>Járhatatlan út!</text:p>
          </table:table-cell>
          <table:table-cell office:value-type="string">
            <text:p>2013-03-15 23:18:44</text:p>
          </table:table-cell>
          <table:table-cell office:value-type="string">
            <text:p>Járhatatlan út!</text:p>
          </table:table-cell>
          <table:table-cell office:value-type="string">
            <text:p>Információ a Facebook Segítsünk a bajban című oldaláról</text:p>
          </table:table-cell>
          <table:table-cell/>
          <table:table-cell table:number-columns-repeated="2" office:value-type="float" office:value="0">
            <text:p>0</text:p>
          </table:table-cell>
          <table:table-cell table:number-columns-repeated="2" office:value-type="string">
            <text:p>YES</text:p>
          </table:table-cell>
        </table:table-row>
        <table:table-row table:style-name="ro1">
          <table:table-cell office:value-type="float" office:value="1051">
            <text:p>1051</text:p>
          </table:table-cell>
          <table:table-cell office:value-type="string">
            <text:p>Járhatatlan út!</text:p>
          </table:table-cell>
          <table:table-cell office:value-type="string">
            <text:p>2013-03-15 23:18:44</text:p>
          </table:table-cell>
          <table:table-cell office:value-type="string">
            <text:p>Járhatatlan út!</text:p>
          </table:table-cell>
          <table:table-cell office:value-type="string">
            <text:p>Információ a Facebook Segítsünk a bajban című oldaláról</text:p>
          </table:table-cell>
          <table:table-cell/>
          <table:table-cell table:number-columns-repeated="2" office:value-type="float" office:value="0">
            <text:p>0</text:p>
          </table:table-cell>
          <table:table-cell table:number-columns-repeated="2" office:value-type="string">
            <text:p>YES</text:p>
          </table:table-cell>
        </table:table-row>
        <table:table-row table:style-name="ro1">
          <table:table-cell office:value-type="float" office:value="1052">
            <text:p>1052</text:p>
          </table:table-cell>
          <table:table-cell office:value-type="string">
            <text:p>Járhatatlan út!</text:p>
          </table:table-cell>
          <table:table-cell office:value-type="string">
            <text:p>2013-03-15 23:18:44</text:p>
          </table:table-cell>
          <table:table-cell office:value-type="string">
            <text:p>Járhatatlan út!</text:p>
          </table:table-cell>
          <table:table-cell office:value-type="string">
            <text:p>Információ a Facebook Segítsünk a bajban című oldaláról</text:p>
          </table:table-cell>
          <table:table-cell/>
          <table:table-cell table:number-columns-repeated="2" office:value-type="float" office:value="0">
            <text:p>0</text:p>
          </table:table-cell>
          <table:table-cell table:number-columns-repeated="2" office:value-type="string">
            <text:p>YES</text:p>
          </table:table-cell>
        </table:table-row>
        <table:table-row table:style-name="ro1">
          <table:table-cell office:value-type="float" office:value="1053">
            <text:p>1053</text:p>
          </table:table-cell>
          <table:table-cell office:value-type="string">
            <text:p>szállás 40 főnek</text:p>
          </table:table-cell>
          <table:table-cell office:value-type="string">
            <text:p>2013-03-15 23:18:00</text:p>
          </table:table-cell>
          <table:table-cell office:value-type="string">
            <text:p>szállás 40 főnek</text:p>
          </table:table-cell>
          <table:table-cell office:value-type="string">
            <text:p>Max. 40 főnek tudunk jelenleg szállást, meleget, teát, ágyat biztosítani - Zirci Ciszterci Apátság, Zirc, Rákóczi tér 1. - Kontakt: Virth József OCist Tel: 30 3346673</text:p>
          </table:table-cell>
          <table:table-cell office:value-type="string">
            <text:p>Ellátóhely_gyógyszertár, Felajánlás, Felajánlott szállás, </text:p>
          </table:table-cell>
          <table:table-cell office:value-type="string">
            <text:p>47.258728</text:p>
          </table:table-cell>
          <table:table-cell office:value-type="string">
            <text:p>17.869263</text:p>
          </table:table-cell>
          <table:table-cell table:number-columns-repeated="2" office:value-type="string">
            <text:p>YES</text:p>
          </table:table-cell>
        </table:table-row>
        <table:table-row table:style-name="ro1">
          <table:table-cell office:value-type="float" office:value="1048">
            <text:p>1048</text:p>
          </table:table-cell>
          <table:table-cell office:value-type="string">
            <text:p>Járhatatlan út!</text:p>
          </table:table-cell>
          <table:table-cell office:value-type="string">
            <text:p>2013-03-15 23:18:44</text:p>
          </table:table-cell>
          <table:table-cell office:value-type="string">
            <text:p>Járhatatlan út!</text:p>
          </table:table-cell>
          <table:table-cell office:value-type="string">
            <text:p>Információ a Facebook Segítsünk a bajban című oldaláról</text:p>
          </table:table-cell>
          <table:table-cell/>
          <table:table-cell table:number-columns-repeated="2" office:value-type="float" office:value="0">
            <text:p>0</text:p>
          </table:table-cell>
          <table:table-cell table:number-columns-repeated="2" office:value-type="string">
            <text:p>YES</text:p>
          </table:table-cell>
        </table:table-row>
        <table:table-row table:style-name="ro1">
          <table:table-cell office:value-type="float" office:value="1049">
            <text:p>1049</text:p>
          </table:table-cell>
          <table:table-cell office:value-type="string">
            <text:p>Járhatatlan út!</text:p>
          </table:table-cell>
          <table:table-cell office:value-type="string">
            <text:p>2013-03-15 23:18:44</text:p>
          </table:table-cell>
          <table:table-cell office:value-type="string">
            <text:p>Járhatatlan út!</text:p>
          </table:table-cell>
          <table:table-cell office:value-type="string">
            <text:p>Információ a Facebook Segítsünk a bajban című oldaláról</text:p>
          </table:table-cell>
          <table:table-cell/>
          <table:table-cell table:number-columns-repeated="2" office:value-type="float" office:value="0">
            <text:p>0</text:p>
          </table:table-cell>
          <table:table-cell table:number-columns-repeated="2" office:value-type="string">
            <text:p>YES</text:p>
          </table:table-cell>
        </table:table-row>
        <table:table-row table:style-name="ro1">
          <table:table-cell office:value-type="float" office:value="1050">
            <text:p>1050</text:p>
          </table:table-cell>
          <table:table-cell office:value-type="string">
            <text:p>Átmeneti szállás</text:p>
          </table:table-cell>
          <table:table-cell office:value-type="string">
            <text:p>2013-03-15 23:18:00</text:p>
          </table:table-cell>
          <table:table-cell office:value-type="string">
            <text:p>Átmeneti szállás</text:p>
          </table:table-cell>
          <table:table-cell office:value-type="string">
            <text:p>Hang-Szín-Tér Művészeti Szakközépiskola kollégiumi épülete.telefon információ:06202795595Kollégiumi telefonszámBodajk, Bányász lakótelep 16,</text:p>
          </table:table-cell>
          <table:table-cell office:value-type="string">
            <text:p>Ellátóhely_gyógyszertár, Felajánlott szállás, </text:p>
          </table:table-cell>
          <table:table-cell office:value-type="string">
            <text:p>47.324261</text:p>
          </table:table-cell>
          <table:table-cell office:value-type="string">
            <text:p>18.228657</text:p>
          </table:table-cell>
          <table:table-cell table:number-columns-repeated="2" office:value-type="string">
            <text:p>YES</text:p>
          </table:table-cell>
        </table:table-row>
        <table:table-row table:style-name="ro1">
          <table:table-cell office:value-type="float" office:value="1047">
            <text:p>1047</text:p>
          </table:table-cell>
          <table:table-cell office:value-type="string">
            <text:p>Járhatatlan út!</text:p>
          </table:table-cell>
          <table:table-cell office:value-type="string">
            <text:p>2013-03-15 23:18:44</text:p>
          </table:table-cell>
          <table:table-cell office:value-type="string">
            <text:p>Járhatatlan út!</text:p>
          </table:table-cell>
          <table:table-cell office:value-type="string">
            <text:p>Információ a Facebook Segítsünk a bajban című oldaláról</text:p>
          </table:table-cell>
          <table:table-cell/>
          <table:table-cell table:number-columns-repeated="2" office:value-type="float" office:value="0">
            <text:p>0</text:p>
          </table:table-cell>
          <table:table-cell table:number-columns-repeated="2" office:value-type="string">
            <text:p>YES</text:p>
          </table:table-cell>
        </table:table-row>
        <table:table-row table:style-name="ro1">
          <table:table-cell office:value-type="float" office:value="1042">
            <text:p>1042</text:p>
          </table:table-cell>
          <table:table-cell office:value-type="string">
            <text:p>Járhatatlan ÚT!</text:p>
          </table:table-cell>
          <table:table-cell office:value-type="string">
            <text:p>2013-03-15 23:18:44</text:p>
          </table:table-cell>
          <table:table-cell office:value-type="string">
            <text:p>Járhatatlan ÚT!</text:p>
          </table:table-cell>
          <table:table-cell office:value-type="string">
            <text:p><text:s/>Információ a Facebook Segítsünk a bajban című oldaláról</text:p>
          </table:table-cell>
          <table:table-cell/>
          <table:table-cell table:number-columns-repeated="2" office:value-type="float" office:value="0">
            <text:p>0</text:p>
          </table:table-cell>
          <table:table-cell table:number-columns-repeated="2" office:value-type="string">
            <text:p>YES</text:p>
          </table:table-cell>
        </table:table-row>
        <table:table-row table:style-name="ro1">
          <table:table-cell office:value-type="float" office:value="1043">
            <text:p>1043</text:p>
          </table:table-cell>
          <table:table-cell office:value-type="string">
            <text:p>Vincze lak</text:p>
          </table:table-cell>
          <table:table-cell office:value-type="string">
            <text:p>2013-03-15 23:18:00</text:p>
          </table:table-cell>
          <table:table-cell office:value-type="string">
            <text:p>Vincze lak</text:p>
          </table:table-cell>
          <table:table-cell office:value-type="string">
            <text:p>1173 Budapest 523. utca 48.06(20)-335-1330Vincze ZoltánMeleg tea, kávé, étel. Telefon töltési lehetőség. Internet elérés. Ha nagyon szükséges, akkor 2 főnek szállás is.Mindenféleképpen hívjatok mielőtt ide jöttök!</text:p>
          </table:table-cell>
          <table:table-cell office:value-type="string">
            <text:p>Felajánlás, Felajánlott szállás, </text:p>
          </table:table-cell>
          <table:table-cell office:value-type="string">
            <text:p>47.476681</text:p>
          </table:table-cell>
          <table:table-cell office:value-type="string">
            <text:p>19.223328</text:p>
          </table:table-cell>
          <table:table-cell table:number-columns-repeated="2" office:value-type="string">
            <text:p>YES</text:p>
          </table:table-cell>
        </table:table-row>
        <table:table-row table:style-name="ro1">
          <table:table-cell office:value-type="float" office:value="1044">
            <text:p>1044</text:p>
          </table:table-cell>
          <table:table-cell office:value-type="string">
            <text:p>Szállás, étel, ital</text:p>
          </table:table-cell>
          <table:table-cell office:value-type="string">
            <text:p>2013-03-15 23:18:00</text:p>
          </table:table-cell>
          <table:table-cell office:value-type="string">
            <text:p>Szállás, étel, ital</text:p>
          </table:table-cell>
          <table:table-cell office:value-type="string">
            <text:p>Móron, a 81-es főút közelében, a város Győr felőli oldalán, az úton rekedt emberek közül max. 4 főnek szállást tudunk biztosítani éjszakára. (Ingyen) Érdeklődni lehet: 06 70 545-2417</text:p>
          </table:table-cell>
          <table:table-cell office:value-type="string">
            <text:p>Felajánlott szállás, </text:p>
          </table:table-cell>
          <table:table-cell office:value-type="string">
            <text:p>47.375568</text:p>
          </table:table-cell>
          <table:table-cell office:value-type="string">
            <text:p>18.198166</text:p>
          </table:table-cell>
          <table:table-cell table:number-columns-repeated="2" office:value-type="string">
            <text:p>YES</text:p>
          </table:table-cell>
        </table:table-row>
        <table:table-row table:style-name="ro1">
          <table:table-cell office:value-type="float" office:value="1045">
            <text:p>1045</text:p>
          </table:table-cell>
          <table:table-cell office:value-type="string">
            <text:p>Járhatatlan út! </text:p>
          </table:table-cell>
          <table:table-cell office:value-type="string">
            <text:p>2013-03-15 23:18:44</text:p>
          </table:table-cell>
          <table:table-cell office:value-type="string">
            <text:p>Járhatatlan út! </text:p>
          </table:table-cell>
          <table:table-cell office:value-type="string">
            <text:p>Információ a Facebook Segítsünk a bajban című oldaláról</text:p>
          </table:table-cell>
          <table:table-cell/>
          <table:table-cell table:number-columns-repeated="2" office:value-type="float" office:value="0">
            <text:p>0</text:p>
          </table:table-cell>
          <table:table-cell table:number-columns-repeated="2" office:value-type="string">
            <text:p>YES</text:p>
          </table:table-cell>
        </table:table-row>
        <table:table-row table:style-name="ro1">
          <table:table-cell office:value-type="float" office:value="1046">
            <text:p>1046</text:p>
          </table:table-cell>
          <table:table-cell office:value-type="string">
            <text:p>Járhatathal út! </text:p>
          </table:table-cell>
          <table:table-cell office:value-type="string">
            <text:p>2013-03-15 23:18:44</text:p>
          </table:table-cell>
          <table:table-cell office:value-type="string">
            <text:p>Járhatathal út! </text:p>
          </table:table-cell>
          <table:table-cell office:value-type="string">
            <text:p>Információ a Facebook Segítsünk a bajban című oldaláról</text:p>
          </table:table-cell>
          <table:table-cell/>
          <table:table-cell table:number-columns-repeated="2" office:value-type="float" office:value="0">
            <text:p>0</text:p>
          </table:table-cell>
          <table:table-cell table:number-columns-repeated="2" office:value-type="string">
            <text:p>YES</text:p>
          </table:table-cell>
        </table:table-row>
        <table:table-row table:style-name="ro1">
          <table:table-cell office:value-type="float" office:value="1041">
            <text:p>1041</text:p>
          </table:table-cell>
          <table:table-cell office:value-type="string">
            <text:p>alvási lehetőség családnál</text:p>
          </table:table-cell>
          <table:table-cell office:value-type="string">
            <text:p>2013-03-15 23:18:00</text:p>
          </table:table-cell>
          <table:table-cell office:value-type="string">
            <text:p>alvási lehetőség családnál</text:p>
          </table:table-cell>
          <table:table-cell office:value-type="string">
            <text:p>Dél-Budán Diósd-Szoborpark-Campona közelében lévő otthonunkban alvási lehetőséget biztosítunk. Tea, étel van. Szükség esetén autóval valameddig el tudunk menni. 06209650170Szőke Attila</text:p>
          </table:table-cell>
          <table:table-cell office:value-type="string">
            <text:p>Felajánlás, Felajánlott szállás, </text:p>
          </table:table-cell>
          <table:table-cell office:value-type="string">
            <text:p>47.405319</text:p>
          </table:table-cell>
          <table:table-cell office:value-type="string">
            <text:p>19.013729</text:p>
          </table:table-cell>
          <table:table-cell table:number-columns-repeated="2" office:value-type="string">
            <text:p>YES</text:p>
          </table:table-cell>
        </table:table-row>
        <table:table-row table:style-name="ro1">
          <table:table-cell office:value-type="float" office:value="1040">
            <text:p>1040</text:p>
          </table:table-cell>
          <table:table-cell office:value-type="string">
            <text:p>Járhatatlan út! </text:p>
          </table:table-cell>
          <table:table-cell office:value-type="string">
            <text:p>2013-03-15 23:18:44</text:p>
          </table:table-cell>
          <table:table-cell office:value-type="string">
            <text:p>Járhatatlan út! </text:p>
          </table:table-cell>
          <table:table-cell office:value-type="string">
            <text:p>Információ a Facebook Segítsünk a bajban című oldaláról</text:p>
          </table:table-cell>
          <table:table-cell/>
          <table:table-cell table:number-columns-repeated="2" office:value-type="float" office:value="0">
            <text:p>0</text:p>
          </table:table-cell>
          <table:table-cell table:number-columns-repeated="2" office:value-type="string">
            <text:p>YES</text:p>
          </table:table-cell>
        </table:table-row>
        <table:table-row table:style-name="ro1">
          <table:table-cell office:value-type="float" office:value="1039">
            <text:p>1039</text:p>
          </table:table-cell>
          <table:table-cell office:value-type="string">
            <text:p>segítség</text:p>
          </table:table-cell>
          <table:table-cell office:value-type="string">
            <text:p>2013-03-15 23:18:00</text:p>
          </table:table-cell>
          <table:table-cell office:value-type="string">
            <text:p>segítség</text:p>
          </table:table-cell>
          <table:table-cell office:value-type="string">
            <text:p>Az Érd közelében bajba jutottakon szívesen segítenénk, amiben csak tudunk, kérlek tudasd velünk, ha valaki errefelé bajba jutott.Terepjárónincs, de van jó téli gumi és lapátTel: +3630-487-2686</text:p>
          </table:table-cell>
          <table:table-cell office:value-type="string">
            <text:p>Felajánlás, </text:p>
          </table:table-cell>
          <table:table-cell office:value-type="string">
            <text:p>47.405567</text:p>
          </table:table-cell>
          <table:table-cell office:value-type="string">
            <text:p>18.893347</text:p>
          </table:table-cell>
          <table:table-cell table:number-columns-repeated="2" office:value-type="string">
            <text:p>YES</text:p>
          </table:table-cell>
        </table:table-row>
        <table:table-row table:style-name="ro1">
          <table:table-cell office:value-type="float" office:value="1036">
            <text:p>1036</text:p>
          </table:table-cell>
          <table:table-cell office:value-type="string">
            <text:p>segítségnyújtás</text:p>
          </table:table-cell>
          <table:table-cell office:value-type="string">
            <text:p>2013-03-15 23:18:00</text:p>
          </table:table-cell>
          <table:table-cell office:value-type="string">
            <text:p>segítségnyújtás</text:p>
          </table:table-cell>
          <table:table-cell office:value-type="string">
            <text:p>Kiskőrös 50 km-es körzetében segítünk, bármivel ! Kecskeméti Károly +36/30 2070 950</text:p>
          </table:table-cell>
          <table:table-cell office:value-type="string">
            <text:p>Felajánlás, </text:p>
          </table:table-cell>
          <table:table-cell office:value-type="string">
            <text:p>46.63435</text:p>
          </table:table-cell>
          <table:table-cell office:value-type="string">
            <text:p>19.275513</text:p>
          </table:table-cell>
          <table:table-cell table:number-columns-repeated="2" office:value-type="string">
            <text:p>YES</text:p>
          </table:table-cell>
        </table:table-row>
        <table:table-row table:style-name="ro1">
          <table:table-cell office:value-type="float" office:value="1037">
            <text:p>1037</text:p>
          </table:table-cell>
          <table:table-cell office:value-type="string">
            <text:p>étel, szállás</text:p>
          </table:table-cell>
          <table:table-cell office:value-type="string">
            <text:p>2013-03-15 23:18:00</text:p>
          </table:table-cell>
          <table:table-cell office:value-type="string">
            <text:p>étel, szállás</text:p>
          </table:table-cell>
          <table:table-cell office:value-type="string">
            <text:p>Tóalmás, és környékén tudunk segíteni, meleg, átmeneti szállás, meleg ital, meleg étel!! Tel: 0670/3709954 Bató Ildikó.</text:p>
          </table:table-cell>
          <table:table-cell office:value-type="string">
            <text:p>Felajánlás, Felajánlott szállás, </text:p>
          </table:table-cell>
          <table:table-cell office:value-type="string">
            <text:p>47.509781</text:p>
          </table:table-cell>
          <table:table-cell office:value-type="string">
            <text:p>19.664154</text:p>
          </table:table-cell>
          <table:table-cell table:number-columns-repeated="2" office:value-type="string">
            <text:p>YES</text:p>
          </table:table-cell>
        </table:table-row>
        <table:table-row table:style-name="ro1">
          <table:table-cell office:value-type="float" office:value="1038">
            <text:p>1038</text:p>
          </table:table-cell>
          <table:table-cell office:value-type="string">
            <text:p>Szállás, ellátás</text:p>
          </table:table-cell>
          <table:table-cell office:value-type="string">
            <text:p>2013-03-15 23:18:00</text:p>
          </table:table-cell>
          <table:table-cell office:value-type="string">
            <text:p>Szállás, ellátás</text:p>
          </table:table-cell>
          <table:table-cell office:value-type="string">
            <text:p>3-4 fős család számára.20/9661636</text:p>
          </table:table-cell>
          <table:table-cell office:value-type="string">
            <text:p>Felajánlás, Felajánlott szállás, </text:p>
          </table:table-cell>
          <table:table-cell office:value-type="string">
            <text:p>47.486164</text:p>
          </table:table-cell>
          <table:table-cell office:value-type="string">
            <text:p>19.018064</text:p>
          </table:table-cell>
          <table:table-cell table:number-columns-repeated="2" office:value-type="string">
            <text:p>YES</text:p>
          </table:table-cell>
        </table:table-row>
        <table:table-row table:style-name="ro1">
          <table:table-cell office:value-type="float" office:value="1035">
            <text:p>1035</text:p>
          </table:table-cell>
          <table:table-cell office:value-type="string">
            <text:p>Rákosfalva</text:p>
          </table:table-cell>
          <table:table-cell office:value-type="string">
            <text:p>2013-03-15 23:18:44</text:p>
          </table:table-cell>
          <table:table-cell office:value-type="string">
            <text:p>Rákosfalva</text:p>
          </table:table-cell>
          <table:table-cell office:value-type="string">
            <text:p>Budapest, Magyarország</text:p>
          </table:table-cell>
          <table:table-cell/>
          <table:table-cell office:value-type="string">
            <text:p>47.507221</text:p>
          </table:table-cell>
          <table:table-cell office:value-type="string">
            <text:p>19.144262</text:p>
          </table:table-cell>
          <table:table-cell table:number-columns-repeated="2" office:value-type="string">
            <text:p>YES</text:p>
          </table:table-cell>
        </table:table-row>
        <table:table-row table:style-name="ro1">
          <table:table-cell office:value-type="float" office:value="1031">
            <text:p>1031</text:p>
          </table:table-cell>
          <table:table-cell office:value-type="string">
            <text:p>Útlezárás</text:p>
          </table:table-cell>
          <table:table-cell office:value-type="string">
            <text:p>2013-03-15 23:18:44</text:p>
          </table:table-cell>
          <table:table-cell office:value-type="string">
            <text:p>Útlezárás</text:p>
          </table:table-cell>
          <table:table-cell office:value-type="string">
            <text:p>Hóátfúvás miatt</text:p>
          </table:table-cell>
          <table:table-cell/>
          <table:table-cell table:number-columns-repeated="2" office:value-type="float" office:value="0">
            <text:p>0</text:p>
          </table:table-cell>
          <table:table-cell table:number-columns-repeated="2" office:value-type="string">
            <text:p>YES</text:p>
          </table:table-cell>
        </table:table-row>
        <table:table-row table:style-name="ro1">
          <table:table-cell office:value-type="float" office:value="1032">
            <text:p>1032</text:p>
          </table:table-cell>
          <table:table-cell office:value-type="string">
            <text:p>Útlezárás</text:p>
          </table:table-cell>
          <table:table-cell office:value-type="string">
            <text:p>2013-03-15 23:18:44</text:p>
          </table:table-cell>
          <table:table-cell office:value-type="string">
            <text:p>Útlezárás</text:p>
          </table:table-cell>
          <table:table-cell table:number-columns-repeated="2"/>
          <table:table-cell table:number-columns-repeated="2" office:value-type="float" office:value="0">
            <text:p>0</text:p>
          </table:table-cell>
          <table:table-cell table:number-columns-repeated="2" office:value-type="string">
            <text:p>YES</text:p>
          </table:table-cell>
        </table:table-row>
        <table:table-row table:style-name="ro1">
          <table:table-cell office:value-type="float" office:value="1033">
            <text:p>1033</text:p>
          </table:table-cell>
          <table:table-cell office:value-type="string">
            <text:p>Melegedő - AUCHAN Székesfehérvár</text:p>
          </table:table-cell>
          <table:table-cell office:value-type="string">
            <text:p>2013-03-15 23:18:00</text:p>
          </table:table-cell>
          <table:table-cell office:value-type="string">
            <text:p>Melegedő - AUCHAN Székesfehérvár</text:p>
          </table:table-cell>
          <table:table-cell office:value-type="string">
            <text:p>Auchan Székesfehérvár 2013. március 15-én: 300 kamion és egy tucat turistabusz várakozik, melegedőnek az áruház egy részét kinyitottuk, konzerveket adtunk a katasztrófavédelem munkatársain keresztül a bajba jutott sofőröknek, utasoknak és az autópályán rekedt autósoknak.</text:p>
          </table:table-cell>
          <table:table-cell office:value-type="string">
            <text:p>Ellátóhely_gyógyszertár, </text:p>
          </table:table-cell>
          <table:table-cell office:value-type="string">
            <text:p>47.149529</text:p>
          </table:table-cell>
          <table:table-cell office:value-type="string">
            <text:p>18.432268</text:p>
          </table:table-cell>
          <table:table-cell table:number-columns-repeated="2" office:value-type="string">
            <text:p>YES</text:p>
          </table:table-cell>
        </table:table-row>
        <table:table-row table:style-name="ro1">
          <table:table-cell office:value-type="float" office:value="1034">
            <text:p>1034</text:p>
          </table:table-cell>
          <table:table-cell office:value-type="string">
            <text:p>ecser kereszt utca</text:p>
          </table:table-cell>
          <table:table-cell office:value-type="string">
            <text:p>2013-03-15 23:18:00</text:p>
          </table:table-cell>
          <table:table-cell office:value-type="string">
            <text:p>ecser kereszt utca</text:p>
          </table:table-cell>
          <table:table-cell office:value-type="string">
            <text:p>Budapesten átutazó bajbajutottak figyelem. Az M0-s mentén Ecser-en betérhetsz hozzánk egy teára, kv-ra, ételt is készítünk ha van rá igény, megmosdhatsz, pihenhetsz, feltöltheted a telefonod. Hívj: 06304430736 (pici a baba úgyhogy este 8ig lehet telefonálni)</text:p>
          </table:table-cell>
          <table:table-cell office:value-type="string">
            <text:p>Felajánlás, </text:p>
          </table:table-cell>
          <table:table-cell office:value-type="string">
            <text:p>47.445766</text:p>
          </table:table-cell>
          <table:table-cell office:value-type="string">
            <text:p>19.318428</text:p>
          </table:table-cell>
          <table:table-cell table:number-columns-repeated="2" office:value-type="string">
            <text:p>YES</text:p>
          </table:table-cell>
        </table:table-row>
        <table:table-row table:style-name="ro1">
          <table:table-cell office:value-type="float" office:value="1030">
            <text:p>1030</text:p>
          </table:table-cell>
          <table:table-cell office:value-type="string">
            <text:p>Győr, Bajcsy-Zsilinszky út</text:p>
          </table:table-cell>
          <table:table-cell office:value-type="string">
            <text:p>2013-03-15 23:18:00</text:p>
          </table:table-cell>
          <table:table-cell office:value-type="string">
            <text:p>Győr, Bajcsy-Zsilinszky út</text:p>
          </table:table-cell>
          <table:table-cell office:value-type="string">
            <text:p>Szállás Győrben 3-4 fő számára. Adámi Mária, +3620/824-6751Forró ital, étel, tisztálkodási lehetőség.</text:p>
          </table:table-cell>
          <table:table-cell office:value-type="string">
            <text:p>Felajánlott szállás, </text:p>
          </table:table-cell>
          <table:table-cell office:value-type="string">
            <text:p>47.688736</text:p>
          </table:table-cell>
          <table:table-cell office:value-type="string">
            <text:p>17.647133</text:p>
          </table:table-cell>
          <table:table-cell table:number-columns-repeated="2" office:value-type="string">
            <text:p>YES</text:p>
          </table:table-cell>
        </table:table-row>
        <table:table-row table:style-name="ro1">
          <table:table-cell office:value-type="float" office:value="1029">
            <text:p>1029</text:p>
          </table:table-cell>
          <table:table-cell office:value-type="string">
            <text:p>Szigetszentmiklós</text:p>
          </table:table-cell>
          <table:table-cell office:value-type="string">
            <text:p>2013-03-15 23:18:00</text:p>
          </table:table-cell>
          <table:table-cell office:value-type="string">
            <text:p>Szigetszentmiklós</text:p>
          </table:table-cell>
          <table:table-cell office:value-type="string">
            <text:p>2 felnőtt és egy-két gyermeket szivesen látunk ha szállásra van szükség. 20/5803981</text:p>
          </table:table-cell>
          <table:table-cell office:value-type="string">
            <text:p>Felajánlott szállás, </text:p>
          </table:table-cell>
          <table:table-cell office:value-type="string">
            <text:p>47.344814</text:p>
          </table:table-cell>
          <table:table-cell office:value-type="string">
            <text:p>19.037418</text:p>
          </table:table-cell>
          <table:table-cell table:number-columns-repeated="2" office:value-type="string">
            <text:p>YES</text:p>
          </table:table-cell>
        </table:table-row>
        <table:table-row table:style-name="ro1">
          <table:table-cell office:value-type="float" office:value="1027">
            <text:p>1027</text:p>
          </table:table-cell>
          <table:table-cell office:value-type="string">
            <text:p>Lukács Sándor Mechatronikai és Gépészeti Szakképző Iskola és Kollégium</text:p>
          </table:table-cell>
          <table:table-cell office:value-type="string">
            <text:p>2013-03-15 23:18:44</text:p>
          </table:table-cell>
          <table:table-cell office:value-type="string">
            <text:p>Lukács Sándor Mechatronikai és Gépészeti Szakképző Iskola és Kollégium</text:p>
          </table:table-cell>
          <table:table-cell table:number-columns-repeated="2"/>
          <table:table-cell office:value-type="string">
            <text:p>47.695206</text:p>
          </table:table-cell>
          <table:table-cell office:value-type="string">
            <text:p>17.657604</text:p>
          </table:table-cell>
          <table:table-cell table:number-columns-repeated="2" office:value-type="string">
            <text:p>YES</text:p>
          </table:table-cell>
        </table:table-row>
        <table:table-row table:style-name="ro1">
          <table:table-cell office:value-type="float" office:value="1028">
            <text:p>1028</text:p>
          </table:table-cell>
          <table:table-cell office:value-type="string">
            <text:p>A Délinél tea, víz, étel!</text:p>
          </table:table-cell>
          <table:table-cell office:value-type="string">
            <text:p>2013-03-15 23:18:00</text:p>
          </table:table-cell>
          <table:table-cell office:value-type="string">
            <text:p>A Délinél tea, víz, étel!</text:p>
          </table:table-cell>
          <table:table-cell office:value-type="float" office:value="6303253596">
            <text:p>6303253596</text:p>
          </table:table-cell>
          <table:table-cell office:value-type="string">
            <text:p>Felajánlás, </text:p>
          </table:table-cell>
          <table:table-cell office:value-type="string">
            <text:p>47.50061</text:p>
          </table:table-cell>
          <table:table-cell office:value-type="string">
            <text:p>19.024639</text:p>
          </table:table-cell>
          <table:table-cell table:number-columns-repeated="2" office:value-type="string">
            <text:p>YES</text:p>
          </table:table-cell>
        </table:table-row>
        <table:table-row table:style-name="ro1">
          <table:table-cell office:value-type="float" office:value="1026">
            <text:p>1026</text:p>
          </table:table-cell>
          <table:table-cell office:value-type="string">
            <text:p>Békefi Antal Könyvtár és Művelődési ház</text:p>
          </table:table-cell>
          <table:table-cell office:value-type="string">
            <text:p>2013-03-15 23:18:00</text:p>
          </table:table-cell>
          <table:table-cell office:value-type="string">
            <text:p>Békefi Antal Könyvtár és Művelődési ház</text:p>
          </table:table-cell>
          <table:table-cell office:value-type="string">
            <text:p>Alkotmány u. 14ügyelet, melegedő</text:p>
          </table:table-cell>
          <table:table-cell office:value-type="string">
            <text:p>Ellátóhely_gyógyszertár, </text:p>
          </table:table-cell>
          <table:table-cell office:value-type="string">
            <text:p>47.260826</text:p>
          </table:table-cell>
          <table:table-cell office:value-type="string">
            <text:p>17.870979</text:p>
          </table:table-cell>
          <table:table-cell table:number-columns-repeated="2" office:value-type="string">
            <text:p>YES</text:p>
          </table:table-cell>
        </table:table-row>
        <table:table-row table:style-name="ro1">
          <table:table-cell office:value-type="float" office:value="1025">
            <text:p>1025</text:p>
          </table:table-cell>
          <table:table-cell office:value-type="string">
            <text:p>kritikus szakasz Győrnél</text:p>
          </table:table-cell>
          <table:table-cell office:value-type="string">
            <text:p>2013-03-15 23:18:44</text:p>
          </table:table-cell>
          <table:table-cell office:value-type="string">
            <text:p>kritikus szakasz Győrnél</text:p>
          </table:table-cell>
          <table:table-cell office:value-type="string">
            <text:p>M1: 110km körül még mindig sehol senki, se kaja, se segítség. Van bárki a közelben, aki tud segíteni? Hókotró, pokróc, tea, töltő!--&amp;amp;gt; Most beszéltem a párommal, aki 21 órája áll egy helyben az autópályán Budapest felé a 110-es kilométer környékén. Egytelen katasztrófavédelmi gépjárművel sem találkoztak, ételt , italt senki nem oszt, pedig a media folyamatosan ezt hangoztatja.A legrosszabb azt, hogy nem kapnak semmilyen tájékoztatást a várható helyzetükről, nem tudják, hogy mi várható és meddig maradjanak az autóban.OKVF: Győr közelében a 100km kőtől egy hosszabb szakasz a legkritkiusabb... de mennek és próbálkoznak!!!</text:p>
          </table:table-cell>
          <table:table-cell/>
          <table:table-cell office:value-type="string">
            <text:p>47.67741</text:p>
          </table:table-cell>
          <table:table-cell office:value-type="string">
            <text:p>17.873383</text:p>
          </table:table-cell>
          <table:table-cell table:number-columns-repeated="2" office:value-type="string">
            <text:p>YES</text:p>
          </table:table-cell>
        </table:table-row>
        <table:table-row table:style-name="ro1">
          <table:table-cell office:value-type="float" office:value="1024">
            <text:p>1024</text:p>
          </table:table-cell>
          <table:table-cell office:value-type="string">
            <text:p>Mentés, kávé, tea, melegedő</text:p>
          </table:table-cell>
          <table:table-cell office:value-type="string">
            <text:p>2013-03-15 23:18:00</text:p>
          </table:table-cell>
          <table:table-cell office:value-type="string">
            <text:p>Mentés, kávé, tea, melegedő</text:p>
          </table:table-cell>
          <table:table-cell office:value-type="string">
            <text:p>06 20 5427 091 20 km-es körzeten belül hívjon!</text:p>
          </table:table-cell>
          <table:table-cell office:value-type="string">
            <text:p>Felajánlás, </text:p>
          </table:table-cell>
          <table:table-cell office:value-type="string">
            <text:p>47.037968</text:p>
          </table:table-cell>
          <table:table-cell office:value-type="string">
            <text:p>19.787558</text:p>
          </table:table-cell>
          <table:table-cell table:number-columns-repeated="2" office:value-type="string">
            <text:p>YES</text:p>
          </table:table-cell>
        </table:table-row>
        <table:table-row table:style-name="ro1">
          <table:table-cell office:value-type="float" office:value="1023">
            <text:p>1023</text:p>
          </table:table-cell>
          <table:table-cell office:value-type="string">
            <text:p>Autómentés, tea, kávé, melegedő</text:p>
          </table:table-cell>
          <table:table-cell office:value-type="string">
            <text:p>2013-03-15 23:18:00</text:p>
          </table:table-cell>
          <table:table-cell office:value-type="string">
            <text:p>Autómentés, tea, kávé, melegedő</text:p>
          </table:table-cell>
          <table:table-cell office:value-type="string">
            <text:p>06 20 5427 091Nagykőrös és 20 km sugarú körben segítek !Ingyenes!!</text:p>
          </table:table-cell>
          <table:table-cell office:value-type="string">
            <text:p>Felajánlás, </text:p>
          </table:table-cell>
          <table:table-cell office:value-type="string">
            <text:p>47.030823</text:p>
          </table:table-cell>
          <table:table-cell office:value-type="string">
            <text:p>19.78363</text:p>
          </table:table-cell>
          <table:table-cell table:number-columns-repeated="2" office:value-type="string">
            <text:p>YES</text:p>
          </table:table-cell>
        </table:table-row>
        <table:table-row table:style-name="ro1">
          <table:table-cell office:value-type="float" office:value="1022">
            <text:p>1022</text:p>
          </table:table-cell>
          <table:table-cell office:value-type="string">
            <text:p>6 tagú család kocsiban</text:p>
          </table:table-cell>
          <table:table-cell office:value-type="string">
            <text:p>2013-03-15 23:18:00</text:p>
          </table:table-cell>
          <table:table-cell office:value-type="string">
            <text:p>6 tagú család kocsiban</text:p>
          </table:table-cell>
          <table:table-cell office:value-type="string">
            <text:p>M1 80-as km-nél 6 tagú család, gyerekek 4-5-8-11 évesek, nem működik az akkumulátor hajnal 1 óta.A 80-as km nagyon közel van a komáromi leágazáshoz.Információ és meleg étel ital amire most a leginkább szükségük lenne. Kérek mindenkit, aki tud segítsen.Bikázó kábel pedig arra az esetre, ha elindulna a forgalom.Tel:+3630/579 1588</text:p>
          </table:table-cell>
          <table:table-cell office:value-type="string">
            <text:p>Segítségkérés, </text:p>
          </table:table-cell>
          <table:table-cell office:value-type="string">
            <text:p>47.673885</text:p>
          </table:table-cell>
          <table:table-cell office:value-type="string">
            <text:p>18.106907</text:p>
          </table:table-cell>
          <table:table-cell table:number-columns-repeated="2" office:value-type="string">
            <text:p>YES</text:p>
          </table:table-cell>
        </table:table-row>
        <table:table-row table:style-name="ro1">
          <table:table-cell office:value-type="float" office:value="1021">
            <text:p>1021</text:p>
          </table:table-cell>
          <table:table-cell office:value-type="string">
            <text:p>meleg ital, pékáru</text:p>
          </table:table-cell>
          <table:table-cell office:value-type="string">
            <text:p>2013-03-15 23:18:00</text:p>
          </table:table-cell>
          <table:table-cell office:value-type="string">
            <text:p>meleg ital, pékáru</text:p>
          </table:table-cell>
          <table:table-cell office:value-type="string">
            <text:p>Forró teával kávéval és kakóval várjuk a bajbanrekedteket INGYEN! Győr-Szabadhegyen az M1-estől nem messze! Reggel 5-től este 9-ig várjuk a bajbanrekedteket! Győr József Attila u 159. Frissen sült pékáruval várunk mindenkit! Előrendelés a 0670-612-0722-es számon!</text:p>
          </table:table-cell>
          <table:table-cell office:value-type="string">
            <text:p>Felajánlás, </text:p>
          </table:table-cell>
          <table:table-cell office:value-type="string">
            <text:p>47.671501</text:p>
          </table:table-cell>
          <table:table-cell office:value-type="string">
            <text:p>17.674448</text:p>
          </table:table-cell>
          <table:table-cell table:number-columns-repeated="2" office:value-type="string">
            <text:p>YES</text:p>
          </table:table-cell>
        </table:table-row>
        <table:table-row table:style-name="ro1">
          <table:table-cell office:value-type="float" office:value="1019">
            <text:p>1019</text:p>
          </table:table-cell>
          <table:table-cell office:value-type="string">
            <text:p>Age of Hope alapítvány gyűjtése</text:p>
          </table:table-cell>
          <table:table-cell office:value-type="string">
            <text:p>2013-03-15 23:18:44</text:p>
          </table:table-cell>
          <table:table-cell office:value-type="string">
            <text:p>Age of Hope alapítvány gyűjtése</text:p>
          </table:table-cell>
          <table:table-cell office:value-type="string">
            <text:p>&amp;quot;Győriek! Főzzetek teát, kávét! Vigyétek be a tűzoltóságra.Onnan visszük tovább az autópályára!!!&amp;quot;</text:p>
          </table:table-cell>
          <table:table-cell/>
          <table:table-cell office:value-type="string">
            <text:p>47.682034</text:p>
          </table:table-cell>
          <table:table-cell office:value-type="string">
            <text:p>17.62619</text:p>
          </table:table-cell>
          <table:table-cell table:number-columns-repeated="2" office:value-type="string">
            <text:p>YES</text:p>
          </table:table-cell>
        </table:table-row>
        <table:table-row table:style-name="ro1">
          <table:table-cell office:value-type="float" office:value="1020">
            <text:p>1020</text:p>
          </table:table-cell>
          <table:table-cell office:value-type="string">
            <text:p>Meleg tea, fűtött helyiség, wc-használat</text:p>
          </table:table-cell>
          <table:table-cell office:value-type="string">
            <text:p>2013-03-15 23:18:00</text:p>
          </table:table-cell>
          <table:table-cell office:value-type="string">
            <text:p>Meleg tea, fűtött helyiség, wc-használat</text:p>
          </table:table-cell>
          <table:table-cell office:value-type="string">
            <text:p>Kedves mindenki!13.00.-tól várjuk Üzletünkben az úton maradottakat. Meleg teát, fűtött helyiséget, wc-használatot tudunk biztosítani.Az üzlet címe: ABLAK-AJTÓ-PARKETTA SZAKÜZLET, GYŐR SZESZGYÁR U. 9. SHELL KÚT ÉS A SPAR KÖZÖTT!</text:p>
          </table:table-cell>
          <table:table-cell office:value-type="string">
            <text:p>Felajánlás, </text:p>
          </table:table-cell>
          <table:table-cell office:value-type="string">
            <text:p>47.690613</text:p>
          </table:table-cell>
          <table:table-cell office:value-type="string">
            <text:p>17.651016</text:p>
          </table:table-cell>
          <table:table-cell table:number-columns-repeated="2" office:value-type="string">
            <text:p>YES</text:p>
          </table:table-cell>
        </table:table-row>
        <table:table-row table:style-name="ro1">
          <table:table-cell office:value-type="float" office:value="1018">
            <text:p>1018</text:p>
          </table:table-cell>
          <table:table-cell office:value-type="string">
            <text:p>Szállás kerestetik</text:p>
          </table:table-cell>
          <table:table-cell office:value-type="string">
            <text:p>2013-03-15 23:18:44</text:p>
          </table:table-cell>
          <table:table-cell office:value-type="string">
            <text:p>Szállás kerestetik</text:p>
          </table:table-cell>
          <table:table-cell office:value-type="string">
            <text:p>06703337239 a szmámomSOS, nagyon sürgősen segítség kellene!Kérem minden ismerősömet, hogy akinek van Ács környékén ismerőse, barátja, aki tudna szállást adni, segíteni, jelentkezzen!6 éves unokaöcsém az édesapjával már tegnap este 19 h óta van az M1 89-es kilométernél, hatalmas hófal mindenhol, nagyon sokan rekedtek ott. Az üzemanyag kifogyva, többen elindulnak gyalog, mert ha még egy éjszakát kell ott tölteni, megfagynak. Segítsetek légyszi, hátha valaki tud segíteni!!</text:p>
          </table:table-cell>
          <table:table-cell/>
          <table:table-cell office:value-type="string">
            <text:p>47.695438</text:p>
          </table:table-cell>
          <table:table-cell office:value-type="string">
            <text:p>17.97226</text:p>
          </table:table-cell>
          <table:table-cell table:number-columns-repeated="2" office:value-type="string">
            <text:p>YES</text:p>
          </table:table-cell>
        </table:table-row>
        <table:table-row table:style-name="ro1">
          <table:table-cell office:value-type="float" office:value="1016">
            <text:p>1016</text:p>
          </table:table-cell>
          <table:table-cell office:value-type="string">
            <text:p>Etyek</text:p>
          </table:table-cell>
          <table:table-cell office:value-type="string">
            <text:p>2013-03-15 23:18:44</text:p>
          </table:table-cell>
          <table:table-cell office:value-type="string">
            <text:p>Etyek</text:p>
          </table:table-cell>
          <table:table-cell office:value-type="string">
            <text:p>Magyarország</text:p>
          </table:table-cell>
          <table:table-cell/>
          <table:table-cell office:value-type="string">
            <text:p>47.415077</text:p>
          </table:table-cell>
          <table:table-cell office:value-type="string">
            <text:p>18.495483</text:p>
          </table:table-cell>
          <table:table-cell table:number-columns-repeated="2" office:value-type="string">
            <text:p>YES</text:p>
          </table:table-cell>
        </table:table-row>
        <table:table-row table:style-name="ro1">
          <table:table-cell office:value-type="float" office:value="1017">
            <text:p>1017</text:p>
          </table:table-cell>
          <table:table-cell office:value-type="string">
            <text:p>Age of Hope alapítvány gyűjt</text:p>
          </table:table-cell>
          <table:table-cell office:value-type="string">
            <text:p>2013-03-15 23:18:44</text:p>
          </table:table-cell>
          <table:table-cell office:value-type="string">
            <text:p>Age of Hope alapítvány gyűjt</text:p>
          </table:table-cell>
          <table:table-cell office:value-type="string">
            <text:p>&amp;quot;Csornai tűzoltóságra is lehet vinni dolgokat!&amp;quot; Kávé, tea, takaró, meleg ruha, szendvics...</text:p>
          </table:table-cell>
          <table:table-cell/>
          <table:table-cell office:value-type="string">
            <text:p>47.611717</text:p>
          </table:table-cell>
          <table:table-cell office:value-type="string">
            <text:p>17.245789</text:p>
          </table:table-cell>
          <table:table-cell table:number-columns-repeated="2" office:value-type="string">
            <text:p>YES</text:p>
          </table:table-cell>
        </table:table-row>
        <table:table-row table:style-name="ro1">
          <table:table-cell office:value-type="float" office:value="1014">
            <text:p>1014</text:p>
          </table:table-cell>
          <table:table-cell office:value-type="string">
            <text:p>Helymegjelölés 178</text:p>
          </table:table-cell>
          <table:table-cell office:value-type="string">
            <text:p>2013-03-15 23:18:00</text:p>
          </table:table-cell>
          <table:table-cell office:value-type="string">
            <text:p>Helymegjelölés 178</text:p>
          </table:table-cell>
          <table:table-cell office:value-type="string">
            <text:p>Balatonfűzfőn be tudnék fogadni 10 embert, akik a hó miatt itt ragadtak. 20/596-7287. Kérek mindenkit ossza meg!&amp;quot;</text:p>
          </table:table-cell>
          <table:table-cell office:value-type="string">
            <text:p>Felajánlott szállás, </text:p>
          </table:table-cell>
          <table:table-cell office:value-type="string">
            <text:p>47.058895</text:p>
          </table:table-cell>
          <table:table-cell office:value-type="string">
            <text:p>18.039551</text:p>
          </table:table-cell>
          <table:table-cell table:number-columns-repeated="2" office:value-type="string">
            <text:p>YES</text:p>
          </table:table-cell>
        </table:table-row>
        <table:table-row table:style-name="ro1">
          <table:table-cell office:value-type="float" office:value="1015">
            <text:p>1015</text:p>
          </table:table-cell>
          <table:table-cell office:value-type="string">
            <text:p>Helymegjelölés 180</text:p>
          </table:table-cell>
          <table:table-cell office:value-type="string">
            <text:p>2013-03-15 23:18:00</text:p>
          </table:table-cell>
          <table:table-cell office:value-type="string">
            <text:p>Helymegjelölés 180</text:p>
          </table:table-cell>
          <table:table-cell office:value-type="string">
            <text:p>kisgyerekes családnak melegedési, pihenési lehetőséget tudunk biztosítani Őrmezőn! 0670 9382402</text:p>
          </table:table-cell>
          <table:table-cell office:value-type="string">
            <text:p>Felajánlás, </text:p>
          </table:table-cell>
          <table:table-cell office:value-type="string">
            <text:p>47.464771</text:p>
          </table:table-cell>
          <table:table-cell office:value-type="string">
            <text:p>19.022141</text:p>
          </table:table-cell>
          <table:table-cell table:number-columns-repeated="2" office:value-type="string">
            <text:p>YES</text:p>
          </table:table-cell>
        </table:table-row>
        <table:table-row table:style-name="ro1">
          <table:table-cell office:value-type="float" office:value="1012">
            <text:p>1012</text:p>
          </table:table-cell>
          <table:table-cell office:value-type="string">
            <text:p>Helymegjelölés 177</text:p>
          </table:table-cell>
          <table:table-cell office:value-type="string">
            <text:p>2013-03-15 23:18:00</text:p>
          </table:table-cell>
          <table:table-cell office:value-type="string">
            <text:p>Helymegjelölés 177</text:p>
          </table:table-cell>
          <table:table-cell office:value-type="string">
            <text:p>veszprémben önkéntesként tudok segíteni30/3951681</text:p>
          </table:table-cell>
          <table:table-cell office:value-type="string">
            <text:p>Felajánlás, </text:p>
          </table:table-cell>
          <table:table-cell office:value-type="string">
            <text:p>47.088825</text:p>
          </table:table-cell>
          <table:table-cell office:value-type="string">
            <text:p>17.910461</text:p>
          </table:table-cell>
          <table:table-cell table:number-columns-repeated="2" office:value-type="string">
            <text:p>YES</text:p>
          </table:table-cell>
        </table:table-row>
        <table:table-row table:style-name="ro1">
          <table:table-cell office:value-type="float" office:value="1013">
            <text:p>1013</text:p>
          </table:table-cell>
          <table:table-cell office:value-type="string">
            <text:p>Hótaposó, aranyat ér!</text:p>
          </table:table-cell>
          <table:table-cell office:value-type="string">
            <text:p>2013-03-15 23:18:00</text:p>
          </table:table-cell>
          <table:table-cell office:value-type="string">
            <text:p>Hótaposó, aranyat ér!</text:p>
          </table:table-cell>
          <table:table-cell office:value-type="string">
            <text:p>Ha valaki hévíz - keszthely - gyenesdiás környékén bajba került, megyek segíteni hóláncos terepjáróval!!!!! imely istván - 30 649-3584</text:p>
          </table:table-cell>
          <table:table-cell office:value-type="string">
            <text:p>Felajánlás, </text:p>
          </table:table-cell>
          <table:table-cell office:value-type="string">
            <text:p>46.770908</text:p>
          </table:table-cell>
          <table:table-cell office:value-type="string">
            <text:p>17.205963</text:p>
          </table:table-cell>
          <table:table-cell table:number-columns-repeated="2" office:value-type="string">
            <text:p>YES</text:p>
          </table:table-cell>
        </table:table-row>
        <table:table-row table:style-name="ro1">
          <table:table-cell office:value-type="float" office:value="1011">
            <text:p>1011</text:p>
          </table:table-cell>
          <table:table-cell office:value-type="string">
            <text:p>Helymegjelölés 176</text:p>
          </table:table-cell>
          <table:table-cell office:value-type="string">
            <text:p>2013-03-15 23:18:00</text:p>
          </table:table-cell>
          <table:table-cell office:value-type="string">
            <text:p>Helymegjelölés 176</text:p>
          </table:table-cell>
          <table:table-cell office:value-type="string">
            <text:p>egy ismerősöm testvére Hegyi Kristóf Zoltán itt rekedt fehérváron és nincsenek nála a fonto aszthma ill allegria gyógyszerei a pipa nála van de ezekere a gyógyszerekere szüksége vantheospirex 150 mg retard filmtabletta,avamys szuszpenziós orrspray,histisynt 5mg filmtabletta,flixotide discus 100mg ezek a gyógyszerei. Az asztmapipa nála van,ha befulladna. Ha valaki tud segítsen ezen a számon elérik kristófot 06303296188 segítsetek légyszíves</text:p>
          </table:table-cell>
          <table:table-cell office:value-type="string">
            <text:p>Gyógyszer_orvos, Segítségkérés, </text:p>
          </table:table-cell>
          <table:table-cell office:value-type="string">
            <text:p>47.170113</text:p>
          </table:table-cell>
          <table:table-cell office:value-type="string">
            <text:p>18.413086</text:p>
          </table:table-cell>
          <table:table-cell table:number-columns-repeated="2" office:value-type="string">
            <text:p>YES</text:p>
          </table:table-cell>
        </table:table-row>
        <table:table-row table:style-name="ro1">
          <table:table-cell office:value-type="float" office:value="1010">
            <text:p>1010</text:p>
          </table:table-cell>
          <table:table-cell office:value-type="string">
            <text:p>Kis család</text:p>
          </table:table-cell>
          <table:table-cell office:value-type="string">
            <text:p>2013-03-15 23:18:00</text:p>
          </table:table-cell>
          <table:table-cell office:value-type="string">
            <text:p>Kis család</text:p>
          </table:table-cell>
          <table:table-cell office:value-type="string">
            <text:p>KERESNEK TITEKET, DE NEM TALÁLJÁK A KOCSIT. TEGYETEK KI SZÍNES RONGYOT? VAGY VALAMI JELET! Egy kis család, két pici gyerekkel (1 és 4 éves), továbbra is egy helyben vesztegel az M1-en Budapestről-Győrre a 98-100 km kő között, most már 18 órája, és most már nagyon éhesek. Ha valaki a közelben van, és egy kicsit is tud segíteni, vagy tud infot a hírekben elhangzott 20 melegedő buszról, keresse meg őket. szürke toyota corolla: KNK-398. Tel: 06 30 657 8091.</text:p>
          </table:table-cell>
          <table:table-cell office:value-type="string">
            <text:p>Segítségkérés, </text:p>
          </table:table-cell>
          <table:table-cell office:value-type="string">
            <text:p>47.684574</text:p>
          </table:table-cell>
          <table:table-cell office:value-type="string">
            <text:p>17.860336</text:p>
          </table:table-cell>
          <table:table-cell table:number-columns-repeated="2" office:value-type="string">
            <text:p>YES</text:p>
          </table:table-cell>
        </table:table-row>
        <table:table-row table:style-name="ro1">
          <table:table-cell office:value-type="float" office:value="1009">
            <text:p>1009</text:p>
          </table:table-cell>
          <table:table-cell office:value-type="string">
            <text:p>Helymegjelölés 174</text:p>
          </table:table-cell>
          <table:table-cell office:value-type="string">
            <text:p>2013-03-15 23:18:44</text:p>
          </table:table-cell>
          <table:table-cell office:value-type="string">
            <text:p>Helymegjelölés 174</text:p>
          </table:table-cell>
          <table:table-cell office:value-type="string">
            <text:p>A tatai tescohoz hamarosan érkezik legalább 300 májkrémes és zsíros zsömle valamint 80 liter forró tea, kávé. Kitartás.</text:p>
          </table:table-cell>
          <table:table-cell/>
          <table:table-cell office:value-type="string">
            <text:p>47.634857</text:p>
          </table:table-cell>
          <table:table-cell office:value-type="string">
            <text:p>18.292923</text:p>
          </table:table-cell>
          <table:table-cell table:number-columns-repeated="2" office:value-type="string">
            <text:p>YES</text:p>
          </table:table-cell>
        </table:table-row>
        <table:table-row table:style-name="ro1">
          <table:table-cell office:value-type="float" office:value="1006">
            <text:p>1006</text:p>
          </table:table-cell>
          <table:table-cell office:value-type="string">
            <text:p>Helymegjelölés 164</text:p>
          </table:table-cell>
          <table:table-cell office:value-type="string">
            <text:p>2013-03-15 23:18:00</text:p>
          </table:table-cell>
          <table:table-cell office:value-type="string">
            <text:p>Helymegjelölés 164</text:p>
          </table:table-cell>
          <table:table-cell office:value-type="string">
            <text:p>Az Alba Plaza (Palotai út 1.) ma is nyitva van és várja azokat, akik szeretnének egy kicsit megmelegedni.Az ünnep ellenére éttermeink mindegyike is üzemel!!!!Kitartás és mielőbbi hazajutást kívánunk mindenkinek!&amp;quot;</text:p>
          </table:table-cell>
          <table:table-cell office:value-type="string">
            <text:p>Ellátóhely_gyógyszertár, </text:p>
          </table:table-cell>
          <table:table-cell office:value-type="string">
            <text:p>47.190327</text:p>
          </table:table-cell>
          <table:table-cell office:value-type="string">
            <text:p>18.406853</text:p>
          </table:table-cell>
          <table:table-cell table:number-columns-repeated="2" office:value-type="string">
            <text:p>YES</text:p>
          </table:table-cell>
        </table:table-row>
        <table:table-row table:style-name="ro1">
          <table:table-cell office:value-type="float" office:value="1007">
            <text:p>1007</text:p>
          </table:table-cell>
          <table:table-cell office:value-type="string">
            <text:p>Helymegjelölés 171</text:p>
          </table:table-cell>
          <table:table-cell office:value-type="string">
            <text:p>2013-03-15 23:18:00</text:p>
          </table:table-cell>
          <table:table-cell office:value-type="string">
            <text:p>Helymegjelölés 171</text:p>
          </table:table-cell>
          <table:table-cell office:value-type="string">
            <text:p>Ha valaki az 1-es/ M1 Bicske lejárónál akadt el, de onnan le tud jönni Csabdira (Bicske mellett): tudunk biztosítani ételt, italt, bébiételt, ruhát, tisztálkodási lehetőséget.Andi - 30.407.4400</text:p>
          </table:table-cell>
          <table:table-cell office:value-type="string">
            <text:p>Felajánlás, </text:p>
          </table:table-cell>
          <table:table-cell office:value-type="string">
            <text:p>47.487976</text:p>
          </table:table-cell>
          <table:table-cell office:value-type="string">
            <text:p>18.628006</text:p>
          </table:table-cell>
          <table:table-cell table:number-columns-repeated="2" office:value-type="string">
            <text:p>YES</text:p>
          </table:table-cell>
        </table:table-row>
        <table:table-row table:style-name="ro1">
          <table:table-cell office:value-type="float" office:value="1008">
            <text:p>1008</text:p>
          </table:table-cell>
          <table:table-cell office:value-type="string">
            <text:p>Helymegjelölés 149</text:p>
          </table:table-cell>
          <table:table-cell office:value-type="string">
            <text:p>2013-03-15 23:18:00</text:p>
          </table:table-cell>
          <table:table-cell office:value-type="string">
            <text:p>Helymegjelölés 149</text:p>
          </table:table-cell>
          <table:table-cell office:value-type="string">
            <text:p>Bábolnán a Nyugdíjas házat kell keresni ! A polgármester: Dr. Horváth Klára 06/ 20-466-8090</text:p>
          </table:table-cell>
          <table:table-cell office:value-type="string">
            <text:p>Ellátóhely_gyógyszertár, </text:p>
          </table:table-cell>
          <table:table-cell office:value-type="string">
            <text:p>47.641335</text:p>
          </table:table-cell>
          <table:table-cell office:value-type="string">
            <text:p>17.977753</text:p>
          </table:table-cell>
          <table:table-cell table:number-columns-repeated="2" office:value-type="string">
            <text:p>YES</text:p>
          </table:table-cell>
        </table:table-row>
        <table:table-row table:style-name="ro1">
          <table:table-cell office:value-type="float" office:value="1004">
            <text:p>1004</text:p>
          </table:table-cell>
          <table:table-cell office:value-type="string">
            <text:p>Szállás, melegedő</text:p>
          </table:table-cell>
          <table:table-cell office:value-type="string">
            <text:p>2013-03-15 23:18:00</text:p>
          </table:table-cell>
          <table:table-cell office:value-type="string">
            <text:p>Szállás, melegedő</text:p>
          </table:table-cell>
          <table:table-cell office:value-type="string">
            <text:p>Megakadt gyerekes családoknak szállás: REGINA Ház, 2100 Gödöllő, Röges u. 66.Tel: 30 246 3062</text:p>
          </table:table-cell>
          <table:table-cell office:value-type="string">
            <text:p>Felajánlott szállás, </text:p>
          </table:table-cell>
          <table:table-cell office:value-type="string">
            <text:p>47.665386</text:p>
          </table:table-cell>
          <table:table-cell office:value-type="string">
            <text:p>19.346924</text:p>
          </table:table-cell>
          <table:table-cell table:number-columns-repeated="2" office:value-type="string">
            <text:p>YES</text:p>
          </table:table-cell>
        </table:table-row>
        <table:table-row table:style-name="ro3">
          <table:table-cell office:value-type="float" office:value="1005">
            <text:p>1005</text:p>
          </table:table-cell>
          <table:table-cell office:value-type="string">
            <text:p>Szállás, meleg étel, fürdési lehetőség, autó nincs. Telefon: 30/532-3354</text:p>
          </table:table-cell>
          <table:table-cell office:value-type="string">
            <text:p>2013-03-15 23:18:00</text:p>
          </table:table-cell>
          <table:table-cell office:value-type="string">
            <text:p>Szállás, meleg étel, fürdési lehetőség, autó nincs. Telefon: 30/532-3354</text:p>
          </table:table-cell>
          <table:table-cell office:value-type="string">
            <text:p>Tatabánya Környe felőli végén tudunk szállást,</text:p>
            <text:p><text:s/>meleg ételt, fürdési lehetőséget biztosítani a környéken rekedt 3-4 </text:p>
            <text:p>főnek, kisgyermekes családnak. Sajnos értük menni nem tudunk, </text:p>
            <text:p>személyautóval nem lehet kimenni az utcánkból, de ha valaki terepjáróval</text:p>
            <text:p><text:s/>el tudja hozni őket idáig, nagyon szívesen látjuk. tel.: 30/532-3354</text:p>
          </table:table-cell>
          <table:table-cell office:value-type="string">
            <text:p>Felajánlott szállás, </text:p>
          </table:table-cell>
          <table:table-cell office:value-type="string">
            <text:p>47.574673</text:p>
          </table:table-cell>
          <table:table-cell office:value-type="string">
            <text:p>18.3815</text:p>
          </table:table-cell>
          <table:table-cell table:number-columns-repeated="2" office:value-type="string">
            <text:p>YES</text:p>
          </table:table-cell>
        </table:table-row>
        <table:table-row table:style-name="ro1">
          <table:table-cell office:value-type="float" office:value="1002">
            <text:p>1002</text:p>
          </table:table-cell>
          <table:table-cell office:value-type="string">
            <text:p>Helymegjelölés 142</text:p>
          </table:table-cell>
          <table:table-cell office:value-type="string">
            <text:p>2013-03-15 23:18:44</text:p>
          </table:table-cell>
          <table:table-cell office:value-type="string">
            <text:p>Helymegjelölés 142</text:p>
          </table:table-cell>
          <table:table-cell table:number-columns-repeated="2"/>
          <table:table-cell office:value-type="string">
            <text:p>45.158802</text:p>
          </table:table-cell>
          <table:table-cell office:value-type="string">
            <text:p>21.654053</text:p>
          </table:table-cell>
          <table:table-cell table:number-columns-repeated="2" office:value-type="string">
            <text:p>YES</text:p>
          </table:table-cell>
        </table:table-row>
        <table:table-row table:style-name="ro1">
          <table:table-cell office:value-type="float" office:value="1003">
            <text:p>1003</text:p>
          </table:table-cell>
          <table:table-cell office:value-type="string">
            <text:p>Weisz Gyuri, 06 20 442 33 44</text:p>
          </table:table-cell>
          <table:table-cell office:value-type="string">
            <text:p>2013-03-15 23:18:00</text:p>
          </table:table-cell>
          <table:table-cell office:value-type="string">
            <text:p>Weisz Gyuri, 06 20 442 33 44</text:p>
          </table:table-cell>
          <table:table-cell office:value-type="string">
            <text:p>Dunaújváros környékén szívesen segítek az elakadt embereken! Vizet, takarót s valamennyi kaját vinni tudok! Telefon: 06 20 442 33 44, Weisz Gyuri</text:p>
          </table:table-cell>
          <table:table-cell office:value-type="string">
            <text:p>Felajánlás, </text:p>
          </table:table-cell>
          <table:table-cell office:value-type="string">
            <text:p>46.95776</text:p>
          </table:table-cell>
          <table:table-cell office:value-type="string">
            <text:p>18.929443</text:p>
          </table:table-cell>
          <table:table-cell table:number-columns-repeated="2" office:value-type="string">
            <text:p>YES</text:p>
          </table:table-cell>
        </table:table-row>
        <table:table-row table:style-name="ro1">
          <table:table-cell office:value-type="float" office:value="1001">
            <text:p>1001</text:p>
          </table:table-cell>
          <table:table-cell office:value-type="string">
            <text:p>melegedő Cseszneken</text:p>
          </table:table-cell>
          <table:table-cell office:value-type="string">
            <text:p>2013-03-15 23:18:00</text:p>
          </table:table-cell>
          <table:table-cell office:value-type="string">
            <text:p>melegedő Cseszneken</text:p>
          </table:table-cell>
          <table:table-cell office:value-type="string">
            <text:p>Értesítjük azokat az útviszony miatt elakadt embereket akik a 82-es cseszneki szakaszánál állnak hogy szükség szerint meleg teával étellel és szállással szívesen segítjük őket. Helyszín Csesznek Farkashegyi utca 8. (a 82-es buszmegállótól 50 méterre piros cseréptetős, két kőkéményes ház) Telefon: 30/9579814. Hegyi család.</text:p>
          </table:table-cell>
          <table:table-cell office:value-type="string">
            <text:p>Felajánlás, </text:p>
          </table:table-cell>
          <table:table-cell office:value-type="string">
            <text:p>47.351849</text:p>
          </table:table-cell>
          <table:table-cell office:value-type="string">
            <text:p>17.880249</text:p>
          </table:table-cell>
          <table:table-cell table:number-columns-repeated="2" office:value-type="string">
            <text:p>YES</text:p>
          </table:table-cell>
        </table:table-row>
        <table:table-row table:style-name="ro1">
          <table:table-cell office:value-type="float" office:value="1000">
            <text:p>1000</text:p>
          </table:table-cell>
          <table:table-cell office:value-type="string">
            <text:p>Helymegjelölés 163</text:p>
          </table:table-cell>
          <table:table-cell office:value-type="string">
            <text:p>2013-03-15 23:18:00</text:p>
          </table:table-cell>
          <table:table-cell office:value-type="string">
            <text:p>Helymegjelölés 163</text:p>
          </table:table-cell>
          <table:table-cell office:value-type="string">
            <text:p>Kisgyermekes családot el tudunk hozni Szentivánra: 06304802303 Nekünk is vannak gyermekeink, ugyhogy pelenka, tejpor, bébiétel stb. van!</text:p>
          </table:table-cell>
          <table:table-cell office:value-type="string">
            <text:p>Felajánlott szállás, </text:p>
          </table:table-cell>
          <table:table-cell office:value-type="string">
            <text:p>47.696823</text:p>
          </table:table-cell>
          <table:table-cell office:value-type="string">
            <text:p>17.736053</text:p>
          </table:table-cell>
          <table:table-cell table:number-columns-repeated="2" office:value-type="string">
            <text:p>YES</text:p>
          </table:table-cell>
        </table:table-row>
        <table:table-row table:style-name="ro1">
          <table:table-cell office:value-type="float" office:value="998">
            <text:p>998</text:p>
          </table:table-cell>
          <table:table-cell office:value-type="string">
            <text:p>Age of Hope alapítvány gyűjtése</text:p>
          </table:table-cell>
          <table:table-cell office:value-type="string">
            <text:p>2013-03-15 23:18:44</text:p>
          </table:table-cell>
          <table:table-cell office:value-type="string">
            <text:p>Age of Hope alapítvány gyűjtése</text:p>
          </table:table-cell>
          <table:table-cell office:value-type="string">
            <text:p>18óráig lehet még hozni takarót, szendvicset a Höflányi u.15 szám alá.</text:p>
          </table:table-cell>
          <table:table-cell/>
          <table:table-cell office:value-type="string">
            <text:p>47.682495</text:p>
          </table:table-cell>
          <table:table-cell office:value-type="string">
            <text:p>16.598969</text:p>
          </table:table-cell>
          <table:table-cell table:number-columns-repeated="2" office:value-type="string">
            <text:p>YES</text:p>
          </table:table-cell>
        </table:table-row>
        <table:table-row table:style-name="ro1">
          <table:table-cell office:value-type="float" office:value="999">
            <text:p>999</text:p>
          </table:table-cell>
          <table:table-cell office:value-type="string">
            <text:p>Helymegjelölés 160</text:p>
          </table:table-cell>
          <table:table-cell office:value-type="string">
            <text:p>2013-03-15 23:18:00</text:p>
          </table:table-cell>
          <table:table-cell office:value-type="string">
            <text:p>Helymegjelölés 160</text:p>
          </table:table-cell>
          <table:table-cell office:value-type="string">
            <text:p>Hajnalka FarkasHa valakinek kell tea esetleg étel pelenka, szívesen látjuk. Győrszentiván Vasútsor 71. Légyszi osszátok meg. Tel. 06-30/660-8984</text:p>
          </table:table-cell>
          <table:table-cell office:value-type="string">
            <text:p>Felajánlás, </text:p>
          </table:table-cell>
          <table:table-cell office:value-type="string">
            <text:p>47.70052</text:p>
          </table:table-cell>
          <table:table-cell office:value-type="string">
            <text:p>17.725067</text:p>
          </table:table-cell>
          <table:table-cell table:number-columns-repeated="2" office:value-type="string">
            <text:p>YES</text:p>
          </table:table-cell>
        </table:table-row>
        <table:table-row table:style-name="ro1">
          <table:table-cell office:value-type="float" office:value="997">
            <text:p>997</text:p>
          </table:table-cell>
          <table:table-cell office:value-type="string">
            <text:p>Helymegjelölés 158</text:p>
          </table:table-cell>
          <table:table-cell office:value-type="string">
            <text:p>2013-03-15 23:18:00</text:p>
          </table:table-cell>
          <table:table-cell office:value-type="string">
            <text:p>Helymegjelölés 158</text:p>
          </table:table-cell>
          <table:table-cell office:value-type="string">
            <text:p>Budapest Déli pályaudvar környékén szállás, meleg víz, étel, ital, 2-4 főnek, szívesen! 06204322433</text:p>
          </table:table-cell>
          <table:table-cell office:value-type="string">
            <text:p>Felajánlott szállás, </text:p>
          </table:table-cell>
          <table:table-cell office:value-type="string">
            <text:p>47.500446</text:p>
          </table:table-cell>
          <table:table-cell office:value-type="string">
            <text:p>19.024929</text:p>
          </table:table-cell>
          <table:table-cell table:number-columns-repeated="2" office:value-type="string">
            <text:p>YES</text:p>
          </table:table-cell>
        </table:table-row>
        <table:table-row table:style-name="ro1">
          <table:table-cell office:value-type="float" office:value="996">
            <text:p>996</text:p>
          </table:table-cell>
          <table:table-cell office:value-type="string">
            <text:p>Helymegjelölés 157</text:p>
          </table:table-cell>
          <table:table-cell office:value-type="string">
            <text:p>2013-03-15 23:18:44</text:p>
          </table:table-cell>
          <table:table-cell office:value-type="string">
            <text:p>Helymegjelölés 157</text:p>
          </table:table-cell>
          <table:table-cell office:value-type="string">
            <text:p>Sátoraljaújhely-Sárospatak-Miskolc vonalon megindult a vonatközlekedés. A MÁV-Start az alábbi járatokat tervezi leközlekedtetni: Sátoraljaújhely-Miskolc viszonylatban: Sátoraljaújhelyről indul: 15:47, 17:47, 19:47. Miskolc-Sátoraljaújhely viszonylatban: Miskolcról indul: 14:36, 16:36, 18:36, 20:36. A személyszállító vonatoknál akár jelentős 30-120 perc közötti késésekre is számítani kell. ** Záhony-Kisvárda-Nyíregyháza vasútvonalon csak néhány vonat közlekedik, szintén jelentős késésekkel. A MÁV-Start által indítani tervezett vonatok: Záhonyból indul Kisvárdán át Szolnok felé: 17:03 (várhatóan 1 óra késéssel) és 19:37 -kor. Budapest-Nyugatiból Debrecenen-Nyíregyházán-Kisvárdán át Záhonyba 14:28-kor indult el egy sebesvonat. ** MÁVDIREKT telefonos információ: 0640/49-49-49.</text:p>
          </table:table-cell>
          <table:table-cell/>
          <table:table-cell office:value-type="string">
            <text:p>48.158756</text:p>
          </table:table-cell>
          <table:table-cell office:value-type="string">
            <text:p>21.296997</text:p>
          </table:table-cell>
          <table:table-cell table:number-columns-repeated="2" office:value-type="string">
            <text:p>YES</text:p>
          </table:table-cell>
        </table:table-row>
        <table:table-row table:style-name="ro1">
          <table:table-cell office:value-type="float" office:value="995">
            <text:p>995</text:p>
          </table:table-cell>
          <table:table-cell office:value-type="string">
            <text:p>Helymegjelölés 155</text:p>
          </table:table-cell>
          <table:table-cell office:value-type="string">
            <text:p>2013-03-15 23:18:00</text:p>
          </table:table-cell>
          <table:table-cell office:value-type="string">
            <text:p>Helymegjelölés 155</text:p>
          </table:table-cell>
          <table:table-cell office:value-type="string">
            <text:p>Bodajkon segítenénk!Elsősorban kisgyerekeseknek!Étel,melegital,tápszer,pelenka,fürdési lehetőség,nappali melegedési lehetőség,telefontöltés,gyerekeknek ruha 0-3évig...stb.Éjszakára sajnos szállást nem tudunk biztosítani,de az itteni melegedőbe éjszakára a férjem bárkit elkísér. Némethné Kristály Alexandra 30/8479703</text:p>
          </table:table-cell>
          <table:table-cell office:value-type="string">
            <text:p>Felajánlás, </text:p>
          </table:table-cell>
          <table:table-cell office:value-type="string">
            <text:p>47.824219</text:p>
          </table:table-cell>
          <table:table-cell office:value-type="string">
            <text:p>18.676758</text:p>
          </table:table-cell>
          <table:table-cell table:number-columns-repeated="2" office:value-type="string">
            <text:p>YES</text:p>
          </table:table-cell>
        </table:table-row>
        <table:table-row table:style-name="ro2">
          <table:table-cell office:value-type="float" office:value="994">
            <text:p>994</text:p>
          </table:table-cell>
          <table:table-cell office:value-type="string">
            <text:p>Székesfehérvári (Feketehegy /8-as főút/, Fecskepart /81-es főút/ segítségre szorulók figyelem!</text:p>
          </table:table-cell>
          <table:table-cell office:value-type="string">
            <text:p>2013-03-15 23:18:00</text:p>
          </table:table-cell>
          <table:table-cell office:value-type="string">
            <text:p>Székesfehérvári (Feketehegy /8-as főút/, Fecskepart /81-es főút/ segítségre szorulók figyelem!</text:p>
          </table:table-cell>
          <table:table-cell office:value-type="string">
            <text:p>Székesfehérvár</text:p>
            <text:p><text:s/>(Fecskepart), 81-es és 8-as főút út kivezető részéhez forró teát, </text:p>
            <text:p>egyebet ajánlok a rászorulóknak. Aki közelben ragadt szóljon! 30/5920372</text:p>
          </table:table-cell>
          <table:table-cell office:value-type="string">
            <text:p>Felajánlás, </text:p>
          </table:table-cell>
          <table:table-cell office:value-type="string">
            <text:p>47.206303</text:p>
          </table:table-cell>
          <table:table-cell office:value-type="string">
            <text:p>18.405912</text:p>
          </table:table-cell>
          <table:table-cell table:number-columns-repeated="2" office:value-type="string">
            <text:p>YES</text:p>
          </table:table-cell>
        </table:table-row>
        <table:table-row table:style-name="ro1">
          <table:table-cell office:value-type="float" office:value="993">
            <text:p>993</text:p>
          </table:table-cell>
          <table:table-cell office:value-type="string">
            <text:p>Helymegjelölés 152</text:p>
          </table:table-cell>
          <table:table-cell office:value-type="string">
            <text:p>2013-03-15 23:18:00</text:p>
          </table:table-cell>
          <table:table-cell office:value-type="string">
            <text:p>Helymegjelölés 152</text:p>
          </table:table-cell>
          <table:table-cell office:value-type="string">
            <text:p>Judit TörőKisgyermekes családot befogadnánk Biatorbágyon, terepjáróval el is tudunk menni értük, ameddig az útviszonyok engedik! Biatorbágy és környéke 30/264-3028</text:p>
          </table:table-cell>
          <table:table-cell office:value-type="string">
            <text:p>Felajánlás, Felajánlott szállás, </text:p>
          </table:table-cell>
          <table:table-cell office:value-type="string">
            <text:p>47.178513</text:p>
          </table:table-cell>
          <table:table-cell office:value-type="string">
            <text:p>18.448792</text:p>
          </table:table-cell>
          <table:table-cell table:number-columns-repeated="2" office:value-type="string">
            <text:p>YES</text:p>
          </table:table-cell>
        </table:table-row>
        <table:table-row table:style-name="ro1">
          <table:table-cell office:value-type="float" office:value="992">
            <text:p>992</text:p>
          </table:table-cell>
          <table:table-cell office:value-type="string">
            <text:p>Szállás, étel, segítség!</text:p>
          </table:table-cell>
          <table:table-cell office:value-type="string">
            <text:p>2013-03-15 23:18:00</text:p>
          </table:table-cell>
          <table:table-cell office:value-type="string">
            <text:p>Szállás, étel, segítség!</text:p>
          </table:table-cell>
          <table:table-cell office:value-type="string">
            <text:p>Budapestről, ameddig kocsival kiengednek bennünket, viszünk ételt, meleg italt, pokrócot, meleg ruhát. Szóljatok, hol van rá szükség. Emellett Budapesten átutazó bajbajutottak figyelem (szükség esetén, ameddig tudunk, értetek is megyünk). Zugló vasútállomás mellett (14. kerület), Újvilág utca 33. alatt betérhetsz hozzánk egy teára, kv-ra, ételt is készítünk ha van rá igény, megmosdhatsz, pihenhetsz, feltöltheted a telefonod, akár itt is alhatsz, ha szükség van rá. Hívj: 06209911446 vagy 06204483737</text:p>
          </table:table-cell>
          <table:table-cell office:value-type="string">
            <text:p>Felajánlás, </text:p>
          </table:table-cell>
          <table:table-cell office:value-type="string">
            <text:p>47.572819</text:p>
          </table:table-cell>
          <table:table-cell office:value-type="string">
            <text:p>19.649048</text:p>
          </table:table-cell>
          <table:table-cell table:number-columns-repeated="2" office:value-type="string">
            <text:p>YES</text:p>
          </table:table-cell>
        </table:table-row>
        <table:table-row table:style-name="ro1">
          <table:table-cell office:value-type="float" office:value="990">
            <text:p>990</text:p>
          </table:table-cell>
          <table:table-cell office:value-type="string">
            <text:p>Autómentés, étel-ital</text:p>
          </table:table-cell>
          <table:table-cell office:value-type="string">
            <text:p>2013-03-15 23:18:00</text:p>
          </table:table-cell>
          <table:table-cell office:value-type="string">
            <text:p>Autómentés, étel-ital</text:p>
          </table:table-cell>
          <table:table-cell office:value-type="string">
            <text:p>Fonyódról 4x4-es terepjáróval tudok ételt-italt vinni, esetleg autót kihúzni, amennyiben a zsaruk engedik. 30/299-33-63</text:p>
          </table:table-cell>
          <table:table-cell office:value-type="string">
            <text:p>Felajánlás, </text:p>
          </table:table-cell>
          <table:table-cell office:value-type="string">
            <text:p>46.73233</text:p>
          </table:table-cell>
          <table:table-cell office:value-type="string">
            <text:p>17.561646</text:p>
          </table:table-cell>
          <table:table-cell table:number-columns-repeated="2" office:value-type="string">
            <text:p>YES</text:p>
          </table:table-cell>
        </table:table-row>
        <table:table-row table:style-name="ro1">
          <table:table-cell office:value-type="float" office:value="991">
            <text:p>991</text:p>
          </table:table-cell>
          <table:table-cell office:value-type="string">
            <text:p>Helymegjelölés 150</text:p>
          </table:table-cell>
          <table:table-cell office:value-type="string">
            <text:p>2013-03-15 23:18:44</text:p>
          </table:table-cell>
          <table:table-cell office:value-type="string">
            <text:p>Helymegjelölés 150</text:p>
          </table:table-cell>
          <table:table-cell office:value-type="string">
            <text:p>Hegyeshalomból Győr irányába a 123 km szelvényig juthatnak el az autók. Itt a rendőrség letereli az autópályáról az utazókat, mivel Budapest irányába a 90 km szelvényig a szél újabb hótorlaszokat emelt, amelyek részlegesen járhatatlanná teszik az autópálya ezen szakaszát.</text:p>
          </table:table-cell>
          <table:table-cell/>
          <table:table-cell office:value-type="string">
            <text:p>47.68758</text:p>
          </table:table-cell>
          <table:table-cell office:value-type="string">
            <text:p>17.5177</text:p>
          </table:table-cell>
          <table:table-cell table:number-columns-repeated="2" office:value-type="string">
            <text:p>YES</text:p>
          </table:table-cell>
        </table:table-row>
        <table:table-row table:style-name="ro1">
          <table:table-cell office:value-type="float" office:value="989">
            <text:p>989</text:p>
          </table:table-cell>
          <table:table-cell office:value-type="string">
            <text:p>Helymegjelölés 144</text:p>
          </table:table-cell>
          <table:table-cell office:value-type="string">
            <text:p>2013-03-15 23:18:00</text:p>
          </table:table-cell>
          <table:table-cell office:value-type="string">
            <text:p>Helymegjelölés 144</text:p>
          </table:table-cell>
          <table:table-cell office:value-type="string">
            <text:p>Bárkinek, főleg gyerekekkel, akik Győrben rekedtek, 4-5 főig, tudunk szállást , ételt, italt adni !! Ha kapcsolatban vagytok bárkivel, aki koordinálja ezt az egészet, hívjatok!!!06 70 286 59 60</text:p>
          </table:table-cell>
          <table:table-cell office:value-type="string">
            <text:p>Felajánlás, Felajánlott szállás, </text:p>
          </table:table-cell>
          <table:table-cell office:value-type="string">
            <text:p>47.652439</text:p>
          </table:table-cell>
          <table:table-cell office:value-type="string">
            <text:p>17.701721</text:p>
          </table:table-cell>
          <table:table-cell table:number-columns-repeated="2" office:value-type="string">
            <text:p>YES</text:p>
          </table:table-cell>
        </table:table-row>
        <table:table-row table:style-name="ro1">
          <table:table-cell office:value-type="float" office:value="987">
            <text:p>987</text:p>
          </table:table-cell>
          <table:table-cell office:value-type="string">
            <text:p>Jászberény, Borsóhalmi út, Kutyaiskola</text:p>
          </table:table-cell>
          <table:table-cell office:value-type="string">
            <text:p>2013-03-15 23:18:00</text:p>
          </table:table-cell>
          <table:table-cell office:value-type="string">
            <text:p>Jászberény, Borsóhalmi út, Kutyaiskola</text:p>
          </table:table-cell>
          <table:table-cell office:value-type="string">
            <text:p>5100 Jászberény, MagyarországBorsóhalmi út, Mentőkutyakiképző IskolaKeresd Szabó Gábort a 30/982-0504 számon, hogy nyissa ki a kaput és fűtsön be. 6-7 embert el tudunk szállásolni, meleg teát és ételt adunk.</text:p>
          </table:table-cell>
          <table:table-cell office:value-type="string">
            <text:p>Felajánlás, Felajánlott szállás, </text:p>
          </table:table-cell>
          <table:table-cell office:value-type="string">
            <text:p>47.546871</text:p>
          </table:table-cell>
          <table:table-cell office:value-type="string">
            <text:p>19.929199</text:p>
          </table:table-cell>
          <table:table-cell table:number-columns-repeated="2" office:value-type="string">
            <text:p>YES</text:p>
          </table:table-cell>
        </table:table-row>
        <table:table-row table:style-name="ro1">
          <table:table-cell office:value-type="float" office:value="988">
            <text:p>988</text:p>
          </table:table-cell>
          <table:table-cell office:value-type="string">
            <text:p>kajászó(baracska mellett)</text:p>
          </table:table-cell>
          <table:table-cell office:value-type="string">
            <text:p>2013-03-15 23:18:00</text:p>
          </table:table-cell>
          <table:table-cell office:value-type="string">
            <text:p>kajászó(baracska mellett)</text:p>
          </table:table-cell>
          <table:table-cell office:value-type="string">
            <text:p>Szívesen befogadunk rászorulókat éjszakára0630/7514676</text:p>
          </table:table-cell>
          <table:table-cell office:value-type="string">
            <text:p>Felajánlott szállás, </text:p>
          </table:table-cell>
          <table:table-cell office:value-type="string">
            <text:p>47.340683</text:p>
          </table:table-cell>
          <table:table-cell office:value-type="string">
            <text:p>18.712463</text:p>
          </table:table-cell>
          <table:table-cell table:number-columns-repeated="2" office:value-type="string">
            <text:p>YES</text:p>
          </table:table-cell>
        </table:table-row>
        <table:table-row table:style-name="ro1">
          <table:table-cell office:value-type="float" office:value="986">
            <text:p>986</text:p>
          </table:table-cell>
          <table:table-cell office:value-type="string">
            <text:p>Segítség, szállás</text:p>
          </table:table-cell>
          <table:table-cell office:value-type="string">
            <text:p>2013-03-15 23:18:00</text:p>
          </table:table-cell>
          <table:table-cell office:value-type="string">
            <text:p>Segítség, szállás</text:p>
          </table:table-cell>
          <table:table-cell office:value-type="string">
            <text:p>Balogh Olga, 06703337239 6 éves unokaöcsém az édesapjával már tegnap este 19 h óta van az M1 89-es kilométernél</text:p>
          </table:table-cell>
          <table:table-cell office:value-type="string">
            <text:p>Segítségkérés, </text:p>
          </table:table-cell>
          <table:table-cell office:value-type="string">
            <text:p>47.53204</text:p>
          </table:table-cell>
          <table:table-cell office:value-type="string">
            <text:p>18.503036</text:p>
          </table:table-cell>
          <table:table-cell table:number-columns-repeated="2" office:value-type="string">
            <text:p>YES</text:p>
          </table:table-cell>
        </table:table-row>
        <table:table-row table:style-name="ro1">
          <table:table-cell office:value-type="float" office:value="985">
            <text:p>985</text:p>
          </table:table-cell>
          <table:table-cell office:value-type="string">
            <text:p>Helymegjelölés 143</text:p>
          </table:table-cell>
          <table:table-cell office:value-type="string">
            <text:p>2013-03-15 23:18:44</text:p>
          </table:table-cell>
          <table:table-cell office:value-type="string">
            <text:p>Helymegjelölés 143</text:p>
          </table:table-cell>
          <table:table-cell office:value-type="string">
            <text:p>A megyében elzárt útszakaszok:A Dunaújvárosi Rendőrkapitányság illetékességi területén valamennyi út járhatatlan (kivéve M6).1-es út Fejér Megyei szakasza járhatatlan.6-os út Dunaújváros lehajtó és Kisapostag között járhatatlan.7-es számú főút Lepsény – Siófok között járhatatlan.7-es főút Martonvásári szakaszán Kamion fordult keresztbe fordult (02:43).7-8-as közös szakasza 10 km hosszan 2 sávban autók állnak.8 sz. főút megyehatárig (+Veszprém megyei rész is).61-es sz. úton Alsószentiván és Előszállás közötti szakaszon a hó átfúvás 20 cm-től.62-es út Börgöndi vasúti felüljárónál kamionok elakadtak, Seregélyesig és Székesfehérvárig mindkét irányban áll a forgalom. (0:11).62-es út Dunaújváros- Perkáta járhatatlan.64 sz. főút 17 és 30 km között (Mezőszilas – Dég).81 sz. főút 12 km (Magyaralmásnál).7202 j. Sárkeszi és Nádasdladány között baleset miatt.8117 j. út Vereb és Lovasberény között kamion keresztbefordult.8123 j. út Zámoly és Gánt között.8123 j. út Szfvár és Zámoly között.8126 j. út teljes hosszában járhatatlan.61-es számú főút pillanatnyilag egy nyomon járható, de Cecén mindkét irányban zárják a forgalom elől.6209 j. út Sárosd és Sárkeresztúr között.6311 sz. út (Vajta-Pálfa) megyei szakaszán elakadt járművek (két busz és több gépkocsi) teljes szélességében elzárják a forgalmat. Emberek járműveiket hátrahagyva Pálfára távoztak. Vajta irányából rendőr zárja az utat.6402 j. út Lajoskomárom és Mezőkomárom között.8202 j. út Szfvár. és Iszkaszentgyörgy között.8203 j. út Moha és Iszkaszentgyörgy között.6301 j. út Mátyásdomb és Polgárdi között.6205 Besnyő és Pusztaszabolcs közötti út járhatatlan.6209 j út Sárosd – Sárkeresztúr között.6215 sz.(Mezőfalva-Sárbogárd).6219 sz.(Dunaújváros-Sárbogárd).6305 sz. (Sárbogárd-Nagyhörcsök).6306 sz (Sárbogárd-Mezőszilas).M7-es autópálya jobb és bal pálya teljes megyei szakasza, le van zárva, az út személygépkocsi mentes, már csak a 71 és 78 km szakasz között a jobb pályán vannak roncs autók, illetve kamionok.8123-as mellékút Gánttól Zámolyig.6402-es mellékút Lajoskomárom és Mezőkomárom között.8202-es mellékút Székesfehérvár és Iszkaszentgyörgy között.8203-as mellékút Iszkaszentgyörgy és Moha között.6301-es mellékút. <text:s text:c="6"/>811-es számú út 1-es számú főút és Felcsút közötti része lezárásra került, mert folyamatosan elakadt kamionok, gépkocsik akadályozzák a közlekedést.8126-os számú út Felcsút-Csákvár közötti szakasza lezárásra került a felcsúti oldalról.81-es számú út 8 és 18 km szelvényében elakadt kamionok miatt áll a forgalom Mór és Székesfehérvár irányába is. Katasztrófavédelem, Közútkezelő és civil traktorok segítségével történik az út felszabadítása, a személyek megközelítése.8126-os számú út Söréd és Csákvár között lezárt.8127-es számú út Pusztavám és Bokod között.8209 bodajki bekötő a 81-esről.8205 fehérvárcsurgói bekötő a 81-esről.Pusztaszabolcs- Felsőcikola- Szabadegyháza mentén az út járhatatlanná vált az időjárási viszonyok miatt.8216-os számú út Mór és Bakonycsernye között Veszprém Megye irányába.82101 Mór és Nagyveleg között.Dunaújváros és Mezőfalva (6219-es sz. út) járhatatlan, tükörjég, látó távolság kb 1 m. </text:p>
          </table:table-cell>
          <table:table-cell/>
          <table:table-cell office:value-type="string">
            <text:p>47.875828</text:p>
          </table:table-cell>
          <table:table-cell office:value-type="string">
            <text:p>19.154663</text:p>
          </table:table-cell>
          <table:table-cell table:number-columns-repeated="2" office:value-type="string">
            <text:p>YES</text:p>
          </table:table-cell>
        </table:table-row>
        <table:table-row table:style-name="ro1">
          <table:table-cell office:value-type="float" office:value="984">
            <text:p>984</text:p>
          </table:table-cell>
          <table:table-cell office:value-type="string">
            <text:p>Helymegjelölés 142</text:p>
          </table:table-cell>
          <table:table-cell office:value-type="string">
            <text:p>2013-03-15 23:18:00</text:p>
          </table:table-cell>
          <table:table-cell office:value-type="string">
            <text:p>Helymegjelölés 142</text:p>
          </table:table-cell>
          <table:table-cell office:value-type="string">
            <text:p>Terepjáróval segítenék úton rekedteknek Budapest, M0 déli régiójában! M1 - M7 kivezetőre is ki tudok jutni.Halásztelekről tudok indulni!Osszátok meg!06703801120</text:p>
          </table:table-cell>
          <table:table-cell office:value-type="string">
            <text:p>Felajánlás, </text:p>
          </table:table-cell>
          <table:table-cell office:value-type="string">
            <text:p>47.707912</text:p>
          </table:table-cell>
          <table:table-cell office:value-type="string">
            <text:p>19.096985</text:p>
          </table:table-cell>
          <table:table-cell table:number-columns-repeated="2" office:value-type="string">
            <text:p>YES</text:p>
          </table:table-cell>
        </table:table-row>
        <table:table-row table:style-name="ro1">
          <table:table-cell office:value-type="float" office:value="982">
            <text:p>982</text:p>
          </table:table-cell>
          <table:table-cell office:value-type="string">
            <text:p>Helymegjelölés 140</text:p>
          </table:table-cell>
          <table:table-cell office:value-type="string">
            <text:p>2013-03-15 23:18:00</text:p>
          </table:table-cell>
          <table:table-cell office:value-type="string">
            <text:p>Helymegjelölés 140</text:p>
          </table:table-cell>
          <table:table-cell office:value-type="string">
            <text:p>kisgyerekes családnak melegedési, pihenési lehetőséget tudunk biztosítani! 0670 2107274</text:p>
          </table:table-cell>
          <table:table-cell office:value-type="string">
            <text:p>Felajánlás, </text:p>
          </table:table-cell>
          <table:table-cell office:value-type="string">
            <text:p>47.576527</text:p>
          </table:table-cell>
          <table:table-cell office:value-type="string">
            <text:p>21.884766</text:p>
          </table:table-cell>
          <table:table-cell table:number-columns-repeated="2" office:value-type="string">
            <text:p>YES</text:p>
          </table:table-cell>
        </table:table-row>
        <table:table-row table:style-name="ro1">
          <table:table-cell office:value-type="float" office:value="983">
            <text:p>983</text:p>
          </table:table-cell>
          <table:table-cell office:value-type="string">
            <text:p>Járhatatlan az út</text:p>
          </table:table-cell>
          <table:table-cell office:value-type="string">
            <text:p>2013-03-15 23:18:44</text:p>
          </table:table-cell>
          <table:table-cell office:value-type="string">
            <text:p>Járhatatlan az út</text:p>
          </table:table-cell>
          <table:table-cell office:value-type="string">
            <text:p>Nem lehet közlekedni Szápár és Bakonycsernye között, az úton lévő méteres hóakadályok miatt.</text:p>
          </table:table-cell>
          <table:table-cell/>
          <table:table-cell table:number-columns-repeated="2" office:value-type="float" office:value="0">
            <text:p>0</text:p>
          </table:table-cell>
          <table:table-cell table:number-columns-repeated="2" office:value-type="string">
            <text:p>YES</text:p>
          </table:table-cell>
        </table:table-row>
        <table:table-row table:style-name="ro1">
          <table:table-cell office:value-type="float" office:value="979">
            <text:p>979</text:p>
          </table:table-cell>
          <table:table-cell office:value-type="string">
            <text:p>Tamási</text:p>
          </table:table-cell>
          <table:table-cell office:value-type="string">
            <text:p>2013-03-15 23:18:44</text:p>
          </table:table-cell>
          <table:table-cell office:value-type="string">
            <text:p>Tamási</text:p>
          </table:table-cell>
          <table:table-cell office:value-type="string">
            <text:p>Tamási 61-es út lezárva Nagykónyi felé! 14.00kor</text:p>
          </table:table-cell>
          <table:table-cell/>
          <table:table-cell table:number-columns-repeated="2" office:value-type="float" office:value="0">
            <text:p>0</text:p>
          </table:table-cell>
          <table:table-cell table:number-columns-repeated="2" office:value-type="string">
            <text:p>YES</text:p>
          </table:table-cell>
        </table:table-row>
        <table:table-row table:style-name="ro1">
          <table:table-cell office:value-type="float" office:value="980">
            <text:p>980</text:p>
          </table:table-cell>
          <table:table-cell office:value-type="string">
            <text:p>Komárom, átmeneti szállások</text:p>
          </table:table-cell>
          <table:table-cell office:value-type="string">
            <text:p>2013-03-15 23:18:00</text:p>
          </table:table-cell>
          <table:table-cell office:value-type="string">
            <text:p>Komárom, átmeneti szállások</text:p>
          </table:table-cell>
          <table:table-cell office:value-type="string">
            <text:p>Kiképző- és raktárbázis( Beőthy út 3.), Alapy Gáspár kollégiumKarrier szálló</text:p>
          </table:table-cell>
          <table:table-cell office:value-type="string">
            <text:p>Felajánlott szállás, </text:p>
          </table:table-cell>
          <table:table-cell office:value-type="string">
            <text:p>47.739323</text:p>
          </table:table-cell>
          <table:table-cell office:value-type="string">
            <text:p>18.116455</text:p>
          </table:table-cell>
          <table:table-cell table:number-columns-repeated="2" office:value-type="string">
            <text:p>YES</text:p>
          </table:table-cell>
        </table:table-row>
        <table:table-row table:style-name="ro1">
          <table:table-cell office:value-type="float" office:value="981">
            <text:p>981</text:p>
          </table:table-cell>
          <table:table-cell office:value-type="string">
            <text:p>Helymegjelölés 135</text:p>
          </table:table-cell>
          <table:table-cell office:value-type="string">
            <text:p>2013-03-15 23:18:00</text:p>
          </table:table-cell>
          <table:table-cell office:value-type="string">
            <text:p>Helymegjelölés 135</text:p>
          </table:table-cell>
          <table:table-cell office:value-type="string">
            <text:p>6-8 embernek szívesen adunk szállást, ételt, meleg teát, kávét Budakeszin. Kisgyerekeknek játék, játszótárs. 0630-9345575 Non Stop.</text:p>
          </table:table-cell>
          <table:table-cell office:value-type="string">
            <text:p>Felajánlás, Felajánlott szállás, </text:p>
          </table:table-cell>
          <table:table-cell office:value-type="string">
            <text:p>47.515347</text:p>
          </table:table-cell>
          <table:table-cell office:value-type="string">
            <text:p>18.934937</text:p>
          </table:table-cell>
          <table:table-cell table:number-columns-repeated="2" office:value-type="string">
            <text:p>YES</text:p>
          </table:table-cell>
        </table:table-row>
        <table:table-row table:style-name="ro1">
          <table:table-cell office:value-type="float" office:value="977">
            <text:p>977</text:p>
          </table:table-cell>
          <table:table-cell office:value-type="string">
            <text:p>Szállás, meleg étel</text:p>
          </table:table-cell>
          <table:table-cell office:value-type="string">
            <text:p>2013-03-15 23:18:00</text:p>
          </table:table-cell>
          <table:table-cell office:value-type="string">
            <text:p>Szállás, meleg étel</text:p>
          </table:table-cell>
          <table:table-cell office:value-type="string">
            <text:p>Győrben a Zrínyi utcában szállást, meleg ételt és italt tudunk biztosítani 2 személy számára. 06202908098</text:p>
          </table:table-cell>
          <table:table-cell office:value-type="string">
            <text:p>Felajánlás, Felajánlott szállás, </text:p>
          </table:table-cell>
          <table:table-cell office:value-type="string">
            <text:p>47.66354</text:p>
          </table:table-cell>
          <table:table-cell office:value-type="string">
            <text:p>17.645416</text:p>
          </table:table-cell>
          <table:table-cell table:number-columns-repeated="2" office:value-type="string">
            <text:p>YES</text:p>
          </table:table-cell>
        </table:table-row>
        <table:table-row table:style-name="ro1">
          <table:table-cell office:value-type="float" office:value="978">
            <text:p>978</text:p>
          </table:table-cell>
          <table:table-cell office:value-type="string">
            <text:p>Nova, Fő út 22.</text:p>
          </table:table-cell>
          <table:table-cell office:value-type="string">
            <text:p>2013-03-15 23:18:00</text:p>
          </table:table-cell>
          <table:table-cell office:value-type="string">
            <text:p>Nova, Fő út 22.</text:p>
          </table:table-cell>
          <table:table-cell office:value-type="string">
            <text:p>Zalában rekedt 6-8 főnek tudok meleg szállást,ételt, italt adni amíg az utakat járhatóvá teszik! Ameddig járható az út el is tudok menni értük!!! Telefon: 06/30 425-4622</text:p>
          </table:table-cell>
          <table:table-cell office:value-type="string">
            <text:p>Felajánlás, Felajánlott szállás, </text:p>
          </table:table-cell>
          <table:table-cell office:value-type="string">
            <text:p>46.502174</text:p>
          </table:table-cell>
          <table:table-cell office:value-type="string">
            <text:p>16.671753</text:p>
          </table:table-cell>
          <table:table-cell table:number-columns-repeated="2" office:value-type="string">
            <text:p>YES</text:p>
          </table:table-cell>
        </table:table-row>
        <table:table-row table:style-name="ro1">
          <table:table-cell office:value-type="float" office:value="975">
            <text:p>975</text:p>
          </table:table-cell>
          <table:table-cell office:value-type="string">
            <text:p>Ács, átmeneti szállás</text:p>
          </table:table-cell>
          <table:table-cell office:value-type="string">
            <text:p>2013-03-15 23:18:00</text:p>
          </table:table-cell>
          <table:table-cell office:value-type="string">
            <text:p>Ács, átmeneti szállás</text:p>
          </table:table-cell>
          <table:table-cell office:value-type="string">
            <text:p>Gárdonyi általános iskola</text:p>
          </table:table-cell>
          <table:table-cell office:value-type="string">
            <text:p>Ellátóhely_gyógyszertár, Felajánlott szállás, </text:p>
          </table:table-cell>
          <table:table-cell office:value-type="string">
            <text:p>47.69405</text:p>
          </table:table-cell>
          <table:table-cell office:value-type="string">
            <text:p>18.012085</text:p>
          </table:table-cell>
          <table:table-cell table:number-columns-repeated="2" office:value-type="string">
            <text:p>YES</text:p>
          </table:table-cell>
        </table:table-row>
        <table:table-row table:style-name="ro1">
          <table:table-cell office:value-type="float" office:value="976">
            <text:p>976</text:p>
          </table:table-cell>
          <table:table-cell office:value-type="string">
            <text:p>Helymegjelölés 132</text:p>
          </table:table-cell>
          <table:table-cell office:value-type="string">
            <text:p>2013-03-15 23:18:00</text:p>
          </table:table-cell>
          <table:table-cell office:value-type="string">
            <text:p>Helymegjelölés 132</text:p>
          </table:table-cell>
          <table:table-cell office:value-type="string">
            <text:p>Jason Mill üzenete: Kaposváron még mindig várom azokat, akiknek valahogy sikerült bejutni ide, de nem mernek, nem tudnak, nem akarnak továbbmenni. Kaja, tea van, alvási lehetőség, meleg lakás 3-4 ember simán elfér. Hívjatok nyugodtan: 06-70-637-0773</text:p>
          </table:table-cell>
          <table:table-cell office:value-type="string">
            <text:p>Felajánlás, Felajánlott szállás, </text:p>
          </table:table-cell>
          <table:table-cell office:value-type="string">
            <text:p>46.358303</text:p>
          </table:table-cell>
          <table:table-cell office:value-type="string">
            <text:p>17.786865</text:p>
          </table:table-cell>
          <table:table-cell table:number-columns-repeated="2" office:value-type="string">
            <text:p>YES</text:p>
          </table:table-cell>
        </table:table-row>
        <table:table-row table:style-name="ro1">
          <table:table-cell office:value-type="float" office:value="974">
            <text:p>974</text:p>
          </table:table-cell>
          <table:table-cell office:value-type="string">
            <text:p>Kocs, átmeneti szállás</text:p>
          </table:table-cell>
          <table:table-cell office:value-type="string">
            <text:p>2013-03-15 23:18:00</text:p>
          </table:table-cell>
          <table:table-cell office:value-type="string">
            <text:p>Kocs, átmeneti szállás</text:p>
          </table:table-cell>
          <table:table-cell office:value-type="string">
            <text:p>Faluház</text:p>
          </table:table-cell>
          <table:table-cell office:value-type="string">
            <text:p>Ellátóhely_gyógyszertár, Felajánlott szállás, </text:p>
          </table:table-cell>
          <table:table-cell office:value-type="string">
            <text:p>47.605236</text:p>
          </table:table-cell>
          <table:table-cell office:value-type="string">
            <text:p>18.212585</text:p>
          </table:table-cell>
          <table:table-cell table:number-columns-repeated="2" office:value-type="string">
            <text:p>YES</text:p>
          </table:table-cell>
        </table:table-row>
        <table:table-row table:style-name="ro1">
          <table:table-cell office:value-type="float" office:value="973">
            <text:p>973</text:p>
          </table:table-cell>
          <table:table-cell office:value-type="string">
            <text:p>Győr Herman Ottó utca 22</text:p>
          </table:table-cell>
          <table:table-cell office:value-type="string">
            <text:p>2013-03-15 23:18:00</text:p>
          </table:table-cell>
          <table:table-cell office:value-type="string">
            <text:p>Győr Herman Ottó utca 22</text:p>
          </table:table-cell>
          <table:table-cell office:value-type="string">
            <text:p>A Magyar Szocialista Párt Győr-Moson-Sopron Megyei Szervezete szükség esetére felajánlja győri irodáját a katasztrófahelyzet miatt a Győr és környékén rekedteknek. Összesen 100 fő ellátásról tudunk gondoskodni, minden rászorulót meleg teával és szeretettel várunk Győrben, a Herman Ottó utca 22. szám alatti irodánkban. Részletes információk és kapcsolat: Juhász István, +36 20 327 4733.</text:p>
          </table:table-cell>
          <table:table-cell office:value-type="string">
            <text:p>Ellátóhely_gyógyszertár, </text:p>
          </table:table-cell>
          <table:table-cell office:value-type="string">
            <text:p>47.671513</text:p>
          </table:table-cell>
          <table:table-cell office:value-type="string">
            <text:p>17.5807</text:p>
          </table:table-cell>
          <table:table-cell table:number-columns-repeated="2" office:value-type="string">
            <text:p>YES</text:p>
          </table:table-cell>
        </table:table-row>
        <table:table-row table:style-name="ro1">
          <table:table-cell office:value-type="float" office:value="972">
            <text:p>972</text:p>
          </table:table-cell>
          <table:table-cell office:value-type="string">
            <text:p>Helymegjelölés 129</text:p>
          </table:table-cell>
          <table:table-cell office:value-type="string">
            <text:p>2013-03-15 23:18:00</text:p>
          </table:table-cell>
          <table:table-cell office:value-type="string">
            <text:p>Helymegjelölés 129</text:p>
          </table:table-cell>
          <table:table-cell office:value-type="string">
            <text:p>Vonatra várók, melegedni vágyók, Dél-Budán várunk titeket! El is tudunk menni, Kelenföld, Déli pu. a közelünkben van. 30 3385434</text:p>
          </table:table-cell>
          <table:table-cell office:value-type="string">
            <text:p>Felajánlás, </text:p>
          </table:table-cell>
          <table:table-cell office:value-type="string">
            <text:p>47.493778</text:p>
          </table:table-cell>
          <table:table-cell office:value-type="string">
            <text:p>19.032097</text:p>
          </table:table-cell>
          <table:table-cell table:number-columns-repeated="2" office:value-type="string">
            <text:p>YES</text:p>
          </table:table-cell>
        </table:table-row>
        <table:table-row table:style-name="ro1">
          <table:table-cell office:value-type="float" office:value="970">
            <text:p>970</text:p>
          </table:table-cell>
          <table:table-cell office:value-type="string">
            <text:p>Csór, átmeneti szállás</text:p>
          </table:table-cell>
          <table:table-cell office:value-type="string">
            <text:p>2013-03-15 23:18:00</text:p>
          </table:table-cell>
          <table:table-cell office:value-type="string">
            <text:p>Csór, átmeneti szállás</text:p>
          </table:table-cell>
          <table:table-cell office:value-type="string">
            <text:p>Művelődési ház</text:p>
          </table:table-cell>
          <table:table-cell office:value-type="string">
            <text:p>Ellátóhely_gyógyszertár, Felajánlott szállás, </text:p>
          </table:table-cell>
          <table:table-cell office:value-type="string">
            <text:p>47.203362</text:p>
          </table:table-cell>
          <table:table-cell office:value-type="string">
            <text:p>18.254814</text:p>
          </table:table-cell>
          <table:table-cell table:number-columns-repeated="2" office:value-type="string">
            <text:p>YES</text:p>
          </table:table-cell>
        </table:table-row>
        <table:table-row table:style-name="ro1">
          <table:table-cell office:value-type="float" office:value="971">
            <text:p>971</text:p>
          </table:table-cell>
          <table:table-cell office:value-type="string">
            <text:p>Helymegjelölés 124</text:p>
          </table:table-cell>
          <table:table-cell office:value-type="string">
            <text:p>2013-03-15 23:18:00</text:p>
          </table:table-cell>
          <table:table-cell office:value-type="string">
            <text:p>Helymegjelölés 124</text:p>
          </table:table-cell>
          <table:table-cell office:value-type="string">
            <text:p>Kisgyermekesnek,kismamának szállást tudunk biztosítani Tárnokon.M7 mellett található.Érd után.06307482699</text:p>
          </table:table-cell>
          <table:table-cell office:value-type="string">
            <text:p>Felajánlott szállás, </text:p>
          </table:table-cell>
          <table:table-cell office:value-type="string">
            <text:p>47.572819</text:p>
          </table:table-cell>
          <table:table-cell office:value-type="string">
            <text:p>18.890991</text:p>
          </table:table-cell>
          <table:table-cell table:number-columns-repeated="2" office:value-type="string">
            <text:p>YES</text:p>
          </table:table-cell>
        </table:table-row>
        <table:table-row table:style-name="ro1">
          <table:table-cell office:value-type="float" office:value="955">
            <text:p>955</text:p>
          </table:table-cell>
          <table:table-cell office:value-type="string">
            <text:p>Helymegjelölés 105</text:p>
          </table:table-cell>
          <table:table-cell office:value-type="string">
            <text:p>2013-03-15 23:18:00</text:p>
          </table:table-cell>
          <table:table-cell office:value-type="string">
            <text:p>Helymegjelölés 105</text:p>
          </table:table-cell>
          <table:table-cell office:value-type="string">
            <text:p>Dadon a közösségi házban nagyon-nagyon magas színvonalon látták el a hófúvásokban elakadt mintegy 25 főt. Étel, ital bőségesen, folyamatos kiszolgálás, gyereknek játékok, internetezési lehetőség több számítógépen, nagy TV képernyőn folyamatos hírműsor, kávé, üdítők, sok-sok liter tej, sok-sok kenyér, ingyenes telefonhasználat stb... Le a kalappal előttük! A pörkölt pedig nagyon finom volt!</text:p>
          </table:table-cell>
          <table:table-cell office:value-type="string">
            <text:p>Ellátóhely_gyógyszertár, </text:p>
          </table:table-cell>
          <table:table-cell office:value-type="string">
            <text:p>47.509781</text:p>
          </table:table-cell>
          <table:table-cell office:value-type="string">
            <text:p>18.215332</text:p>
          </table:table-cell>
          <table:table-cell table:number-columns-repeated="2" office:value-type="string">
            <text:p>YES</text:p>
          </table:table-cell>
        </table:table-row>
        <table:table-row table:style-name="ro1">
          <table:table-cell office:value-type="float" office:value="956">
            <text:p>956</text:p>
          </table:table-cell>
          <table:table-cell office:value-type="string">
            <text:p>Veszprém</text:p>
          </table:table-cell>
          <table:table-cell office:value-type="string">
            <text:p>2013-03-15 23:18:00</text:p>
          </table:table-cell>
          <table:table-cell office:value-type="string">
            <text:p>Veszprém</text:p>
          </table:table-cell>
          <table:table-cell office:value-type="string">
            <text:p>Veszprém környékén, elsősorban gyerekkel elakadtaknak, meleg teát, néhány főnek ideiglenes szállást tudunk biztosítani. A város szélén, 8-as úthoz közel.+36303362642</text:p>
          </table:table-cell>
          <table:table-cell office:value-type="string">
            <text:p>Felajánlás, Felajánlott szállás, </text:p>
          </table:table-cell>
          <table:table-cell office:value-type="string">
            <text:p>47.087891</text:p>
          </table:table-cell>
          <table:table-cell office:value-type="string">
            <text:p>17.892609</text:p>
          </table:table-cell>
          <table:table-cell table:number-columns-repeated="2" office:value-type="string">
            <text:p>YES</text:p>
          </table:table-cell>
        </table:table-row>
        <table:table-row table:style-name="ro1">
          <table:table-cell office:value-type="float" office:value="957">
            <text:p>957</text:p>
          </table:table-cell>
          <table:table-cell office:value-type="string">
            <text:p>Kamionok</text:p>
          </table:table-cell>
          <table:table-cell office:value-type="string">
            <text:p>2013-03-15 23:18:44</text:p>
          </table:table-cell>
          <table:table-cell office:value-type="string">
            <text:p>Kamionok</text:p>
          </table:table-cell>
          <table:table-cell office:value-type="string">
            <text:p>8-10 kamion áll.</text:p>
          </table:table-cell>
          <table:table-cell/>
          <table:table-cell table:number-columns-repeated="2" office:value-type="float" office:value="0">
            <text:p>0</text:p>
          </table:table-cell>
          <table:table-cell table:number-columns-repeated="2" office:value-type="string">
            <text:p>YES</text:p>
          </table:table-cell>
        </table:table-row>
        <table:table-row table:style-name="ro1">
          <table:table-cell office:value-type="float" office:value="958">
            <text:p>958</text:p>
          </table:table-cell>
          <table:table-cell office:value-type="string">
            <text:p>Útzár</text:p>
          </table:table-cell>
          <table:table-cell office:value-type="string">
            <text:p>2013-03-15 23:18:44</text:p>
          </table:table-cell>
          <table:table-cell office:value-type="string">
            <text:p>Útzár</text:p>
          </table:table-cell>
          <table:table-cell office:value-type="string">
            <text:p>Rendőrség lezárta a továbbhajtás lehetőségét Székesfehérvár irányába. Kisebb autósor alakult ki.</text:p>
          </table:table-cell>
          <table:table-cell/>
          <table:table-cell table:number-columns-repeated="2" office:value-type="float" office:value="0">
            <text:p>0</text:p>
          </table:table-cell>
          <table:table-cell table:number-columns-repeated="2" office:value-type="string">
            <text:p>YES</text:p>
          </table:table-cell>
        </table:table-row>
        <table:table-row table:style-name="ro1">
          <table:table-cell office:value-type="float" office:value="959">
            <text:p>959</text:p>
          </table:table-cell>
          <table:table-cell office:value-type="string">
            <text:p>Helymegjelölés 106</text:p>
          </table:table-cell>
          <table:table-cell office:value-type="string">
            <text:p>2013-03-15 23:18:00</text:p>
          </table:table-cell>
          <table:table-cell office:value-type="string">
            <text:p>Helymegjelölés 106</text:p>
          </table:table-cell>
          <table:table-cell office:value-type="string">
            <text:p>City Pizzéria vagyunk a Puskás Tivadar út és az Ipar út sarkán üzletünket kinyitottuk és meleg teával,gulyással várjuk az úton rekedteket INGYEN! telefonszámunk 96/524-220</text:p>
          </table:table-cell>
          <table:table-cell office:value-type="string">
            <text:p>Felajánlás, </text:p>
          </table:table-cell>
          <table:table-cell office:value-type="string">
            <text:p>47.135555</text:p>
          </table:table-cell>
          <table:table-cell office:value-type="string">
            <text:p>18.201599</text:p>
          </table:table-cell>
          <table:table-cell table:number-columns-repeated="2" office:value-type="string">
            <text:p>YES</text:p>
          </table:table-cell>
        </table:table-row>
        <table:table-row table:style-name="ro1">
          <table:table-cell office:value-type="float" office:value="960">
            <text:p>960</text:p>
          </table:table-cell>
          <table:table-cell office:value-type="string">
            <text:p>Helymegjelölés 96</text:p>
          </table:table-cell>
          <table:table-cell office:value-type="string">
            <text:p>2013-03-15 23:18:00</text:p>
          </table:table-cell>
          <table:table-cell office:value-type="string">
            <text:p>Helymegjelölés 96</text:p>
          </table:table-cell>
          <table:table-cell office:value-type="string">
            <text:p>Budapesten átutazó bajbajutottak figyelem. Az M0-s mentén Ecser-en betérhetsz hozzánk egy teára, kv-ra, ételt is készítünk ha van rá igény, megmosdhatsz, pihenhetsz, feltöltheted a telefonod. Hívj: 06304430736 (pici a baba úgyhogy este 8ig lehet telefonálni)</text:p>
          </table:table-cell>
          <table:table-cell office:value-type="string">
            <text:p>Felajánlás, </text:p>
          </table:table-cell>
          <table:table-cell office:value-type="string">
            <text:p>47.439697</text:p>
          </table:table-cell>
          <table:table-cell office:value-type="string">
            <text:p>19.320831</text:p>
          </table:table-cell>
          <table:table-cell table:number-columns-repeated="2" office:value-type="string">
            <text:p>YES</text:p>
          </table:table-cell>
        </table:table-row>
        <table:table-row table:style-name="ro1">
          <table:table-cell office:value-type="float" office:value="961">
            <text:p>961</text:p>
          </table:table-cell>
          <table:table-cell office:value-type="string">
            <text:p>Helymegjelölés 108</text:p>
          </table:table-cell>
          <table:table-cell office:value-type="string">
            <text:p>2013-03-15 23:18:00</text:p>
          </table:table-cell>
          <table:table-cell office:value-type="string">
            <text:p>Helymegjelölés 108</text:p>
          </table:table-cell>
          <table:table-cell office:value-type="string">
            <text:p>nálunk 2-4 fő elfér Balatonboglár közelében akik itt ragadtak írjanak! Minél többen osszuk meg és Segítsünk! 30/2006484</text:p>
          </table:table-cell>
          <table:table-cell office:value-type="string">
            <text:p>Felajánlott szállás, </text:p>
          </table:table-cell>
          <table:table-cell office:value-type="string">
            <text:p>46.765266</text:p>
          </table:table-cell>
          <table:table-cell office:value-type="string">
            <text:p>17.657776</text:p>
          </table:table-cell>
          <table:table-cell table:number-columns-repeated="2" office:value-type="string">
            <text:p>YES</text:p>
          </table:table-cell>
        </table:table-row>
        <table:table-row table:style-name="ro1">
          <table:table-cell office:value-type="float" office:value="962">
            <text:p>962</text:p>
          </table:table-cell>
          <table:table-cell office:value-type="string">
            <text:p>Helymegjelölés 110</text:p>
          </table:table-cell>
          <table:table-cell office:value-type="string">
            <text:p>2013-03-15 23:18:00</text:p>
          </table:table-cell>
          <table:table-cell office:value-type="string">
            <text:p>Helymegjelölés 110</text:p>
          </table:table-cell>
          <table:table-cell office:value-type="string">
            <text:p>Amennyiben valaki Bp-en &amp;quot;rekedt&amp;quot; és nincs hol aludnia , a III.kerületben alvással, étellel! 06209469-230</text:p>
          </table:table-cell>
          <table:table-cell office:value-type="string">
            <text:p>Felajánlott szállás, </text:p>
          </table:table-cell>
          <table:table-cell office:value-type="string">
            <text:p>47.576527</text:p>
          </table:table-cell>
          <table:table-cell office:value-type="string">
            <text:p>19.044113</text:p>
          </table:table-cell>
          <table:table-cell table:number-columns-repeated="2" office:value-type="string">
            <text:p>YES</text:p>
          </table:table-cell>
        </table:table-row>
        <table:table-row table:style-name="ro1">
          <table:table-cell office:value-type="float" office:value="963">
            <text:p>963</text:p>
          </table:table-cell>
          <table:table-cell office:value-type="string">
            <text:p>Helymegjelölés 113</text:p>
          </table:table-cell>
          <table:table-cell office:value-type="string">
            <text:p>2013-03-15 23:18:00</text:p>
          </table:table-cell>
          <table:table-cell office:value-type="string">
            <text:p>Helymegjelölés 113</text:p>
          </table:table-cell>
          <table:table-cell office:value-type="string">
            <text:p>Segítség! M1 80-as Km-nél 6-tagú család segítséget vár! Üres akkumlátor! Tel:+3630/579 1588. 4 kiskorú gyerekkel vannak!</text:p>
          </table:table-cell>
          <table:table-cell office:value-type="string">
            <text:p>Segítségkérés, </text:p>
          </table:table-cell>
          <table:table-cell office:value-type="string">
            <text:p>47.674171</text:p>
          </table:table-cell>
          <table:table-cell office:value-type="string">
            <text:p>18.101349</text:p>
          </table:table-cell>
          <table:table-cell table:number-columns-repeated="2" office:value-type="string">
            <text:p>YES</text:p>
          </table:table-cell>
        </table:table-row>
        <table:table-row table:style-name="ro1">
          <table:table-cell office:value-type="float" office:value="964">
            <text:p>964</text:p>
          </table:table-cell>
          <table:table-cell office:value-type="string">
            <text:p>Kisbusz gyerekekkel</text:p>
          </table:table-cell>
          <table:table-cell office:value-type="string">
            <text:p>2013-03-15 23:18:00</text:p>
          </table:table-cell>
          <table:table-cell office:value-type="string">
            <text:p>Kisbusz gyerekekkel</text:p>
          </table:table-cell>
          <table:table-cell office:value-type="string">
            <text:p>Egy 30 fős busz, főként 14-15 éves gyerekek várják a segítséget az M1-es autópályán Budapest irányában a 110. kilométernél, Győrszentiváni lejáróhoz közel. Nagyjából 18 órája ragadtak ott, a busz rendszáma FLX 533. Aki segíteni tud rajtuk, az hívja a csoportvezető tanárnőt a +3630-637-8534 telefonszámon</text:p>
          </table:table-cell>
          <table:table-cell office:value-type="string">
            <text:p>Segítségkérés, </text:p>
          </table:table-cell>
          <table:table-cell office:value-type="string">
            <text:p>47.655212</text:p>
          </table:table-cell>
          <table:table-cell office:value-type="string">
            <text:p>17.589111</text:p>
          </table:table-cell>
          <table:table-cell table:number-columns-repeated="2" office:value-type="string">
            <text:p>YES</text:p>
          </table:table-cell>
        </table:table-row>
        <table:table-row table:style-name="ro1">
          <table:table-cell office:value-type="float" office:value="965">
            <text:p>965</text:p>
          </table:table-cell>
          <table:table-cell office:value-type="string">
            <text:p>inzulin Fehérvár környékén</text:p>
          </table:table-cell>
          <table:table-cell office:value-type="string">
            <text:p>2013-03-15 23:18:00</text:p>
          </table:table-cell>
          <table:table-cell office:value-type="string">
            <text:p>inzulin Fehérvár környékén</text:p>
          </table:table-cell>
          <table:table-cell office:value-type="string">
            <text:p>a APIDRA tipúsú inzulinnal tudunk segiteni a cukorbetegeken, akik valamelyik Fehérvári melegedőben vannak.,HA KELL EL IS VISZEM!06/30/4279555</text:p>
          </table:table-cell>
          <table:table-cell office:value-type="string">
            <text:p>Felajánlás, Gyógyszer_orvos, </text:p>
          </table:table-cell>
          <table:table-cell office:value-type="string">
            <text:p>47.071991</text:p>
          </table:table-cell>
          <table:table-cell office:value-type="string">
            <text:p>18.338928</text:p>
          </table:table-cell>
          <table:table-cell table:number-columns-repeated="2" office:value-type="string">
            <text:p>YES</text:p>
          </table:table-cell>
        </table:table-row>
        <table:table-row table:style-name="ro1">
          <table:table-cell office:value-type="float" office:value="966">
            <text:p>966</text:p>
          </table:table-cell>
          <table:table-cell office:value-type="string">
            <text:p>Helymegjelölés 117</text:p>
          </table:table-cell>
          <table:table-cell office:value-type="string">
            <text:p>2013-03-15 23:18:00</text:p>
          </table:table-cell>
          <table:table-cell office:value-type="string">
            <text:p>Helymegjelölés 117</text:p>
          </table:table-cell>
          <table:table-cell office:value-type="string">
            <text:p>Ha Orfü környékén van valakinek gondja vagy elakadt az időjárás miatt, Teljesen nyugodtan keressen minket . 10-12 főt tudunk elhelyezni teljesen ingyen . Meleg étel ital stb . Gyerekeseknek főleg. (Orfü sásdtól 10 km.-re van ) . 06305547322 <text:s/>0672950139</text:p>
          </table:table-cell>
          <table:table-cell office:value-type="string">
            <text:p>Ellátóhely_gyógyszertár, Felajánlás, </text:p>
          </table:table-cell>
          <table:table-cell office:value-type="string">
            <text:p>46.134171</text:p>
          </table:table-cell>
          <table:table-cell office:value-type="string">
            <text:p>18.1604</text:p>
          </table:table-cell>
          <table:table-cell table:number-columns-repeated="2" office:value-type="string">
            <text:p>YES</text:p>
          </table:table-cell>
        </table:table-row>
        <table:table-row table:style-name="ro1">
          <table:table-cell office:value-type="float" office:value="967">
            <text:p>967</text:p>
          </table:table-cell>
          <table:table-cell office:value-type="string">
            <text:p>Polgárdi, átmeneti szállás</text:p>
          </table:table-cell>
          <table:table-cell office:value-type="string">
            <text:p>2013-03-15 23:18:00</text:p>
          </table:table-cell>
          <table:table-cell office:value-type="string">
            <text:p>Polgárdi, átmeneti szállás</text:p>
          </table:table-cell>
          <table:table-cell office:value-type="string">
            <text:p>Gondozási központ8154 Polgárdi, Batthyány u. 134.+36 22 300 683</text:p>
          </table:table-cell>
          <table:table-cell office:value-type="string">
            <text:p>Ellátóhely_gyógyszertár, Felajánlott szállás, </text:p>
          </table:table-cell>
          <table:table-cell office:value-type="string">
            <text:p>47.05843</text:p>
          </table:table-cell>
          <table:table-cell office:value-type="string">
            <text:p>18.304253</text:p>
          </table:table-cell>
          <table:table-cell table:number-columns-repeated="2" office:value-type="string">
            <text:p>YES</text:p>
          </table:table-cell>
        </table:table-row>
        <table:table-row table:style-name="ro1">
          <table:table-cell office:value-type="float" office:value="968">
            <text:p>968</text:p>
          </table:table-cell>
          <table:table-cell office:value-type="string">
            <text:p>Melegedő Ráckeresztúron</text:p>
          </table:table-cell>
          <table:table-cell office:value-type="string">
            <text:p>2013-03-15 23:18:00</text:p>
          </table:table-cell>
          <table:table-cell office:value-type="string">
            <text:p>Melegedő Ráckeresztúron</text:p>
          </table:table-cell>
          <table:table-cell office:value-type="string">
            <text:p>Ráckeresztúron a tornacsarnok készenlétben várja az esetleges bajba jutott, elakadt utazókat. Szükség esetén hívják a 0620-852-0341 telefonszámot.</text:p>
          </table:table-cell>
          <table:table-cell office:value-type="string">
            <text:p>Ellátóhely_gyógyszertár, Felajánlott szállás, </text:p>
          </table:table-cell>
          <table:table-cell office:value-type="string">
            <text:p>47.271774</text:p>
          </table:table-cell>
          <table:table-cell office:value-type="string">
            <text:p>18.83606</text:p>
          </table:table-cell>
          <table:table-cell table:number-columns-repeated="2" office:value-type="string">
            <text:p>YES</text:p>
          </table:table-cell>
        </table:table-row>
        <table:table-row table:style-name="ro1">
          <table:table-cell office:value-type="float" office:value="969">
            <text:p>969</text:p>
          </table:table-cell>
          <table:table-cell office:value-type="string">
            <text:p>Helymegjelölés 121</text:p>
          </table:table-cell>
          <table:table-cell office:value-type="string">
            <text:p>2013-03-15 23:18:00</text:p>
          </table:table-cell>
          <table:table-cell office:value-type="string">
            <text:p>Helymegjelölés 121</text:p>
          </table:table-cell>
          <table:table-cell office:value-type="string">
            <text:p>ha van esetleg olyan 2,3 tagú család,akik gyerekkel vannak ,de nincs hol aludnia szívesen fogadom Zuglóban. Forró fürdő,meleg étel,ital van és sok önzetlen szeretett. 20.3285715. Virág.</text:p>
          </table:table-cell>
          <table:table-cell office:value-type="string">
            <text:p>Felajánlott szállás, </text:p>
          </table:table-cell>
          <table:table-cell office:value-type="string">
            <text:p>47.512562</text:p>
          </table:table-cell>
          <table:table-cell office:value-type="string">
            <text:p>19.110718</text:p>
          </table:table-cell>
          <table:table-cell table:number-columns-repeated="2" office:value-type="string">
            <text:p>YES</text:p>
          </table:table-cell>
        </table:table-row>
        <table:table-row table:style-name="ro1">
          <table:table-cell office:value-type="float" office:value="954">
            <text:p>954</text:p>
          </table:table-cell>
          <table:table-cell office:value-type="string">
            <text:p>Kisigmánd, melegedő</text:p>
          </table:table-cell>
          <table:table-cell office:value-type="string">
            <text:p>2013-03-15 23:18:00</text:p>
          </table:table-cell>
          <table:table-cell office:value-type="string">
            <text:p>Kisigmánd, melegedő</text:p>
          </table:table-cell>
          <table:table-cell office:value-type="string">
            <text:p>12 EMBERT VITTÜNK BE A KISIGMÁNDI FALUHÁZBA. LEHET FOLYAMATOSAN BEJÖNNI, ÖNKÉNTESEK SEGÍTSÉGÉT IS KÉRIK, AKIK TEÁT FŐZNI, ÉTELT KÉSZÍTENI SEGÍTENÉNEK. REZSÓT VISZEK, VAN MÁR!!! MOST KICSIT ÁTMELEGSZÜNK ÉS ÚJRA KIMEGYÜNK!</text:p>
          </table:table-cell>
          <table:table-cell office:value-type="string">
            <text:p>Ellátóhely_gyógyszertár, </text:p>
          </table:table-cell>
          <table:table-cell office:value-type="string">
            <text:p>47.632545</text:p>
          </table:table-cell>
          <table:table-cell office:value-type="string">
            <text:p>18.242111</text:p>
          </table:table-cell>
          <table:table-cell table:number-columns-repeated="2" office:value-type="string">
            <text:p>YES</text:p>
          </table:table-cell>
        </table:table-row>
        <table:table-row table:style-name="ro1">
          <table:table-cell office:value-type="float" office:value="952">
            <text:p>952</text:p>
          </table:table-cell>
          <table:table-cell office:value-type="string">
            <text:p>veszprémi szállás</text:p>
          </table:table-cell>
          <table:table-cell office:value-type="string">
            <text:p>2013-03-15 23:18:00</text:p>
          </table:table-cell>
          <table:table-cell office:value-type="string">
            <text:p>veszprémi szállás</text:p>
          </table:table-cell>
          <table:table-cell office:value-type="string">
            <text:p>Veszprémi szállást fel tudunk ajánlani, ha valaki errefele akadt el. Elsősorban gyerekeseknek.Virt Emese: 70-547-5567&amp;quot;</text:p>
          </table:table-cell>
          <table:table-cell office:value-type="string">
            <text:p>Felajánlott szállás, </text:p>
          </table:table-cell>
          <table:table-cell office:value-type="string">
            <text:p>47.101913</text:p>
          </table:table-cell>
          <table:table-cell office:value-type="string">
            <text:p>17.891235</text:p>
          </table:table-cell>
          <table:table-cell table:number-columns-repeated="2" office:value-type="string">
            <text:p>YES</text:p>
          </table:table-cell>
        </table:table-row>
        <table:table-row table:style-name="ro1">
          <table:table-cell office:value-type="float" office:value="953">
            <text:p>953</text:p>
          </table:table-cell>
          <table:table-cell office:value-type="string">
            <text:p>melegedő</text:p>
          </table:table-cell>
          <table:table-cell office:value-type="string">
            <text:p>2013-03-15 23:18:00</text:p>
          </table:table-cell>
          <table:table-cell office:value-type="string">
            <text:p>melegedő</text:p>
          </table:table-cell>
          <table:table-cell office:value-type="string">
            <text:p>Ha valakinek Ercsi közelében melegedőre van szüksége, hívja a +3630-275-8606 számot. A lámpás kereszteződésben tudnak fogadni embereket (kb. 20 embert).</text:p>
          </table:table-cell>
          <table:table-cell office:value-type="string">
            <text:p>Felajánlás, </text:p>
          </table:table-cell>
          <table:table-cell office:value-type="string">
            <text:p>47.248474</text:p>
          </table:table-cell>
          <table:table-cell office:value-type="string">
            <text:p>18.890991</text:p>
          </table:table-cell>
          <table:table-cell table:number-columns-repeated="2" office:value-type="string">
            <text:p>YES</text:p>
          </table:table-cell>
        </table:table-row>
        <table:table-row table:style-name="ro7">
          <table:table-cell office:value-type="float" office:value="951">
            <text:p>951</text:p>
          </table:table-cell>
          <table:table-cell office:value-type="string">
            <text:p>Terepjárós segítség</text:p>
          </table:table-cell>
          <table:table-cell office:value-type="string">
            <text:p>2013-03-15 23:18:00</text:p>
          </table:table-cell>
          <table:table-cell office:value-type="string">
            <text:p>Terepjárós segítség</text:p>
          </table:table-cell>
          <table:table-cell office:value-type="string">
            <text:p>Chovanec Tamás 06/20-917-2670Ha valaki az M1 tatabányai vonalán veszteglő </text:p>
            <text:p>kisgyermekes családról tud, és esélyes hogy terepjáróval behozzam őket. </text:p>
            <text:p>Szívesen segítek. Meleg étellel, szálással. Itt is jelezhetitek és </text:p>
            <text:p>hívhattok is.  </text:p>
          </table:table-cell>
          <table:table-cell office:value-type="string">
            <text:p>Felajánlás, </text:p>
          </table:table-cell>
          <table:table-cell office:value-type="string">
            <text:p>47.585789</text:p>
          </table:table-cell>
          <table:table-cell office:value-type="string">
            <text:p>18.4021</text:p>
          </table:table-cell>
          <table:table-cell table:number-columns-repeated="2" office:value-type="string">
            <text:p>YES</text:p>
          </table:table-cell>
        </table:table-row>
        <table:table-row table:style-name="ro1">
          <table:table-cell office:value-type="float" office:value="950">
            <text:p>950</text:p>
          </table:table-cell>
          <table:table-cell office:value-type="string">
            <text:p>négy fiatal az M1-nél</text:p>
          </table:table-cell>
          <table:table-cell office:value-type="string">
            <text:p>2013-03-15 23:18:00</text:p>
          </table:table-cell>
          <table:table-cell office:value-type="string">
            <text:p>négy fiatal az M1-nél</text:p>
          </table:table-cell>
          <table:table-cell office:value-type="string">
            <text:p>Segítséget szeretnék kérni, négy fiatal számára, akik 24 órája vannak úton és Bábolna közelében vesztegelnek 18 órája az M1-es autópályán. Semmilyen segítséget nem kapnak, információt semmilyen szerv nem szolgáltat arról, hogy egyáltalán mire számíthatnak. így az autót elhagyva gyalog indultak el Bábolna irányába. Kérem akinek ismerőse, rokona vagy barátja él Bábolnán és be tudna fogadni 4 fiatalt hívjon az alábbi telefonszámon: 0670 977 2770Hálás köszönet!</text:p>
          </table:table-cell>
          <table:table-cell office:value-type="string">
            <text:p>Segítségkérés, </text:p>
          </table:table-cell>
          <table:table-cell office:value-type="string">
            <text:p>47.681107</text:p>
          </table:table-cell>
          <table:table-cell office:value-type="string">
            <text:p>17.980499</text:p>
          </table:table-cell>
          <table:table-cell table:number-columns-repeated="2" office:value-type="string">
            <text:p>YES</text:p>
          </table:table-cell>
        </table:table-row>
        <table:table-row table:style-name="ro1">
          <table:table-cell office:value-type="float" office:value="945">
            <text:p>945</text:p>
          </table:table-cell>
          <table:table-cell office:value-type="string">
            <text:p>Elakadt kaminok</text:p>
          </table:table-cell>
          <table:table-cell office:value-type="string">
            <text:p>2013-03-15 23:18:44</text:p>
          </table:table-cell>
          <table:table-cell office:value-type="string">
            <text:p>Elakadt kaminok</text:p>
          </table:table-cell>
          <table:table-cell office:value-type="string">
            <text:p>Bokod és Pusztavám között elakadt kamionoknak kellene segítség, étel, ital, mentés</text:p>
          </table:table-cell>
          <table:table-cell/>
          <table:table-cell table:number-columns-repeated="2" office:value-type="float" office:value="0">
            <text:p>0</text:p>
          </table:table-cell>
          <table:table-cell table:number-columns-repeated="2" office:value-type="string">
            <text:p>YES</text:p>
          </table:table-cell>
        </table:table-row>
        <table:table-row table:style-name="ro1">
          <table:table-cell office:value-type="float" office:value="946">
            <text:p>946</text:p>
          </table:table-cell>
          <table:table-cell office:value-type="string">
            <text:p>Bokod, átmeneti szállás</text:p>
          </table:table-cell>
          <table:table-cell office:value-type="string">
            <text:p>2013-03-15 23:18:44</text:p>
          </table:table-cell>
          <table:table-cell office:value-type="string">
            <text:p>Bokod, átmeneti szállás</text:p>
          </table:table-cell>
          <table:table-cell office:value-type="string">
            <text:p>Az erőmű tanácstermében</text:p>
          </table:table-cell>
          <table:table-cell/>
          <table:table-cell office:value-type="string">
            <text:p>47.526474</text:p>
          </table:table-cell>
          <table:table-cell office:value-type="string">
            <text:p>18.278503</text:p>
          </table:table-cell>
          <table:table-cell table:number-columns-repeated="2" office:value-type="string">
            <text:p>YES</text:p>
          </table:table-cell>
        </table:table-row>
        <table:table-row table:style-name="ro1">
          <table:table-cell office:value-type="float" office:value="947">
            <text:p>947</text:p>
          </table:table-cell>
          <table:table-cell office:value-type="string">
            <text:p>Nagyigmánd, átmeneti szállás</text:p>
          </table:table-cell>
          <table:table-cell office:value-type="string">
            <text:p>2013-03-15 23:18:00</text:p>
          </table:table-cell>
          <table:table-cell office:value-type="string">
            <text:p>Nagyigmánd, átmeneti szállás</text:p>
          </table:table-cell>
          <table:table-cell office:value-type="string">
            <text:p>Általános Iskola, Fácán út 2/A</text:p>
          </table:table-cell>
          <table:table-cell office:value-type="string">
            <text:p>Ellátóhely_gyógyszertár, </text:p>
          </table:table-cell>
          <table:table-cell office:value-type="string">
            <text:p>47.633934</text:p>
          </table:table-cell>
          <table:table-cell office:value-type="string">
            <text:p>18.086243</text:p>
          </table:table-cell>
          <table:table-cell table:number-columns-repeated="2" office:value-type="string">
            <text:p>YES</text:p>
          </table:table-cell>
        </table:table-row>
        <table:table-row table:style-name="ro1">
          <table:table-cell office:value-type="float" office:value="948">
            <text:p>948</text:p>
          </table:table-cell>
          <table:table-cell office:value-type="string">
            <text:p>Bakonysárkány, átmeneti szállás</text:p>
          </table:table-cell>
          <table:table-cell office:value-type="string">
            <text:p>2013-03-15 23:18:00</text:p>
          </table:table-cell>
          <table:table-cell office:value-type="string">
            <text:p>Bakonysárkány, átmeneti szállás</text:p>
          </table:table-cell>
          <table:table-cell office:value-type="string">
            <text:p>Faluház</text:p>
          </table:table-cell>
          <table:table-cell office:value-type="string">
            <text:p>Ellátóhely_gyógyszertár, </text:p>
          </table:table-cell>
          <table:table-cell office:value-type="string">
            <text:p>47.449509</text:p>
          </table:table-cell>
          <table:table-cell office:value-type="string">
            <text:p>18.101648</text:p>
          </table:table-cell>
          <table:table-cell table:number-columns-repeated="2" office:value-type="string">
            <text:p>YES</text:p>
          </table:table-cell>
        </table:table-row>
        <table:table-row table:style-name="ro1">
          <table:table-cell office:value-type="float" office:value="949">
            <text:p>949</text:p>
          </table:table-cell>
          <table:table-cell office:value-type="string">
            <text:p>Oroszlány, átmeneti szállások</text:p>
          </table:table-cell>
          <table:table-cell office:value-type="string">
            <text:p>2013-03-15 23:18:00</text:p>
          </table:table-cell>
          <table:table-cell office:value-type="string">
            <text:p>Oroszlány, átmeneti szállások</text:p>
          </table:table-cell>
          <table:table-cell office:value-type="string">
            <text:p>Az idősek átmeneti otthonában, a családi átmeneti otthonban és a hajléktalan szállón</text:p>
          </table:table-cell>
          <table:table-cell office:value-type="string">
            <text:p>Ellátóhely_gyógyszertár, </text:p>
          </table:table-cell>
          <table:table-cell office:value-type="string">
            <text:p>47.652439</text:p>
          </table:table-cell>
          <table:table-cell office:value-type="string">
            <text:p>17.940674</text:p>
          </table:table-cell>
          <table:table-cell table:number-columns-repeated="2" office:value-type="string">
            <text:p>YES</text:p>
          </table:table-cell>
        </table:table-row>
        <table:table-row table:style-name="ro1">
          <table:table-cell office:value-type="float" office:value="944">
            <text:p>944</text:p>
          </table:table-cell>
          <table:table-cell office:value-type="string">
            <text:p>Somogyudvarhely</text:p>
          </table:table-cell>
          <table:table-cell office:value-type="string">
            <text:p>2013-03-15 23:18:44</text:p>
          </table:table-cell>
          <table:table-cell office:value-type="string">
            <text:p>Somogyudvarhely</text:p>
          </table:table-cell>
          <table:table-cell office:value-type="string">
            <text:p>Somogyudvarhelyen szívesen látjuk egy kis meleg teával az itt rekedteket (Nagyatád-Berzence környéke-Bélavár és Berzence között )30/4724880</text:p>
          </table:table-cell>
          <table:table-cell/>
          <table:table-cell office:value-type="string">
            <text:p>46.217854</text:p>
          </table:table-cell>
          <table:table-cell office:value-type="string">
            <text:p>17.248535</text:p>
          </table:table-cell>
          <table:table-cell table:number-columns-repeated="2" office:value-type="string">
            <text:p>YES</text:p>
          </table:table-cell>
        </table:table-row>
        <table:table-row table:style-name="ro1">
          <table:table-cell office:value-type="float" office:value="942">
            <text:p>942</text:p>
          </table:table-cell>
          <table:table-cell office:value-type="string">
            <text:p>Bicske, átmeneti szállás</text:p>
          </table:table-cell>
          <table:table-cell office:value-type="string">
            <text:p>2013-03-15 23:18:44</text:p>
          </table:table-cell>
          <table:table-cell office:value-type="string">
            <text:p>Bicske, átmeneti szállás</text:p>
          </table:table-cell>
          <table:table-cell office:value-type="string">
            <text:p>Csokonai iskola, Szent István utca</text:p>
          </table:table-cell>
          <table:table-cell/>
          <table:table-cell office:value-type="string">
            <text:p>47.506069</text:p>
          </table:table-cell>
          <table:table-cell office:value-type="string">
            <text:p>18.641052</text:p>
          </table:table-cell>
          <table:table-cell table:number-columns-repeated="2" office:value-type="string">
            <text:p>YES</text:p>
          </table:table-cell>
        </table:table-row>
        <table:table-row table:style-name="ro1">
          <table:table-cell office:value-type="float" office:value="943">
            <text:p>943</text:p>
          </table:table-cell>
          <table:table-cell office:value-type="string">
            <text:p>Nagyszentjános Iskola</text:p>
          </table:table-cell>
          <table:table-cell office:value-type="string">
            <text:p>2013-03-15 23:18:44</text:p>
          </table:table-cell>
          <table:table-cell office:value-type="string">
            <text:p>Nagyszentjános Iskola</text:p>
          </table:table-cell>
          <table:table-cell office:value-type="string">
            <text:p>Itt a FB-on is tájékoztatnék, hogy Nagyszentjános megközelíthető mind az 1-es sz. főút, mind pedig az autópálya felől. Az autópálya 2-3 km, akár gyalogosan is megközelíthető. Aki reménytelennek látja ott a helyzetét, jöjjön be a faluba, a községi konyha ebédlőjében biztosítunk melegedőt és forró italt, élelmet is. Terepjáróval szükség esetén korlátozott mennyiségben tudunk kivinni forró italt. Az 1-e főúton a munkagépesünk ameddig eljutott Ács irányában, segített a mentésben, tovább nem tudott.</text:p>
          </table:table-cell>
          <table:table-cell/>
          <table:table-cell office:value-type="string">
            <text:p>47.712536</text:p>
          </table:table-cell>
          <table:table-cell office:value-type="string">
            <text:p>17.884369</text:p>
          </table:table-cell>
          <table:table-cell table:number-columns-repeated="2" office:value-type="string">
            <text:p>YES</text:p>
          </table:table-cell>
        </table:table-row>
        <table:table-row table:style-name="ro1">
          <table:table-cell office:value-type="float" office:value="937">
            <text:p>937</text:p>
          </table:table-cell>
          <table:table-cell office:value-type="string">
            <text:p>szállás, ellátás</text:p>
          </table:table-cell>
          <table:table-cell office:value-type="string">
            <text:p>2013-03-15 23:18:44</text:p>
          </table:table-cell>
          <table:table-cell office:value-type="string">
            <text:p>szállás, ellátás</text:p>
          </table:table-cell>
          <table:table-cell office:value-type="string">
            <text:p>Dunaújvárosban és környékén rekedteknek a belvárosban ággyal, étellel, itallal tudunk szolgálni. Elérhetőség:20/5534441,</text:p>
          </table:table-cell>
          <table:table-cell/>
          <table:table-cell office:value-type="string">
            <text:p>47.428085</text:p>
          </table:table-cell>
          <table:table-cell office:value-type="string">
            <text:p>18.742676</text:p>
          </table:table-cell>
          <table:table-cell table:number-columns-repeated="2" office:value-type="string">
            <text:p>YES</text:p>
          </table:table-cell>
        </table:table-row>
        <table:table-row table:style-name="ro1">
          <table:table-cell office:value-type="float" office:value="938">
            <text:p>938</text:p>
          </table:table-cell>
          <table:table-cell office:value-type="string">
            <text:p>Cserke Panzió</text:p>
          </table:table-cell>
          <table:table-cell office:value-type="string">
            <text:p>2013-03-15 23:18:44</text:p>
          </table:table-cell>
          <table:table-cell office:value-type="string">
            <text:p>Cserke Panzió</text:p>
          </table:table-cell>
          <table:table-cell office:value-type="string">
            <text:p>Kávé, tea,pihenő</text:p>
          </table:table-cell>
          <table:table-cell/>
          <table:table-cell office:value-type="string">
            <text:p>47.587643</text:p>
          </table:table-cell>
          <table:table-cell office:value-type="string">
            <text:p>18.407593</text:p>
          </table:table-cell>
          <table:table-cell table:number-columns-repeated="2" office:value-type="string">
            <text:p>YES</text:p>
          </table:table-cell>
        </table:table-row>
        <table:table-row table:style-name="ro1">
          <table:table-cell office:value-type="float" office:value="939">
            <text:p>939</text:p>
          </table:table-cell>
          <table:table-cell office:value-type="string">
            <text:p>segítség</text:p>
          </table:table-cell>
          <table:table-cell office:value-type="string">
            <text:p>2013-03-15 23:18:44</text:p>
          </table:table-cell>
          <table:table-cell office:value-type="string">
            <text:p>segítség</text:p>
          </table:table-cell>
          <table:table-cell office:value-type="string">
            <text:p>Várpalotán vagy környékén rekedteknek - elsősorban gyerekeseknek - szállást tudunk biztosítani: Molnár Viktória 0670/615-5626</text:p>
          </table:table-cell>
          <table:table-cell/>
          <table:table-cell office:value-type="string">
            <text:p>47.203709</text:p>
          </table:table-cell>
          <table:table-cell office:value-type="string">
            <text:p>18.132248</text:p>
          </table:table-cell>
          <table:table-cell table:number-columns-repeated="2" office:value-type="string">
            <text:p>YES</text:p>
          </table:table-cell>
        </table:table-row>
        <table:table-row table:style-name="ro1">
          <table:table-cell office:value-type="float" office:value="940">
            <text:p>940</text:p>
          </table:table-cell>
          <table:table-cell office:value-type="string">
            <text:p>Balatonszemes</text:p>
          </table:table-cell>
          <table:table-cell office:value-type="string">
            <text:p>2013-03-15 23:18:44</text:p>
          </table:table-cell>
          <table:table-cell office:value-type="string">
            <text:p>Balatonszemes</text:p>
          </table:table-cell>
          <table:table-cell office:value-type="string">
            <text:p>Balatonszemes környékén (M7) tudunk segítséget nyújtani: étel, ital, szállás. 06-20-8861341</text:p>
          </table:table-cell>
          <table:table-cell/>
          <table:table-cell office:value-type="string">
            <text:p>46.80476</text:p>
          </table:table-cell>
          <table:table-cell office:value-type="string">
            <text:p>17.777252</text:p>
          </table:table-cell>
          <table:table-cell table:number-columns-repeated="2" office:value-type="string">
            <text:p>YES</text:p>
          </table:table-cell>
        </table:table-row>
        <table:table-row table:style-name="ro1">
          <table:table-cell office:value-type="float" office:value="941">
            <text:p>941</text:p>
          </table:table-cell>
          <table:table-cell office:value-type="string">
            <text:p>Helymegjelölés 90</text:p>
          </table:table-cell>
          <table:table-cell office:value-type="string">
            <text:p>2013-03-15 23:18:44</text:p>
          </table:table-cell>
          <table:table-cell office:value-type="string">
            <text:p>Helymegjelölés 90</text:p>
          </table:table-cell>
          <table:table-cell office:value-type="string">
            <text:p>Szűcsné Németh IlonaLányom és 5 éves unokám tegnap délután óta a hóviharban vesztegel valahol Mocsa és Ács között az M 1-sen, fogytán a benzinje, telefonja: 20/3426118. Renault Megane, rendszám: KUF...Nagyon kérem, hogy valaki segítsen nekik a környékről!!</text:p>
          </table:table-cell>
          <table:table-cell/>
          <table:table-cell office:value-type="string">
            <text:p>47.675793</text:p>
          </table:table-cell>
          <table:table-cell office:value-type="string">
            <text:p>18.046761</text:p>
          </table:table-cell>
          <table:table-cell table:number-columns-repeated="2" office:value-type="string">
            <text:p>YES</text:p>
          </table:table-cell>
        </table:table-row>
        <table:table-row table:style-name="ro1">
          <table:table-cell office:value-type="float" office:value="936">
            <text:p>936</text:p>
          </table:table-cell>
          <table:table-cell office:value-type="string">
            <text:p>segítségnyújtás</text:p>
          </table:table-cell>
          <table:table-cell office:value-type="string">
            <text:p>2013-03-15 23:18:44</text:p>
          </table:table-cell>
          <table:table-cell office:value-type="string">
            <text:p>segítségnyújtás</text:p>
          </table:table-cell>
          <table:table-cell office:value-type="string">
            <text:p>Ramszi Mona Ati IgricziGyőr környékén aki elakadt 15 km-es körzetben, tudunk vinni meleg ételt, forró teát, takarókat.06 20 416 30 71</text:p>
          </table:table-cell>
          <table:table-cell/>
          <table:table-cell office:value-type="string">
            <text:p>47.691738</text:p>
          </table:table-cell>
          <table:table-cell office:value-type="string">
            <text:p>17.688332</text:p>
          </table:table-cell>
          <table:table-cell table:number-columns-repeated="2" office:value-type="string">
            <text:p>YES</text:p>
          </table:table-cell>
        </table:table-row>
        <table:table-row table:style-name="ro1">
          <table:table-cell office:value-type="float" office:value="935">
            <text:p>935</text:p>
          </table:table-cell>
          <table:table-cell office:value-type="string">
            <text:p>Fehérvárcsurgó, melegedő!</text:p>
          </table:table-cell>
          <table:table-cell office:value-type="string">
            <text:p>2013-03-15 23:18:44</text:p>
          </table:table-cell>
          <table:table-cell office:value-type="string">
            <text:p>Fehérvárcsurgó, melegedő!</text:p>
          </table:table-cell>
          <table:table-cell office:value-type="string">
            <text:p>Művelődési ház</text:p>
          </table:table-cell>
          <table:table-cell/>
          <table:table-cell office:value-type="string">
            <text:p>46.967133</text:p>
          </table:table-cell>
          <table:table-cell office:value-type="string">
            <text:p>18.451538</text:p>
          </table:table-cell>
          <table:table-cell table:number-columns-repeated="2" office:value-type="string">
            <text:p>YES</text:p>
          </table:table-cell>
        </table:table-row>
        <table:table-row table:style-name="ro1">
          <table:table-cell office:value-type="float" office:value="934">
            <text:p>934</text:p>
          </table:table-cell>
          <table:table-cell office:value-type="string">
            <text:p>Hejőpapi, M3</text:p>
          </table:table-cell>
          <table:table-cell office:value-type="string">
            <text:p>2013-03-15 23:18:44</text:p>
          </table:table-cell>
          <table:table-cell office:value-type="string">
            <text:p>Hejőpapi, M3</text:p>
          </table:table-cell>
          <table:table-cell office:value-type="string">
            <text:p>Ha vki az M3-as autópályán Hejőpapi környékén szorul segítségre (meleg tea, ennivaló), jelentkezzen nálunk: 06706110303Traktorunk sajnos nincs, menteni nem tudunk, de másban szívesen segítünk.</text:p>
          </table:table-cell>
          <table:table-cell/>
          <table:table-cell office:value-type="string">
            <text:p>48.056053</text:p>
          </table:table-cell>
          <table:table-cell office:value-type="string">
            <text:p>20.841064</text:p>
          </table:table-cell>
          <table:table-cell table:number-columns-repeated="2" office:value-type="string">
            <text:p>YES</text:p>
          </table:table-cell>
        </table:table-row>
        <table:table-row table:style-name="ro1">
          <table:table-cell office:value-type="float" office:value="933">
            <text:p>933</text:p>
          </table:table-cell>
          <table:table-cell office:value-type="string">
            <text:p>Fintor Mihaly segít</text:p>
          </table:table-cell>
          <table:table-cell office:value-type="string">
            <text:p>2013-03-15 23:18:44</text:p>
          </table:table-cell>
          <table:table-cell office:value-type="string">
            <text:p>Fintor Mihaly segít</text:p>
          </table:table-cell>
          <table:table-cell office:value-type="string">
            <text:p>Ha kell valakinek segitseg Pilisborosjenorol mennek, meleg italt, pokrocot tudok vinni. Fintor Mihaly: 06 70 667 0403</text:p>
          </table:table-cell>
          <table:table-cell/>
          <table:table-cell office:value-type="string">
            <text:p>47.611603</text:p>
          </table:table-cell>
          <table:table-cell office:value-type="string">
            <text:p>18.990898</text:p>
          </table:table-cell>
          <table:table-cell table:number-columns-repeated="2" office:value-type="string">
            <text:p>YES</text:p>
          </table:table-cell>
        </table:table-row>
        <table:table-row table:style-name="ro1">
          <table:table-cell office:value-type="float" office:value="932">
            <text:p>932</text:p>
          </table:table-cell>
          <table:table-cell office:value-type="string">
            <text:p>Infó a várakozóknak</text:p>
          </table:table-cell>
          <table:table-cell office:value-type="string">
            <text:p>2013-03-15 23:18:44</text:p>
          </table:table-cell>
          <table:table-cell office:value-type="string">
            <text:p>Infó a várakozóknak</text:p>
          </table:table-cell>
          <table:table-cell office:value-type="string">
            <text:p>Balázs Ildikó, képviselőasszony 30/9449753 koordinál telefonon. Kint van az autópályán! Innivaló van nála. Az M1-es autópályán Győr felé a 77-es km szelvényben a katasztrófavédők átvágták a két oldalt összekötő szalagkorlátot, a rendőrök pedig megkezdték a 65 és 83 km szelvény között bennrekedt járművek kimentését. A személygépkocsikat visszafordítják Budapest felé. A rendőrség türelmet kér az autósoktól.A kamionok nem közlekedhetnek és kérjük a sofőröket, hogy ne induljanak el semerre sem, várják meg a rendőri intézkedést. Az autópálya mindkét oldalán a 90-es km szelvénytől áll a forgalom, a személygépkocsik mentésének ideje egyenlőre bizonytalan.Reggeli infó, ha tudsz változásról frissítsd.</text:p>
          </table:table-cell>
          <table:table-cell/>
          <table:table-cell office:value-type="string">
            <text:p>47.77256</text:p>
          </table:table-cell>
          <table:table-cell office:value-type="string">
            <text:p>17.471008</text:p>
          </table:table-cell>
          <table:table-cell table:number-columns-repeated="2" office:value-type="string">
            <text:p>YES</text:p>
          </table:table-cell>
        </table:table-row>
        <table:table-row table:style-name="ro1">
          <table:table-cell office:value-type="float" office:value="931">
            <text:p>931</text:p>
          </table:table-cell>
          <table:table-cell office:value-type="string">
            <text:p>Melegedő Győrszentivánon</text:p>
          </table:table-cell>
          <table:table-cell office:value-type="string">
            <text:p>2013-03-15 23:18:44</text:p>
          </table:table-cell>
          <table:table-cell office:value-type="string">
            <text:p>Melegedő Győrszentivánon</text:p>
          </table:table-cell>
          <table:table-cell office:value-type="string">
            <text:p>Menteni sajnos nem tudunk, de ha valaki eljut idáig, várjuk teával, melegedővel. Búzavirág u. 32, tel: 30/3236754</text:p>
          </table:table-cell>
          <table:table-cell/>
          <table:table-cell office:value-type="string">
            <text:p>47.694973</text:p>
          </table:table-cell>
          <table:table-cell office:value-type="string">
            <text:p>17.740173</text:p>
          </table:table-cell>
          <table:table-cell table:number-columns-repeated="2" office:value-type="string">
            <text:p>YES</text:p>
          </table:table-cell>
        </table:table-row>
        <table:table-row table:style-name="ro1">
          <table:table-cell office:value-type="float" office:value="929">
            <text:p>929</text:p>
          </table:table-cell>
          <table:table-cell office:value-type="string">
            <text:p>segítség </text:p>
          </table:table-cell>
          <table:table-cell office:value-type="string">
            <text:p>2013-03-15 23:18:44</text:p>
          </table:table-cell>
          <table:table-cell office:value-type="string">
            <text:p>segítség </text:p>
          </table:table-cell>
          <table:table-cell office:value-type="string">
            <text:p>Újabb segítő csoport indul Győrből!!!Akinek szükségük van szendvicsekre, meleg teára, üdítőre, bébi ételekre,!!!!Hívja őket!!!Megpróbálnak feljutni az autópályára is!!!Osszátok meg minél többen!Tel.:06-30/303-7963 (Hajnalka Török)</text:p>
          </table:table-cell>
          <table:table-cell/>
          <table:table-cell office:value-type="string">
            <text:p>47.657063</text:p>
          </table:table-cell>
          <table:table-cell office:value-type="string">
            <text:p>17.644043</text:p>
          </table:table-cell>
          <table:table-cell table:number-columns-repeated="2" office:value-type="string">
            <text:p>YES</text:p>
          </table:table-cell>
        </table:table-row>
        <table:table-row table:style-name="ro1">
          <table:table-cell office:value-type="float" office:value="930">
            <text:p>930</text:p>
          </table:table-cell>
          <table:table-cell office:value-type="string">
            <text:p>Kossuth utca 44</text:p>
          </table:table-cell>
          <table:table-cell office:value-type="string">
            <text:p>2013-03-15 23:18:44</text:p>
          </table:table-cell>
          <table:table-cell office:value-type="string">
            <text:p>Kossuth utca 44</text:p>
          </table:table-cell>
          <table:table-cell office:value-type="string">
            <text:p>8051 Sárkeresztes, Hungary&amp;amp;nbsp;melegedő</text:p>
          </table:table-cell>
          <table:table-cell/>
          <table:table-cell office:value-type="string">
            <text:p>47.249641</text:p>
          </table:table-cell>
          <table:table-cell office:value-type="string">
            <text:p>18.353863</text:p>
          </table:table-cell>
          <table:table-cell table:number-columns-repeated="2" office:value-type="string">
            <text:p>YES</text:p>
          </table:table-cell>
        </table:table-row>
        <table:table-row table:style-name="ro1">
          <table:table-cell office:value-type="float" office:value="928">
            <text:p>928</text:p>
          </table:table-cell>
          <table:table-cell office:value-type="string">
            <text:p>Gönyűi faluház</text:p>
          </table:table-cell>
          <table:table-cell office:value-type="string">
            <text:p>2013-03-15 23:18:44</text:p>
          </table:table-cell>
          <table:table-cell office:value-type="string">
            <text:p>Gönyűi faluház</text:p>
          </table:table-cell>
          <table:table-cell office:value-type="string">
            <text:p>Az 1-es főúton Gönyű közelében rekedtek számára az önkormányzat megnyitotta a Faluházat (Gönyű, Kossuth L. u. 71.), ahol a helyi Vöröskereszt melegedővel, forró teával várja a bajbajutottakat.Ha valakik eljutnak a faluba, szívesen látom őket egy fürdésre, telefonálásra, mailezésre stb. Király L., KossuthL.u.83. 30/6062982</text:p>
          </table:table-cell>
          <table:table-cell/>
          <table:table-cell office:value-type="string">
            <text:p>47.731934</text:p>
          </table:table-cell>
          <table:table-cell office:value-type="string">
            <text:p>17.814331</text:p>
          </table:table-cell>
          <table:table-cell table:number-columns-repeated="2" office:value-type="string">
            <text:p>YES</text:p>
          </table:table-cell>
        </table:table-row>
        <table:table-row table:style-name="ro1">
          <table:table-cell office:value-type="float" office:value="927">
            <text:p>927</text:p>
          </table:table-cell>
          <table:table-cell office:value-type="string">
            <text:p>melegedő,tea,</text:p>
          </table:table-cell>
          <table:table-cell office:value-type="string">
            <text:p>2013-03-15 23:18:44</text:p>
          </table:table-cell>
          <table:table-cell office:value-type="string">
            <text:p>melegedő,tea,</text:p>
          </table:table-cell>
          <table:table-cell office:value-type="string">
            <text:p>Szívesen segitünk ha bodajkra be tudsz jönni, vagy itt rekedtél.étel ital melegedő.20/3192700</text:p>
          </table:table-cell>
          <table:table-cell/>
          <table:table-cell office:value-type="string">
            <text:p>47.00367</text:p>
          </table:table-cell>
          <table:table-cell office:value-type="string">
            <text:p>18.307343</text:p>
          </table:table-cell>
          <table:table-cell table:number-columns-repeated="2" office:value-type="string">
            <text:p>YES</text:p>
          </table:table-cell>
        </table:table-row>
        <table:table-row table:style-name="ro1">
          <table:table-cell office:value-type="float" office:value="926">
            <text:p>926</text:p>
          </table:table-cell>
          <table:table-cell office:value-type="string">
            <text:p>Kaposvár,Rákóczi tér 3.</text:p>
          </table:table-cell>
          <table:table-cell office:value-type="string">
            <text:p>2013-03-15 23:18:44</text:p>
          </table:table-cell>
          <table:table-cell office:value-type="string">
            <text:p>Kaposvár,Rákóczi tér 3.</text:p>
          </table:table-cell>
          <table:table-cell office:value-type="string">
            <text:p>A kaposvári Kiss-Villa Curpad vendéglő forró teát és meleg helyet biztosít a Kaposváron várakozni kényszerülő átutazó vidéki emberek részére! Címünk: Kaposvár, Rákóczi tér 3.</text:p>
          </table:table-cell>
          <table:table-cell/>
          <table:table-cell office:value-type="string">
            <text:p>46.358303</text:p>
          </table:table-cell>
          <table:table-cell office:value-type="string">
            <text:p>17.797852</text:p>
          </table:table-cell>
          <table:table-cell table:number-columns-repeated="2" office:value-type="string">
            <text:p>YES</text:p>
          </table:table-cell>
        </table:table-row>
        <table:table-row table:style-name="ro1">
          <table:table-cell office:value-type="float" office:value="923">
            <text:p>923</text:p>
          </table:table-cell>
          <table:table-cell office:value-type="string">
            <text:p>Dombóvár</text:p>
          </table:table-cell>
          <table:table-cell office:value-type="string">
            <text:p>2013-03-15 23:18:44</text:p>
          </table:table-cell>
          <table:table-cell office:value-type="string">
            <text:p>Dombóvár</text:p>
          </table:table-cell>
          <table:table-cell office:value-type="string">
            <text:p>Meleg tea- kv, némi élelem, behúzódási lehetőség, ha a közelben elakadtál, vagy nem mersz tovább indulni.205528716</text:p>
          </table:table-cell>
          <table:table-cell/>
          <table:table-cell office:value-type="string">
            <text:p>46.388622</text:p>
          </table:table-cell>
          <table:table-cell office:value-type="string">
            <text:p>18.127441</text:p>
          </table:table-cell>
          <table:table-cell table:number-columns-repeated="2" office:value-type="string">
            <text:p>YES</text:p>
          </table:table-cell>
        </table:table-row>
        <table:table-row table:style-name="ro1">
          <table:table-cell office:value-type="float" office:value="924">
            <text:p>924</text:p>
          </table:table-cell>
          <table:table-cell office:value-type="string">
            <text:p>JÁRHATATLAN ÚTSZAKASZ!</text:p>
          </table:table-cell>
          <table:table-cell office:value-type="string">
            <text:p>2013-03-15 23:18:44</text:p>
          </table:table-cell>
          <table:table-cell office:value-type="string">
            <text:p>JÁRHATATLAN ÚTSZAKASZ!</text:p>
          </table:table-cell>
          <table:table-cell office:value-type="string">
            <text:p>Járhatatlan útszakasz!</text:p>
          </table:table-cell>
          <table:table-cell/>
          <table:table-cell table:number-columns-repeated="2" office:value-type="float" office:value="0">
            <text:p>0</text:p>
          </table:table-cell>
          <table:table-cell table:number-columns-repeated="2" office:value-type="string">
            <text:p>YES</text:p>
          </table:table-cell>
        </table:table-row>
        <table:table-row table:style-name="ro1">
          <table:table-cell office:value-type="float" office:value="925">
            <text:p>925</text:p>
          </table:table-cell>
          <table:table-cell office:value-type="string">
            <text:p>átmeneti szállás</text:p>
          </table:table-cell>
          <table:table-cell office:value-type="string">
            <text:p>2013-03-15 23:18:44</text:p>
          </table:table-cell>
          <table:table-cell office:value-type="string">
            <text:p>átmeneti szállás</text:p>
          </table:table-cell>
          <table:table-cell office:value-type="string">
            <text:p>A Fiáker Panzió Turista szobáit a mai napon ingyenesen felajánlja a hóhelyzet miatt bajba jutottaknak. Kérlek osszátok meg, ezzel is segítsük embertársainkat!!! Szabad kapacitás miatt érdeklődés: 06-83/361-925Cím: 8790, Zalaszentgrót, Eötvös K. u. 3.(Koordináták: 46.9442, 17.0764)</text:p>
          </table:table-cell>
          <table:table-cell/>
          <table:table-cell office:value-type="string">
            <text:p>46.941826</text:p>
          </table:table-cell>
          <table:table-cell office:value-type="string">
            <text:p>17.064514</text:p>
          </table:table-cell>
          <table:table-cell table:number-columns-repeated="2" office:value-type="string">
            <text:p>YES</text:p>
          </table:table-cell>
        </table:table-row>
        <table:table-row table:style-name="ro1">
          <table:table-cell office:value-type="float" office:value="920">
            <text:p>920</text:p>
          </table:table-cell>
          <table:table-cell office:value-type="string">
            <text:p>Nyalka Rákóczi út</text:p>
          </table:table-cell>
          <table:table-cell office:value-type="string">
            <text:p>2013-03-15 23:18:44</text:p>
          </table:table-cell>
          <table:table-cell office:value-type="string">
            <text:p>Nyalka Rákóczi út</text:p>
          </table:table-cell>
          <table:table-cell office:value-type="string">
            <text:p>Útzár. Ebből az irányból nem lehet megközelíteni <text:s/>Mezőörsöt. Ne próbálkozzanak!</text:p>
          </table:table-cell>
          <table:table-cell/>
          <table:table-cell office:value-type="string">
            <text:p>47.449451</text:p>
          </table:table-cell>
          <table:table-cell office:value-type="string">
            <text:p>18.046417</text:p>
          </table:table-cell>
          <table:table-cell table:number-columns-repeated="2" office:value-type="string">
            <text:p>YES</text:p>
          </table:table-cell>
        </table:table-row>
        <table:table-row table:style-name="ro1">
          <table:table-cell office:value-type="float" office:value="921">
            <text:p>921</text:p>
          </table:table-cell>
          <table:table-cell office:value-type="string">
            <text:p>ETO Park - Nagysándor J. u 31</text:p>
          </table:table-cell>
          <table:table-cell office:value-type="string">
            <text:p>2013-03-15 23:18:44</text:p>
          </table:table-cell>
          <table:table-cell office:value-type="string">
            <text:p>ETO Park - Nagysándor J. u 31</text:p>
          </table:table-cell>
          <table:table-cell office:value-type="string">
            <text:p>Megnyitottuk Győrben, Nagysándor J. u 31 alatt az ETO Park-ot az úton rekedtek számára! Tea, meleg étkezés, valamint zuhanyzási lehetőség biztosított!</text:p>
          </table:table-cell>
          <table:table-cell/>
          <table:table-cell office:value-type="string">
            <text:p>47.679256</text:p>
          </table:table-cell>
          <table:table-cell office:value-type="string">
            <text:p>17.639923</text:p>
          </table:table-cell>
          <table:table-cell table:number-columns-repeated="2" office:value-type="string">
            <text:p>YES</text:p>
          </table:table-cell>
        </table:table-row>
        <table:table-row table:style-name="ro1">
          <table:table-cell office:value-type="float" office:value="922">
            <text:p>922</text:p>
          </table:table-cell>
          <table:table-cell office:value-type="string">
            <text:p>Siófok, melegedő!</text:p>
          </table:table-cell>
          <table:table-cell office:value-type="string">
            <text:p>2013-03-15 23:18:44</text:p>
          </table:table-cell>
          <table:table-cell office:value-type="string">
            <text:p>Siófok, melegedő!</text:p>
          </table:table-cell>
          <table:table-cell office:value-type="string">
            <text:p>Somogyi TISZK Baross Gábor Közép és Szakiskola</text:p>
          </table:table-cell>
          <table:table-cell/>
          <table:table-cell office:value-type="string">
            <text:p>46.904308</text:p>
          </table:table-cell>
          <table:table-cell office:value-type="string">
            <text:p>18.079376</text:p>
          </table:table-cell>
          <table:table-cell table:number-columns-repeated="2" office:value-type="string">
            <text:p>YES</text:p>
          </table:table-cell>
        </table:table-row>
        <table:table-row table:style-name="ro1">
          <table:table-cell office:value-type="float" office:value="919">
            <text:p>919</text:p>
          </table:table-cell>
          <table:table-cell office:value-type="string">
            <text:p>Hókotrót keresünk</text:p>
          </table:table-cell>
          <table:table-cell office:value-type="string">
            <text:p>2013-03-15 23:18:44</text:p>
          </table:table-cell>
          <table:table-cell office:value-type="string">
            <text:p>Hókotrót keresünk</text:p>
          </table:table-cell>
          <table:table-cell office:value-type="string">
            <text:p>2 furgonos szeretne Veszprémbe hazaérni, de hókotró hiányában ez teljesen lehetetlen, Cseténytől járható lenne az út az útinfó szerint, de addig el is kellene jutniuk valahogy.82 főút Ravazd - Bakonypéterd - Veszprémvarsány közötti szakaszát kellene eltakarítani. Köszönjük</text:p>
          </table:table-cell>
          <table:table-cell/>
          <table:table-cell office:value-type="string">
            <text:p>47.344406</text:p>
          </table:table-cell>
          <table:table-cell office:value-type="string">
            <text:p>17.999725</text:p>
          </table:table-cell>
          <table:table-cell table:number-columns-repeated="2" office:value-type="string">
            <text:p>YES</text:p>
          </table:table-cell>
        </table:table-row>
        <table:table-row table:style-name="ro1">
          <table:table-cell office:value-type="float" office:value="918">
            <text:p>918</text:p>
          </table:table-cell>
          <table:table-cell office:value-type="string">
            <text:p>Kisigmánd, megedő!</text:p>
          </table:table-cell>
          <table:table-cell office:value-type="string">
            <text:p>2013-03-15 23:18:44</text:p>
          </table:table-cell>
          <table:table-cell office:value-type="string">
            <text:p>Kisigmánd, megedő!</text:p>
          </table:table-cell>
          <table:table-cell office:value-type="string">
            <text:p>Faluház, Fő út 1.</text:p>
          </table:table-cell>
          <table:table-cell/>
          <table:table-cell office:value-type="string">
            <text:p>47.541309</text:p>
          </table:table-cell>
          <table:table-cell office:value-type="string">
            <text:p>18.336182</text:p>
          </table:table-cell>
          <table:table-cell table:number-columns-repeated="2" office:value-type="string">
            <text:p>YES</text:p>
          </table:table-cell>
        </table:table-row>
        <table:table-row table:style-name="ro1">
          <table:table-cell office:value-type="float" office:value="917">
            <text:p>917</text:p>
          </table:table-cell>
          <table:table-cell office:value-type="string">
            <text:p>Terepjárós segítség-felajánlás</text:p>
          </table:table-cell>
          <table:table-cell office:value-type="string">
            <text:p>2013-03-15 23:18:44</text:p>
          </table:table-cell>
          <table:table-cell office:value-type="string">
            <text:p>Terepjárós segítség-felajánlás</text:p>
          </table:table-cell>
          <table:table-cell office:value-type="string">
            <text:p><text:s/>Ha valaki az M1 tatabányai vonalán veszteglő kisgyermekes családról tud, és esélyes hogy terepjáróval behozzam őket. Szívesen segítek. Meleg étellel, szálással. Itt is jelezhetitek és hívhattok is. 06/20-917-2670</text:p>
          </table:table-cell>
          <table:table-cell/>
          <table:table-cell office:value-type="string">
            <text:p>47.51442</text:p>
          </table:table-cell>
          <table:table-cell office:value-type="string">
            <text:p>18.337555</text:p>
          </table:table-cell>
          <table:table-cell table:number-columns-repeated="2" office:value-type="string">
            <text:p>YES</text:p>
          </table:table-cell>
        </table:table-row>
        <table:table-row table:style-name="ro1">
          <table:table-cell office:value-type="float" office:value="916">
            <text:p>916</text:p>
          </table:table-cell>
          <table:table-cell office:value-type="string">
            <text:p>tea, étel, szállás</text:p>
          </table:table-cell>
          <table:table-cell office:value-type="string">
            <text:p>2013-03-15 23:18:44</text:p>
          </table:table-cell>
          <table:table-cell office:value-type="string">
            <text:p>tea, étel, szállás</text:p>
          </table:table-cell>
          <table:table-cell office:value-type="string">
            <text:p>Dél-Budán vagyunk, közel az autópályához, szívesen befogadunk akár több családot is, meleg tea, étel, ágy van. El is megyünk valameddig kocsival. 30 338 5434&amp;amp;nbsp;</text:p>
          </table:table-cell>
          <table:table-cell/>
          <table:table-cell office:value-type="string">
            <text:p>47.477768</text:p>
          </table:table-cell>
          <table:table-cell office:value-type="string">
            <text:p>18.978882</text:p>
          </table:table-cell>
          <table:table-cell table:number-columns-repeated="2" office:value-type="string">
            <text:p>YES</text:p>
          </table:table-cell>
        </table:table-row>
        <table:table-row table:style-name="ro1">
          <table:table-cell office:value-type="float" office:value="913">
            <text:p>913</text:p>
          </table:table-cell>
          <table:table-cell office:value-type="string">
            <text:p>Golgota Teológiai Főiskola</text:p>
          </table:table-cell>
          <table:table-cell office:value-type="string">
            <text:p>2013-03-15 23:18:44</text:p>
          </table:table-cell>
          <table:table-cell office:value-type="string">
            <text:p>Golgota Teológiai Főiskola</text:p>
          </table:table-cell>
          <table:table-cell table:number-columns-repeated="2"/>
          <table:table-cell office:value-type="string">
            <text:p>46.822617</text:p>
          </table:table-cell>
          <table:table-cell office:value-type="string">
            <text:p>18.737183</text:p>
          </table:table-cell>
          <table:table-cell table:number-columns-repeated="2" office:value-type="string">
            <text:p>YES</text:p>
          </table:table-cell>
        </table:table-row>
        <table:table-row table:style-name="ro1">
          <table:table-cell office:value-type="float" office:value="914">
            <text:p>914</text:p>
          </table:table-cell>
          <table:table-cell office:value-type="string">
            <text:p>szállás 4 főnek</text:p>
          </table:table-cell>
          <table:table-cell office:value-type="string">
            <text:p>2013-03-15 23:18:44</text:p>
          </table:table-cell>
          <table:table-cell office:value-type="string">
            <text:p>szállás 4 főnek</text:p>
          </table:table-cell>
          <table:table-cell office:value-type="string">
            <text:p>Törökbálinton 4 főnek szállást, meleg teát, ételt biztosítunk.Szerettel várjuk (leginkább) a kisgyerekes családokat.Amíg járhatók az utak, addig értük tudunk menni.Érdeklődni: 0630/9-520-955&amp;amp;nbsp;</text:p>
          </table:table-cell>
          <table:table-cell/>
          <table:table-cell office:value-type="string">
            <text:p>47.455486</text:p>
          </table:table-cell>
          <table:table-cell office:value-type="string">
            <text:p>18.962402</text:p>
          </table:table-cell>
          <table:table-cell table:number-columns-repeated="2" office:value-type="string">
            <text:p>YES</text:p>
          </table:table-cell>
        </table:table-row>
        <table:table-row table:style-name="ro1">
          <table:table-cell office:value-type="float" office:value="915">
            <text:p>915</text:p>
          </table:table-cell>
          <table:table-cell office:value-type="string">
            <text:p>Garay János utca 2</text:p>
          </table:table-cell>
          <table:table-cell office:value-type="string">
            <text:p>2013-03-15 23:18:44</text:p>
          </table:table-cell>
          <table:table-cell office:value-type="string">
            <text:p>Garay János utca 2</text:p>
          </table:table-cell>
          <table:table-cell office:value-type="string">
            <text:p>7095 Iregszemcse, Magyarország</text:p>
          </table:table-cell>
          <table:table-cell/>
          <table:table-cell office:value-type="string">
            <text:p>46.694668</text:p>
          </table:table-cell>
          <table:table-cell office:value-type="string">
            <text:p>18.186493</text:p>
          </table:table-cell>
          <table:table-cell table:number-columns-repeated="2" office:value-type="string">
            <text:p>YES</text:p>
          </table:table-cell>
        </table:table-row>
        <table:table-row table:style-name="ro1">
          <table:table-cell office:value-type="float" office:value="912">
            <text:p>912</text:p>
          </table:table-cell>
          <table:table-cell office:value-type="string">
            <text:p>Placemark 49</text:p>
          </table:table-cell>
          <table:table-cell office:value-type="string">
            <text:p>2013-03-15 23:18:44</text:p>
          </table:table-cell>
          <table:table-cell office:value-type="string">
            <text:p>Placemark 49</text:p>
          </table:table-cell>
          <table:table-cell office:value-type="string">
            <text:p>Balatonfüred, szívesen segítünk forró teával vagy kávéval ha valaki erre rekedt 063036567</text:p>
          </table:table-cell>
          <table:table-cell/>
          <table:table-cell office:value-type="string">
            <text:p>46.960106</text:p>
          </table:table-cell>
          <table:table-cell office:value-type="string">
            <text:p>17.891235</text:p>
          </table:table-cell>
          <table:table-cell table:number-columns-repeated="2" office:value-type="string">
            <text:p>YES</text:p>
          </table:table-cell>
        </table:table-row>
        <table:table-row table:style-name="ro1">
          <table:table-cell office:value-type="float" office:value="910">
            <text:p>910</text:p>
          </table:table-cell>
          <table:table-cell office:value-type="string">
            <text:p>kávé, tea</text:p>
          </table:table-cell>
          <table:table-cell office:value-type="string">
            <text:p>2013-03-15 23:18:44</text:p>
          </table:table-cell>
          <table:table-cell office:value-type="string">
            <text:p>kávé, tea</text:p>
          </table:table-cell>
          <table:table-cell office:value-type="string">
            <text:p>Érd M7 lejáratnál teát, kávét mi is tudunk felajánlani otthonunkban. 203157093</text:p>
          </table:table-cell>
          <table:table-cell/>
          <table:table-cell office:value-type="string">
            <text:p>47.425301</text:p>
          </table:table-cell>
          <table:table-cell office:value-type="string">
            <text:p>18.792114</text:p>
          </table:table-cell>
          <table:table-cell table:number-columns-repeated="2" office:value-type="string">
            <text:p>YES</text:p>
          </table:table-cell>
        </table:table-row>
        <table:table-row table:style-name="ro1">
          <table:table-cell office:value-type="float" office:value="911">
            <text:p>911</text:p>
          </table:table-cell>
          <table:table-cell office:value-type="string">
            <text:p>szendvics, tea, víz</text:p>
          </table:table-cell>
          <table:table-cell office:value-type="string">
            <text:p>2013-03-15 23:18:44</text:p>
          </table:table-cell>
          <table:table-cell office:value-type="string">
            <text:p>szendvics, tea, víz</text:p>
          </table:table-cell>
          <table:table-cell office:value-type="string">
            <text:p>Szendviccsel, teával, friss vízzel, petpalackkal... amivel csak tudok hozzájárulok a segítséghez, ha valaki megy ki az autópályára, vagy a közelben van (M1, ménfőcsanaki lehajtó). Autós telefontöltőt is tudok felajánlani, ha valaki lemerült volna! 30-515-15-87</text:p>
          </table:table-cell>
          <table:table-cell/>
          <table:table-cell office:value-type="string">
            <text:p>47.62653</text:p>
          </table:table-cell>
          <table:table-cell office:value-type="string">
            <text:p>17.605591</text:p>
          </table:table-cell>
          <table:table-cell table:number-columns-repeated="2" office:value-type="string">
            <text:p>YES</text:p>
          </table:table-cell>
        </table:table-row>
        <table:table-row table:style-name="ro1">
          <table:table-cell office:value-type="float" office:value="909">
            <text:p>909</text:p>
          </table:table-cell>
          <table:table-cell office:value-type="string">
            <text:p>szoba, tea, szendvics</text:p>
          </table:table-cell>
          <table:table-cell office:value-type="string">
            <text:p>2013-03-15 23:18:44</text:p>
          </table:table-cell>
          <table:table-cell office:value-type="string">
            <text:p>szoba, tea, szendvics</text:p>
          </table:table-cell>
          <table:table-cell office:value-type="string">
            <text:p>Az Öreg-tó Kempingben még körülbelül 10 szabad szoba van, forró teával és szendviccsel várják a szélsőséges időjárás miatt bajba kerülteket!Cím: Tata, Fáklya utca 2.Telefon: 06307477750</text:p>
          </table:table-cell>
          <table:table-cell/>
          <table:table-cell office:value-type="string">
            <text:p>47.635784</text:p>
          </table:table-cell>
          <table:table-cell office:value-type="string">
            <text:p>18.318329</text:p>
          </table:table-cell>
          <table:table-cell table:number-columns-repeated="2" office:value-type="string">
            <text:p>YES</text:p>
          </table:table-cell>
        </table:table-row>
        <table:table-row table:style-name="ro1">
          <table:table-cell office:value-type="float" office:value="907">
            <text:p>907</text:p>
          </table:table-cell>
          <table:table-cell office:value-type="string">
            <text:p>Hajléktalanok Éjjeli Menedékhelye és Nappali Melegedő</text:p>
          </table:table-cell>
          <table:table-cell office:value-type="string">
            <text:p>2013-03-15 23:18:44</text:p>
          </table:table-cell>
          <table:table-cell office:value-type="string">
            <text:p>Hajléktalanok Éjjeli Menedékhelye és Nappali Melegedő</text:p>
          </table:table-cell>
          <table:table-cell table:number-columns-repeated="2"/>
          <table:table-cell office:value-type="string">
            <text:p>47.637173</text:p>
          </table:table-cell>
          <table:table-cell office:value-type="string">
            <text:p>18.338928</text:p>
          </table:table-cell>
          <table:table-cell table:number-columns-repeated="2" office:value-type="string">
            <text:p>YES</text:p>
          </table:table-cell>
        </table:table-row>
        <table:table-row table:style-name="ro1">
          <table:table-cell office:value-type="float" office:value="908">
            <text:p>908</text:p>
          </table:table-cell>
          <table:table-cell office:value-type="string">
            <text:p>Fáklya utca</text:p>
          </table:table-cell>
          <table:table-cell office:value-type="string">
            <text:p>2013-03-15 23:18:44</text:p>
          </table:table-cell>
          <table:table-cell office:value-type="string">
            <text:p>Fáklya utca</text:p>
          </table:table-cell>
          <table:table-cell office:value-type="string">
            <text:p>Az Öreg-tó Kempingben még körülbelül 10 szabad szoba van, forró teával&amp;amp;nbsp;és szendviccsel várjuk a szélsőséges időjárás miatt bajba kerülteket!&amp;amp;nbsp;Cím: Tata, Fáklya utca 2.Telefon: 06307477750</text:p>
          </table:table-cell>
          <table:table-cell/>
          <table:table-cell office:value-type="string">
            <text:p>47.637634</text:p>
          </table:table-cell>
          <table:table-cell office:value-type="string">
            <text:p>18.296356</text:p>
          </table:table-cell>
          <table:table-cell table:number-columns-repeated="2" office:value-type="string">
            <text:p>YES</text:p>
          </table:table-cell>
        </table:table-row>
        <table:table-row table:style-name="ro1">
          <table:table-cell office:value-type="float" office:value="906">
            <text:p>906</text:p>
          </table:table-cell>
          <table:table-cell office:value-type="string">
            <text:p>Szállás és étel 2-4 fő részére Székesfehérváron</text:p>
          </table:table-cell>
          <table:table-cell office:value-type="string">
            <text:p>2013-03-15 23:18:44</text:p>
          </table:table-cell>
          <table:table-cell office:value-type="string">
            <text:p>Szállás és étel 2-4 fő részére Székesfehérváron</text:p>
          </table:table-cell>
          <table:table-cell office:value-type="string">
            <text:p>2-4 fő részére átmeneti szállást és meleg ételt tudunk biztosítani.Kontakt:Zsida ÁgostonSzékesfehérvár, Szent Gellért utca 105/ATelefon: 30/756-4885</text:p>
          </table:table-cell>
          <table:table-cell/>
          <table:table-cell office:value-type="string">
            <text:p>47.195908</text:p>
          </table:table-cell>
          <table:table-cell office:value-type="string">
            <text:p>18.398539</text:p>
          </table:table-cell>
          <table:table-cell table:number-columns-repeated="2" office:value-type="string">
            <text:p>YES</text:p>
          </table:table-cell>
        </table:table-row>
        <table:table-row table:style-name="ro1">
          <table:table-cell office:value-type="float" office:value="903">
            <text:p>903</text:p>
          </table:table-cell>
          <table:table-cell office:value-type="string">
            <text:p>Hunyadi utca 45</text:p>
          </table:table-cell>
          <table:table-cell office:value-type="string">
            <text:p>2013-03-15 23:18:44</text:p>
          </table:table-cell>
          <table:table-cell office:value-type="string">
            <text:p>Hunyadi utca 45</text:p>
          </table:table-cell>
          <table:table-cell office:value-type="string">
            <text:p>2462 Martonvásár, Magyarország</text:p>
          </table:table-cell>
          <table:table-cell/>
          <table:table-cell office:value-type="string">
            <text:p>46.255848</text:p>
          </table:table-cell>
          <table:table-cell office:value-type="string">
            <text:p>17.050781</text:p>
          </table:table-cell>
          <table:table-cell table:number-columns-repeated="2" office:value-type="string">
            <text:p>YES</text:p>
          </table:table-cell>
        </table:table-row>
        <table:table-row table:style-name="ro1">
          <table:table-cell office:value-type="float" office:value="904">
            <text:p>904</text:p>
          </table:table-cell>
          <table:table-cell office:value-type="string">
            <text:p>Graf-Starhemberg-Gasse 47</text:p>
          </table:table-cell>
          <table:table-cell office:value-type="string">
            <text:p>2013-03-15 23:18:44</text:p>
          </table:table-cell>
          <table:table-cell office:value-type="string">
            <text:p>Graf-Starhemberg-Gasse 47</text:p>
          </table:table-cell>
          <table:table-cell office:value-type="string">
            <text:p>2-3 főt el tudok szállásolni, ha valakinek közelebb van és / vagy nem tud hazajutni! Meleg tea, enni való van! Pásztor János +36-30-265-6467</text:p>
          </table:table-cell>
          <table:table-cell/>
          <table:table-cell office:value-type="string">
            <text:p>47.994057</text:p>
          </table:table-cell>
          <table:table-cell office:value-type="string">
            <text:p>16.539574</text:p>
          </table:table-cell>
          <table:table-cell table:number-columns-repeated="2" office:value-type="string">
            <text:p>YES</text:p>
          </table:table-cell>
        </table:table-row>
        <table:table-row table:style-name="ro1">
          <table:table-cell office:value-type="float" office:value="905">
            <text:p>905</text:p>
          </table:table-cell>
          <table:table-cell office:value-type="string">
            <text:p>Segítség!</text:p>
          </table:table-cell>
          <table:table-cell office:value-type="string">
            <text:p>2013-03-15 23:18:44</text:p>
          </table:table-cell>
          <table:table-cell office:value-type="string">
            <text:p>Segítség!</text:p>
          </table:table-cell>
          <table:table-cell office:value-type="string">
            <text:p>06 20 5733578SOS Segítsetek fiaméknak 11 hónapos kisfiúkkal - akik Várpalotán rekedtek - egy kiadó szobát, v. szállást találni éjszakára. Részben a fagyos országúton töltötték az éjszakát majd kivezették őket a 7-es útról és egy enyingi benzinkútnál töltötték az éjszakát. Onnan ma elvergődtek Várpaloltára, ahonnan nincs tovább!!!! De nincs sehol egy kiadó szoba és a telefonjaik lemerülőben. Így, engem értesítsetek, ha lenne valaki befogadná őket, míg szükséges. Megfizetnék, csak végre a kicsi fiúkat rendbe tudnák tenni!!!06 20 5733578</text:p>
          </table:table-cell>
          <table:table-cell/>
          <table:table-cell office:value-type="string">
            <text:p>47.197178</text:p>
          </table:table-cell>
          <table:table-cell office:value-type="string">
            <text:p>18.134308</text:p>
          </table:table-cell>
          <table:table-cell table:number-columns-repeated="2" office:value-type="string">
            <text:p>YES</text:p>
          </table:table-cell>
        </table:table-row>
        <table:table-row table:style-name="ro1">
          <table:table-cell office:value-type="float" office:value="902">
            <text:p>902</text:p>
          </table:table-cell>
          <table:table-cell office:value-type="string">
            <text:p>Két gyerekes család, elfogyott élelem</text:p>
          </table:table-cell>
          <table:table-cell office:value-type="string">
            <text:p>2013-03-15 23:18:44</text:p>
          </table:table-cell>
          <table:table-cell office:value-type="string">
            <text:p>Két gyerekes család, elfogyott élelem</text:p>
          </table:table-cell>
          <table:table-cell office:value-type="string">
            <text:p>Egy kis család, két pici gyerekkel (1 és 4 éves), továbbra is egy helyben vesztegel az M1-en Budapestről-Győrre a 98-100 km kő között, most már 18 órája, és most már nagyon éhesek. Ha valaki a közelben van, és egy kicsit is tud segíteni, vagy tud infot a hírekben elhangzott 20 melegedő buszról, keresse meg őket. szürke toyota corolla: KNK-398. Tel: 06 30 657 8091</text:p>
          </table:table-cell>
          <table:table-cell/>
          <table:table-cell office:value-type="string">
            <text:p>47.684227</text:p>
          </table:table-cell>
          <table:table-cell office:value-type="string">
            <text:p>17.825317</text:p>
          </table:table-cell>
          <table:table-cell table:number-columns-repeated="2" office:value-type="string">
            <text:p>YES</text:p>
          </table:table-cell>
        </table:table-row>
        <table:table-row table:style-name="ro1">
          <table:table-cell office:value-type="float" office:value="901">
            <text:p>901</text:p>
          </table:table-cell>
          <table:table-cell office:value-type="string">
            <text:p>Ha valaki elakadt!</text:p>
          </table:table-cell>
          <table:table-cell office:value-type="string">
            <text:p>2013-03-15 23:18:44</text:p>
          </table:table-cell>
          <table:table-cell office:value-type="string">
            <text:p>Ha valaki elakadt!</text:p>
          </table:table-cell>
          <table:table-cell office:value-type="string">
            <text:p>Ha valaki a hó miatt elvan akadva Esztergom környékén,vagy tud ilyenről hívjon hajnali 2-ig tudok menni segíteni 4x4-es autóval,06204461053 telszám</text:p>
          </table:table-cell>
          <table:table-cell/>
          <table:table-cell office:value-type="string">
            <text:p>47.805775</text:p>
          </table:table-cell>
          <table:table-cell office:value-type="string">
            <text:p>18.753662</text:p>
          </table:table-cell>
          <table:table-cell table:number-columns-repeated="2" office:value-type="string">
            <text:p>YES</text:p>
          </table:table-cell>
        </table:table-row>
        <table:table-row table:style-name="ro1">
          <table:table-cell office:value-type="float" office:value="900">
            <text:p>900</text:p>
          </table:table-cell>
          <table:table-cell office:value-type="string">
            <text:p>Ácsi Márk</text:p>
          </table:table-cell>
          <table:table-cell office:value-type="string">
            <text:p>2013-03-15 23:18:44</text:p>
          </table:table-cell>
          <table:table-cell office:value-type="string">
            <text:p>Ácsi Márk</text:p>
          </table:table-cell>
          <table:table-cell office:value-type="string">
            <text:p>Hólapátolás, kézi erővel elvégezhető mentés.+ 36 70 326 46 98</text:p>
          </table:table-cell>
          <table:table-cell/>
          <table:table-cell office:value-type="string">
            <text:p>47.712536</text:p>
          </table:table-cell>
          <table:table-cell office:value-type="string">
            <text:p>18.002472</text:p>
          </table:table-cell>
          <table:table-cell table:number-columns-repeated="2" office:value-type="string">
            <text:p>YES</text:p>
          </table:table-cell>
        </table:table-row>
        <table:table-row table:style-name="ro1">
          <table:table-cell office:value-type="float" office:value="899">
            <text:p>899</text:p>
          </table:table-cell>
          <table:table-cell office:value-type="string">
            <text:p>Vörösmarty Általános Iskola</text:p>
          </table:table-cell>
          <table:table-cell office:value-type="string">
            <text:p>2013-03-15 23:18:44</text:p>
          </table:table-cell>
          <table:table-cell office:value-type="string">
            <text:p>Vörösmarty Általános Iskola</text:p>
          </table:table-cell>
          <table:table-cell office:value-type="string">
            <text:p>Helyiek küldtek be oda ételt és innivalót. </text:p>
          </table:table-cell>
          <table:table-cell/>
          <table:table-cell office:value-type="string">
            <text:p>47.256863</text:p>
          </table:table-cell>
          <table:table-cell office:value-type="string">
            <text:p>17.424316</text:p>
          </table:table-cell>
          <table:table-cell table:number-columns-repeated="2" office:value-type="string">
            <text:p>YES</text:p>
          </table:table-cell>
        </table:table-row>
        <table:table-row table:style-name="ro1">
          <table:table-cell office:value-type="float" office:value="898">
            <text:p>898</text:p>
          </table:table-cell>
          <table:table-cell office:value-type="string">
            <text:p>TRAKTOROSOK!!!!!!!!</text:p>
          </table:table-cell>
          <table:table-cell office:value-type="string">
            <text:p>2013-03-15 23:18:44</text:p>
          </table:table-cell>
          <table:table-cell office:value-type="string">
            <text:p>TRAKTOROSOK!!!!!!!!</text:p>
          </table:table-cell>
          <table:table-cell office:value-type="string">
            <text:p>+36-70/5579-770Közel egy napja veszteglünk a 81 főúton.Mi ésmég sokan mások az elakadt kamionokközött.Tegnap mi még tudtunk segíteni árokbacsúszott autósokon,de mára már avontatókötelünk is elszakadt és mi is segítségreszorulunk már.Az autókat betemeti a hó,márlassan az ajtót sem lehet kinyittani belülrőljegesednek az ablakok is.Itt minden autóshasonló gondokkal küzd.Néha kimegyek éskörbelapátolom az autót,de reménytelen harc ahóval. Fehérvárcsurgó és a Bodajki elágazóközött vagyunk mi elakadva .Mellettünk amezőn járnak a traktorok,tűzoltóautó,de senkinem néz ránk,hogy megvagyunk-e még.Pedig azutasaimat elvihetnék egy közelimelegedőbe.Több segítséget is próbáltunkigénybe venni,de csak türelemre intenekminket. Kérnék mindenkit,akinek itt a környékenvan még nem dolgozó traktoros ismerőse vagyha valaki el tudná vinni az utasaimat,bármilyenmegoldás jól jönne nekünk. Köszönöm,ha megosztottad. Ennek a napnak is vége lesz egyszer,de azt már nem itt szeretnénk tölteni.Üdv:Joci +36-70/5579-770</text:p>
          </table:table-cell>
          <table:table-cell/>
          <table:table-cell office:value-type="string">
            <text:p>47.309502</text:p>
          </table:table-cell>
          <table:table-cell office:value-type="string">
            <text:p>18.251724</text:p>
          </table:table-cell>
          <table:table-cell table:number-columns-repeated="2" office:value-type="string">
            <text:p>YES</text:p>
          </table:table-cell>
        </table:table-row>
        <table:table-row table:style-name="ro1">
          <table:table-cell office:value-type="float" office:value="897">
            <text:p>897</text:p>
          </table:table-cell>
          <table:table-cell office:value-type="string">
            <text:p>Szállás</text:p>
          </table:table-cell>
          <table:table-cell office:value-type="string">
            <text:p>2013-03-15 23:18:44</text:p>
          </table:table-cell>
          <table:table-cell office:value-type="string">
            <text:p>Szállás</text:p>
          </table:table-cell>
          <table:table-cell office:value-type="string">
            <text:p>Pécs, 3-4 fő elfér, szállás: Kinga Pécsről 30/385-1230</text:p>
          </table:table-cell>
          <table:table-cell/>
          <table:table-cell office:value-type="string">
            <text:p>45.981693</text:p>
          </table:table-cell>
          <table:table-cell office:value-type="string">
            <text:p>18.259277</text:p>
          </table:table-cell>
          <table:table-cell table:number-columns-repeated="2" office:value-type="string">
            <text:p>YES</text:p>
          </table:table-cell>
        </table:table-row>
        <table:table-row table:style-name="ro7">
          <table:table-cell office:value-type="float" office:value="896">
            <text:p>896</text:p>
          </table:table-cell>
          <table:table-cell office:value-type="string">
            <text:p>Átmeneti szállás</text:p>
          </table:table-cell>
          <table:table-cell office:value-type="string">
            <text:p>2013-03-15 23:18:44</text:p>
          </table:table-cell>
          <table:table-cell office:value-type="string">
            <text:p>Átmeneti szállás</text:p>
          </table:table-cell>
          <table:table-cell office:value-type="string">
            <text:p>Sziasztok! <text:s/>Ha valaki esetleg a </text:p>
            <text:p>Mátrában akadt el, Mátraszentistván környékén, akkor a Mátraszíve </text:p>
            <text:p>apartmanházban meleg teát és ételt biztosítunk minden úton rekedt </text:p>
            <text:p>embernek. <text:s text:c="2"/>Pontos cím és térkép: <text:s text:c="2"/>http://www.matraszive.hu/kapcsolat <text:s/>Telefonszám: +36 20 932 03 34</text:p>
          </table:table-cell>
          <table:table-cell/>
          <table:table-cell office:value-type="string">
            <text:p>47.967857</text:p>
          </table:table-cell>
          <table:table-cell office:value-type="string">
            <text:p>20.028076</text:p>
          </table:table-cell>
          <table:table-cell table:number-columns-repeated="2" office:value-type="string">
            <text:p>YES</text:p>
          </table:table-cell>
        </table:table-row>
        <table:table-row table:style-name="ro1">
          <table:table-cell office:value-type="float" office:value="895">
            <text:p>895</text:p>
          </table:table-cell>
          <table:table-cell office:value-type="string">
            <text:p>Egy kis család, két pici gyerekkel</text:p>
          </table:table-cell>
          <table:table-cell office:value-type="string">
            <text:p>2013-03-15 23:18:44</text:p>
          </table:table-cell>
          <table:table-cell office:value-type="string">
            <text:p>Egy kis család, két pici gyerekkel</text:p>
          </table:table-cell>
          <table:table-cell office:value-type="string">
            <text:p>KERESNEK TITEKET? DE LEMERÜLT A TELEFON? ÉS NEM TALÁLJÁK A KOCSIT! TEGYETEK KI VALAMI ÉLÉNK RONGYOT A KOCSIRA! Egy kis család, két pici gyerekkel (1 és 4 éves), továbbra is egy helyben vesztegel az M1-en Budapestről-Győrre a 98-100 km kő között, most már 18 órája, és most már nagyon éhesek. Ha valaki a közelben van, és egy kicsit is tud segíteni, vagy tud infot a hírekben elhangzott 20 melegedő buszról, keresse meg őket. szürke toyota corolla: KNK-398. Tel: 06 30 657 8091</text:p>
          </table:table-cell>
          <table:table-cell/>
          <table:table-cell office:value-type="string">
            <text:p>47.68388</text:p>
          </table:table-cell>
          <table:table-cell office:value-type="string">
            <text:p>17.878876</text:p>
          </table:table-cell>
          <table:table-cell table:number-columns-repeated="2" office:value-type="string">
            <text:p>YES</text:p>
          </table:table-cell>
        </table:table-row>
        <table:table-row table:style-name="ro1">
          <table:table-cell office:value-type="float" office:value="894">
            <text:p>894</text:p>
          </table:table-cell>
          <table:table-cell office:value-type="string">
            <text:p>30/6826408 vagy 30/949 3292 </text:p>
          </table:table-cell>
          <table:table-cell office:value-type="string">
            <text:p>2013-03-15 23:18:44</text:p>
          </table:table-cell>
          <table:table-cell office:value-type="string">
            <text:p>30/6826408 vagy 30/949 3292 </text:p>
          </table:table-cell>
          <table:table-cell office:value-type="string">
            <text:p>Szücs Gáborék 96-os kmnél Győrhöz közel, étel-ital nélkül, tegnap duán óta egy helyben!</text:p>
          </table:table-cell>
          <table:table-cell/>
          <table:table-cell office:value-type="string">
            <text:p>47.678333</text:p>
          </table:table-cell>
          <table:table-cell office:value-type="string">
            <text:p>17.837677</text:p>
          </table:table-cell>
          <table:table-cell table:number-columns-repeated="2" office:value-type="string">
            <text:p>YES</text:p>
          </table:table-cell>
        </table:table-row>
        <table:table-row table:style-name="ro1">
          <table:table-cell office:value-type="float" office:value="892">
            <text:p>892</text:p>
          </table:table-cell>
          <table:table-cell office:value-type="string">
            <text:p>Átmeneti szállás</text:p>
          </table:table-cell>
          <table:table-cell office:value-type="string">
            <text:p>2013-03-15 23:18:44</text:p>
          </table:table-cell>
          <table:table-cell office:value-type="string">
            <text:p>Átmeneti szállás</text:p>
          </table:table-cell>
          <table:table-cell office:value-type="string">
            <text:p>8060 Mór, Táncsics Mihály utca 25Wekerle Sándor Szabadidőközpont,06-22/ 407-161, <text:s/>06-20/ 511-0462</text:p>
          </table:table-cell>
          <table:table-cell/>
          <table:table-cell office:value-type="string">
            <text:p>47.361618</text:p>
          </table:table-cell>
          <table:table-cell office:value-type="string">
            <text:p>18.211212</text:p>
          </table:table-cell>
          <table:table-cell table:number-columns-repeated="2" office:value-type="string">
            <text:p>YES</text:p>
          </table:table-cell>
        </table:table-row>
        <table:table-row table:style-name="ro1">
          <table:table-cell office:value-type="float" office:value="893">
            <text:p>893</text:p>
          </table:table-cell>
          <table:table-cell office:value-type="string">
            <text:p>Kaposváron ragadtaknak</text:p>
          </table:table-cell>
          <table:table-cell office:value-type="string">
            <text:p>2013-03-15 23:18:44</text:p>
          </table:table-cell>
          <table:table-cell office:value-type="string">
            <text:p>Kaposváron ragadtaknak</text:p>
          </table:table-cell>
          <table:table-cell office:value-type="string">
            <text:p>Ha itt ragadtál, nem mersz vagy nem tudsz továbbmenni, várlak szeretettel otthonomban, meleg tea, ennivaló, alvási, fürdési lehetőség van: 06-70-637-0773 Ági</text:p>
          </table:table-cell>
          <table:table-cell/>
          <table:table-cell office:value-type="string">
            <text:p>46.359249</text:p>
          </table:table-cell>
          <table:table-cell office:value-type="string">
            <text:p>17.793732</text:p>
          </table:table-cell>
          <table:table-cell table:number-columns-repeated="2" office:value-type="string">
            <text:p>YES</text:p>
          </table:table-cell>
        </table:table-row>
        <table:table-row table:style-name="ro1">
          <table:table-cell office:value-type="float" office:value="891">
            <text:p>891</text:p>
          </table:table-cell>
          <table:table-cell office:value-type="string">
            <text:p>autómentés</text:p>
          </table:table-cell>
          <table:table-cell office:value-type="string">
            <text:p>2013-03-15 23:18:44</text:p>
          </table:table-cell>
          <table:table-cell office:value-type="string">
            <text:p>autómentés</text:p>
          </table:table-cell>
          <table:table-cell office:value-type="string">
            <text:p>20/316 0560</text:p>
          </table:table-cell>
          <table:table-cell/>
          <table:table-cell office:value-type="string">
            <text:p>47.293201</text:p>
          </table:table-cell>
          <table:table-cell office:value-type="string">
            <text:p>17.965393</text:p>
          </table:table-cell>
          <table:table-cell table:number-columns-repeated="2" office:value-type="string">
            <text:p>YES</text:p>
          </table:table-cell>
        </table:table-row>
        <table:table-row table:style-name="ro1">
          <table:table-cell office:value-type="float" office:value="889">
            <text:p>889</text:p>
          </table:table-cell>
          <table:table-cell office:value-type="string">
            <text:p>autómentés</text:p>
          </table:table-cell>
          <table:table-cell office:value-type="string">
            <text:p>2013-03-15 23:18:44</text:p>
          </table:table-cell>
          <table:table-cell office:value-type="string">
            <text:p>autómentés</text:p>
          </table:table-cell>
          <table:table-cell office:value-type="string">
            <text:p>30/348 51 54</text:p>
          </table:table-cell>
          <table:table-cell/>
          <table:table-cell office:value-type="string">
            <text:p>47.305309</text:p>
          </table:table-cell>
          <table:table-cell office:value-type="string">
            <text:p>17.558899</text:p>
          </table:table-cell>
          <table:table-cell table:number-columns-repeated="2" office:value-type="string">
            <text:p>YES</text:p>
          </table:table-cell>
        </table:table-row>
        <table:table-row table:style-name="ro1">
          <table:table-cell office:value-type="float" office:value="890">
            <text:p>890</text:p>
          </table:table-cell>
          <table:table-cell office:value-type="string">
            <text:p>autómentés</text:p>
          </table:table-cell>
          <table:table-cell office:value-type="string">
            <text:p>2013-03-15 23:18:44</text:p>
          </table:table-cell>
          <table:table-cell office:value-type="string">
            <text:p>autómentés</text:p>
          </table:table-cell>
          <table:table-cell office:value-type="string">
            <text:p>70/538 8077</text:p>
          </table:table-cell>
          <table:table-cell/>
          <table:table-cell office:value-type="string">
            <text:p>47.587643</text:p>
          </table:table-cell>
          <table:table-cell office:value-type="string">
            <text:p>18.573761</text:p>
          </table:table-cell>
          <table:table-cell table:number-columns-repeated="2" office:value-type="string">
            <text:p>YES</text:p>
          </table:table-cell>
        </table:table-row>
        <table:table-row table:style-name="ro1">
          <table:table-cell office:value-type="float" office:value="888">
            <text:p>888</text:p>
          </table:table-cell>
          <table:table-cell office:value-type="string">
            <text:p>autómentés</text:p>
          </table:table-cell>
          <table:table-cell office:value-type="string">
            <text:p>2013-03-15 23:18:44</text:p>
          </table:table-cell>
          <table:table-cell office:value-type="string">
            <text:p>autómentés</text:p>
          </table:table-cell>
          <table:table-cell office:value-type="string">
            <text:p>30/670 1242</text:p>
          </table:table-cell>
          <table:table-cell/>
          <table:table-cell office:value-type="string">
            <text:p>46.080853</text:p>
          </table:table-cell>
          <table:table-cell office:value-type="string">
            <text:p>18.270264</text:p>
          </table:table-cell>
          <table:table-cell table:number-columns-repeated="2" office:value-type="string">
            <text:p>YES</text:p>
          </table:table-cell>
        </table:table-row>
        <table:table-row table:style-name="ro1">
          <table:table-cell office:value-type="float" office:value="887">
            <text:p>887</text:p>
          </table:table-cell>
          <table:table-cell office:value-type="string">
            <text:p>autómentés</text:p>
          </table:table-cell>
          <table:table-cell office:value-type="string">
            <text:p>2013-03-15 23:18:44</text:p>
          </table:table-cell>
          <table:table-cell office:value-type="string">
            <text:p>autómentés</text:p>
          </table:table-cell>
          <table:table-cell office:value-type="string">
            <text:p>30/665 1514</text:p>
          </table:table-cell>
          <table:table-cell/>
          <table:table-cell office:value-type="string">
            <text:p>47.210239</text:p>
          </table:table-cell>
          <table:table-cell office:value-type="string">
            <text:p>18.404846</text:p>
          </table:table-cell>
          <table:table-cell table:number-columns-repeated="2" office:value-type="string">
            <text:p>YES</text:p>
          </table:table-cell>
        </table:table-row>
        <table:table-row table:style-name="ro1">
          <table:table-cell office:value-type="float" office:value="886">
            <text:p>886</text:p>
          </table:table-cell>
          <table:table-cell office:value-type="string">
            <text:p>BALATONAKARATTYA segítségre lenne szükség. </text:p>
          </table:table-cell>
          <table:table-cell office:value-type="string">
            <text:p>2013-03-15 23:18:44</text:p>
          </table:table-cell>
          <table:table-cell office:value-type="string">
            <text:p>BALATONAKARATTYA segítségre lenne szükség. </text:p>
          </table:table-cell>
          <table:table-cell office:value-type="string">
            <text:p>Annamária Zsadányi - https://www.facebook.com/zsannamariaÉn is segítséget szeretnék kérni...VALAKI van Balatonakarattyán aki tudna segíteni? Párom ott ragadt tegnap délután óta, nincs nála már sem étel, sem pénz...ha van valaki onnan vagy ismerősötök, tudna segíteni? A MOL kútnál áll, a kocsit nem tudja otthagyni ADR-es. Ha valaki oda tudna menni/vinni valami ennivalót, némi aprót, vagy bármi módon tudna segíteni nagy segítség lenne, egyenlőre a hírek szerint a mai éjszakát is ott kell tölteni valószínűleg, ez a tegnapi hosszú munkanapra sikerült :-) .Hátha lesz segítőkész jelentkező arról is. KÖSZI előre is.</text:p>
          </table:table-cell>
          <table:table-cell/>
          <table:table-cell office:value-type="string">
            <text:p>47.011162</text:p>
          </table:table-cell>
          <table:table-cell office:value-type="string">
            <text:p>18.17276</text:p>
          </table:table-cell>
          <table:table-cell table:number-columns-repeated="2" office:value-type="string">
            <text:p>YES</text:p>
          </table:table-cell>
        </table:table-row>
        <table:table-row table:style-name="ro1">
          <table:table-cell office:value-type="float" office:value="885">
            <text:p>885</text:p>
          </table:table-cell>
          <table:table-cell office:value-type="string">
            <text:p>pécs-szállás</text:p>
          </table:table-cell>
          <table:table-cell office:value-type="string">
            <text:p>2013-03-15 23:18:44</text:p>
          </table:table-cell>
          <table:table-cell office:value-type="string">
            <text:p>pécs-szállás</text:p>
          </table:table-cell>
          <table:table-cell office:value-type="string">
            <text:p>Én menteni nem tudok, mert nincs traktorom:) ,de megszállni megszállhat nálam aki Pécsett ragadt a hó miatt. Pécs-kertváros, 70-2528822 Gyenese Andrea</text:p>
          </table:table-cell>
          <table:table-cell/>
          <table:table-cell office:value-type="string">
            <text:p>46.061798</text:p>
          </table:table-cell>
          <table:table-cell office:value-type="string">
            <text:p>18.196106</text:p>
          </table:table-cell>
          <table:table-cell table:number-columns-repeated="2" office:value-type="string">
            <text:p>YES</text:p>
          </table:table-cell>
        </table:table-row>
        <table:table-row table:style-name="ro1">
          <table:table-cell office:value-type="float" office:value="883">
            <text:p>883</text:p>
          </table:table-cell>
          <table:table-cell office:value-type="string">
            <text:p>autómentés</text:p>
          </table:table-cell>
          <table:table-cell office:value-type="string">
            <text:p>2013-03-15 23:18:44</text:p>
          </table:table-cell>
          <table:table-cell office:value-type="string">
            <text:p>autómentés</text:p>
          </table:table-cell>
          <table:table-cell office:value-type="string">
            <text:p>Demeter Zsolt 30/397 81 48</text:p>
          </table:table-cell>
          <table:table-cell/>
          <table:table-cell office:value-type="string">
            <text:p>47.741169</text:p>
          </table:table-cell>
          <table:table-cell office:value-type="string">
            <text:p>18.308716</text:p>
          </table:table-cell>
          <table:table-cell table:number-columns-repeated="2" office:value-type="string">
            <text:p>YES</text:p>
          </table:table-cell>
        </table:table-row>
        <table:table-row table:style-name="ro1">
          <table:table-cell office:value-type="float" office:value="884">
            <text:p>884</text:p>
          </table:table-cell>
          <table:table-cell office:value-type="string">
            <text:p>sárosd- tűzoltók-</text:p>
          </table:table-cell>
          <table:table-cell office:value-type="string">
            <text:p>2013-03-15 23:18:44</text:p>
          </table:table-cell>
          <table:table-cell office:value-type="string">
            <text:p>sárosd- tűzoltók-</text:p>
          </table:table-cell>
          <table:table-cell office:value-type="string">
            <text:p>A TELEFONSZÁMUNK: 0630 676 7344 Takács István: &amp;quot;Tisztelt sárosdi lakótársaim ha valaki bajban van bátran hívja a sárosdi önkéntes tűzoltó egyesületet, megyünk és segítünk, mi előbb ki érünk mint Sárbogárd nem beszélve arról ,hogy őnekik van munkájuk bőven. .HA BAJ VAN SEGÍTÜNK.&amp;quot;</text:p>
          </table:table-cell>
          <table:table-cell/>
          <table:table-cell office:value-type="string">
            <text:p>47.048603</text:p>
          </table:table-cell>
          <table:table-cell office:value-type="string">
            <text:p>18.634872</text:p>
          </table:table-cell>
          <table:table-cell table:number-columns-repeated="2" office:value-type="string">
            <text:p>YES</text:p>
          </table:table-cell>
        </table:table-row>
        <table:table-row table:style-name="ro1">
          <table:table-cell office:value-type="float" office:value="882">
            <text:p>882</text:p>
          </table:table-cell>
          <table:table-cell office:value-type="string">
            <text:p>fehérvár-melegedők</text:p>
          </table:table-cell>
          <table:table-cell office:value-type="string">
            <text:p>2013-03-15 23:18:44</text:p>
          </table:table-cell>
          <table:table-cell office:value-type="string">
            <text:p>fehérvár-melegedők</text:p>
          </table:table-cell>
          <table:table-cell office:value-type="string">
            <text:p>Székesfehérvár Civil Ház Rákóczi útSzékesfehérvár Kodály Zoltán Isk. Béke térSzékesfehérvár Teleki Blanka Gimnázium és Általános Iskola </text:p>
          </table:table-cell>
          <table:table-cell/>
          <table:table-cell office:value-type="string">
            <text:p>47.062637</text:p>
          </table:table-cell>
          <table:table-cell office:value-type="string">
            <text:p>18.544922</text:p>
          </table:table-cell>
          <table:table-cell table:number-columns-repeated="2" office:value-type="string">
            <text:p>YES</text:p>
          </table:table-cell>
        </table:table-row>
        <table:table-row table:style-name="ro1">
          <table:table-cell office:value-type="float" office:value="880">
            <text:p>880</text:p>
          </table:table-cell>
          <table:table-cell office:value-type="string">
            <text:p>szabadbattyán-melegedő</text:p>
          </table:table-cell>
          <table:table-cell office:value-type="string">
            <text:p>2013-03-15 23:18:44</text:p>
          </table:table-cell>
          <table:table-cell office:value-type="string">
            <text:p>szabadbattyán-melegedő</text:p>
          </table:table-cell>
          <table:table-cell office:value-type="string">
            <text:p>Szabadbattyán ÁMK Iskola Szabadbattyán Iskola u 7. 22/363-022</text:p>
          </table:table-cell>
          <table:table-cell/>
          <table:table-cell office:value-type="string">
            <text:p>47.119934</text:p>
          </table:table-cell>
          <table:table-cell office:value-type="string">
            <text:p>18.373432</text:p>
          </table:table-cell>
          <table:table-cell table:number-columns-repeated="2" office:value-type="string">
            <text:p>YES</text:p>
          </table:table-cell>
        </table:table-row>
        <table:table-row table:style-name="ro1">
          <table:table-cell office:value-type="float" office:value="881">
            <text:p>881</text:p>
          </table:table-cell>
          <table:table-cell office:value-type="string">
            <text:p>Átmeneti szállás</text:p>
          </table:table-cell>
          <table:table-cell office:value-type="string">
            <text:p>2013-03-15 23:18:44</text:p>
          </table:table-cell>
          <table:table-cell office:value-type="string">
            <text:p>Átmeneti szállás</text:p>
          </table:table-cell>
          <table:table-cell office:value-type="string">
            <text:p>Székesfehérvári Civil Központ (volt Technika Háza)</text:p>
          </table:table-cell>
          <table:table-cell/>
          <table:table-cell office:value-type="string">
            <text:p>47.195282</text:p>
          </table:table-cell>
          <table:table-cell office:value-type="string">
            <text:p>18.418987</text:p>
          </table:table-cell>
          <table:table-cell table:number-columns-repeated="2" office:value-type="string">
            <text:p>YES</text:p>
          </table:table-cell>
        </table:table-row>
        <table:table-row table:style-name="ro1">
          <table:table-cell office:value-type="float" office:value="878">
            <text:p>878</text:p>
          </table:table-cell>
          <table:table-cell office:value-type="string">
            <text:p>csór-melegedő</text:p>
          </table:table-cell>
          <table:table-cell office:value-type="string">
            <text:p>2013-03-15 23:18:44</text:p>
          </table:table-cell>
          <table:table-cell office:value-type="string">
            <text:p>csór-melegedő</text:p>
          </table:table-cell>
          <table:table-cell office:value-type="string">
            <text:p>Csór Ifjúsági Ház Csór, Főtér 9. 22/433-109</text:p>
          </table:table-cell>
          <table:table-cell/>
          <table:table-cell office:value-type="string">
            <text:p>47.201492</text:p>
          </table:table-cell>
          <table:table-cell office:value-type="string">
            <text:p>18.246918</text:p>
          </table:table-cell>
          <table:table-cell table:number-columns-repeated="2" office:value-type="string">
            <text:p>YES</text:p>
          </table:table-cell>
        </table:table-row>
        <table:table-row table:style-name="ro1">
          <table:table-cell office:value-type="float" office:value="879">
            <text:p>879</text:p>
          </table:table-cell>
          <table:table-cell office:value-type="string">
            <text:p>seregélyes-melegedő</text:p>
          </table:table-cell>
          <table:table-cell office:value-type="string">
            <text:p>2013-03-15 23:18:44</text:p>
          </table:table-cell>
          <table:table-cell office:value-type="string">
            <text:p>seregélyes-melegedő</text:p>
          </table:table-cell>
          <table:table-cell office:value-type="string">
            <text:p>Seregélyes Horváth Gáborné (Kis Vendéglő) Széchenyi u. 1. 0622/447-014</text:p>
          </table:table-cell>
          <table:table-cell/>
          <table:table-cell office:value-type="string">
            <text:p>47.109085</text:p>
          </table:table-cell>
          <table:table-cell office:value-type="string">
            <text:p>18.583223</text:p>
          </table:table-cell>
          <table:table-cell table:number-columns-repeated="2" office:value-type="string">
            <text:p>YES</text:p>
          </table:table-cell>
        </table:table-row>
        <table:table-row table:style-name="ro1">
          <table:table-cell office:value-type="float" office:value="877">
            <text:p>877</text:p>
          </table:table-cell>
          <table:table-cell office:value-type="string">
            <text:p>64-es út, Enying előtt 30 km.</text:p>
          </table:table-cell>
          <table:table-cell office:value-type="string">
            <text:p>2013-03-15 23:18:44</text:p>
          </table:table-cell>
          <table:table-cell office:value-type="string">
            <text:p>64-es út, Enying előtt 30 km.</text:p>
          </table:table-cell>
          <table:table-cell office:value-type="string">
            <text:p>Észlelőnk segélykérése:&amp;quot;Valaki segítsen!!! Osszátok meg!! 16 órája várunk, hogy kimentsenek egy 2éves kislányal minket többi 20bajba jutottal! Akárkihez fordulok,nem jönnek segíteni (mentő,rendőrség,tűzoltó,katasztrófavédelem)64es úton Enying elött kb. 30kmre&amp;quot;</text:p>
          </table:table-cell>
          <table:table-cell/>
          <table:table-cell office:value-type="string">
            <text:p>46.939011</text:p>
          </table:table-cell>
          <table:table-cell office:value-type="string">
            <text:p>18.220825</text:p>
          </table:table-cell>
          <table:table-cell table:number-columns-repeated="2" office:value-type="string">
            <text:p>YES</text:p>
          </table:table-cell>
        </table:table-row>
        <table:table-row table:style-name="ro1">
          <table:table-cell office:value-type="float" office:value="874">
            <text:p>874</text:p>
          </table:table-cell>
          <table:table-cell office:value-type="string">
            <text:p>Átmeneti szállás</text:p>
          </table:table-cell>
          <table:table-cell office:value-type="string">
            <text:p>2013-03-15 23:18:44</text:p>
          </table:table-cell>
          <table:table-cell office:value-type="string">
            <text:p>Átmeneti szállás</text:p>
          </table:table-cell>
          <table:table-cell table:number-columns-repeated="2"/>
          <table:table-cell office:value-type="string">
            <text:p>47.413219</text:p>
          </table:table-cell>
          <table:table-cell office:value-type="string">
            <text:p>18.93219</text:p>
          </table:table-cell>
          <table:table-cell table:number-columns-repeated="2" office:value-type="string">
            <text:p>YES</text:p>
          </table:table-cell>
        </table:table-row>
        <table:table-row table:style-name="ro1">
          <table:table-cell office:value-type="float" office:value="875">
            <text:p>875</text:p>
          </table:table-cell>
          <table:table-cell office:value-type="string">
            <text:p>bicskei szállás</text:p>
          </table:table-cell>
          <table:table-cell office:value-type="string">
            <text:p>2013-03-15 23:18:44</text:p>
          </table:table-cell>
          <table:table-cell office:value-type="string">
            <text:p>bicskei szállás</text:p>
          </table:table-cell>
          <table:table-cell office:value-type="string">
            <text:p>Vörös MariannaBicskén szálassal tudok segíteni a rászorultoknak.Vörös Marianna 06 20 92 88 536</text:p>
          </table:table-cell>
          <table:table-cell/>
          <table:table-cell office:value-type="string">
            <text:p>47.483803</text:p>
          </table:table-cell>
          <table:table-cell office:value-type="string">
            <text:p>18.605347</text:p>
          </table:table-cell>
          <table:table-cell table:number-columns-repeated="2" office:value-type="string">
            <text:p>YES</text:p>
          </table:table-cell>
        </table:table-row>
        <table:table-row table:style-name="ro1">
          <table:table-cell office:value-type="float" office:value="876">
            <text:p>876</text:p>
          </table:table-cell>
          <table:table-cell office:value-type="string">
            <text:p>Átmeneti szállás</text:p>
          </table:table-cell>
          <table:table-cell office:value-type="string">
            <text:p>2013-03-15 23:18:44</text:p>
          </table:table-cell>
          <table:table-cell office:value-type="string">
            <text:p>Átmeneti szállás</text:p>
          </table:table-cell>
          <table:table-cell office:value-type="string">
            <text:p>ÁMK Fekete István Általános Iskola és Alapfokú Művészeti Iskola</text:p>
          </table:table-cell>
          <table:table-cell/>
          <table:table-cell office:value-type="string">
            <text:p>46.995708</text:p>
          </table:table-cell>
          <table:table-cell office:value-type="string">
            <text:p>18.241425</text:p>
          </table:table-cell>
          <table:table-cell table:number-columns-repeated="2" office:value-type="string">
            <text:p>YES</text:p>
          </table:table-cell>
        </table:table-row>
        <table:table-row table:style-name="ro1">
          <table:table-cell office:value-type="float" office:value="873">
            <text:p>873</text:p>
          </table:table-cell>
          <table:table-cell office:value-type="string">
            <text:p>lellei segítség</text:p>
          </table:table-cell>
          <table:table-cell office:value-type="string">
            <text:p>2013-03-15 23:18:44</text:p>
          </table:table-cell>
          <table:table-cell office:value-type="string">
            <text:p>lellei segítség</text:p>
          </table:table-cell>
          <table:table-cell office:value-type="string">
            <text:p>Traktor beizzítva, ha kell valakinek segítség az utakon Balatonlelle környékén! Bátran hívjon: 20/ 383 57 75!</text:p>
          </table:table-cell>
          <table:table-cell/>
          <table:table-cell office:value-type="string">
            <text:p>46.779373</text:p>
          </table:table-cell>
          <table:table-cell office:value-type="string">
            <text:p>17.679749</text:p>
          </table:table-cell>
          <table:table-cell table:number-columns-repeated="2" office:value-type="string">
            <text:p>YES</text:p>
          </table:table-cell>
        </table:table-row>
        <table:table-row table:style-name="ro1">
          <table:table-cell office:value-type="float" office:value="872">
            <text:p>872</text:p>
          </table:table-cell>
          <table:table-cell office:value-type="string">
            <text:p>Átmeneti szállás</text:p>
          </table:table-cell>
          <table:table-cell office:value-type="string">
            <text:p>2013-03-15 23:18:44</text:p>
          </table:table-cell>
          <table:table-cell office:value-type="string">
            <text:p>Átmeneti szállás</text:p>
          </table:table-cell>
          <table:table-cell office:value-type="string">
            <text:p>Gondozási központ - Batthyány utca 134.</text:p>
          </table:table-cell>
          <table:table-cell/>
          <table:table-cell office:value-type="string">
            <text:p>47.942108</text:p>
          </table:table-cell>
          <table:table-cell office:value-type="string">
            <text:p>21.714478</text:p>
          </table:table-cell>
          <table:table-cell table:number-columns-repeated="2" office:value-type="string">
            <text:p>YES</text:p>
          </table:table-cell>
        </table:table-row>
        <table:table-row table:style-name="ro1">
          <table:table-cell office:value-type="float" office:value="871">
            <text:p>871</text:p>
          </table:table-cell>
          <table:table-cell office:value-type="string">
            <text:p>Lidl parkolóban elakadt Ford</text:p>
          </table:table-cell>
          <table:table-cell office:value-type="string">
            <text:p>2013-03-15 23:18:44</text:p>
          </table:table-cell>
          <table:table-cell office:value-type="string">
            <text:p>Lidl parkolóban elakadt Ford</text:p>
          </table:table-cell>
          <table:table-cell office:value-type="string">
            <text:p>Székesfehérváron a Várpalota felőli bevezető úton a nagy körforgalom melletti Lidl parkolóba rostokol tegnap óta egy (Ford Transit KHG 378-as rendszámú autóban)két jó barátom, kérem, aki ott lakik a közelben legalább egy kis meleg teát vigyen oda nekik és esetleg némi harapni valót!</text:p>
          </table:table-cell>
          <table:table-cell/>
          <table:table-cell office:value-type="string">
            <text:p>47.204769</text:p>
          </table:table-cell>
          <table:table-cell office:value-type="string">
            <text:p>18.385996</text:p>
          </table:table-cell>
          <table:table-cell table:number-columns-repeated="2" office:value-type="string">
            <text:p>YES</text:p>
          </table:table-cell>
        </table:table-row>
        <table:table-row table:style-name="ro1">
          <table:table-cell office:value-type="float" office:value="870">
            <text:p>870</text:p>
          </table:table-cell>
          <table:table-cell office:value-type="string">
            <text:p>MELEGEDŐ!</text:p>
          </table:table-cell>
          <table:table-cell office:value-type="string">
            <text:p>2013-03-15 23:18:44</text:p>
          </table:table-cell>
          <table:table-cell office:value-type="string">
            <text:p>MELEGEDŐ!</text:p>
          </table:table-cell>
          <table:table-cell office:value-type="string">
            <text:p>Budaörsi Tesco megnyitva! (eredetileg rossz helyen volt a jelzés)</text:p>
          </table:table-cell>
          <table:table-cell/>
          <table:table-cell office:value-type="string">
            <text:p>47.450417</text:p>
          </table:table-cell>
          <table:table-cell office:value-type="string">
            <text:p>18.964741</text:p>
          </table:table-cell>
          <table:table-cell table:number-columns-repeated="2" office:value-type="string">
            <text:p>YES</text:p>
          </table:table-cell>
        </table:table-row>
        <table:table-row table:style-name="ro1">
          <table:table-cell office:value-type="float" office:value="869">
            <text:p>869</text:p>
          </table:table-cell>
          <table:table-cell office:value-type="string">
            <text:p>SOS</text:p>
          </table:table-cell>
          <table:table-cell office:value-type="string">
            <text:p>2013-03-15 23:18:44</text:p>
          </table:table-cell>
          <table:table-cell office:value-type="string">
            <text:p>SOS</text:p>
          </table:table-cell>
          <table:table-cell office:value-type="string">
            <text:p>Egy kis család, két pici gyerekkel (1 és 4 éves), továbbra is egy helyben vesztegel az M1-en Budapestről-Győrre a 98-100 km kő között, most már 18 órája, és most már nagyon éhesek. Ha valaki a közelben van, és egy kicsit is tud segíteni, vagy tud infot a hírekben elhangzott 20 melegedő buszról, keresse meg őket. szürke toyota corolla: KNK-398. Tel: 06 30 657 8091.</text:p>
          </table:table-cell>
          <table:table-cell/>
          <table:table-cell office:value-type="string">
            <text:p>47.682034</text:p>
          </table:table-cell>
          <table:table-cell office:value-type="string">
            <text:p>17.868576</text:p>
          </table:table-cell>
          <table:table-cell table:number-columns-repeated="2" office:value-type="string">
            <text:p>YES</text:p>
          </table:table-cell>
        </table:table-row>
        <table:table-row table:style-name="ro1">
          <table:table-cell office:value-type="float" office:value="868">
            <text:p>868</text:p>
          </table:table-cell>
          <table:table-cell office:value-type="string">
            <text:p>Átmeneti szállás</text:p>
          </table:table-cell>
          <table:table-cell office:value-type="string">
            <text:p>2013-03-15 23:18:44</text:p>
          </table:table-cell>
          <table:table-cell office:value-type="string">
            <text:p>Átmeneti szállás</text:p>
          </table:table-cell>
          <table:table-cell office:value-type="string">
            <text:p>Enyingi művelődési ház</text:p>
          </table:table-cell>
          <table:table-cell/>
          <table:table-cell office:value-type="string">
            <text:p>46.927757</text:p>
          </table:table-cell>
          <table:table-cell office:value-type="string">
            <text:p>18.240738</text:p>
          </table:table-cell>
          <table:table-cell table:number-columns-repeated="2" office:value-type="string">
            <text:p>YES</text:p>
          </table:table-cell>
        </table:table-row>
        <table:table-row table:style-name="ro1">
          <table:table-cell office:value-type="float" office:value="867">
            <text:p>867</text:p>
          </table:table-cell>
          <table:table-cell office:value-type="string">
            <text:p>kávé, tea</text:p>
          </table:table-cell>
          <table:table-cell office:value-type="string">
            <text:p>2013-03-15 23:18:44</text:p>
          </table:table-cell>
          <table:table-cell office:value-type="string">
            <text:p>kávé, tea</text:p>
          </table:table-cell>
          <table:table-cell office:value-type="string">
            <text:p>Bakonyszentlászlón lakunk szívesen segítünk forró teával vagy kávéval ha valaki erre rekedt 06302944634</text:p>
          </table:table-cell>
          <table:table-cell/>
          <table:table-cell office:value-type="string">
            <text:p>47.389053</text:p>
          </table:table-cell>
          <table:table-cell office:value-type="string">
            <text:p>17.803345</text:p>
          </table:table-cell>
          <table:table-cell table:number-columns-repeated="2" office:value-type="string">
            <text:p>YES</text:p>
          </table:table-cell>
        </table:table-row>
        <table:table-row table:style-name="ro1">
          <table:table-cell office:value-type="float" office:value="866">
            <text:p>866</text:p>
          </table:table-cell>
          <table:table-cell office:value-type="string">
            <text:p>M1, 100-as km Gönyü környéke</text:p>
          </table:table-cell>
          <table:table-cell office:value-type="string">
            <text:p>2013-03-15 23:18:44</text:p>
          </table:table-cell>
          <table:table-cell office:value-type="string">
            <text:p>M1, 100-as km Gönyü környéke</text:p>
          </table:table-cell>
          <table:table-cell office:value-type="string">
            <text:p>A 100-as km környékén az M1-en Gönyü környékén hallgatók hívtak minket, hogy derékig ér a hó, a benzin kifogyott és senki nem jár arra, hogy segítsen és esélytelen a mentés. Az autókat hátrahagyva melegedőre lenne szükségük ill akinek van munkagépe közelítse meg őket és vigyenek forró teát, némi élelmet mert még egy éjszakát nem bírnak ki.</text:p>
          </table:table-cell>
          <table:table-cell/>
          <table:table-cell office:value-type="string">
            <text:p>47.68631</text:p>
          </table:table-cell>
          <table:table-cell office:value-type="string">
            <text:p>17.813301</text:p>
          </table:table-cell>
          <table:table-cell table:number-columns-repeated="2" office:value-type="string">
            <text:p>YES</text:p>
          </table:table-cell>
        </table:table-row>
        <table:table-row table:style-name="ro1">
          <table:table-cell office:value-type="float" office:value="865">
            <text:p>865</text:p>
          </table:table-cell>
          <table:table-cell office:value-type="string">
            <text:p>Átmeneti szállás</text:p>
          </table:table-cell>
          <table:table-cell office:value-type="string">
            <text:p>2013-03-15 23:18:44</text:p>
          </table:table-cell>
          <table:table-cell office:value-type="string">
            <text:p>Átmeneti szállás</text:p>
          </table:table-cell>
          <table:table-cell office:value-type="string">
            <text:p>AUCHAN Székesfehérvár megnyitva.</text:p>
          </table:table-cell>
          <table:table-cell/>
          <table:table-cell office:value-type="string">
            <text:p>47.148975</text:p>
          </table:table-cell>
          <table:table-cell office:value-type="string">
            <text:p>18.432602</text:p>
          </table:table-cell>
          <table:table-cell table:number-columns-repeated="2" office:value-type="string">
            <text:p>YES</text:p>
          </table:table-cell>
        </table:table-row>
        <table:table-row table:style-name="ro1">
          <table:table-cell office:value-type="float" office:value="1140">
            <text:p>1140</text:p>
          </table:table-cell>
          <table:table-cell office:value-type="string">
            <text:p>Terepjárós segítség</text:p>
          </table:table-cell>
          <table:table-cell office:value-type="string">
            <text:p>2013-03-15 23:18:00</text:p>
          </table:table-cell>
          <table:table-cell office:value-type="string">
            <text:p>Terepjárós segítség</text:p>
          </table:table-cell>
          <table:table-cell office:value-type="string">
            <text:p>Tatabányai terepjárós ! Ha segíteni tudok hívjatok ! Üzemanyag, mentés, bikázás egyéb. Csak engedjenek fel a pályára !Kiss Roland0630 352 04 66 (bármikor)</text:p>
          </table:table-cell>
          <table:table-cell office:value-type="string">
            <text:p>Felajánlás, </text:p>
          </table:table-cell>
          <table:table-cell office:value-type="string">
            <text:p>47.570969</text:p>
          </table:table-cell>
          <table:table-cell office:value-type="string">
            <text:p>18.394547</text:p>
          </table:table-cell>
          <table:table-cell table:number-columns-repeated="2" office:value-type="string">
            <text:p>YES</text:p>
          </table:table-cell>
        </table:table-row>
        <table:table-row table:style-name="ro1">
          <table:table-cell office:value-type="float" office:value="1141">
            <text:p>1141</text:p>
          </table:table-cell>
          <table:table-cell office:value-type="string">
            <text:p>Zsámbék - segítség kisgyermekeseknek</text:p>
          </table:table-cell>
          <table:table-cell office:value-type="string">
            <text:p>2013-03-15 23:18:00</text:p>
          </table:table-cell>
          <table:table-cell office:value-type="string">
            <text:p>Zsámbék - segítség kisgyermekeseknek</text:p>
          </table:table-cell>
          <table:table-cell office:value-type="string">
            <text:p>Ha valaki esetleg az M1 Zsámbék lejárójánál akadt el kisgyermekkel, eljutottak idáig, de már nem bírják tovább a gyerkőcök sem, jöjjenek be Zsámbékra. <text:s/>Az autópálya lejárótól tiszta az út idáig. Meleg teát, meleg ételt, kisgyermeknek tápszert, gyermekruhát, tisztálkodási lehetőséget, szükség esetén ágyat, gyermekágyat tudunk biztosítani egy családnak! Most sült meg a kenyér is! Hívjatok bizalommal! Viki (0630/9243-985)</text:p>
          </table:table-cell>
          <table:table-cell office:value-type="string">
            <text:p>Felajánlás, Felajánlott szállás, </text:p>
          </table:table-cell>
          <table:table-cell office:value-type="string">
            <text:p>47.545364</text:p>
          </table:table-cell>
          <table:table-cell office:value-type="string">
            <text:p>18.718643</text:p>
          </table:table-cell>
          <table:table-cell table:number-columns-repeated="2" office:value-type="string">
            <text:p>YES</text:p>
          </table:table-cell>
        </table:table-row>
        <table:table-row table:style-name="ro1">
          <table:table-cell office:value-type="float" office:value="1142">
            <text:p>1142</text:p>
          </table:table-cell>
          <table:table-cell office:value-type="string">
            <text:p>Önkéntesek kerestetnek</text:p>
          </table:table-cell>
          <table:table-cell office:value-type="string">
            <text:p>2013-03-15 23:18:00</text:p>
          </table:table-cell>
          <table:table-cell office:value-type="string">
            <text:p>Önkéntesek kerestetnek</text:p>
          </table:table-cell>
          <table:table-cell office:value-type="string">
            <text:p>Holnapra, azaz március 16-ára, reggel 10 órára, a Hársfa utcai iskolában önkéntesekre lenne szükség.Kapcsolattartó:Gerzsenyi István 06 70 933 8148</text:p>
          </table:table-cell>
          <table:table-cell office:value-type="string">
            <text:p>Ellátóhely_gyógyszertár, Segítségkérés, </text:p>
          </table:table-cell>
          <table:table-cell office:value-type="string">
            <text:p>47.456505</text:p>
          </table:table-cell>
          <table:table-cell office:value-type="string">
            <text:p>18.970684</text:p>
          </table:table-cell>
          <table:table-cell table:number-columns-repeated="2" office:value-type="string">
            <text:p>YES</text:p>
          </table:table-cell>
        </table:table-row>
        <table:table-row table:style-name="ro1">
          <table:table-cell office:value-type="float" office:value="1143">
            <text:p>1143</text:p>
          </table:table-cell>
          <table:table-cell office:value-type="string">
            <text:p>Zsámbéki fel-lehajtó - segytségnyújtás</text:p>
          </table:table-cell>
          <table:table-cell office:value-type="string">
            <text:p>2013-03-15 23:18:00</text:p>
          </table:table-cell>
          <table:table-cell office:value-type="string">
            <text:p>Zsámbéki fel-lehajtó - segytségnyújtás</text:p>
          </table:table-cell>
          <table:table-cell office:value-type="string">
            <text:p>Krisztián hívott minket, hogy az M1-es autópálya zsámbéki felhajtójánál várakoznak három autóval. Élelemmel, teával, takaróval és hólapáttal felszerelkezve várják a bajba jutottakat!</text:p>
          </table:table-cell>
          <table:table-cell office:value-type="string">
            <text:p>Felajánlás, </text:p>
          </table:table-cell>
          <table:table-cell office:value-type="string">
            <text:p>47.508274</text:p>
          </table:table-cell>
          <table:table-cell office:value-type="string">
            <text:p>18.757582</text:p>
          </table:table-cell>
          <table:table-cell table:number-columns-repeated="2" office:value-type="string">
            <text:p>YES</text:p>
          </table:table-cell>
        </table:table-row>
        <table:table-row table:style-name="ro1">
          <table:table-cell office:value-type="float" office:value="1144">
            <text:p>1144</text:p>
          </table:table-cell>
          <table:table-cell office:value-type="string">
            <text:p>Ügyeletes gyógyszertár</text:p>
          </table:table-cell>
          <table:table-cell office:value-type="string">
            <text:p>2013-03-15 23:18:00</text:p>
          </table:table-cell>
          <table:table-cell office:value-type="string">
            <text:p>Ügyeletes gyógyszertár</text:p>
          </table:table-cell>
          <table:table-cell office:value-type="string">
            <text:p>8000 SzékesfehérvárJózsef Attila utca 2, Magyarország06 22 502-700</text:p>
          </table:table-cell>
          <table:table-cell office:value-type="string">
            <text:p>Ellátóhely_gyógyszertár, </text:p>
          </table:table-cell>
          <table:table-cell office:value-type="string">
            <text:p>47.193813</text:p>
          </table:table-cell>
          <table:table-cell office:value-type="string">
            <text:p>18.415649</text:p>
          </table:table-cell>
          <table:table-cell table:number-columns-repeated="2" office:value-type="string">
            <text:p>YES</text:p>
          </table:table-cell>
        </table:table-row>
        <table:table-row table:style-name="ro1">
          <table:table-cell office:value-type="float" office:value="1145">
            <text:p>1145</text:p>
          </table:table-cell>
          <table:table-cell office:value-type="string">
            <text:p>Balatoni út 7.</text:p>
          </table:table-cell>
          <table:table-cell office:value-type="string">
            <text:p>2013-03-15 23:18:00</text:p>
          </table:table-cell>
          <table:table-cell office:value-type="string">
            <text:p>Balatoni út 7.</text:p>
          </table:table-cell>
          <table:table-cell office:value-type="string">
            <text:p>Ha valaki Székesfehérváron rekedt éjszakára, akkor meleg lakással, zuhanyzási lehetőséggel várjuk szeretettel a fenti címen.Telefon (igény esetén bármeddig hívható): 06-20-957-80-40; Péter.</text:p>
          </table:table-cell>
          <table:table-cell office:value-type="string">
            <text:p>Felajánlott szállás, </text:p>
          </table:table-cell>
          <table:table-cell office:value-type="string">
            <text:p>47.186081</text:p>
          </table:table-cell>
          <table:table-cell office:value-type="string">
            <text:p>18.412056</text:p>
          </table:table-cell>
          <table:table-cell table:number-columns-repeated="2" office:value-type="string">
            <text:p>YES</text:p>
          </table:table-cell>
        </table:table-row>
        <table:table-row table:style-name="ro1">
          <table:table-cell office:value-type="float" office:value="1146">
            <text:p>1146</text:p>
          </table:table-cell>
          <table:table-cell office:value-type="string">
            <text:p>Segítség kellene!</text:p>
          </table:table-cell>
          <table:table-cell office:value-type="string">
            <text:p>2013-03-15 23:18:00</text:p>
          </table:table-cell>
          <table:table-cell office:value-type="string">
            <text:p>Segítség kellene!</text:p>
          </table:table-cell>
          <table:table-cell office:value-type="string">
            <text:p>&amp;quot;Most kivételesen állatok: a nyírmadai állatmenhely bajban van!!!!! Erős férfiakra lenne szükség!!!!!!! Az állatvédők másfél napja segítenek menteni, most mi kérünk segítséget!!!&amp;quot;</text:p>
          </table:table-cell>
          <table:table-cell office:value-type="string">
            <text:p>Állatszállítmány, Ellenőrizni kell, Segítségkérés, </text:p>
          </table:table-cell>
          <table:table-cell office:value-type="string">
            <text:p>48.064316</text:p>
          </table:table-cell>
          <table:table-cell office:value-type="string">
            <text:p>22.199249</text:p>
          </table:table-cell>
          <table:table-cell table:number-columns-repeated="2" office:value-type="string">
            <text:p>YES</text:p>
          </table:table-cell>
        </table:table-row>
        <table:table-row table:style-name="ro1">
          <table:table-cell office:value-type="float" office:value="1147">
            <text:p>1147</text:p>
          </table:table-cell>
          <table:table-cell office:value-type="string">
            <text:p>Szállás - II. kerület</text:p>
          </table:table-cell>
          <table:table-cell office:value-type="string">
            <text:p>2013-03-15 23:18:00</text:p>
          </table:table-cell>
          <table:table-cell office:value-type="string">
            <text:p>Szállás - II. kerület</text:p>
          </table:table-cell>
          <table:table-cell office:value-type="string">
            <text:p>Budapesten ragadt gyermekes családoknak szívesen nyújtok segítséget a II. kerületben. Ágy kevés, de hely annál több van. 06/70 285-6265 L.Edina</text:p>
          </table:table-cell>
          <table:table-cell office:value-type="string">
            <text:p>Felajánlott szállás, </text:p>
          </table:table-cell>
          <table:table-cell office:value-type="string">
            <text:p>47.535629</text:p>
          </table:table-cell>
          <table:table-cell office:value-type="string">
            <text:p>18.98675</text:p>
          </table:table-cell>
          <table:table-cell table:number-columns-repeated="2" office:value-type="string">
            <text:p>YES</text:p>
          </table:table-cell>
        </table:table-row>
        <table:table-row table:style-name="ro1">
          <table:table-cell office:value-type="float" office:value="1148">
            <text:p>1148</text:p>
          </table:table-cell>
          <table:table-cell office:value-type="string">
            <text:p>Bajbajutott - Komárom</text:p>
          </table:table-cell>
          <table:table-cell office:value-type="string">
            <text:p>2013-03-15 23:18:00</text:p>
          </table:table-cell>
          <table:table-cell office:value-type="string">
            <text:p>Bajbajutott - Komárom</text:p>
          </table:table-cell>
          <table:table-cell office:value-type="string">
            <text:p>Katalin Kincses Van valakinek ismeröse Komáromban?????? Sürgősen kellene segítség, nincs fűtésünk, se melegvizünk, 5 hónapos a babánk, nem tudunk hová menni, az egyetlen lehetőségünk meghiúsult! Egy vizsla kutyust is vinnünk kell, nem maradhat kint a hidegben, megfagyna! SEGÍTSETEK KÉRLEK! Telefon: 70/3153-111</text:p>
          </table:table-cell>
          <table:table-cell office:value-type="string">
            <text:p>Szálláskérés, </text:p>
          </table:table-cell>
          <table:table-cell office:value-type="string">
            <text:p>47.744404</text:p>
          </table:table-cell>
          <table:table-cell office:value-type="string">
            <text:p>18.124638</text:p>
          </table:table-cell>
          <table:table-cell table:number-columns-repeated="2" office:value-type="string">
            <text:p>YES</text:p>
          </table:table-cell>
        </table:table-row>
        <table:table-row table:style-name="ro1">
          <table:table-cell office:value-type="float" office:value="1149">
            <text:p>1149</text:p>
          </table:table-cell>
          <table:table-cell office:value-type="string">
            <text:p>Age of Hope alapítvány gyűjtése</text:p>
          </table:table-cell>
          <table:table-cell office:value-type="string">
            <text:p>2013-03-15 23:18:00</text:p>
          </table:table-cell>
          <table:table-cell office:value-type="string">
            <text:p>Age of Hope alapítvány gyűjtése</text:p>
          </table:table-cell>
          <table:table-cell office:value-type="string">
            <text:p>GYŐRIEK! ÉLELMISZERT, TEÁT A GYIVIBE VIGYÉTEK, VASVÁRI PÁL UTCA 1. !!! (21:30-as kiírás)</text:p>
          </table:table-cell>
          <table:table-cell office:value-type="string">
            <text:p>Ellátóhely_gyógyszertár, Segítségkérés, </text:p>
          </table:table-cell>
          <table:table-cell office:value-type="string">
            <text:p>47.668926</text:p>
          </table:table-cell>
          <table:table-cell office:value-type="string">
            <text:p>17.645073</text:p>
          </table:table-cell>
          <table:table-cell table:number-columns-repeated="2" office:value-type="string">
            <text:p>YES</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2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3227" meta:object-count="0"/>
    <meta:generator>LibreOffice/3.6$Linux_x86 LibreOffice_project/360m1$Build-2</meta:generator>
  </office:meta>
</office:document-meta>
</file>